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256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Dgait1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12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number-columns-repeated="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12" table:default-cell-style-name="Default"/>
        <table:table-column table:style-name="co5" table:number-columns-repeated="17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4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5" table:number-columns-repeated="16" table:default-cell-style-name="Default"/>
        <table:table-column table:style-name="co12" table:default-cell-style-name="Default"/>
        <table:table-column table:style-name="co5" table:number-columns-repeated="1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12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4" table:number-columns-repeated="59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2</text:p>
          </table:table-cell>
          <table:table-cell office:value-type="float" office:value="0.0667126178741455" calcext:value-type="float">
            <text:p>0.066712617874146</text:p>
          </table:table-cell>
          <table:table-cell office:value-type="float" office:value="0.133424043655396" calcext:value-type="float">
            <text:p>0.133424043655396</text:p>
          </table:table-cell>
          <table:table-cell office:value-type="float" office:value="0.1667799949646" calcext:value-type="float">
            <text:p>0.1667799949646</text:p>
          </table:table-cell>
          <table:table-cell office:value-type="float" office:value="0.200135707855225" calcext:value-type="float">
            <text:p>0.200135707855225</text:p>
          </table:table-cell>
          <table:table-cell office:value-type="float" office:value="0.23349142074585" calcext:value-type="float">
            <text:p>0.23349142074585</text:p>
          </table:table-cell>
          <table:table-cell office:value-type="float" office:value="0.266847133636475" calcext:value-type="float">
            <text:p>0.266847133636475</text:p>
          </table:table-cell>
          <table:table-cell office:value-type="float" office:value="0.333558559417725" calcext:value-type="float">
            <text:p>0.333558559417725</text:p>
          </table:table-cell>
          <table:table-cell office:value-type="float" office:value="0.36691427230835" calcext:value-type="float">
            <text:p>0.36691427230835</text:p>
          </table:table-cell>
          <table:table-cell office:value-type="float" office:value="0.400269985198975" calcext:value-type="float">
            <text:p>0.400269985198975</text:p>
          </table:table-cell>
          <table:table-cell office:value-type="float" office:value="0.466981172561646" calcext:value-type="float">
            <text:p>0.466981172561646</text:p>
          </table:table-cell>
          <table:table-cell office:value-type="float" office:value="0.500336885452271" calcext:value-type="float">
            <text:p>0.500336885452271</text:p>
          </table:table-cell>
          <table:table-cell office:value-type="float" office:value="0.533692598342896" calcext:value-type="float">
            <text:p>0.533692598342896</text:p>
          </table:table-cell>
          <table:table-cell office:value-type="float" office:value="0.567048311233521" calcext:value-type="float">
            <text:p>0.567048311233521</text:p>
          </table:table-cell>
          <table:table-cell office:value-type="float" office:value="0.633759498596191" calcext:value-type="float">
            <text:p>0.633759498596191</text:p>
          </table:table-cell>
          <table:table-cell office:value-type="float" office:value="0.667114973068237" calcext:value-type="float">
            <text:p>0.667114973068237</text:p>
          </table:table-cell>
          <table:table-cell office:value-type="float" office:value="0.700470447540283" calcext:value-type="float">
            <text:p>0.700470447540283</text:p>
          </table:table-cell>
          <table:table-cell office:value-type="float" office:value="0.733826160430908" calcext:value-type="float">
            <text:p>0.733826160430908</text:p>
          </table:table-cell>
          <table:table-cell office:value-type="float" office:value="0.767181634902954" calcext:value-type="float">
            <text:p>0.767181634902954</text:p>
          </table:table-cell>
          <table:table-cell office:value-type="float" office:value="0.833892822265625" calcext:value-type="float">
            <text:p>0.833892822265625</text:p>
          </table:table-cell>
          <table:table-cell office:value-type="float" office:value="0.867248296737671" calcext:value-type="float">
            <text:p>0.867248296737671</text:p>
          </table:table-cell>
          <table:table-cell office:value-type="float" office:value="0.933959245681763" calcext:value-type="float">
            <text:p>0.933959245681763</text:p>
          </table:table-cell>
          <table:table-cell office:value-type="float" office:value="0.967314720153809" calcext:value-type="float">
            <text:p>0.967314720153809</text:p>
          </table:table-cell>
          <table:table-cell office:value-type="float" office:value="1.00067019462585" calcext:value-type="float">
            <text:p>1.00067019462585</text:p>
          </table:table-cell>
          <table:table-cell office:value-type="float" office:value="1.06738305091858" calcext:value-type="float">
            <text:p>1.06738305091858</text:p>
          </table:table-cell>
          <table:table-cell office:value-type="float" office:value="1.10074043273926" calcext:value-type="float">
            <text:p>1.10074043273926</text:p>
          </table:table-cell>
          <table:table-cell office:value-type="float" office:value="1.13409781455994" calcext:value-type="float">
            <text:p>1.13409781455994</text:p>
          </table:table-cell>
          <table:table-cell office:value-type="float" office:value="1.16745519638062" calcext:value-type="float">
            <text:p>1.16745519638062</text:p>
          </table:table-cell>
          <table:table-cell office:value-type="float" office:value="1.20081281661987" calcext:value-type="float">
            <text:p>1.20081281661987</text:p>
          </table:table-cell>
          <table:table-cell office:value-type="float" office:value="1.23417019844055" calcext:value-type="float">
            <text:p>1.23417019844055</text:p>
          </table:table-cell>
          <table:table-cell office:value-type="float" office:value="1.26752781867981" calcext:value-type="float">
            <text:p>1.26752781867981</text:p>
          </table:table-cell>
          <table:table-cell office:value-type="float" office:value="1.33424258232117" calcext:value-type="float">
            <text:p>1.33424258232117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3431496620178" calcext:value-type="float">
            <text:p>1.43431496620178</text:p>
          </table:table-cell>
          <table:table-cell office:value-type="float" office:value="1.50102972984314" calcext:value-type="float">
            <text:p>1.50102972984314</text:p>
          </table:table-cell>
          <table:table-cell office:value-type="float" office:value="1.53438711166382" calcext:value-type="float">
            <text:p>1.53438711166382</text:p>
          </table:table-cell>
          <table:table-cell office:value-type="float" office:value="1.60110211372376" calcext:value-type="float">
            <text:p>1.60110211372376</text:p>
          </table:table-cell>
          <table:table-cell office:value-type="float" office:value="1.63445949554443" calcext:value-type="float">
            <text:p>1.63445949554443</text:p>
          </table:table-cell>
          <table:table-cell office:value-type="float" office:value="1.66781687736511" calcext:value-type="float">
            <text:p>1.66781687736511</text:p>
          </table:table-cell>
          <table:table-cell office:value-type="float" office:value="1.70117425918579" calcext:value-type="float">
            <text:p>1.70117425918579</text:p>
          </table:table-cell>
          <table:table-cell office:value-type="float" office:value="1.76788902282715" calcext:value-type="float">
            <text:p>1.76788902282715</text:p>
          </table:table-cell>
          <table:table-cell office:value-type="float" office:value="1.80124664306641" calcext:value-type="float">
            <text:p>1.80124664306641</text:p>
          </table:table-cell>
          <table:table-cell office:value-type="float" office:value="1.83460402488709" calcext:value-type="float">
            <text:p>1.83460402488709</text:p>
          </table:table-cell>
          <table:table-cell office:value-type="float" office:value="1.90131878852844" calcext:value-type="float">
            <text:p>1.90131878852844</text:p>
          </table:table-cell>
          <table:table-cell office:value-type="float" office:value="1.93467617034912" calcext:value-type="float">
            <text:p>1.93467617034912</text:p>
          </table:table-cell>
          <table:table-cell office:value-type="float" office:value="1.9680335521698" calcext:value-type="float">
            <text:p>1.9680335521698</text:p>
          </table:table-cell>
          <table:table-cell office:value-type="float" office:value="2.00139117240906" calcext:value-type="float">
            <text:p>2.00139117240906</text:p>
          </table:table-cell>
          <table:table-cell office:value-type="float" office:value="2.03474855422974" calcext:value-type="float">
            <text:p>2.03474855422974</text:p>
          </table:table-cell>
          <table:table-cell office:value-type="float" office:value="2.10145974159241" calcext:value-type="float">
            <text:p>2.10145974159241</text:p>
          </table:table-cell>
          <table:table-cell office:value-type="float" office:value="2.13481521606445" calcext:value-type="float">
            <text:p>2.13481521606445</text:p>
          </table:table-cell>
          <table:table-cell office:value-type="float" office:value="2.1681706905365" calcext:value-type="float">
            <text:p>2.1681706905365</text:p>
          </table:table-cell>
          <table:table-cell office:value-type="float" office:value="2.20152616500854" calcext:value-type="float">
            <text:p>2.20152616500854</text:p>
          </table:table-cell>
          <table:table-cell office:value-type="float" office:value="2.23488187789917" calcext:value-type="float">
            <text:p>2.23488187789917</text:p>
          </table:table-cell>
          <table:table-cell office:value-type="float" office:value="2.30159282684326" calcext:value-type="float">
            <text:p>2.30159282684326</text:p>
          </table:table-cell>
          <table:table-cell office:value-type="float" office:value="2.33494830131531" calcext:value-type="float">
            <text:p>2.33494830131531</text:p>
          </table:table-cell>
          <table:table-cell office:value-type="float" office:value="2.36830377578735" calcext:value-type="float">
            <text:p>2.36830377578735</text:p>
          </table:table-cell>
          <table:table-cell office:value-type="float" office:value="2.40165901184082" calcext:value-type="float">
            <text:p>2.40165901184082</text:p>
          </table:table-cell>
          <table:table-cell office:value-type="float" office:value="2.5017249584198" calcext:value-type="float">
            <text:p>2.5017249584198</text:p>
          </table:table-cell>
          <table:table-cell office:value-type="float" office:value="2.56843590736389" calcext:value-type="float">
            <text:p>2.56843590736389</text:p>
          </table:table-cell>
          <table:table-cell office:value-type="float" office:value="2.60179114341736" calcext:value-type="float">
            <text:p>2.60179114341736</text:p>
          </table:table-cell>
          <table:table-cell office:value-type="float" office:value="2.63514637947083" calcext:value-type="float">
            <text:p>2.63514637947083</text:p>
          </table:table-cell>
          <table:table-cell office:value-type="float" office:value="2.66850185394287" calcext:value-type="float">
            <text:p>2.66850185394287</text:p>
          </table:table-cell>
          <table:table-cell office:value-type="float" office:value="2.7352123260498" calcext:value-type="float">
            <text:p>2.7352123260498</text:p>
          </table:table-cell>
          <table:table-cell office:value-type="float" office:value="2.76856756210327" calcext:value-type="float">
            <text:p>2.76856756210327</text:p>
          </table:table-cell>
          <table:table-cell office:value-type="float" office:value="2.80192279815674" calcext:value-type="float">
            <text:p>2.80192279815674</text:p>
          </table:table-cell>
          <table:table-cell office:value-type="float" office:value="2.83527803421021" calcext:value-type="float">
            <text:p>2.83527803421021</text:p>
          </table:table-cell>
          <table:table-cell office:value-type="float" office:value="2.86863327026367" calcext:value-type="float">
            <text:p>2.86863327026367</text:p>
          </table:table-cell>
          <table:table-cell office:value-type="float" office:value="2.90198850631714" calcext:value-type="float">
            <text:p>2.90198850631714</text:p>
          </table:table-cell>
          <table:table-cell office:value-type="float" office:value="2.93534374237061" calcext:value-type="float">
            <text:p>2.93534374237061</text:p>
          </table:table-cell>
          <table:table-cell office:value-type="float" office:value="2.96869897842407" calcext:value-type="float">
            <text:p>2.96869897842407</text:p>
          </table:table-cell>
          <table:table-cell office:value-type="float" office:value="3.00205421447754" calcext:value-type="float">
            <text:p>3.00205421447754</text:p>
          </table:table-cell>
          <table:table-cell office:value-type="float" office:value="3.03540921211243" calcext:value-type="float">
            <text:p>3.03540921211243</text:p>
          </table:table-cell>
          <table:table-cell office:value-type="float" office:value="3.06876492500305" calcext:value-type="float">
            <text:p>3.06876492500305</text:p>
          </table:table-cell>
          <table:table-cell office:value-type="float" office:value="3.13547587394714" calcext:value-type="float">
            <text:p>3.13547587394714</text:p>
          </table:table-cell>
          <table:table-cell office:value-type="float" office:value="3.16883134841919" calcext:value-type="float">
            <text:p>3.16883134841919</text:p>
          </table:table-cell>
          <table:table-cell office:value-type="float" office:value="3.20218682289124" calcext:value-type="float">
            <text:p>3.20218682289124</text:p>
          </table:table-cell>
          <table:table-cell office:value-type="float" office:value="3.26889777183533" calcext:value-type="float">
            <text:p>3.26889777183533</text:p>
          </table:table-cell>
          <table:table-cell office:value-type="float" office:value="3.30225324630737" calcext:value-type="float">
            <text:p>3.30225324630737</text:p>
          </table:table-cell>
          <table:table-cell office:value-type="float" office:value="3.33560872077942" calcext:value-type="float">
            <text:p>3.33560872077942</text:p>
          </table:table-cell>
          <table:table-cell office:value-type="float" office:value="3.40231966972351" calcext:value-type="float">
            <text:p>3.40231966972351</text:p>
          </table:table-cell>
          <table:table-cell office:value-type="float" office:value="3.4356746673584" calcext:value-type="float">
            <text:p>3.4356746673584</text:p>
          </table:table-cell>
          <table:table-cell office:value-type="float" office:value="3.46903014183044" calcext:value-type="float">
            <text:p>3.46903014183044</text:p>
          </table:table-cell>
          <table:table-cell office:value-type="float" office:value="3.50238537788391" calcext:value-type="float">
            <text:p>3.50238537788391</text:p>
          </table:table-cell>
          <table:table-cell office:value-type="float" office:value="3.56909608840942" calcext:value-type="float">
            <text:p>3.56909608840942</text:p>
          </table:table-cell>
          <table:table-cell office:value-type="float" office:value="3.63580679893494" calcext:value-type="float">
            <text:p>3.63580679893494</text:p>
          </table:table-cell>
          <table:table-cell office:value-type="float" office:value="3.96935892105103" calcext:value-type="float">
            <text:p>3.96935892105103</text:p>
          </table:table-cell>
          <table:table-cell office:value-type="float" office:value="4.00271415710449" calcext:value-type="float">
            <text:p>4.00271415710449</text:p>
          </table:table-cell>
          <table:table-cell office:value-type="float" office:value="4.56977725028992" calcext:value-type="float">
            <text:p>4.56977725028992</text:p>
          </table:table-cell>
          <table:table-cell office:value-type="float" office:value="4.60313391685486" calcext:value-type="float">
            <text:p>4.60313391685486</text:p>
          </table:table-cell>
          <table:table-cell office:value-type="float" office:value="4.6364905834198" calcext:value-type="float">
            <text:p>4.6364905834198</text:p>
          </table:table-cell>
          <table:table-cell office:value-type="float" office:value="4.66984748840332" calcext:value-type="float">
            <text:p>4.66984748840332</text:p>
          </table:table-cell>
          <table:table-cell office:value-type="float" office:value="4.7365608215332" calcext:value-type="float">
            <text:p>4.7365608215332</text:p>
          </table:table-cell>
          <table:table-cell office:value-type="float" office:value="4.80327415466309" calcext:value-type="float">
            <text:p>4.80327415466309</text:p>
          </table:table-cell>
          <table:table-cell office:value-type="float" office:value="5.40368843078613" calcext:value-type="float">
            <text:p>5.40368843078613</text:p>
          </table:table-cell>
          <table:table-cell office:value-type="float" office:value="5.5037567615509" calcext:value-type="float">
            <text:p>5.5037567615509</text:p>
          </table:table-cell>
          <table:table-cell office:value-type="float" office:value="5.57046890258789" calcext:value-type="float">
            <text:p>5.57046890258789</text:p>
          </table:table-cell>
          <table:table-cell office:value-type="float" office:value="5.6371808052063" calcext:value-type="float">
            <text:p>5.6371808052063</text:p>
          </table:table-cell>
          <table:table-cell office:value-type="float" office:value="5.73724889755249" calcext:value-type="float">
            <text:p>5.73724889755249</text:p>
          </table:table-cell>
          <table:table-cell office:value-type="float" office:value="5.80396103858948" calcext:value-type="float">
            <text:p>5.80396103858948</text:p>
          </table:table-cell>
          <table:table-cell office:value-type="float" office:value="5.83731722831726" calcext:value-type="float">
            <text:p>5.83731722831726</text:p>
          </table:table-cell>
          <table:table-cell office:value-type="float" office:value="5.87067317962647" calcext:value-type="float">
            <text:p>5.87067317962647</text:p>
          </table:table-cell>
          <table:table-cell office:value-type="float" office:value="5.93738508224487" calcext:value-type="float">
            <text:p>5.93738508224487</text:p>
          </table:table-cell>
          <table:table-cell office:value-type="float" office:value="6.00409698486328" calcext:value-type="float">
            <text:p>6.00409698486328</text:p>
          </table:table-cell>
          <table:table-cell office:value-type="float" office:value="6.03745293617249" calcext:value-type="float">
            <text:p>6.03745293617249</text:p>
          </table:table-cell>
          <table:table-cell office:value-type="float" office:value="6.07080984115601" calcext:value-type="float">
            <text:p>6.07080984115601</text:p>
          </table:table-cell>
          <table:table-cell office:value-type="float" office:value="6.13752341270447" calcext:value-type="float">
            <text:p>6.13752341270447</text:p>
          </table:table-cell>
          <table:table-cell office:value-type="float" office:value="6.17088031768799" calcext:value-type="float">
            <text:p>6.17088031768799</text:p>
          </table:table-cell>
          <table:table-cell office:value-type="float" office:value="6.23759412765503" calcext:value-type="float">
            <text:p>6.23759412765503</text:p>
          </table:table-cell>
          <table:table-cell office:value-type="float" office:value="6.33766508102417" calcext:value-type="float">
            <text:p>6.33766508102417</text:p>
          </table:table-cell>
          <table:table-cell office:value-type="float" office:value="6.40437865257263" calcext:value-type="float">
            <text:p>6.40437865257263</text:p>
          </table:table-cell>
          <table:table-cell office:value-type="float" office:value="6.57116293907166" calcext:value-type="float">
            <text:p>6.57116293907166</text:p>
          </table:table-cell>
          <table:table-cell office:value-type="float" office:value="6.60451984405518" calcext:value-type="float">
            <text:p>6.60451984405518</text:p>
          </table:table-cell>
          <table:table-cell office:value-type="float" office:value="6.6378767490387" calcext:value-type="float">
            <text:p>6.6378767490387</text:p>
          </table:table-cell>
          <table:table-cell office:value-type="float" office:value="7.17158198356628" calcext:value-type="float">
            <text:p>7.17158198356628</text:p>
          </table:table-cell>
          <table:table-cell office:value-type="float" office:value="7.20493793487549" calcext:value-type="float">
            <text:p>7.20493793487549</text:p>
          </table:table-cell>
          <table:table-cell office:value-type="float" office:value="7.47178459167481" calcext:value-type="float">
            <text:p>7.47178459167481</text:p>
          </table:table-cell>
          <table:table-cell office:value-type="float" office:value="7.50514030456543" calcext:value-type="float">
            <text:p>7.50514030456543</text:p>
          </table:table-cell>
          <table:table-cell office:value-type="float" office:value="7.80534172058106" calcext:value-type="float">
            <text:p>7.80534172058106</text:p>
          </table:table-cell>
          <table:table-cell office:value-type="float" office:value="7.87205290794373" calcext:value-type="float">
            <text:p>7.87205290794373</text:p>
          </table:table-cell>
          <table:table-cell office:value-type="float" office:value="7.90540862083435" calcext:value-type="float">
            <text:p>7.90540862083435</text:p>
          </table:table-cell>
          <table:table-cell office:value-type="float" office:value="7.97211980819702" calcext:value-type="float">
            <text:p>7.97211980819702</text:p>
          </table:table-cell>
          <table:table-cell office:value-type="float" office:value="8.00547552108765" calcext:value-type="float">
            <text:p>8.00547552108765</text:p>
          </table:table-cell>
          <table:table-cell office:value-type="float" office:value="8.03883099555969" calcext:value-type="float">
            <text:p>8.03883099555969</text:p>
          </table:table-cell>
          <table:table-cell office:value-type="float" office:value="8.07218718528748" calcext:value-type="float">
            <text:p>8.07218718528748</text:p>
          </table:table-cell>
          <table:table-cell office:value-type="float" office:value="8.13889980316162" calcext:value-type="float">
            <text:p>8.13889980316162</text:p>
          </table:table-cell>
          <table:table-cell office:value-type="float" office:value="8.1722559928894" calcext:value-type="float">
            <text:p>8.1722559928894</text:p>
          </table:table-cell>
          <table:table-cell office:value-type="float" office:value="8.23896837234497" calcext:value-type="float">
            <text:p>8.23896837234497</text:p>
          </table:table-cell>
          <table:table-cell office:value-type="float" office:value="8.30568099021912" calcext:value-type="float">
            <text:p>8.30568099021912</text:p>
          </table:table-cell>
          <table:table-cell office:value-type="float" office:value="8.3390371799469" calcext:value-type="float">
            <text:p>8.3390371799469</text:p>
          </table:table-cell>
          <table:table-cell office:value-type="float" office:value="8.40574955940247" calcext:value-type="float">
            <text:p>8.40574955940247</text:p>
          </table:table-cell>
          <table:table-cell office:value-type="float" office:value="8.47246170043945" calcext:value-type="float">
            <text:p>8.47246170043945</text:p>
          </table:table-cell>
          <table:table-cell office:value-type="float" office:value="8.53917407989502" calcext:value-type="float">
            <text:p>8.53917407989502</text:p>
          </table:table-cell>
          <table:table-cell office:value-type="float" office:value="8.5725302696228" calcext:value-type="float">
            <text:p>8.5725302696228</text:p>
          </table:table-cell>
          <table:table-cell office:value-type="float" office:value="8.63924241065979" calcext:value-type="float">
            <text:p>8.63924241065979</text:p>
          </table:table-cell>
          <table:table-cell office:value-type="float" office:value="8.70595479011536" calcext:value-type="float">
            <text:p>8.70595479011536</text:p>
          </table:table-cell>
          <table:table-cell office:value-type="float" office:value="8.77266693115234" calcext:value-type="float">
            <text:p>8.77266693115234</text:p>
          </table:table-cell>
          <table:table-cell office:value-type="float" office:value="8.97280335426331" calcext:value-type="float">
            <text:p>8.97280335426331</text:p>
          </table:table-cell>
          <table:table-cell office:value-type="float" office:value="9.1395845413208" calcext:value-type="float">
            <text:p>9.1395845413208</text:p>
          </table:table-cell>
          <table:table-cell office:value-type="float" office:value="9.17294073104858" calcext:value-type="float">
            <text:p>9.17294073104858</text:p>
          </table:table-cell>
          <table:table-cell office:value-type="float" office:value="9.23965334892273" calcext:value-type="float">
            <text:p>9.23965334892273</text:p>
          </table:table-cell>
          <table:table-cell office:value-type="float" office:value="9.27300953865051" calcext:value-type="float">
            <text:p>9.27300953865051</text:p>
          </table:table-cell>
          <table:table-cell office:value-type="float" office:value="9.3063657283783" calcext:value-type="float">
            <text:p>9.3063657283783</text:p>
          </table:table-cell>
          <table:table-cell office:value-type="float" office:value="9.77335238456726" calcext:value-type="float">
            <text:p>9.77335238456726</text:p>
          </table:table-cell>
          <table:table-cell office:value-type="float" office:value="9.80670857429504" calcext:value-type="float">
            <text:p>9.80670857429504</text:p>
          </table:table-cell>
          <table:table-cell office:value-type="float" office:value="9.84006476402283" calcext:value-type="float">
            <text:p>9.84006476402283</text:p>
          </table:table-cell>
          <table:table-cell office:value-type="float" office:value="10.0402011871338" calcext:value-type="float">
            <text:p>10.0402011871338</text:p>
          </table:table-cell>
          <table:table-cell office:value-type="float" office:value="10.4072005748749" calcext:value-type="float">
            <text:p>10.4072005748749</text:p>
          </table:table-cell>
          <table:table-cell office:value-type="float" office:value="10.4405646324158" calcext:value-type="float">
            <text:p>10.4405646324158</text:p>
          </table:table-cell>
          <table:table-cell office:value-type="float" office:value="10.4739286899567" calcext:value-type="float">
            <text:p>10.4739286899567</text:p>
          </table:table-cell>
          <table:table-cell office:value-type="float" office:value="10.5072929859161" calcext:value-type="float">
            <text:p>10.5072929859161</text:p>
          </table:table-cell>
          <table:table-cell office:value-type="float" office:value="10.5740213394165" calcext:value-type="float">
            <text:p>10.5740213394165</text:p>
          </table:table-cell>
          <table:table-cell office:value-type="float" office:value="10.607385635376" calcext:value-type="float">
            <text:p>10.607385635376</text:p>
          </table:table-cell>
          <table:table-cell office:value-type="float" office:value="10.640750169754" calcext:value-type="float">
            <text:p>10.640750169754</text:p>
          </table:table-cell>
          <table:table-cell office:value-type="float" office:value="10.6741147041321" calcext:value-type="float">
            <text:p>10.6741147041321</text:p>
          </table:table-cell>
          <table:table-cell office:value-type="float" office:value="10.7408437728882" calcext:value-type="float">
            <text:p>10.7408437728882</text:p>
          </table:table-cell>
          <table:table-cell office:value-type="float" office:value="10.8075733184814" calcext:value-type="float">
            <text:p>10.8075733184814</text:p>
          </table:table-cell>
          <table:table-cell office:value-type="float" office:value="10.8409378528595" calcext:value-type="float">
            <text:p>10.8409378528595</text:p>
          </table:table-cell>
          <table:table-cell office:value-type="float" office:value="10.8743028640747" calcext:value-type="float">
            <text:p>10.8743028640747</text:p>
          </table:table-cell>
          <table:table-cell office:value-type="float" office:value="10.9076678752899" calcext:value-type="float">
            <text:p>10.9076678752899</text:p>
          </table:table-cell>
          <table:table-cell office:value-type="float" office:value="10.9410328865051" calcext:value-type="float">
            <text:p>10.9410328865051</text:p>
          </table:table-cell>
          <table:table-cell office:value-type="float" office:value="11.0077631473541" calcext:value-type="float">
            <text:p>11.0077631473541</text:p>
          </table:table-cell>
          <table:table-cell office:value-type="float" office:value="11.0744919776917" calcext:value-type="float">
            <text:p>11.0744919776917</text:p>
          </table:table-cell>
          <table:table-cell office:value-type="float" office:value="11.1412191390991" calcext:value-type="float">
            <text:p>11.1412191390991</text:p>
          </table:table-cell>
          <table:table-cell office:value-type="float" office:value="11.1745829582214" calcext:value-type="float">
            <text:p>11.1745829582214</text:p>
          </table:table-cell>
          <table:table-cell office:value-type="float" office:value="11.2079470157623" calcext:value-type="float">
            <text:p>11.2079470157623</text:p>
          </table:table-cell>
          <table:table-cell office:value-type="float" office:value="11.2413108348846" calcext:value-type="float">
            <text:p>11.2413108348846</text:p>
          </table:table-cell>
          <table:table-cell office:value-type="float" office:value="11.3080384731293" calcext:value-type="float">
            <text:p>11.3080384731293</text:p>
          </table:table-cell>
          <table:table-cell office:value-type="float" office:value="11.3414025306702" calcext:value-type="float">
            <text:p>11.3414025306702</text:p>
          </table:table-cell>
          <table:table-cell office:value-type="float" office:value="11.3747665882111" calcext:value-type="float">
            <text:p>11.3747665882111</text:p>
          </table:table-cell>
          <table:table-cell office:value-type="float" office:value="11.70840883255" calcext:value-type="float">
            <text:p>11.70840883255</text:p>
          </table:table-cell>
          <table:table-cell office:value-type="float" office:value="11.7751379013062" calcext:value-type="float">
            <text:p>11.7751379013062</text:p>
          </table:table-cell>
          <table:table-cell office:value-type="float" office:value="12.3089079856873" calcext:value-type="float">
            <text:p>12.3089079856873</text:p>
          </table:table-cell>
          <table:table-cell office:value-type="float" office:value="12.3756213188171" calcext:value-type="float">
            <text:p>12.3756213188171</text:p>
          </table:table-cell>
          <table:table-cell office:value-type="float" office:value="12.4089777469635" calcext:value-type="float">
            <text:p>12.4089777469635</text:p>
          </table:table-cell>
          <table:table-cell office:value-type="float" office:value="13.0761089324951" calcext:value-type="float">
            <text:p>13.0761089324951</text:p>
          </table:table-cell>
          <table:table-cell office:value-type="float" office:value="13.1428215503693" calcext:value-type="float">
            <text:p>13.1428215503693</text:p>
          </table:table-cell>
          <table:table-cell office:value-type="float" office:value="13.2095339298248" calcext:value-type="float">
            <text:p>13.2095339298248</text:p>
          </table:table-cell>
          <table:table-cell office:value-type="float" office:value="13.2762460708618" calcext:value-type="float">
            <text:p>13.2762460708618</text:p>
          </table:table-cell>
          <table:table-cell office:value-type="float" office:value="13.3096022605896" calcext:value-type="float">
            <text:p>13.3096022605896</text:p>
          </table:table-cell>
          <table:table-cell office:value-type="float" office:value="13.3429584503174" calcext:value-type="float">
            <text:p>13.3429584503174</text:p>
          </table:table-cell>
          <table:table-cell office:value-type="float" office:value="13.3763146400452" calcext:value-type="float">
            <text:p>13.3763146400452</text:p>
          </table:table-cell>
          <table:table-cell office:value-type="float" office:value="13.4430267810822" calcext:value-type="float">
            <text:p>13.4430267810822</text:p>
          </table:table-cell>
          <table:table-cell office:value-type="float" office:value="13.4763829708099" calcext:value-type="float">
            <text:p>13.4763829708099</text:p>
          </table:table-cell>
          <table:table-cell office:value-type="float" office:value="13.5097391605377" calcext:value-type="float">
            <text:p>13.5097391605377</text:p>
          </table:table-cell>
          <table:table-cell office:value-type="float" office:value="13.5430951118469" calcext:value-type="float">
            <text:p>13.5430951118469</text:p>
          </table:table-cell>
          <table:table-cell office:value-type="float" office:value="13.6098072528839" calcext:value-type="float">
            <text:p>13.6098072528839</text:p>
          </table:table-cell>
          <table:table-cell office:value-type="float" office:value="13.6765193939209" calcext:value-type="float">
            <text:p>13.6765193939209</text:p>
          </table:table-cell>
          <table:table-cell office:value-type="float" office:value="13.7432317733765" calcext:value-type="float">
            <text:p>13.7432317733765</text:p>
          </table:table-cell>
          <table:table-cell office:value-type="float" office:value="13.8099439144135" calcext:value-type="float">
            <text:p>13.8099439144135</text:p>
          </table:table-cell>
          <table:table-cell office:value-type="float" office:value="13.8432998657227" calcext:value-type="float">
            <text:p>13.8432998657227</text:p>
          </table:table-cell>
          <table:table-cell office:value-type="float" office:value="13.8766558170319" calcext:value-type="float">
            <text:p>13.8766558170319</text:p>
          </table:table-cell>
          <table:table-cell office:value-type="float" office:value="13.9433677196503" calcext:value-type="float">
            <text:p>13.9433677196503</text:p>
          </table:table-cell>
          <table:table-cell office:value-type="float" office:value="13.9767236709595" calcext:value-type="float">
            <text:p>13.9767236709595</text:p>
          </table:table-cell>
          <table:table-cell office:value-type="float" office:value="14.310284614563" calcext:value-type="float">
            <text:p>14.310284614563</text:p>
          </table:table-cell>
          <table:table-cell office:value-type="float" office:value="14.8106248378754" calcext:value-type="float">
            <text:p>14.8106248378754</text:p>
          </table:table-cell>
          <table:table-cell office:value-type="float" office:value="14.8439807891846" calcext:value-type="float">
            <text:p>14.8439807891846</text:p>
          </table:table-cell>
          <table:table-cell office:value-type="float" office:value="14.8773367404938" calcext:value-type="float">
            <text:p>14.8773367404938</text:p>
          </table:table-cell>
          <table:table-cell office:value-type="float" office:value="14.910692691803" calcext:value-type="float">
            <text:p>14.910692691803</text:p>
          </table:table-cell>
          <table:table-cell office:value-type="float" office:value="15.010760307312" calcext:value-type="float">
            <text:p>15.010760307312</text:p>
          </table:table-cell>
          <table:table-cell office:value-type="float" office:value="15.7446031570435" calcext:value-type="float">
            <text:p>15.7446031570435</text:p>
          </table:table-cell>
          <table:table-cell office:value-type="float" office:value="15.8113162517548" calcext:value-type="float">
            <text:p>15.8113162517548</text:p>
          </table:table-cell>
          <table:table-cell office:value-type="float" office:value="15.8446726799011" calcext:value-type="float">
            <text:p>15.8446726799011</text:p>
          </table:table-cell>
          <table:table-cell office:value-type="float" office:value="15.8780291080475" calcext:value-type="float">
            <text:p>15.8780291080475</text:p>
          </table:table-cell>
          <table:table-cell office:value-type="float" office:value="15.9113855361938" calcext:value-type="float">
            <text:p>15.9113855361938</text:p>
          </table:table-cell>
          <table:table-cell office:value-type="float" office:value="15.9447419643402" calcext:value-type="float">
            <text:p>15.9447419643402</text:p>
          </table:table-cell>
          <table:table-cell office:value-type="float" office:value="16.0114548206329" calcext:value-type="float">
            <text:p>16.0114548206329</text:p>
          </table:table-cell>
          <table:table-cell office:value-type="float" office:value="16.0781681537628" calcext:value-type="float">
            <text:p>16.0781681537628</text:p>
          </table:table-cell>
          <table:table-cell office:value-type="float" office:value="16.1115252971649" calcext:value-type="float">
            <text:p>16.1115252971649</text:p>
          </table:table-cell>
          <table:table-cell office:value-type="float" office:value="16.1782395839691" calcext:value-type="float">
            <text:p>16.1782395839691</text:p>
          </table:table-cell>
          <table:table-cell office:value-type="float" office:value="16.2115964889526" calcext:value-type="float">
            <text:p>16.2115964889526</text:p>
          </table:table-cell>
          <table:table-cell office:value-type="float" office:value="16.2449533939362" calcext:value-type="float">
            <text:p>16.2449533939362</text:p>
          </table:table-cell>
          <table:table-cell office:value-type="float" office:value="16.2783105373383" calcext:value-type="float">
            <text:p>16.2783105373383</text:p>
          </table:table-cell>
          <table:table-cell office:value-type="float" office:value="16.3450243473053" calcext:value-type="float">
            <text:p>16.3450243473053</text:p>
          </table:table-cell>
          <table:table-cell office:value-type="float" office:value="16.3783814907074" calcext:value-type="float">
            <text:p>16.3783814907074</text:p>
          </table:table-cell>
          <table:table-cell office:value-type="float" office:value="16.4117383956909" calcext:value-type="float">
            <text:p>16.4117383956909</text:p>
          </table:table-cell>
          <table:table-cell office:value-type="float" office:value="16.445095539093" calcext:value-type="float">
            <text:p>16.445095539093</text:p>
          </table:table-cell>
          <table:table-cell office:value-type="float" office:value="16.5451664924622" calcext:value-type="float">
            <text:p>16.5451664924622</text:p>
          </table:table-cell>
          <table:table-cell office:value-type="float" office:value="16.912092924118" calcext:value-type="float">
            <text:p>16.912092924118</text:p>
          </table:table-cell>
          <table:table-cell office:value-type="float" office:value="16.9788069725037" calcext:value-type="float">
            <text:p>16.9788069725037</text:p>
          </table:table-cell>
          <table:table-cell office:value-type="float" office:value="17.0121638774872" calcext:value-type="float">
            <text:p>17.0121638774872</text:p>
          </table:table-cell>
          <table:table-cell office:value-type="float" office:value="17.3123950958252" calcext:value-type="float">
            <text:p>17.3123950958252</text:p>
          </table:table-cell>
          <table:table-cell office:value-type="float" office:value="17.3457543849945" calcext:value-type="float">
            <text:p>17.3457543849945</text:p>
          </table:table-cell>
          <table:table-cell office:value-type="float" office:value="17.3791136741638" calcext:value-type="float">
            <text:p>17.3791136741638</text:p>
          </table:table-cell>
          <table:table-cell office:value-type="float" office:value="17.4124732017517" calcext:value-type="float">
            <text:p>17.4124732017517</text:p>
          </table:table-cell>
          <table:table-cell office:value-type="float" office:value="17.5459108352661" calcext:value-type="float">
            <text:p>17.5459108352661</text:p>
          </table:table-cell>
          <table:table-cell office:value-type="float" office:value="18.3465235233307" calcext:value-type="float">
            <text:p>18.3465235233307</text:p>
          </table:table-cell>
          <table:table-cell office:value-type="float" office:value="18.3798811435699" calcext:value-type="float">
            <text:p>18.3798811435699</text:p>
          </table:table-cell>
          <table:table-cell office:value-type="float" office:value="18.446596622467" calcext:value-type="float">
            <text:p>18.446596622467</text:p>
          </table:table-cell>
          <table:table-cell office:value-type="float" office:value="18.4799542427063" calcext:value-type="float">
            <text:p>18.4799542427063</text:p>
          </table:table-cell>
          <table:table-cell office:value-type="float" office:value="18.5466697216034" calcext:value-type="float">
            <text:p>18.5466697216034</text:p>
          </table:table-cell>
          <table:table-cell office:value-type="float" office:value="18.5800273418427" calcext:value-type="float">
            <text:p>18.5800273418427</text:p>
          </table:table-cell>
          <table:table-cell office:value-type="float" office:value="18.6133849620819" calcext:value-type="float">
            <text:p>18.6133849620819</text:p>
          </table:table-cell>
          <table:table-cell office:value-type="float" office:value="18.6801002025604" calcext:value-type="float">
            <text:p>18.6801002025604</text:p>
          </table:table-cell>
          <table:table-cell office:value-type="float" office:value="18.7134580612183" calcext:value-type="float">
            <text:p>18.7134580612183</text:p>
          </table:table-cell>
          <table:table-cell office:value-type="float" office:value="18.7468156814575" calcext:value-type="float">
            <text:p>18.7468156814575</text:p>
          </table:table-cell>
          <table:table-cell office:value-type="float" office:value="18.813530921936" calcext:value-type="float">
            <text:p>18.813530921936</text:p>
          </table:table-cell>
          <table:table-cell office:value-type="float" office:value="18.8468885421753" calcext:value-type="float">
            <text:p>18.8468885421753</text:p>
          </table:table-cell>
          <table:table-cell office:value-type="float" office:value="18.8802464008331" calcext:value-type="float">
            <text:p>18.8802464008331</text:p>
          </table:table-cell>
          <table:table-cell office:value-type="float" office:value="18.9469616413116" calcext:value-type="float">
            <text:p>18.9469616413116</text:p>
          </table:table-cell>
          <table:table-cell office:value-type="float" office:value="18.9803192615509" calcext:value-type="float">
            <text:p>18.9803192615509</text:p>
          </table:table-cell>
          <table:table-cell office:value-type="float" office:value="19.1137471199036" calcext:value-type="float">
            <text:p>19.1137471199036</text:p>
          </table:table-cell>
          <table:table-cell office:value-type="float" office:value="19.1471033096313" calcext:value-type="float">
            <text:p>19.1471033096313</text:p>
          </table:table-cell>
          <table:table-cell office:value-type="float" office:value="19.2138156890869" calcext:value-type="float">
            <text:p>19.2138156890869</text:p>
          </table:table-cell>
          <table:table-cell office:value-type="float" office:value="19.2805280685425" calcext:value-type="float">
            <text:p>19.2805280685425</text:p>
          </table:table-cell>
          <table:table-cell office:value-type="float" office:value="19.413952589035" calcext:value-type="float">
            <text:p>19.413952589035</text:p>
          </table:table-cell>
          <table:table-cell office:value-type="float" office:value="19.480664730072" calcext:value-type="float">
            <text:p>19.480664730072</text:p>
          </table:table-cell>
          <table:table-cell office:value-type="float" office:value="19.5140206813812" calcext:value-type="float">
            <text:p>19.5140206813812</text:p>
          </table:table-cell>
          <table:table-cell office:value-type="float" office:value="19.5807328224182" calcext:value-type="float">
            <text:p>19.5807328224182</text:p>
          </table:table-cell>
          <table:table-cell office:value-type="float" office:value="19.614089012146" calcext:value-type="float">
            <text:p>19.614089012146</text:p>
          </table:table-cell>
          <table:table-cell office:value-type="float" office:value="19.6808009147644" calcext:value-type="float">
            <text:p>19.6808009147644</text:p>
          </table:table-cell>
          <table:table-cell office:value-type="float" office:value="20.0810730457306" calcext:value-type="float">
            <text:p>20.0810730457306</text:p>
          </table:table-cell>
          <table:table-cell office:value-type="float" office:value="20.114429473877" calcext:value-type="float">
            <text:p>20.114429473877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2029892313216" calcext:value-type="float">
            <text:p>0.12029892313216</text:p>
          </table:table-cell>
          <table:table-cell office:value-type="float" office:value="0.120424755591216" calcext:value-type="float">
            <text:p>0.120424755591216</text:p>
          </table:table-cell>
          <table:table-cell office:value-type="float" office:value="0.120298715169349" calcext:value-type="float">
            <text:p>0.120298715169349</text:p>
          </table:table-cell>
          <table:table-cell office:value-type="float" office:value="0.120458611054017" calcext:value-type="float">
            <text:p>0.120458611054017</text:p>
          </table:table-cell>
          <table:table-cell office:value-type="float" office:value="0.120173596626631" calcext:value-type="float">
            <text:p>0.120173596626631</text:p>
          </table:table-cell>
          <table:table-cell office:value-type="float" office:value="0.120478236845066" calcext:value-type="float">
            <text:p>0.120478236845066</text:p>
          </table:table-cell>
          <table:table-cell office:value-type="float" office:value="0.120398441363045" calcext:value-type="float">
            <text:p>0.120398441363045</text:p>
          </table:table-cell>
          <table:table-cell office:value-type="float" office:value="0.120406040159653" calcext:value-type="float">
            <text:p>0.120406040159653</text:p>
          </table:table-cell>
          <table:table-cell office:value-type="float" office:value="0.120271330239943" calcext:value-type="float">
            <text:p>0.120271330239943</text:p>
          </table:table-cell>
          <table:table-cell office:value-type="float" office:value="0.120418242065237" calcext:value-type="float">
            <text:p>0.120418242065237</text:p>
          </table:table-cell>
          <table:table-cell office:value-type="float" office:value="0.120547123853575" calcext:value-type="float">
            <text:p>0.120547123853575</text:p>
          </table:table-cell>
          <table:table-cell office:value-type="float" office:value="0.120333352317531" calcext:value-type="float">
            <text:p>0.120333352317531</text:p>
          </table:table-cell>
          <table:table-cell office:value-type="float" office:value="0.120431089903706" calcext:value-type="float">
            <text:p>0.120431089903706</text:p>
          </table:table-cell>
          <table:table-cell office:value-type="float" office:value="0.120501733696309" calcext:value-type="float">
            <text:p>0.120501733696309</text:p>
          </table:table-cell>
          <table:table-cell office:value-type="float" office:value="0.12033319844903" calcext:value-type="float">
            <text:p>0.12033319844903</text:p>
          </table:table-cell>
          <table:table-cell office:value-type="float" office:value="0.120411503745757" calcext:value-type="float">
            <text:p>0.120411503745757</text:p>
          </table:table-cell>
          <table:table-cell office:value-type="float" office:value="0.120533431742511" calcext:value-type="float">
            <text:p>0.120533431742511</text:p>
          </table:table-cell>
          <table:table-cell office:value-type="float" office:value="0.120429393810286" calcext:value-type="float">
            <text:p>0.120429393810286</text:p>
          </table:table-cell>
          <table:table-cell office:value-type="float" office:value="0.120427497211602" calcext:value-type="float">
            <text:p>0.120427497211602</text:p>
          </table:table-cell>
          <table:table-cell office:value-type="float" office:value="0.120471482596028" calcext:value-type="float">
            <text:p>0.120471482596028</text:p>
          </table:table-cell>
          <table:table-cell office:value-type="float" office:value="0.120215128364307" calcext:value-type="float">
            <text:p>0.120215128364307</text:p>
          </table:table-cell>
          <table:table-cell office:value-type="float" office:value="0.120356903740889" calcext:value-type="float">
            <text:p>0.120356903740889</text:p>
          </table:table-cell>
          <table:table-cell office:value-type="float" office:value="0.12051859836382" calcext:value-type="float">
            <text:p>0.12051859836382</text:p>
          </table:table-cell>
          <table:table-cell office:value-type="float" office:value="0.120477941482543" calcext:value-type="float">
            <text:p>0.120477941482543</text:p>
          </table:table-cell>
          <table:table-cell office:value-type="float" office:value="0.120300527297721" calcext:value-type="float">
            <text:p>0.120300527297721</text:p>
          </table:table-cell>
          <table:table-cell office:value-type="float" office:value="0.120538456579921" calcext:value-type="float">
            <text:p>0.120538456579921</text:p>
          </table:table-cell>
          <table:table-cell office:value-type="float" office:value="0.120480496540102" calcext:value-type="float">
            <text:p>0.120480496540102</text:p>
          </table:table-cell>
          <table:table-cell office:value-type="float" office:value="0.12044776148874" calcext:value-type="float">
            <text:p>0.12044776148874</text:p>
          </table:table-cell>
          <table:table-cell office:value-type="float" office:value="0.120581590333545" calcext:value-type="float">
            <text:p>0.120581590333545</text:p>
          </table:table-cell>
          <table:table-cell office:value-type="float" office:value="0.120278606547513" calcext:value-type="float">
            <text:p>0.120278606547513</text:p>
          </table:table-cell>
          <table:table-cell office:value-type="float" office:value="0.120404515274204" calcext:value-type="float">
            <text:p>0.120404515274204</text:p>
          </table:table-cell>
          <table:table-cell office:value-type="float" office:value="0.120380556156096" calcext:value-type="float">
            <text:p>0.120380556156096</text:p>
          </table:table-cell>
          <table:table-cell office:value-type="float" office:value="0.120398024151458" calcext:value-type="float">
            <text:p>0.120398024151458</text:p>
          </table:table-cell>
          <table:table-cell office:value-type="float" office:value="0.120442768428353" calcext:value-type="float">
            <text:p>0.120442768428353</text:p>
          </table:table-cell>
          <table:table-cell office:value-type="float" office:value="0.120605064879473" calcext:value-type="float">
            <text:p>0.120605064879473</text:p>
          </table:table-cell>
          <table:table-cell office:value-type="float" office:value="0.120349508950304" calcext:value-type="float">
            <text:p>0.120349508950304</text:p>
          </table:table-cell>
          <table:table-cell office:value-type="float" office:value="0.120545442016791" calcext:value-type="float">
            <text:p>0.120545442016791</text:p>
          </table:table-cell>
          <table:table-cell office:value-type="float" office:value="0.120493390905233" calcext:value-type="float">
            <text:p>0.120493390905233</text:p>
          </table:table-cell>
          <table:table-cell office:value-type="float" office:value="0.12038595099722" calcext:value-type="float">
            <text:p>0.12038595099722</text:p>
          </table:table-cell>
          <table:table-cell office:value-type="float" office:value="0.120358137433668" calcext:value-type="float">
            <text:p>0.120358137433668</text:p>
          </table:table-cell>
          <table:table-cell office:value-type="float" office:value="0.120472399849027" calcext:value-type="float">
            <text:p>0.120472399849027</text:p>
          </table:table-cell>
          <table:table-cell office:value-type="float" office:value="0.120465945168838" calcext:value-type="float">
            <text:p>0.120465945168838</text:p>
          </table:table-cell>
          <table:table-cell office:value-type="float" office:value="0.120378471821183" calcext:value-type="float">
            <text:p>0.120378471821183</text:p>
          </table:table-cell>
          <table:table-cell office:value-type="float" office:value="0.120414572960968" calcext:value-type="float">
            <text:p>0.120414572960968</text:p>
          </table:table-cell>
          <table:table-cell office:value-type="float" office:value="0.120451092739996" calcext:value-type="float">
            <text:p>0.120451092739996</text:p>
          </table:table-cell>
          <table:table-cell office:value-type="float" office:value="0.120485344005188" calcext:value-type="float">
            <text:p>0.120485344005188</text:p>
          </table:table-cell>
          <table:table-cell office:value-type="float" office:value="0.120493126646112" calcext:value-type="float">
            <text:p>0.120493126646112</text:p>
          </table:table-cell>
          <table:table-cell office:value-type="float" office:value="0.120394248275205" calcext:value-type="float">
            <text:p>0.120394248275205</text:p>
          </table:table-cell>
          <table:table-cell office:value-type="float" office:value="0.120411823896885" calcext:value-type="float">
            <text:p>0.120411823896885</text:p>
          </table:table-cell>
          <table:table-cell office:value-type="float" office:value="0.120511785255578" calcext:value-type="float">
            <text:p>0.120511785255578</text:p>
          </table:table-cell>
          <table:table-cell office:value-type="float" office:value="0.120324386170715" calcext:value-type="float">
            <text:p>0.120324386170715</text:p>
          </table:table-cell>
          <table:table-cell office:value-type="float" office:value="0.120491650223622" calcext:value-type="float">
            <text:p>0.120491650223622</text:p>
          </table:table-cell>
          <table:table-cell office:value-type="float" office:value="0.120388592585281" calcext:value-type="float">
            <text:p>0.120388592585281</text:p>
          </table:table-cell>
          <table:table-cell office:value-type="float" office:value="0.120297483066837" calcext:value-type="float">
            <text:p>0.120297483066837</text:p>
          </table:table-cell>
          <table:table-cell office:value-type="float" office:value="0.120235457113571" calcext:value-type="float">
            <text:p>0.120235457113571</text:p>
          </table:table-cell>
          <table:table-cell office:value-type="float" office:value="0.120519515813302" calcext:value-type="float">
            <text:p>0.120519515813302</text:p>
          </table:table-cell>
          <table:table-cell office:value-type="float" office:value="0.120264612719044" calcext:value-type="float">
            <text:p>0.120264612719044</text:p>
          </table:table-cell>
          <table:table-cell office:value-type="float" office:value="0.120377373552473" calcext:value-type="float">
            <text:p>0.120377373552473</text:p>
          </table:table-cell>
          <table:table-cell office:value-type="float" office:value="0.120577370284175" calcext:value-type="float">
            <text:p>0.120577370284175</text:p>
          </table:table-cell>
          <table:table-cell office:value-type="float" office:value="0.120319871764258" calcext:value-type="float">
            <text:p>0.120319871764258</text:p>
          </table:table-cell>
          <table:table-cell office:value-type="float" office:value="0.120242716008832" calcext:value-type="float">
            <text:p>0.120242716008832</text:p>
          </table:table-cell>
          <table:table-cell office:value-type="float" office:value="0.120410864772319" calcext:value-type="float">
            <text:p>0.120410864772319</text:p>
          </table:table-cell>
          <table:table-cell office:value-type="float" office:value="0.12043011375686" calcext:value-type="float">
            <text:p>0.12043011375686</text:p>
          </table:table-cell>
          <table:table-cell office:value-type="float" office:value="0.120409888043032" calcext:value-type="float">
            <text:p>0.120409888043032</text:p>
          </table:table-cell>
          <table:table-cell office:value-type="float" office:value="0.120614365532952" calcext:value-type="float">
            <text:p>0.120614365532952</text:p>
          </table:table-cell>
          <table:table-cell office:value-type="float" office:value="0.120430562873067" calcext:value-type="float">
            <text:p>0.120430562873067</text:p>
          </table:table-cell>
          <table:table-cell office:value-type="float" office:value="0.120455143090239" calcext:value-type="float">
            <text:p>0.120455143090239</text:p>
          </table:table-cell>
          <table:table-cell office:value-type="float" office:value="0.120479570401124" calcext:value-type="float">
            <text:p>0.120479570401124</text:p>
          </table:table-cell>
          <table:table-cell office:value-type="float" office:value="0.120630681152137" calcext:value-type="float">
            <text:p>0.120630681152137</text:p>
          </table:table-cell>
          <table:table-cell office:value-type="float" office:value="0.120289466902532" calcext:value-type="float">
            <text:p>0.120289466902532</text:p>
          </table:table-cell>
          <table:table-cell office:value-type="float" office:value="0.120804037689537" calcext:value-type="float">
            <text:p>0.120804037689537</text:p>
          </table:table-cell>
          <table:table-cell office:value-type="float" office:value="0.121117755526042" calcext:value-type="float">
            <text:p>0.121117755526042</text:p>
          </table:table-cell>
          <table:table-cell office:value-type="float" office:value="0.120989473876957" calcext:value-type="float">
            <text:p>0.120989473876957</text:p>
          </table:table-cell>
          <table:table-cell office:value-type="float" office:value="0.121199205831138" calcext:value-type="float">
            <text:p>0.121199205831138</text:p>
          </table:table-cell>
          <table:table-cell office:value-type="float" office:value="0.120801397951848" calcext:value-type="float">
            <text:p>0.120801397951848</text:p>
          </table:table-cell>
          <table:table-cell office:value-type="float" office:value="0.121106890367108" calcext:value-type="float">
            <text:p>0.121106890367108</text:p>
          </table:table-cell>
          <table:table-cell office:value-type="float" office:value="0.121055374167211" calcext:value-type="float">
            <text:p>0.121055374167211</text:p>
          </table:table-cell>
          <table:table-cell office:value-type="float" office:value="0.121095132223377" calcext:value-type="float">
            <text:p>0.121095132223377</text:p>
          </table:table-cell>
          <table:table-cell office:value-type="float" office:value="0.121025287739903" calcext:value-type="float">
            <text:p>0.121025287739903</text:p>
          </table:table-cell>
          <table:table-cell office:value-type="float" office:value="0.120807338441411" calcext:value-type="float">
            <text:p>0.120807338441411</text:p>
          </table:table-cell>
          <table:table-cell office:value-type="float" office:value="0.118749545448876" calcext:value-type="float">
            <text:p>0.118749545448876</text:p>
          </table:table-cell>
          <table:table-cell office:value-type="float" office:value="0.116453443298592" calcext:value-type="float">
            <text:p>0.116453443298592</text:p>
          </table:table-cell>
          <table:table-cell office:value-type="float" office:value="0.114138551062197" calcext:value-type="float">
            <text:p>0.114138551062197</text:p>
          </table:table-cell>
          <table:table-cell office:value-type="float" office:value="0.111189561861808" calcext:value-type="float">
            <text:p>0.111189561861808</text:p>
          </table:table-cell>
          <table:table-cell office:value-type="float" office:value="0.0996363126555081" calcext:value-type="float">
            <text:p>0.099636312655508</text:p>
          </table:table-cell>
          <table:table-cell office:value-type="float" office:value="0.0952502411700232" calcext:value-type="float">
            <text:p>0.095250241170023</text:p>
          </table:table-cell>
          <table:table-cell office:value-type="float" office:value="0.191667560342589" calcext:value-type="float">
            <text:p>0.191667560342589</text:p>
          </table:table-cell>
          <table:table-cell office:value-type="float" office:value="0.199670569372112" calcext:value-type="float">
            <text:p>0.199670569372112</text:p>
          </table:table-cell>
          <table:table-cell office:value-type="float" office:value="0.21039554373395" calcext:value-type="float">
            <text:p>0.21039554373395</text:p>
          </table:table-cell>
          <table:table-cell office:value-type="float" office:value="0.205091027984974" calcext:value-type="float">
            <text:p>0.205091027984974</text:p>
          </table:table-cell>
          <table:table-cell office:value-type="float" office:value="0.202958054499693" calcext:value-type="float">
            <text:p>0.202958054499693</text:p>
          </table:table-cell>
          <table:table-cell office:value-type="float" office:value="0.202883521998316" calcext:value-type="float">
            <text:p>0.202883521998316</text:p>
          </table:table-cell>
          <table:table-cell office:value-type="float" office:value="0.206992423450141" calcext:value-type="float">
            <text:p>0.206992423450141</text:p>
          </table:table-cell>
          <table:table-cell office:value-type="float" office:value="0.20950714872877" calcext:value-type="float">
            <text:p>0.20950714872877</text:p>
          </table:table-cell>
          <table:table-cell office:value-type="float" office:value="0.123555075264686" calcext:value-type="float">
            <text:p>0.123555075264686</text:p>
          </table:table-cell>
          <table:table-cell office:value-type="float" office:value="0.109385216494948" calcext:value-type="float">
            <text:p>0.109385216494948</text:p>
          </table:table-cell>
          <table:table-cell office:value-type="float" office:value="0.102918682037217" calcext:value-type="float">
            <text:p>0.102918682037217</text:p>
          </table:table-cell>
          <table:table-cell office:value-type="float" office:value="0.106142743725989" calcext:value-type="float">
            <text:p>0.106142743725989</text:p>
          </table:table-cell>
          <table:table-cell office:value-type="float" office:value="0.118048281857111" calcext:value-type="float">
            <text:p>0.118048281857111</text:p>
          </table:table-cell>
          <table:table-cell office:value-type="float" office:value="0.120893451511915" calcext:value-type="float">
            <text:p>0.120893451511915</text:p>
          </table:table-cell>
          <table:table-cell office:value-type="float" office:value="0.121500102440196" calcext:value-type="float">
            <text:p>0.121500102440196</text:p>
          </table:table-cell>
          <table:table-cell office:value-type="float" office:value="0.121995973090756" calcext:value-type="float">
            <text:p>0.121995973090756</text:p>
          </table:table-cell>
          <table:table-cell office:value-type="float" office:value="0.117205669548424" calcext:value-type="float">
            <text:p>0.117205669548424</text:p>
          </table:table-cell>
          <table:table-cell office:value-type="float" office:value="0.111752733193449" calcext:value-type="float">
            <text:p>0.111752733193449</text:p>
          </table:table-cell>
          <table:table-cell office:value-type="float" office:value="0.10616566072584" calcext:value-type="float">
            <text:p>0.10616566072584</text:p>
          </table:table-cell>
          <table:table-cell office:value-type="float" office:value="0.102812078246796" calcext:value-type="float">
            <text:p>0.102812078246796</text:p>
          </table:table-cell>
          <table:table-cell office:value-type="float" office:value="0.0895109379163598" calcext:value-type="float">
            <text:p>0.08951093791636</text:p>
          </table:table-cell>
          <table:table-cell office:value-type="float" office:value="0.0883963113708037" calcext:value-type="float">
            <text:p>0.088396311370804</text:p>
          </table:table-cell>
          <table:table-cell office:value-type="float" office:value="0.095252602725607" calcext:value-type="float">
            <text:p>0.095252602725607</text:p>
          </table:table-cell>
          <table:table-cell office:value-type="float" office:value="0.112116313262928" calcext:value-type="float">
            <text:p>0.112116313262928</text:p>
          </table:table-cell>
          <table:table-cell office:value-type="float" office:value="0.12991576883497" calcext:value-type="float">
            <text:p>0.12991576883497</text:p>
          </table:table-cell>
          <table:table-cell office:value-type="float" office:value="0.183299794154824" calcext:value-type="float">
            <text:p>0.183299794154824</text:p>
          </table:table-cell>
          <table:table-cell office:value-type="float" office:value="0.185399676675315" calcext:value-type="float">
            <text:p>0.185399676675315</text:p>
          </table:table-cell>
          <table:table-cell office:value-type="float" office:value="0.188519730417809" calcext:value-type="float">
            <text:p>0.188519730417809</text:p>
          </table:table-cell>
          <table:table-cell office:value-type="float" office:value="0.142587973530319" calcext:value-type="float">
            <text:p>0.142587973530319</text:p>
          </table:table-cell>
          <table:table-cell office:value-type="float" office:value="0.138846294446129" calcext:value-type="float">
            <text:p>0.138846294446129</text:p>
          </table:table-cell>
          <table:table-cell office:value-type="float" office:value="0.187257230360395" calcext:value-type="float">
            <text:p>0.187257230360395</text:p>
          </table:table-cell>
          <table:table-cell office:value-type="float" office:value="0.186536018100998" calcext:value-type="float">
            <text:p>0.186536018100998</text:p>
          </table:table-cell>
          <table:table-cell office:value-type="float" office:value="0.114683102948703" calcext:value-type="float">
            <text:p>0.114683102948703</text:p>
          </table:table-cell>
          <table:table-cell office:value-type="float" office:value="0.113690176958558" calcext:value-type="float">
            <text:p>0.113690176958558</text:p>
          </table:table-cell>
          <table:table-cell office:value-type="float" office:value="0.114045791118783" calcext:value-type="float">
            <text:p>0.114045791118783</text:p>
          </table:table-cell>
          <table:table-cell office:value-type="float" office:value="0.114519416866014" calcext:value-type="float">
            <text:p>0.114519416866014</text:p>
          </table:table-cell>
          <table:table-cell office:value-type="float" office:value="0.114722165754518" calcext:value-type="float">
            <text:p>0.114722165754518</text:p>
          </table:table-cell>
          <table:table-cell office:value-type="float" office:value="0.116842767805755" calcext:value-type="float">
            <text:p>0.116842767805755</text:p>
          </table:table-cell>
          <table:table-cell office:value-type="float" office:value="0.115033431428973" calcext:value-type="float">
            <text:p>0.115033431428973</text:p>
          </table:table-cell>
          <table:table-cell office:value-type="float" office:value="0.114565221726989" calcext:value-type="float">
            <text:p>0.114565221726989</text:p>
          </table:table-cell>
          <table:table-cell office:value-type="float" office:value="0.113996425138951" calcext:value-type="float">
            <text:p>0.113996425138951</text:p>
          </table:table-cell>
          <table:table-cell office:value-type="float" office:value="0.111442820352637" calcext:value-type="float">
            <text:p>0.111442820352637</text:p>
          </table:table-cell>
          <table:table-cell office:value-type="float" office:value="0.115796153975321" calcext:value-type="float">
            <text:p>0.115796153975321</text:p>
          </table:table-cell>
          <table:table-cell office:value-type="float" office:value="0.118374980132736" calcext:value-type="float">
            <text:p>0.118374980132736</text:p>
          </table:table-cell>
          <table:table-cell office:value-type="float" office:value="0.121361061995783" calcext:value-type="float">
            <text:p>0.121361061995783</text:p>
          </table:table-cell>
          <table:table-cell office:value-type="float" office:value="0.121086556034918" calcext:value-type="float">
            <text:p>0.121086556034918</text:p>
          </table:table-cell>
          <table:table-cell office:value-type="float" office:value="0.116906321486982" calcext:value-type="float">
            <text:p>0.116906321486982</text:p>
          </table:table-cell>
          <table:table-cell office:value-type="float" office:value="0.113954020444764" calcext:value-type="float">
            <text:p>0.113954020444764</text:p>
          </table:table-cell>
          <table:table-cell office:value-type="float" office:value="0.107405569861876" calcext:value-type="float">
            <text:p>0.107405569861876</text:p>
          </table:table-cell>
          <table:table-cell office:value-type="float" office:value="0.0960878073789455" calcext:value-type="float">
            <text:p>0.096087807378946</text:p>
          </table:table-cell>
          <table:table-cell office:value-type="float" office:value="0.0935065121921151" calcext:value-type="float">
            <text:p>0.093506512192115</text:p>
          </table:table-cell>
          <table:table-cell office:value-type="float" office:value="0.140655118339571" calcext:value-type="float">
            <text:p>0.140655118339571</text:p>
          </table:table-cell>
          <table:table-cell office:value-type="float" office:value="0.184406174799746" calcext:value-type="float">
            <text:p>0.184406174799746</text:p>
          </table:table-cell>
          <table:table-cell office:value-type="float" office:value="0.188306933562918" calcext:value-type="float">
            <text:p>0.188306933562918</text:p>
          </table:table-cell>
          <table:table-cell office:value-type="float" office:value="0.193890004584355" calcext:value-type="float">
            <text:p>0.193890004584355</text:p>
          </table:table-cell>
          <table:table-cell office:value-type="float" office:value="0.198950075743667" calcext:value-type="float">
            <text:p>0.198950075743667</text:p>
          </table:table-cell>
          <table:table-cell office:value-type="float" office:value="0.20241640370012" calcext:value-type="float">
            <text:p>0.20241640370012</text:p>
          </table:table-cell>
          <table:table-cell office:value-type="float" office:value="0.150042510552594" calcext:value-type="float">
            <text:p>0.150042510552594</text:p>
          </table:table-cell>
          <table:table-cell office:value-type="float" office:value="0.151129810578845" calcext:value-type="float">
            <text:p>0.151129810578845</text:p>
          </table:table-cell>
          <table:table-cell office:value-type="float" office:value="0.152569170781648" calcext:value-type="float">
            <text:p>0.152569170781648</text:p>
          </table:table-cell>
          <table:table-cell office:value-type="float" office:value="0.199135516033291" calcext:value-type="float">
            <text:p>0.199135516033291</text:p>
          </table:table-cell>
          <table:table-cell office:value-type="float" office:value="0.13153526677354" calcext:value-type="float">
            <text:p>0.13153526677354</text:p>
          </table:table-cell>
          <table:table-cell office:value-type="float" office:value="0.128844218098559" calcext:value-type="float">
            <text:p>0.128844218098559</text:p>
          </table:table-cell>
          <table:table-cell office:value-type="float" office:value="0.130939535927329" calcext:value-type="float">
            <text:p>0.130939535927329</text:p>
          </table:table-cell>
          <table:table-cell office:value-type="float" office:value="0.124737523880646" calcext:value-type="float">
            <text:p>0.124737523880646</text:p>
          </table:table-cell>
          <table:table-cell office:value-type="float" office:value="0.121749124412233" calcext:value-type="float">
            <text:p>0.121749124412233</text:p>
          </table:table-cell>
          <table:table-cell office:value-type="float" office:value="0.121025498036549" calcext:value-type="float">
            <text:p>0.121025498036549</text:p>
          </table:table-cell>
          <table:table-cell office:value-type="float" office:value="0.121511136168348" calcext:value-type="float">
            <text:p>0.121511136168348</text:p>
          </table:table-cell>
          <table:table-cell office:value-type="float" office:value="0.122267022454701" calcext:value-type="float">
            <text:p>0.122267022454701</text:p>
          </table:table-cell>
          <table:table-cell office:value-type="float" office:value="0.11615510564612" calcext:value-type="float">
            <text:p>0.11615510564612</text:p>
          </table:table-cell>
          <table:table-cell office:value-type="float" office:value="0.119312913257765" calcext:value-type="float">
            <text:p>0.119312913257765</text:p>
          </table:table-cell>
          <table:table-cell office:value-type="float" office:value="0.120886240759749" calcext:value-type="float">
            <text:p>0.120886240759749</text:p>
          </table:table-cell>
          <table:table-cell office:value-type="float" office:value="0.127391115009236" calcext:value-type="float">
            <text:p>0.127391115009236</text:p>
          </table:table-cell>
          <table:table-cell office:value-type="float" office:value="0.129802100923018" calcext:value-type="float">
            <text:p>0.129802100923018</text:p>
          </table:table-cell>
          <table:table-cell office:value-type="float" office:value="0.132533092328228" calcext:value-type="float">
            <text:p>0.132533092328228</text:p>
          </table:table-cell>
          <table:table-cell office:value-type="float" office:value="0.133749158977072" calcext:value-type="float">
            <text:p>0.133749158977072</text:p>
          </table:table-cell>
          <table:table-cell office:value-type="float" office:value="0.130745770785489" calcext:value-type="float">
            <text:p>0.130745770785489</text:p>
          </table:table-cell>
          <table:table-cell office:value-type="float" office:value="0.128397613172689" calcext:value-type="float">
            <text:p>0.128397613172689</text:p>
          </table:table-cell>
          <table:table-cell office:value-type="float" office:value="0.126585095532294" calcext:value-type="float">
            <text:p>0.126585095532294</text:p>
          </table:table-cell>
          <table:table-cell office:value-type="float" office:value="0.124579072161525" calcext:value-type="float">
            <text:p>0.124579072161525</text:p>
          </table:table-cell>
          <table:table-cell office:value-type="float" office:value="0.118952800287075" calcext:value-type="float">
            <text:p>0.118952800287075</text:p>
          </table:table-cell>
          <table:table-cell office:value-type="float" office:value="0.101102111104945" calcext:value-type="float">
            <text:p>0.101102111104945</text:p>
          </table:table-cell>
          <table:table-cell office:value-type="float" office:value="0.0947137630502608" calcext:value-type="float">
            <text:p>0.094713763050261</text:p>
          </table:table-cell>
          <table:table-cell office:value-type="float" office:value="0.0976145995775869" calcext:value-type="float">
            <text:p>0.097614599577587</text:p>
          </table:table-cell>
          <table:table-cell office:value-type="float" office:value="0.194797661784162" calcext:value-type="float">
            <text:p>0.194797661784162</text:p>
          </table:table-cell>
          <table:table-cell office:value-type="float" office:value="0.208244578282121" calcext:value-type="float">
            <text:p>0.208244578282121</text:p>
          </table:table-cell>
          <table:table-cell office:value-type="float" office:value="0.145864875054538" calcext:value-type="float">
            <text:p>0.145864875054538</text:p>
          </table:table-cell>
          <table:table-cell office:value-type="float" office:value="0.146177758403715" calcext:value-type="float">
            <text:p>0.146177758403715</text:p>
          </table:table-cell>
          <table:table-cell office:value-type="float" office:value="0.148573023867848" calcext:value-type="float">
            <text:p>0.148573023867848</text:p>
          </table:table-cell>
          <table:table-cell office:value-type="float" office:value="0.116487719728161" calcext:value-type="float">
            <text:p>0.116487719728161</text:p>
          </table:table-cell>
          <table:table-cell office:value-type="float" office:value="0.105107951572978" calcext:value-type="float">
            <text:p>0.105107951572978</text:p>
          </table:table-cell>
          <table:table-cell office:value-type="float" office:value="0.109291258720028" calcext:value-type="float">
            <text:p>0.109291258720028</text:p>
          </table:table-cell>
          <table:table-cell office:value-type="float" office:value="0.106316576775007" calcext:value-type="float">
            <text:p>0.106316576775007</text:p>
          </table:table-cell>
          <table:table-cell office:value-type="float" office:value="0.105466545581229" calcext:value-type="float">
            <text:p>0.105466545581229</text:p>
          </table:table-cell>
          <table:table-cell office:value-type="float" office:value="0.108782224661236" calcext:value-type="float">
            <text:p>0.108782224661236</text:p>
          </table:table-cell>
          <table:table-cell office:value-type="float" office:value="0.11234542897808" calcext:value-type="float">
            <text:p>0.11234542897808</text:p>
          </table:table-cell>
          <table:table-cell office:value-type="float" office:value="0.120668684995645" calcext:value-type="float">
            <text:p>0.120668684995645</text:p>
          </table:table-cell>
          <table:table-cell office:value-type="float" office:value="0.125561469194564" calcext:value-type="float">
            <text:p>0.125561469194564</text:p>
          </table:table-cell>
          <table:table-cell office:value-type="float" office:value="0.131268075216963" calcext:value-type="float">
            <text:p>0.131268075216963</text:p>
          </table:table-cell>
          <table:table-cell office:value-type="float" office:value="0.132427639474438" calcext:value-type="float">
            <text:p>0.132427639474438</text:p>
          </table:table-cell>
          <table:table-cell office:value-type="float" office:value="0.134657910453028" calcext:value-type="float">
            <text:p>0.134657910453028</text:p>
          </table:table-cell>
          <table:table-cell office:value-type="float" office:value="0.132392610824806" calcext:value-type="float">
            <text:p>0.132392610824806</text:p>
          </table:table-cell>
          <table:table-cell office:value-type="float" office:value="0.129145520510821" calcext:value-type="float">
            <text:p>0.129145520510821</text:p>
          </table:table-cell>
          <table:table-cell office:value-type="float" office:value="0.125379101344099" calcext:value-type="float">
            <text:p>0.125379101344099</text:p>
          </table:table-cell>
          <table:table-cell office:value-type="float" office:value="0.12347625573209" calcext:value-type="float">
            <text:p>0.12347625573209</text:p>
          </table:table-cell>
          <table:table-cell office:value-type="float" office:value="0.11339527468921" calcext:value-type="float">
            <text:p>0.11339527468921</text:p>
          </table:table-cell>
          <table:table-cell office:value-type="float" office:value="0.0995242088933695" calcext:value-type="float">
            <text:p>0.09952420889337</text:p>
          </table:table-cell>
          <table:table-cell office:value-type="float" office:value="0.0989766766464718" calcext:value-type="float">
            <text:p>0.098976676646472</text:p>
          </table:table-cell>
          <table:table-cell office:value-type="float" office:value="0.194908183606469" calcext:value-type="float">
            <text:p>0.194908183606469</text:p>
          </table:table-cell>
          <table:table-cell office:value-type="float" office:value="0.206110584872307" calcext:value-type="float">
            <text:p>0.206110584872307</text:p>
          </table:table-cell>
          <table:table-cell office:value-type="float" office:value="0.201110007328914" calcext:value-type="float">
            <text:p>0.201110007328914</text:p>
          </table:table-cell>
          <table:table-cell office:value-type="float" office:value="0.201197310432375" calcext:value-type="float">
            <text:p>0.201197310432375</text:p>
          </table:table-cell>
          <table:table-cell office:value-type="float" office:value="0.200887816372376" calcext:value-type="float">
            <text:p>0.200887816372376</text:p>
          </table:table-cell>
          <table:table-cell office:value-type="float" office:value="0.20508188021271" calcext:value-type="float">
            <text:p>0.20508188021271</text:p>
          </table:table-cell>
          <table:table-cell office:value-type="float" office:value="0.100032221303523" calcext:value-type="float">
            <text:p>0.100032221303523</text:p>
          </table:table-cell>
          <table:table-cell office:value-type="float" office:value="0.10009087696017" calcext:value-type="float">
            <text:p>0.10009087696017</text:p>
          </table:table-cell>
          <table:table-cell office:value-type="float" office:value="0.0996247183265992" calcext:value-type="float">
            <text:p>0.099624718326599</text:p>
          </table:table-cell>
          <table:table-cell office:value-type="float" office:value="0.099876978014835" calcext:value-type="float">
            <text:p>0.099876978014835</text:p>
          </table:table-cell>
          <table:table-cell office:value-type="float" office:value="0.102818772906605" calcext:value-type="float">
            <text:p>0.102818772906605</text:p>
          </table:table-cell>
          <table:table-cell office:value-type="float" office:value="0.106220651819413" calcext:value-type="float">
            <text:p>0.106220651819413</text:p>
          </table:table-cell>
          <table:table-cell office:value-type="float" office:value="0.114215807532645" calcext:value-type="float">
            <text:p>0.114215807532645</text:p>
          </table:table-cell>
          <table:table-cell office:value-type="float" office:value="0.124192705889228" calcext:value-type="float">
            <text:p>0.124192705889228</text:p>
          </table:table-cell>
          <table:table-cell office:value-type="float" office:value="0.125311284346644" calcext:value-type="float">
            <text:p>0.125311284346644</text:p>
          </table:table-cell>
          <table:table-cell office:value-type="float" office:value="0.124978410643978" calcext:value-type="float">
            <text:p>0.124978410643978</text:p>
          </table:table-cell>
          <table:table-cell office:value-type="float" office:value="0.125120277721939" calcext:value-type="float">
            <text:p>0.125120277721939</text:p>
          </table:table-cell>
          <table:table-cell office:value-type="float" office:value="0.122634540742179" calcext:value-type="float">
            <text:p>0.122634540742179</text:p>
          </table:table-cell>
          <table:table-cell office:value-type="float" office:value="0.123218774560075" calcext:value-type="float">
            <text:p>0.123218774560075</text:p>
          </table:table-cell>
          <table:table-cell office:value-type="float" office:value="0.120868400028869" calcext:value-type="float">
            <text:p>0.120868400028869</text:p>
          </table:table-cell>
          <table:table-cell office:value-type="float" office:value="0.114189970276523" calcext:value-type="float">
            <text:p>0.114189970276523</text:p>
          </table:table-cell>
          <table:table-cell office:value-type="float" office:value="0.111688160200846" calcext:value-type="float">
            <text:p>0.111688160200846</text:p>
          </table:table-cell>
          <table:table-cell office:value-type="float" office:value="0.104350704641295" calcext:value-type="float">
            <text:p>0.104350704641295</text:p>
          </table:table-cell>
          <table:table-cell office:value-type="float" office:value="0.0949879432693283" calcext:value-type="float">
            <text:p>0.094987943269328</text:p>
          </table:table-cell>
          <table:table-cell office:value-type="float" office:value="0.193137010407525" calcext:value-type="float">
            <text:p>0.193137010407525</text:p>
          </table:table-cell>
          <table:table-cell office:value-type="float" office:value="0.200282056525212" calcext:value-type="float">
            <text:p>0.200282056525212</text:p>
          </table:table-cell>
          <table:table-cell office:value-type="float" office:value="0.203367163899085" calcext:value-type="float">
            <text:p>0.203367163899085</text:p>
          </table:table-cell>
          <table:table-cell office:value-type="float" office:value="0.202635635282034" calcext:value-type="float">
            <text:p>0.202635635282034</text:p>
          </table:table-cell>
          <table:table-cell office:value-type="float" office:value="0.19852545780927" calcext:value-type="float">
            <text:p>0.19852545780927</text:p>
          </table:table-cell>
          <table:table-cell office:value-type="float" office:value="0.195315228979425" calcext:value-type="float">
            <text:p>0.195315228979425</text:p>
          </table:table-cell>
          <table:table-cell office:value-type="float" office:value="0.192609296051124" calcext:value-type="float">
            <text:p>0.192609296051124</text:p>
          </table:table-cell>
          <table:table-cell office:value-type="float" office:value="0.198851696552721" calcext:value-type="float">
            <text:p>0.198851696552721</text:p>
          </table:table-cell>
          <table:table-cell office:value-type="float" office:value="0.107950615396584" calcext:value-type="float">
            <text:p>0.107950615396584</text:p>
          </table:table-cell>
          <table:table-cell office:value-type="float" office:value="0.10701749713895" calcext:value-type="float">
            <text:p>0.10701749713895</text:p>
          </table:table-cell>
          <table:table-cell office:value-type="float" office:value="0.104066790604252" calcext:value-type="float">
            <text:p>0.104066790604252</text:p>
          </table:table-cell>
          <table:table-cell office:value-type="float" office:value="0.107010333250029" calcext:value-type="float">
            <text:p>0.107010333250029</text:p>
          </table:table-cell>
          <table:table-cell office:value-type="float" office:value="0.112664537516202" calcext:value-type="float">
            <text:p>0.112664537516202</text:p>
          </table:table-cell>
          <table:table-cell office:value-type="float" office:value="0.118543796392289" calcext:value-type="float">
            <text:p>0.118543796392289</text:p>
          </table:table-cell>
          <table:table-cell office:value-type="float" office:value="0.121901472115977" calcext:value-type="float">
            <text:p>0.121901472115977</text:p>
          </table:table-cell>
          <table:table-cell office:value-type="float" office:value="0.126895403681056" calcext:value-type="float">
            <text:p>0.126895403681056</text:p>
          </table:table-cell>
          <table:table-cell office:value-type="float" office:value="0.126714147909994" calcext:value-type="float">
            <text:p>0.126714147909994</text:p>
          </table:table-cell>
          <table:table-cell office:value-type="float" office:value="0.127432706912209" calcext:value-type="float">
            <text:p>0.127432706912209</text:p>
          </table:table-cell>
          <table:table-cell office:value-type="float" office:value="0.126744798428304" calcext:value-type="float">
            <text:p>0.126744798428304</text:p>
          </table:table-cell>
          <table:table-cell office:value-type="float" office:value="0.12499436085423" calcext:value-type="float">
            <text:p>0.12499436085423</text:p>
          </table:table-cell>
          <table:table-cell office:value-type="float" office:value="0.122498154715461" calcext:value-type="float">
            <text:p>0.122498154715461</text:p>
          </table:table-cell>
          <table:table-cell office:value-type="float" office:value="0.11895818699655" calcext:value-type="float">
            <text:p>0.11895818699655</text:p>
          </table:table-cell>
          <table:table-cell office:value-type="float" office:value="0.109232089784048" calcext:value-type="float">
            <text:p>0.109232089784048</text:p>
          </table:table-cell>
          <table:table-cell office:value-type="float" office:value="0.104585026581946" calcext:value-type="float">
            <text:p>0.104585026581946</text:p>
          </table:table-cell>
          <table:table-cell office:value-type="float" office:value="0.107449376802158" calcext:value-type="float">
            <text:p>0.107449376802158</text:p>
          </table:table-cell>
          <table:table-cell office:value-type="float" office:value="0.118968990298449" calcext:value-type="float">
            <text:p>0.118968990298449</text:p>
          </table:table-cell>
          <table:table-cell office:value-type="float" office:value="0.133275114871615" calcext:value-type="float">
            <text:p>0.133275114871615</text:p>
          </table:table-cell>
          <table:table-cell office:value-type="float" office:value="0.173712484159479" calcext:value-type="float">
            <text:p>0.173712484159479</text:p>
          </table:table-cell>
          <table:table-cell office:value-type="float" office:value="0.18596426231882" calcext:value-type="float">
            <text:p>0.18596426231882</text:p>
          </table:table-cell>
          <table:table-cell office:value-type="float" office:value="0.186178505476373" calcext:value-type="float">
            <text:p>0.186178505476373</text:p>
          </table:table-cell>
          <table:table-cell office:value-type="float" office:value="0.187300118989943" calcext:value-type="float">
            <text:p>0.187300118989943</text:p>
          </table:table-cell>
          <table:table-cell office:value-type="float" office:value="0.185785217583813" calcext:value-type="float">
            <text:p>0.185785217583813</text:p>
          </table:table-cell>
          <table:table-cell office:value-type="float" office:value="0.188119095739832" calcext:value-type="float">
            <text:p>0.188119095739832</text:p>
          </table:table-cell>
          <table:table-cell office:value-type="float" office:value="0.209298752450714" calcext:value-type="float">
            <text:p>0.209298752450714</text:p>
          </table:table-cell>
          <table:table-cell office:value-type="float" office:value="0.21305259802578" calcext:value-type="float">
            <text:p>0.2130525980257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592980455584" calcext:value-type="float">
            <text:p>-0.014592980455584</text:p>
          </table:table-cell>
          <table:table-cell office:value-type="float" office:value="-0.0146062006747876" calcext:value-type="float">
            <text:p>-0.014606200674788</text:p>
          </table:table-cell>
          <table:table-cell office:value-type="float" office:value="-0.014595556756063" calcext:value-type="float">
            <text:p>-0.014595556756063</text:p>
          </table:table-cell>
          <table:table-cell office:value-type="float" office:value="-0.0146038143502098" calcext:value-type="float">
            <text:p>-0.01460381435021</text:p>
          </table:table-cell>
          <table:table-cell office:value-type="float" office:value="-0.0145814426805488" calcext:value-type="float">
            <text:p>-0.014581442680549</text:p>
          </table:table-cell>
          <table:table-cell office:value-type="float" office:value="-0.0146038807095646" calcext:value-type="float">
            <text:p>-0.014603880709565</text:p>
          </table:table-cell>
          <table:table-cell office:value-type="float" office:value="-0.01459183471953" calcext:value-type="float">
            <text:p>-0.01459183471953</text:p>
          </table:table-cell>
          <table:table-cell office:value-type="float" office:value="-0.0146016644308386" calcext:value-type="float">
            <text:p>-0.014601664430839</text:p>
          </table:table-cell>
          <table:table-cell office:value-type="float" office:value="-0.0145869305937367" calcext:value-type="float">
            <text:p>-0.014586930593737</text:p>
          </table:table-cell>
          <table:table-cell office:value-type="float" office:value="-0.0146133249031037" calcext:value-type="float">
            <text:p>-0.014613324903104</text:p>
          </table:table-cell>
          <table:table-cell office:value-type="float" office:value="-0.0146124723863382" calcext:value-type="float">
            <text:p>-0.014612472386338</text:p>
          </table:table-cell>
          <table:table-cell office:value-type="float" office:value="-0.0145903260491687" calcext:value-type="float">
            <text:p>-0.014590326049169</text:p>
          </table:table-cell>
          <table:table-cell office:value-type="float" office:value="-0.0146030232517223" calcext:value-type="float">
            <text:p>-0.014603023251722</text:p>
          </table:table-cell>
          <table:table-cell office:value-type="float" office:value="-0.0146089722843182" calcext:value-type="float">
            <text:p>-0.014608972284318</text:p>
          </table:table-cell>
          <table:table-cell office:value-type="float" office:value="-0.0146042834980849" calcext:value-type="float">
            <text:p>-0.014604283498085</text:p>
          </table:table-cell>
          <table:table-cell office:value-type="float" office:value="-0.0146013610695498" calcext:value-type="float">
            <text:p>-0.01460136106955</text:p>
          </table:table-cell>
          <table:table-cell office:value-type="float" office:value="-0.0146122178345015" calcext:value-type="float">
            <text:p>-0.014612217834502</text:p>
          </table:table-cell>
          <table:table-cell office:value-type="float" office:value="-0.0145955649289401" calcext:value-type="float">
            <text:p>-0.01459556492894</text:p>
          </table:table-cell>
          <table:table-cell office:value-type="float" office:value="-0.0146069013441898" calcext:value-type="float">
            <text:p>-0.01460690134419</text:p>
          </table:table-cell>
          <table:table-cell office:value-type="float" office:value="-0.0146097113750766" calcext:value-type="float">
            <text:p>-0.014609711375077</text:p>
          </table:table-cell>
          <table:table-cell office:value-type="float" office:value="-0.0145794302810564" calcext:value-type="float">
            <text:p>-0.014579430281056</text:p>
          </table:table-cell>
          <table:table-cell office:value-type="float" office:value="-0.0145912424813136" calcext:value-type="float">
            <text:p>-0.014591242481314</text:p>
          </table:table-cell>
          <table:table-cell office:value-type="float" office:value="-0.0146109446947368" calcext:value-type="float">
            <text:p>-0.014610944694737</text:p>
          </table:table-cell>
          <table:table-cell office:value-type="float" office:value="-0.0146099502538844" calcext:value-type="float">
            <text:p>-0.014609950253884</text:p>
          </table:table-cell>
          <table:table-cell office:value-type="float" office:value="-0.0145917614983118" calcext:value-type="float">
            <text:p>-0.014591761498312</text:p>
          </table:table-cell>
          <table:table-cell office:value-type="float" office:value="-0.0146181136799457" calcext:value-type="float">
            <text:p>-0.014618113679946</text:p>
          </table:table-cell>
          <table:table-cell office:value-type="float" office:value="-0.0146218938572706" calcext:value-type="float">
            <text:p>-0.014621893857271</text:p>
          </table:table-cell>
          <table:table-cell office:value-type="float" office:value="-0.0146059182810691" calcext:value-type="float">
            <text:p>-0.014605918281069</text:p>
          </table:table-cell>
          <table:table-cell office:value-type="float" office:value="-0.0146247646458619" calcext:value-type="float">
            <text:p>-0.014624764645862</text:p>
          </table:table-cell>
          <table:table-cell office:value-type="float" office:value="-0.0145920593784611" calcext:value-type="float">
            <text:p>-0.014592059378461</text:p>
          </table:table-cell>
          <table:table-cell office:value-type="float" office:value="-0.0146027836562561" calcext:value-type="float">
            <text:p>-0.014602783656256</text:p>
          </table:table-cell>
          <table:table-cell office:value-type="float" office:value="-0.0146058271119139" calcext:value-type="float">
            <text:p>-0.014605827111914</text:p>
          </table:table-cell>
          <table:table-cell office:value-type="float" office:value="-0.014603039720899" calcext:value-type="float">
            <text:p>-0.014603039720899</text:p>
          </table:table-cell>
          <table:table-cell office:value-type="float" office:value="-0.0146140529500323" calcext:value-type="float">
            <text:p>-0.014614052950032</text:p>
          </table:table-cell>
          <table:table-cell office:value-type="float" office:value="-0.0146291853466508" calcext:value-type="float">
            <text:p>-0.014629185346651</text:p>
          </table:table-cell>
          <table:table-cell office:value-type="float" office:value="-0.0145847034854307" calcext:value-type="float">
            <text:p>-0.014584703485431</text:p>
          </table:table-cell>
          <table:table-cell office:value-type="float" office:value="-0.0146028718810998" calcext:value-type="float">
            <text:p>-0.0146028718811</text:p>
          </table:table-cell>
          <table:table-cell office:value-type="float" office:value="-0.0146165577668969" calcext:value-type="float">
            <text:p>-0.014616557766897</text:p>
          </table:table-cell>
          <table:table-cell office:value-type="float" office:value="-0.0146033191206786" calcext:value-type="float">
            <text:p>-0.014603319120679</text:p>
          </table:table-cell>
          <table:table-cell office:value-type="float" office:value="-0.0145972637912618" calcext:value-type="float">
            <text:p>-0.014597263791262</text:p>
          </table:table-cell>
          <table:table-cell office:value-type="float" office:value="-0.0146183896044725" calcext:value-type="float">
            <text:p>-0.014618389604473</text:p>
          </table:table-cell>
          <table:table-cell office:value-type="float" office:value="-0.0146582894903924" calcext:value-type="float">
            <text:p>-0.014658289490392</text:p>
          </table:table-cell>
          <table:table-cell office:value-type="float" office:value="-0.0145965989379181" calcext:value-type="float">
            <text:p>-0.014596598937918</text:p>
          </table:table-cell>
          <table:table-cell office:value-type="float" office:value="-0.0146040564708935" calcext:value-type="float">
            <text:p>-0.014604056470894</text:p>
          </table:table-cell>
          <table:table-cell office:value-type="float" office:value="-0.0146074178171711" calcext:value-type="float">
            <text:p>-0.014607417817171</text:p>
          </table:table-cell>
          <table:table-cell office:value-type="float" office:value="-0.0146131265966886" calcext:value-type="float">
            <text:p>-0.014613126596689</text:p>
          </table:table-cell>
          <table:table-cell office:value-type="float" office:value="-0.0145882293593397" calcext:value-type="float">
            <text:p>-0.01458822935934</text:p>
          </table:table-cell>
          <table:table-cell office:value-type="float" office:value="-0.0146091484618016" calcext:value-type="float">
            <text:p>-0.014609148461802</text:p>
          </table:table-cell>
          <table:table-cell office:value-type="float" office:value="-0.0146037346001813" calcext:value-type="float">
            <text:p>-0.014603734600181</text:p>
          </table:table-cell>
          <table:table-cell office:value-type="float" office:value="-0.0146139594147815" calcext:value-type="float">
            <text:p>-0.014613959414782</text:p>
          </table:table-cell>
          <table:table-cell office:value-type="float" office:value="-0.0145864824747483" calcext:value-type="float">
            <text:p>-0.014586482474748</text:p>
          </table:table-cell>
          <table:table-cell office:value-type="float" office:value="-0.0146103457708669" calcext:value-type="float">
            <text:p>-0.014610345770867</text:p>
          </table:table-cell>
          <table:table-cell office:value-type="float" office:value="-0.0145921120400617" calcext:value-type="float">
            <text:p>-0.014592112040062</text:p>
          </table:table-cell>
          <table:table-cell office:value-type="float" office:value="-0.0145884373144364" calcext:value-type="float">
            <text:p>-0.014588437314436</text:p>
          </table:table-cell>
          <table:table-cell office:value-type="float" office:value="-0.0145757501871998" calcext:value-type="float">
            <text:p>-0.0145757501872</text:p>
          </table:table-cell>
          <table:table-cell office:value-type="float" office:value="-0.0146113672356094" calcext:value-type="float">
            <text:p>-0.014611367235609</text:p>
          </table:table-cell>
          <table:table-cell office:value-type="float" office:value="-0.0145979175394376" calcext:value-type="float">
            <text:p>-0.014597917539438</text:p>
          </table:table-cell>
          <table:table-cell office:value-type="float" office:value="-0.0145972196866594" calcext:value-type="float">
            <text:p>-0.01459721968666</text:p>
          </table:table-cell>
          <table:table-cell office:value-type="float" office:value="-0.0146047669693575" calcext:value-type="float">
            <text:p>-0.014604766969358</text:p>
          </table:table-cell>
          <table:table-cell office:value-type="float" office:value="-0.0145893228296298" calcext:value-type="float">
            <text:p>-0.01458932282963</text:p>
          </table:table-cell>
          <table:table-cell office:value-type="float" office:value="-0.0146306194809283" calcext:value-type="float">
            <text:p>-0.014630619480928</text:p>
          </table:table-cell>
          <table:table-cell office:value-type="float" office:value="-0.0145912546019674" calcext:value-type="float">
            <text:p>-0.014591254601967</text:p>
          </table:table-cell>
          <table:table-cell office:value-type="float" office:value="-0.0146119016342958" calcext:value-type="float">
            <text:p>-0.014611901634296</text:p>
          </table:table-cell>
          <table:table-cell office:value-type="float" office:value="-0.014627119536855" calcext:value-type="float">
            <text:p>-0.014627119536855</text:p>
          </table:table-cell>
          <table:table-cell office:value-type="float" office:value="-0.0146353370221059" calcext:value-type="float">
            <text:p>-0.014635337022106</text:p>
          </table:table-cell>
          <table:table-cell office:value-type="float" office:value="-0.0146539502377346" calcext:value-type="float">
            <text:p>-0.014653950237735</text:p>
          </table:table-cell>
          <table:table-cell office:value-type="float" office:value="-0.0145974433391005" calcext:value-type="float">
            <text:p>-0.014597443339101</text:p>
          </table:table-cell>
          <table:table-cell office:value-type="float" office:value="-0.0146277340850518" calcext:value-type="float">
            <text:p>-0.014627734085052</text:p>
          </table:table-cell>
          <table:table-cell office:value-type="float" office:value="-0.0146162035820577" calcext:value-type="float">
            <text:p>-0.014616203582058</text:p>
          </table:table-cell>
          <table:table-cell office:value-type="float" office:value="-0.014191303921892" calcext:value-type="float">
            <text:p>-0.014191303921892</text:p>
          </table:table-cell>
          <table:table-cell office:value-type="float" office:value="-0.0134857645575611" calcext:value-type="float">
            <text:p>-0.013485764557561</text:p>
          </table:table-cell>
          <table:table-cell office:value-type="float" office:value="-0.0135084142541905" calcext:value-type="float">
            <text:p>-0.013508414254191</text:p>
          </table:table-cell>
          <table:table-cell office:value-type="float" office:value="-0.0134707021016044" calcext:value-type="float">
            <text:p>-0.013470702101605</text:p>
          </table:table-cell>
          <table:table-cell office:value-type="float" office:value="-0.0135024157889812" calcext:value-type="float">
            <text:p>-0.013502415788981</text:p>
          </table:table-cell>
          <table:table-cell office:value-type="float" office:value="-0.0133943708996994" calcext:value-type="float">
            <text:p>-0.0133943708997</text:p>
          </table:table-cell>
          <table:table-cell office:value-type="float" office:value="-0.0134218963347243" calcext:value-type="float">
            <text:p>-0.013421896334724</text:p>
          </table:table-cell>
          <table:table-cell office:value-type="float" office:value="-0.0134937748158859" calcext:value-type="float">
            <text:p>-0.013493774815886</text:p>
          </table:table-cell>
          <table:table-cell office:value-type="float" office:value="-0.0134316352473751" calcext:value-type="float">
            <text:p>-0.013431635247375</text:p>
          </table:table-cell>
          <table:table-cell office:value-type="float" office:value="-0.0134198747875009" calcext:value-type="float">
            <text:p>-0.013419874787501</text:p>
          </table:table-cell>
          <table:table-cell office:value-type="float" office:value="-0.0140438280212778" calcext:value-type="float">
            <text:p>-0.014043828021278</text:p>
          </table:table-cell>
          <table:table-cell office:value-type="float" office:value="-0.0167019524619802" calcext:value-type="float">
            <text:p>-0.01670195246198</text:p>
          </table:table-cell>
          <table:table-cell office:value-type="float" office:value="-0.0194272215958151" calcext:value-type="float">
            <text:p>-0.019427221595815</text:p>
          </table:table-cell>
          <table:table-cell office:value-type="float" office:value="-0.0231184848648979" calcext:value-type="float">
            <text:p>-0.023118484864898</text:p>
          </table:table-cell>
          <table:table-cell office:value-type="float" office:value="-0.0274008376805434" calcext:value-type="float">
            <text:p>-0.027400837680543</text:p>
          </table:table-cell>
          <table:table-cell office:value-type="float" office:value="-0.0333551240433883" calcext:value-type="float">
            <text:p>-0.033355124043388</text:p>
          </table:table-cell>
          <table:table-cell office:value-type="float" office:value="-0.0372000617286598" calcext:value-type="float">
            <text:p>-0.03720006172866</text:p>
          </table:table-cell>
          <table:table-cell office:value-type="float" office:value="-0.0487192217281631" calcext:value-type="float">
            <text:p>-0.048719221728163</text:p>
          </table:table-cell>
          <table:table-cell office:value-type="float" office:value="-0.0477430114719661" calcext:value-type="float">
            <text:p>-0.047743011471966</text:p>
          </table:table-cell>
          <table:table-cell office:value-type="float" office:value="-0.0226680672456739" calcext:value-type="float">
            <text:p>-0.022668067245674</text:p>
          </table:table-cell>
          <table:table-cell office:value-type="float" office:value="-0.0216387133969849" calcext:value-type="float">
            <text:p>-0.021638713396985</text:p>
          </table:table-cell>
          <table:table-cell office:value-type="float" office:value="-0.021680660958157" calcext:value-type="float">
            <text:p>-0.021680660958157</text:p>
          </table:table-cell>
          <table:table-cell office:value-type="float" office:value="-0.0217919385516997" calcext:value-type="float">
            <text:p>-0.0217919385517</text:p>
          </table:table-cell>
          <table:table-cell office:value-type="float" office:value="-0.0249543411975033" calcext:value-type="float">
            <text:p>-0.024954341197503</text:p>
          </table:table-cell>
          <table:table-cell office:value-type="float" office:value="-0.0285310142972238" calcext:value-type="float">
            <text:p>-0.028531014297224</text:p>
          </table:table-cell>
          <table:table-cell office:value-type="float" office:value="-0.0298716933110822" calcext:value-type="float">
            <text:p>-0.029871693311082</text:p>
          </table:table-cell>
          <table:table-cell office:value-type="float" office:value="-0.022077245753432" calcext:value-type="float">
            <text:p>-0.022077245753432</text:p>
          </table:table-cell>
          <table:table-cell office:value-type="float" office:value="-0.016774211157274" calcext:value-type="float">
            <text:p>-0.016774211157274</text:p>
          </table:table-cell>
          <table:table-cell office:value-type="float" office:value="-0.0132866358216304" calcext:value-type="float">
            <text:p>-0.013286635821631</text:p>
          </table:table-cell>
          <table:table-cell office:value-type="float" office:value="-0.0148612313807106" calcext:value-type="float">
            <text:p>-0.014861231380711</text:p>
          </table:table-cell>
          <table:table-cell office:value-type="float" office:value="-0.0137080728956211" calcext:value-type="float">
            <text:p>-0.013708072895621</text:p>
          </table:table-cell>
          <table:table-cell office:value-type="float" office:value="-0.0133306226603572" calcext:value-type="float">
            <text:p>-0.013330622660357</text:p>
          </table:table-cell>
          <table:table-cell office:value-type="float" office:value="-0.0132256433545552" calcext:value-type="float">
            <text:p>-0.013225643354555</text:p>
          </table:table-cell>
          <table:table-cell office:value-type="float" office:value="-0.0128282196704563" calcext:value-type="float">
            <text:p>-0.012828219670456</text:p>
          </table:table-cell>
          <table:table-cell office:value-type="float" office:value="-0.016002132940706" calcext:value-type="float">
            <text:p>-0.016002132940706</text:p>
          </table:table-cell>
          <table:table-cell office:value-type="float" office:value="-0.018674399434505" calcext:value-type="float">
            <text:p>-0.018674399434505</text:p>
          </table:table-cell>
          <table:table-cell office:value-type="float" office:value="-0.0225979000157698" calcext:value-type="float">
            <text:p>-0.02259790001577</text:p>
          </table:table-cell>
          <table:table-cell office:value-type="float" office:value="-0.0295174448850461" calcext:value-type="float">
            <text:p>-0.029517444885046</text:p>
          </table:table-cell>
          <table:table-cell office:value-type="float" office:value="-0.0310260776156461" calcext:value-type="float">
            <text:p>-0.031026077615646</text:p>
          </table:table-cell>
          <table:table-cell office:value-type="float" office:value="-0.0359187373148774" calcext:value-type="float">
            <text:p>-0.035918737314877</text:p>
          </table:table-cell>
          <table:table-cell office:value-type="float" office:value="-0.0286371317272644" calcext:value-type="float">
            <text:p>-0.028637131727265</text:p>
          </table:table-cell>
          <table:table-cell office:value-type="float" office:value="-0.0376647253335721" calcext:value-type="float">
            <text:p>-0.037664725333572</text:p>
          </table:table-cell>
          <table:table-cell office:value-type="float" office:value="-0.0404494211105125" calcext:value-type="float">
            <text:p>-0.040449421110513</text:p>
          </table:table-cell>
          <table:table-cell office:value-type="float" office:value="-0.0377704260592073" calcext:value-type="float">
            <text:p>-0.037770426059207</text:p>
          </table:table-cell>
          <table:table-cell office:value-type="float" office:value="-0.0358135152031785" calcext:value-type="float">
            <text:p>-0.035813515203179</text:p>
          </table:table-cell>
          <table:table-cell office:value-type="float" office:value="-0.0145804752046661" calcext:value-type="float">
            <text:p>-0.014580475204666</text:p>
          </table:table-cell>
          <table:table-cell office:value-type="float" office:value="-0.0142425525032694" calcext:value-type="float">
            <text:p>-0.014242552503269</text:p>
          </table:table-cell>
          <table:table-cell office:value-type="float" office:value="-0.0115782066042717" calcext:value-type="float">
            <text:p>-0.011578206604272</text:p>
          </table:table-cell>
          <table:table-cell office:value-type="float" office:value="-0.0107616388841172" calcext:value-type="float">
            <text:p>-0.010761638884117</text:p>
          </table:table-cell>
          <table:table-cell office:value-type="float" office:value="-0.0469777043065718" calcext:value-type="float">
            <text:p>-0.046977704306572</text:p>
          </table:table-cell>
          <table:table-cell office:value-type="float" office:value="-0.0460690920712114" calcext:value-type="float">
            <text:p>-0.046069092071211</text:p>
          </table:table-cell>
          <table:table-cell office:value-type="float" office:value="-0.0444162542297675" calcext:value-type="float">
            <text:p>-0.044416254229768</text:p>
          </table:table-cell>
          <table:table-cell office:value-type="float" office:value="-0.0401816746460978" calcext:value-type="float">
            <text:p>-0.040181674646098</text:p>
          </table:table-cell>
          <table:table-cell office:value-type="float" office:value="-0.0369672320597172" calcext:value-type="float">
            <text:p>-0.036967232059717</text:p>
          </table:table-cell>
          <table:table-cell office:value-type="float" office:value="-0.0336268281385769" calcext:value-type="float">
            <text:p>-0.033626828138577</text:p>
          </table:table-cell>
          <table:table-cell office:value-type="float" office:value="-0.0304041465122484" calcext:value-type="float">
            <text:p>-0.030404146512248</text:p>
          </table:table-cell>
          <table:table-cell office:value-type="float" office:value="-0.0267606042365225" calcext:value-type="float">
            <text:p>-0.026760604236523</text:p>
          </table:table-cell>
          <table:table-cell office:value-type="float" office:value="-0.022714307297226" calcext:value-type="float">
            <text:p>-0.022714307297226</text:p>
          </table:table-cell>
          <table:table-cell office:value-type="float" office:value="-0.0173156173895119" calcext:value-type="float">
            <text:p>-0.017315617389512</text:p>
          </table:table-cell>
          <table:table-cell office:value-type="float" office:value="-0.0166516319155492" calcext:value-type="float">
            <text:p>-0.016651631915549</text:p>
          </table:table-cell>
          <table:table-cell office:value-type="float" office:value="-0.0162259504873881" calcext:value-type="float">
            <text:p>-0.016225950487388</text:p>
          </table:table-cell>
          <table:table-cell office:value-type="float" office:value="-0.0142642002089795" calcext:value-type="float">
            <text:p>-0.01426420020898</text:p>
          </table:table-cell>
          <table:table-cell office:value-type="float" office:value="-0.0135484099165946" calcext:value-type="float">
            <text:p>-0.013548409916595</text:p>
          </table:table-cell>
          <table:table-cell office:value-type="float" office:value="-0.0144505125263952" calcext:value-type="float">
            <text:p>-0.014450512526395</text:p>
          </table:table-cell>
          <table:table-cell office:value-type="float" office:value="-0.015952352539946" calcext:value-type="float">
            <text:p>-0.015952352539946</text:p>
          </table:table-cell>
          <table:table-cell office:value-type="float" office:value="-0.0213430979793142" calcext:value-type="float">
            <text:p>-0.021343097979314</text:p>
          </table:table-cell>
          <table:table-cell office:value-type="float" office:value="-0.0272068945650823" calcext:value-type="float">
            <text:p>-0.027206894565082</text:p>
          </table:table-cell>
          <table:table-cell office:value-type="float" office:value="-0.0313124572580581" calcext:value-type="float">
            <text:p>-0.031312457258058</text:p>
          </table:table-cell>
          <table:table-cell office:value-type="float" office:value="-0.0357179740105136" calcext:value-type="float">
            <text:p>-0.035717974010514</text:p>
          </table:table-cell>
          <table:table-cell office:value-type="float" office:value="-0.0463167030188016" calcext:value-type="float">
            <text:p>-0.046316703018802</text:p>
          </table:table-cell>
          <table:table-cell office:value-type="float" office:value="-0.0441600697849823" calcext:value-type="float">
            <text:p>-0.044160069784982</text:p>
          </table:table-cell>
          <table:table-cell office:value-type="float" office:value="-0.0397750308952966" calcext:value-type="float">
            <text:p>-0.039775030895297</text:p>
          </table:table-cell>
          <table:table-cell office:value-type="float" office:value="-0.0401287329489916" calcext:value-type="float">
            <text:p>-0.040128732948992</text:p>
          </table:table-cell>
          <table:table-cell office:value-type="float" office:value="-0.0413899362104222" calcext:value-type="float">
            <text:p>-0.041389936210422</text:p>
          </table:table-cell>
          <table:table-cell office:value-type="float" office:value="-0.0153532467955482" calcext:value-type="float">
            <text:p>-0.015353246795548</text:p>
          </table:table-cell>
          <table:table-cell office:value-type="float" office:value="-0.0154270151421471" calcext:value-type="float">
            <text:p>-0.015427015142147</text:p>
          </table:table-cell>
          <table:table-cell office:value-type="float" office:value="-0.0153176303582818" calcext:value-type="float">
            <text:p>-0.015317630358282</text:p>
          </table:table-cell>
          <table:table-cell office:value-type="float" office:value="-0.00507626368036946" calcext:value-type="float">
            <text:p>-0.005076263680369</text:p>
          </table:table-cell>
          <table:table-cell office:value-type="float" office:value="-0.0427640786023091" calcext:value-type="float">
            <text:p>-0.042764078602309</text:p>
          </table:table-cell>
          <table:table-cell office:value-type="float" office:value="-0.0410369815809229" calcext:value-type="float">
            <text:p>-0.041036981580923</text:p>
          </table:table-cell>
          <table:table-cell office:value-type="float" office:value="-0.03887310499944" calcext:value-type="float">
            <text:p>-0.03887310499944</text:p>
          </table:table-cell>
          <table:table-cell office:value-type="float" office:value="-0.0328871355944075" calcext:value-type="float">
            <text:p>-0.032887135594408</text:p>
          </table:table-cell>
          <table:table-cell office:value-type="float" office:value="-0.0208034700211315" calcext:value-type="float">
            <text:p>-0.020803470021132</text:p>
          </table:table-cell>
          <table:table-cell office:value-type="float" office:value="-0.0170417304758215" calcext:value-type="float">
            <text:p>-0.017041730475822</text:p>
          </table:table-cell>
          <table:table-cell office:value-type="float" office:value="-0.0149528245335792" calcext:value-type="float">
            <text:p>-0.014952824533579</text:p>
          </table:table-cell>
          <table:table-cell office:value-type="float" office:value="-0.0121802337039616" calcext:value-type="float">
            <text:p>-0.012180233703962</text:p>
          </table:table-cell>
          <table:table-cell office:value-type="float" office:value="-0.00823355036475409" calcext:value-type="float">
            <text:p>-0.008233550364754</text:p>
          </table:table-cell>
          <table:table-cell office:value-type="float" office:value="-0.0134621592456687" calcext:value-type="float">
            <text:p>-0.013462159245669</text:p>
          </table:table-cell>
          <table:table-cell office:value-type="float" office:value="-0.0163277590869311" calcext:value-type="float">
            <text:p>-0.016327759086931</text:p>
          </table:table-cell>
          <table:table-cell office:value-type="float" office:value="-0.0167785012554779" calcext:value-type="float">
            <text:p>-0.016778501255478</text:p>
          </table:table-cell>
          <table:table-cell office:value-type="float" office:value="-0.0166398815533595" calcext:value-type="float">
            <text:p>-0.01663988155336</text:p>
          </table:table-cell>
          <table:table-cell office:value-type="float" office:value="-0.0168328673506849" calcext:value-type="float">
            <text:p>-0.016832867350685</text:p>
          </table:table-cell>
          <table:table-cell office:value-type="float" office:value="-0.0159365770697782" calcext:value-type="float">
            <text:p>-0.015936577069778</text:p>
          </table:table-cell>
          <table:table-cell office:value-type="float" office:value="-0.0150304514440922" calcext:value-type="float">
            <text:p>-0.015030451444092</text:p>
          </table:table-cell>
          <table:table-cell office:value-type="float" office:value="-0.0176659506823929" calcext:value-type="float">
            <text:p>-0.017665950682393</text:p>
          </table:table-cell>
          <table:table-cell office:value-type="float" office:value="-0.0207738517906229" calcext:value-type="float">
            <text:p>-0.020773851790623</text:p>
          </table:table-cell>
          <table:table-cell office:value-type="float" office:value="-0.024600949155179" calcext:value-type="float">
            <text:p>-0.024600949155179</text:p>
          </table:table-cell>
          <table:table-cell office:value-type="float" office:value="-0.0282815683165821" calcext:value-type="float">
            <text:p>-0.028281568316582</text:p>
          </table:table-cell>
          <table:table-cell office:value-type="float" office:value="-0.0321261520802472" calcext:value-type="float">
            <text:p>-0.032126152080247</text:p>
          </table:table-cell>
          <table:table-cell office:value-type="float" office:value="-0.0325031601995374" calcext:value-type="float">
            <text:p>-0.032503160199537</text:p>
          </table:table-cell>
          <table:table-cell office:value-type="float" office:value="-0.038526974580011" calcext:value-type="float">
            <text:p>-0.038526974580011</text:p>
          </table:table-cell>
          <table:table-cell office:value-type="float" office:value="-0.0447808637085948" calcext:value-type="float">
            <text:p>-0.044780863708595</text:p>
          </table:table-cell>
          <table:table-cell office:value-type="float" office:value="-0.0425654642681848" calcext:value-type="float">
            <text:p>-0.042565464268185</text:p>
          </table:table-cell>
          <table:table-cell office:value-type="float" office:value="-0.0144005464330198" calcext:value-type="float">
            <text:p>-0.01440054643302</text:p>
          </table:table-cell>
          <table:table-cell office:value-type="float" office:value="-0.0133509535188695" calcext:value-type="float">
            <text:p>-0.01335095351887</text:p>
          </table:table-cell>
          <table:table-cell office:value-type="float" office:value="-0.013628199406611" calcext:value-type="float">
            <text:p>-0.013628199406611</text:p>
          </table:table-cell>
          <table:table-cell office:value-type="float" office:value="-0.0340021122450919" calcext:value-type="float">
            <text:p>-0.034002112245092</text:p>
          </table:table-cell>
          <table:table-cell office:value-type="float" office:value="-0.021316202889062" calcext:value-type="float">
            <text:p>-0.021316202889062</text:p>
          </table:table-cell>
          <table:table-cell office:value-type="float" office:value="-0.0172752819690943" calcext:value-type="float">
            <text:p>-0.017275281969094</text:p>
          </table:table-cell>
          <table:table-cell office:value-type="float" office:value="-0.0134469381210609" calcext:value-type="float">
            <text:p>-0.013446938121061</text:p>
          </table:table-cell>
          <table:table-cell office:value-type="float" office:value="-0.0110404950092765" calcext:value-type="float">
            <text:p>-0.011040495009277</text:p>
          </table:table-cell>
          <table:table-cell office:value-type="float" office:value="-0.0123978145284004" calcext:value-type="float">
            <text:p>-0.012397814528401</text:p>
          </table:table-cell>
          <table:table-cell office:value-type="float" office:value="-0.0135149855894764" calcext:value-type="float">
            <text:p>-0.013514985589476</text:p>
          </table:table-cell>
          <table:table-cell office:value-type="float" office:value="-0.0169746556427249" calcext:value-type="float">
            <text:p>-0.016974655642725</text:p>
          </table:table-cell>
          <table:table-cell office:value-type="float" office:value="-0.0166982888478665" calcext:value-type="float">
            <text:p>-0.016698288847867</text:p>
          </table:table-cell>
          <table:table-cell office:value-type="float" office:value="-0.0161193208457029" calcext:value-type="float">
            <text:p>-0.016119320845703</text:p>
          </table:table-cell>
          <table:table-cell office:value-type="float" office:value="-0.0153322866557048" calcext:value-type="float">
            <text:p>-0.015332286655705</text:p>
          </table:table-cell>
          <table:table-cell office:value-type="float" office:value="-0.0148415895480298" calcext:value-type="float">
            <text:p>-0.01484158954803</text:p>
          </table:table-cell>
          <table:table-cell office:value-type="float" office:value="-0.01469962349943" calcext:value-type="float">
            <text:p>-0.01469962349943</text:p>
          </table:table-cell>
          <table:table-cell office:value-type="float" office:value="-0.0189526836445283" calcext:value-type="float">
            <text:p>-0.018952683644528</text:p>
          </table:table-cell>
          <table:table-cell office:value-type="float" office:value="-0.0265271518113433" calcext:value-type="float">
            <text:p>-0.026527151811343</text:p>
          </table:table-cell>
          <table:table-cell office:value-type="float" office:value="-0.0314639164832395" calcext:value-type="float">
            <text:p>-0.03146391648324</text:p>
          </table:table-cell>
          <table:table-cell office:value-type="float" office:value="-0.032043421115153" calcext:value-type="float">
            <text:p>-0.032043421115153</text:p>
          </table:table-cell>
          <table:table-cell office:value-type="float" office:value="-0.035425344740988" calcext:value-type="float">
            <text:p>-0.035425344740988</text:p>
          </table:table-cell>
          <table:table-cell office:value-type="float" office:value="-0.037315255524779" calcext:value-type="float">
            <text:p>-0.037315255524779</text:p>
          </table:table-cell>
          <table:table-cell office:value-type="float" office:value="-0.0483602192568296" calcext:value-type="float">
            <text:p>-0.04836021925683</text:p>
          </table:table-cell>
          <table:table-cell office:value-type="float" office:value="-0.018944847706978" calcext:value-type="float">
            <text:p>-0.018944847706978</text:p>
          </table:table-cell>
          <table:table-cell office:value-type="float" office:value="-0.0173589922898202" calcext:value-type="float">
            <text:p>-0.01735899228982</text:p>
          </table:table-cell>
          <table:table-cell office:value-type="float" office:value="-0.0169966569905814" calcext:value-type="float">
            <text:p>-0.016996656990581</text:p>
          </table:table-cell>
          <table:table-cell office:value-type="float" office:value="-0.0162659718522202" calcext:value-type="float">
            <text:p>-0.01626597185222</text:p>
          </table:table-cell>
          <table:table-cell office:value-type="float" office:value="-0.0165324825432409" calcext:value-type="float">
            <text:p>-0.016532482543241</text:p>
          </table:table-cell>
          <table:table-cell office:value-type="float" office:value="-0.0102386305942592" calcext:value-type="float">
            <text:p>-0.010238630594259</text:p>
          </table:table-cell>
          <table:table-cell office:value-type="float" office:value="-0.00827723949983354" calcext:value-type="float">
            <text:p>-0.008277239499834</text:p>
          </table:table-cell>
          <table:table-cell office:value-type="float" office:value="-0.00593024365136406" calcext:value-type="float">
            <text:p>-0.005930243651364</text:p>
          </table:table-cell>
          <table:table-cell office:value-type="float" office:value="-0.00503385695548528" calcext:value-type="float">
            <text:p>-0.005033856955485</text:p>
          </table:table-cell>
          <table:table-cell office:value-type="float" office:value="-0.00692790259499554" calcext:value-type="float">
            <text:p>-0.006927902594996</text:p>
          </table:table-cell>
          <table:table-cell office:value-type="float" office:value="-0.00982813608276815" calcext:value-type="float">
            <text:p>-0.009828136082768</text:p>
          </table:table-cell>
          <table:table-cell office:value-type="float" office:value="-0.0149423184550257" calcext:value-type="float">
            <text:p>-0.014942318455026</text:p>
          </table:table-cell>
          <table:table-cell office:value-type="float" office:value="-0.0152319881727378" calcext:value-type="float">
            <text:p>-0.015231988172738</text:p>
          </table:table-cell>
          <table:table-cell office:value-type="float" office:value="-0.0146301132553891" calcext:value-type="float">
            <text:p>-0.014630113255389</text:p>
          </table:table-cell>
          <table:table-cell office:value-type="float" office:value="-0.0134584162605277" calcext:value-type="float">
            <text:p>-0.013458416260528</text:p>
          </table:table-cell>
          <table:table-cell office:value-type="float" office:value="-0.0131314365593135" calcext:value-type="float">
            <text:p>-0.013131436559314</text:p>
          </table:table-cell>
          <table:table-cell office:value-type="float" office:value="-0.0133459872045145" calcext:value-type="float">
            <text:p>-0.013345987204515</text:p>
          </table:table-cell>
          <table:table-cell office:value-type="float" office:value="-0.0149563610728612" calcext:value-type="float">
            <text:p>-0.014956361072861</text:p>
          </table:table-cell>
          <table:table-cell office:value-type="float" office:value="-0.0209809386475723" calcext:value-type="float">
            <text:p>-0.020980938647572</text:p>
          </table:table-cell>
          <table:table-cell office:value-type="float" office:value="-0.024337247963238" calcext:value-type="float">
            <text:p>-0.024337247963238</text:p>
          </table:table-cell>
          <table:table-cell office:value-type="float" office:value="-0.0292769549149154" calcext:value-type="float">
            <text:p>-0.029276954914916</text:p>
          </table:table-cell>
          <table:table-cell office:value-type="float" office:value="-0.0316607527300128" calcext:value-type="float">
            <text:p>-0.031660752730013</text:p>
          </table:table-cell>
          <table:table-cell office:value-type="float" office:value="-0.0382416866364673" calcext:value-type="float">
            <text:p>-0.038241686636467</text:p>
          </table:table-cell>
          <table:table-cell office:value-type="float" office:value="-0.0434652129140372" calcext:value-type="float">
            <text:p>-0.043465212914037</text:p>
          </table:table-cell>
          <table:table-cell office:value-type="float" office:value="-0.0401355058369357" calcext:value-type="float">
            <text:p>-0.040135505836936</text:p>
          </table:table-cell>
          <table:table-cell office:value-type="float" office:value="-0.0415441941440557" calcext:value-type="float">
            <text:p>-0.041544194144056</text:p>
          </table:table-cell>
          <table:table-cell office:value-type="float" office:value="-0.0169205825555095" calcext:value-type="float">
            <text:p>-0.01692058255551</text:p>
          </table:table-cell>
          <table:table-cell office:value-type="float" office:value="-0.0169167898434929" calcext:value-type="float">
            <text:p>-0.016916789843493</text:p>
          </table:table-cell>
          <table:table-cell office:value-type="float" office:value="-0.0160089797198459" calcext:value-type="float">
            <text:p>-0.016008979719846</text:p>
          </table:table-cell>
          <table:table-cell office:value-type="float" office:value="-0.0154670549615066" calcext:value-type="float">
            <text:p>-0.015467054961507</text:p>
          </table:table-cell>
          <table:table-cell office:value-type="float" office:value="-0.0156434338888563" calcext:value-type="float">
            <text:p>-0.015643433888856</text:p>
          </table:table-cell>
          <table:table-cell office:value-type="float" office:value="-0.00556498388634724" calcext:value-type="float">
            <text:p>-0.005564983886347</text:p>
          </table:table-cell>
          <table:table-cell office:value-type="float" office:value="-0.00395369136862941" calcext:value-type="float">
            <text:p>-0.003953691368629</text:p>
          </table:table-cell>
          <table:table-cell office:value-type="float" office:value="-0.00148160819540882" calcext:value-type="float">
            <text:p>-0.001481608195409</text:p>
          </table:table-cell>
          <table:table-cell office:value-type="float" office:value="-0.00460757146122247" calcext:value-type="float">
            <text:p>-0.004607571461222</text:p>
          </table:table-cell>
          <table:table-cell office:value-type="float" office:value="-0.012968285187183" calcext:value-type="float">
            <text:p>-0.012968285187183</text:p>
          </table:table-cell>
          <table:table-cell office:value-type="float" office:value="-0.0145957823812852" calcext:value-type="float">
            <text:p>-0.014595782381285</text:p>
          </table:table-cell>
          <table:table-cell office:value-type="float" office:value="-0.0145989946592804" calcext:value-type="float">
            <text:p>-0.01459899465928</text:p>
          </table:table-cell>
          <table:table-cell office:value-type="float" office:value="-0.0138816322415124" calcext:value-type="float">
            <text:p>-0.013881632241512</text:p>
          </table:table-cell>
          <table:table-cell office:value-type="float" office:value="-0.0130353092610599" calcext:value-type="float">
            <text:p>-0.01303530926106</text:p>
          </table:table-cell>
          <table:table-cell office:value-type="float" office:value="-0.0125566953740994" calcext:value-type="float">
            <text:p>-0.012556695374099</text:p>
          </table:table-cell>
          <table:table-cell office:value-type="float" office:value="-0.0117700122941982" calcext:value-type="float">
            <text:p>-0.011770012294198</text:p>
          </table:table-cell>
          <table:table-cell office:value-type="float" office:value="-0.0117916935376032" calcext:value-type="float">
            <text:p>-0.011791693537603</text:p>
          </table:table-cell>
          <table:table-cell office:value-type="float" office:value="-0.013466078739368" calcext:value-type="float">
            <text:p>-0.013466078739368</text:p>
          </table:table-cell>
          <table:table-cell office:value-type="float" office:value="-0.0180071759267176" calcext:value-type="float">
            <text:p>-0.018007175926718</text:p>
          </table:table-cell>
          <table:table-cell office:value-type="float" office:value="-0.0197317028160574" calcext:value-type="float">
            <text:p>-0.019731702816058</text:p>
          </table:table-cell>
          <table:table-cell office:value-type="float" office:value="-0.0373544455340647" calcext:value-type="float">
            <text:p>-0.037354445534065</text:p>
          </table:table-cell>
          <table:table-cell office:value-type="float" office:value="-0.0372454971173584" calcext:value-type="float">
            <text:p>-0.037245497117359</text:p>
          </table:table-cell>
          <table:table-cell office:value-type="float" office:value="-0.0348866285986913" calcext:value-type="float">
            <text:p>-0.034886628598691</text:p>
          </table:table-cell>
          <table:table-cell office:value-type="float" office:value="-0.0422542593189671" calcext:value-type="float">
            <text:p>-0.042254259318967</text:p>
          </table:table-cell>
          <table:table-cell office:value-type="float" office:value="-0.0504486775318048" calcext:value-type="float">
            <text:p>-0.050448677531805</text:p>
          </table:table-cell>
          <table:table-cell office:value-type="float" office:value="-0.0498791645501435" calcext:value-type="float">
            <text:p>-0.049879164550144</text:p>
          </table:table-cell>
          <table:table-cell office:value-type="float" office:value="-0.0501272934322808" calcext:value-type="float">
            <text:p>-0.050127293432281</text:p>
          </table:table-cell>
          <table:table-cell office:value-type="float" office:value="-0.0515485010594036" calcext:value-type="float">
            <text:p>-0.051548501059404</text:p>
          </table:table-cell>
          <table:table-cell office:value-type="float" office:value="-0.051606975785965" calcext:value-type="float">
            <text:p>-0.051606975785965</text:p>
          </table:table-cell>
          <table:table-cell office:value-type="float" office:value="-0.0505481301757493" calcext:value-type="float">
            <text:p>-0.050548130175749</text:p>
          </table:table-cell>
          <table:table-cell office:value-type="float" office:value="-0.0206350150375262" calcext:value-type="float">
            <text:p>-0.020635015037526</text:p>
          </table:table-cell>
          <table:table-cell office:value-type="float" office:value="-0.0217054224772367" calcext:value-type="float">
            <text:p>-0.021705422477237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80034158420898" calcext:value-type="float">
            <text:p>0.580034158420898</text:p>
          </table:table-cell>
          <table:table-cell office:value-type="float" office:value="0.580748197223365" calcext:value-type="float">
            <text:p>0.580748197223365</text:p>
          </table:table-cell>
          <table:table-cell office:value-type="float" office:value="0.580084623317355" calcext:value-type="float">
            <text:p>0.580084623317355</text:p>
          </table:table-cell>
          <table:table-cell office:value-type="float" office:value="0.580951954390301" calcext:value-type="float">
            <text:p>0.580951954390301</text:p>
          </table:table-cell>
          <table:table-cell office:value-type="float" office:value="0.579529625854878" calcext:value-type="float">
            <text:p>0.579529625854878</text:p>
          </table:table-cell>
          <table:table-cell office:value-type="float" office:value="0.580970209600513" calcext:value-type="float">
            <text:p>0.580970209600513</text:p>
          </table:table-cell>
          <table:table-cell office:value-type="float" office:value="0.580650016528992" calcext:value-type="float">
            <text:p>0.580650016528992</text:p>
          </table:table-cell>
          <table:table-cell office:value-type="float" office:value="0.580611645916165" calcext:value-type="float">
            <text:p>0.580611645916165</text:p>
          </table:table-cell>
          <table:table-cell office:value-type="float" office:value="0.579934227653053" calcext:value-type="float">
            <text:p>0.579934227653053</text:p>
          </table:table-cell>
          <table:table-cell office:value-type="float" office:value="0.580754393631222" calcext:value-type="float">
            <text:p>0.580754393631222</text:p>
          </table:table-cell>
          <table:table-cell office:value-type="float" office:value="0.581383847959478" calcext:value-type="float">
            <text:p>0.581383847959478</text:p>
          </table:table-cell>
          <table:table-cell office:value-type="float" office:value="0.580273030014234" calcext:value-type="float">
            <text:p>0.580273030014234</text:p>
          </table:table-cell>
          <table:table-cell office:value-type="float" office:value="0.580811818299235" calcext:value-type="float">
            <text:p>0.580811818299235</text:p>
          </table:table-cell>
          <table:table-cell office:value-type="float" office:value="0.581153569049589" calcext:value-type="float">
            <text:p>0.581153569049589</text:p>
          </table:table-cell>
          <table:table-cell office:value-type="float" office:value="0.580292559521765" calcext:value-type="float">
            <text:p>0.580292559521765</text:p>
          </table:table-cell>
          <table:table-cell office:value-type="float" office:value="0.580758614209117" calcext:value-type="float">
            <text:p>0.580758614209117</text:p>
          </table:table-cell>
          <table:table-cell office:value-type="float" office:value="0.581322621030377" calcext:value-type="float">
            <text:p>0.581322621030377</text:p>
          </table:table-cell>
          <table:table-cell office:value-type="float" office:value="0.580745080422377" calcext:value-type="float">
            <text:p>0.580745080422377</text:p>
          </table:table-cell>
          <table:table-cell office:value-type="float" office:value="0.580758396890501" calcext:value-type="float">
            <text:p>0.580758396890501</text:p>
          </table:table-cell>
          <table:table-cell office:value-type="float" office:value="0.580946501319143" calcext:value-type="float">
            <text:p>0.580946501319143</text:p>
          </table:table-cell>
          <table:table-cell office:value-type="float" office:value="0.579763848207447" calcext:value-type="float">
            <text:p>0.579763848207447</text:p>
          </table:table-cell>
          <table:table-cell office:value-type="float" office:value="0.580358911465232" calcext:value-type="float">
            <text:p>0.580358911465232</text:p>
          </table:table-cell>
          <table:table-cell office:value-type="float" office:value="0.581209155169905" calcext:value-type="float">
            <text:p>0.581209155169905</text:p>
          </table:table-cell>
          <table:table-cell office:value-type="float" office:value="0.581004771631866" calcext:value-type="float">
            <text:p>0.581004771631866</text:p>
          </table:table-cell>
          <table:table-cell office:value-type="float" office:value="0.580143973452255" calcext:value-type="float">
            <text:p>0.580143973452255</text:p>
          </table:table-cell>
          <table:table-cell office:value-type="float" office:value="0.581363637687639" calcext:value-type="float">
            <text:p>0.581363637687639</text:p>
          </table:table-cell>
          <table:table-cell office:value-type="float" office:value="0.581107559349705" calcext:value-type="float">
            <text:p>0.581107559349705</text:p>
          </table:table-cell>
          <table:table-cell office:value-type="float" office:value="0.580901048683819" calcext:value-type="float">
            <text:p>0.580901048683819</text:p>
          </table:table-cell>
          <table:table-cell office:value-type="float" office:value="0.581500063912843" calcext:value-type="float">
            <text:p>0.581500063912843</text:p>
          </table:table-cell>
          <table:table-cell office:value-type="float" office:value="0.58013748584887" calcext:value-type="float">
            <text:p>0.58013748584887</text:p>
          </table:table-cell>
          <table:table-cell office:value-type="float" office:value="0.580704113793515" calcext:value-type="float">
            <text:p>0.580704113793515</text:p>
          </table:table-cell>
          <table:table-cell office:value-type="float" office:value="0.580619592093719" calcext:value-type="float">
            <text:p>0.580619592093719</text:p>
          </table:table-cell>
          <table:table-cell office:value-type="float" office:value="0.580673388899072" calcext:value-type="float">
            <text:p>0.580673388899072</text:p>
          </table:table-cell>
          <table:table-cell office:value-type="float" office:value="0.580867172149186" calcext:value-type="float">
            <text:p>0.580867172149186</text:p>
          </table:table-cell>
          <table:table-cell office:value-type="float" office:value="0.581613675703319" calcext:value-type="float">
            <text:p>0.581613675703319</text:p>
          </table:table-cell>
          <table:table-cell office:value-type="float" office:value="0.580403758301779" calcext:value-type="float">
            <text:p>0.580403758301779</text:p>
          </table:table-cell>
          <table:table-cell office:value-type="float" office:value="0.581341254238943" calcext:value-type="float">
            <text:p>0.581341254238943</text:p>
          </table:table-cell>
          <table:table-cell office:value-type="float" office:value="0.581108368392732" calcext:value-type="float">
            <text:p>0.581108368392732</text:p>
          </table:table-cell>
          <table:table-cell office:value-type="float" office:value="0.580605035919355" calcext:value-type="float">
            <text:p>0.580605035919355</text:p>
          </table:table-cell>
          <table:table-cell office:value-type="float" office:value="0.580519085245826" calcext:value-type="float">
            <text:p>0.580519085245826</text:p>
          </table:table-cell>
          <table:table-cell office:value-type="float" office:value="0.581074983179102" calcext:value-type="float">
            <text:p>0.581074983179102</text:p>
          </table:table-cell>
          <table:table-cell office:value-type="float" office:value="0.580945663680534" calcext:value-type="float">
            <text:p>0.580945663680534</text:p>
          </table:table-cell>
          <table:table-cell office:value-type="float" office:value="0.580499193961992" calcext:value-type="float">
            <text:p>0.580499193961992</text:p>
          </table:table-cell>
          <table:table-cell office:value-type="float" office:value="0.580691916196763" calcext:value-type="float">
            <text:p>0.580691916196763</text:p>
          </table:table-cell>
          <table:table-cell office:value-type="float" office:value="0.580847924988724" calcext:value-type="float">
            <text:p>0.580847924988724</text:p>
          </table:table-cell>
          <table:table-cell office:value-type="float" office:value="0.581138647817649" calcext:value-type="float">
            <text:p>0.581138647817649</text:p>
          </table:table-cell>
          <table:table-cell office:value-type="float" office:value="0.581119466567104" calcext:value-type="float">
            <text:p>0.581119466567104</text:p>
          </table:table-cell>
          <table:table-cell office:value-type="float" office:value="0.580681331119152" calcext:value-type="float">
            <text:p>0.580681331119152</text:p>
          </table:table-cell>
          <table:table-cell office:value-type="float" office:value="0.58063245455125" calcext:value-type="float">
            <text:p>0.58063245455125</text:p>
          </table:table-cell>
          <table:table-cell office:value-type="float" office:value="0.581128005038224" calcext:value-type="float">
            <text:p>0.581128005038224</text:p>
          </table:table-cell>
          <table:table-cell office:value-type="float" office:value="0.580263810560559" calcext:value-type="float">
            <text:p>0.580263810560559</text:p>
          </table:table-cell>
          <table:table-cell office:value-type="float" office:value="0.581059454448752" calcext:value-type="float">
            <text:p>0.581059454448752</text:p>
          </table:table-cell>
          <table:table-cell office:value-type="float" office:value="0.580678369010071" calcext:value-type="float">
            <text:p>0.580678369010071</text:p>
          </table:table-cell>
          <table:table-cell office:value-type="float" office:value="0.580134995200969" calcext:value-type="float">
            <text:p>0.580134995200969</text:p>
          </table:table-cell>
          <table:table-cell office:value-type="float" office:value="0.579773160017897" calcext:value-type="float">
            <text:p>0.579773160017897</text:p>
          </table:table-cell>
          <table:table-cell office:value-type="float" office:value="0.58129606159204" calcext:value-type="float">
            <text:p>0.58129606159204</text:p>
          </table:table-cell>
          <table:table-cell office:value-type="float" office:value="0.580014206081557" calcext:value-type="float">
            <text:p>0.580014206081557</text:p>
          </table:table-cell>
          <table:table-cell office:value-type="float" office:value="0.5804243641315" calcext:value-type="float">
            <text:p>0.5804243641315</text:p>
          </table:table-cell>
          <table:table-cell office:value-type="float" office:value="0.581155138231251" calcext:value-type="float">
            <text:p>0.581155138231251</text:p>
          </table:table-cell>
          <table:table-cell office:value-type="float" office:value="0.580436442613576" calcext:value-type="float">
            <text:p>0.580436442613576</text:p>
          </table:table-cell>
          <table:table-cell office:value-type="float" office:value="0.580158998152475" calcext:value-type="float">
            <text:p>0.580158998152475</text:p>
          </table:table-cell>
          <table:table-cell office:value-type="float" office:value="0.580211092676334" calcext:value-type="float">
            <text:p>0.580211092676334</text:p>
          </table:table-cell>
          <table:table-cell office:value-type="float" office:value="0.580919309930034" calcext:value-type="float">
            <text:p>0.580919309930034</text:p>
          </table:table-cell>
          <table:table-cell office:value-type="float" office:value="0.5808285807163" calcext:value-type="float">
            <text:p>0.5808285807163</text:p>
          </table:table-cell>
          <table:table-cell office:value-type="float" office:value="0.581465455132622" calcext:value-type="float">
            <text:p>0.581465455132622</text:p>
          </table:table-cell>
          <table:table-cell office:value-type="float" office:value="0.58103077994051" calcext:value-type="float">
            <text:p>0.58103077994051</text:p>
          </table:table-cell>
          <table:table-cell office:value-type="float" office:value="0.580787376287439" calcext:value-type="float">
            <text:p>0.580787376287439</text:p>
          </table:table-cell>
          <table:table-cell office:value-type="float" office:value="0.58095315806752" calcext:value-type="float">
            <text:p>0.58095315806752</text:p>
          </table:table-cell>
          <table:table-cell office:value-type="float" office:value="0.581601058142019" calcext:value-type="float">
            <text:p>0.581601058142019</text:p>
          </table:table-cell>
          <table:table-cell office:value-type="float" office:value="0.580393488418983" calcext:value-type="float">
            <text:p>0.580393488418983</text:p>
          </table:table-cell>
          <table:table-cell office:value-type="float" office:value="0.581193066559115" calcext:value-type="float">
            <text:p>0.581193066559115</text:p>
          </table:table-cell>
          <table:table-cell office:value-type="float" office:value="0.581534729026201" calcext:value-type="float">
            <text:p>0.581534729026201</text:p>
          </table:table-cell>
          <table:table-cell office:value-type="float" office:value="0.580741432414523" calcext:value-type="float">
            <text:p>0.580741432414523</text:p>
          </table:table-cell>
          <table:table-cell office:value-type="float" office:value="0.582706428293505" calcext:value-type="float">
            <text:p>0.582706428293505</text:p>
          </table:table-cell>
          <table:table-cell office:value-type="float" office:value="0.579595725025795" calcext:value-type="float">
            <text:p>0.579595725025795</text:p>
          </table:table-cell>
          <table:table-cell office:value-type="float" office:value="0.581000428248788" calcext:value-type="float">
            <text:p>0.581000428248788</text:p>
          </table:table-cell>
          <table:table-cell office:value-type="float" office:value="0.581484699628003" calcext:value-type="float">
            <text:p>0.581484699628003</text:p>
          </table:table-cell>
          <table:table-cell office:value-type="float" office:value="0.581544929947863" calcext:value-type="float">
            <text:p>0.581544929947863</text:p>
          </table:table-cell>
          <table:table-cell office:value-type="float" office:value="0.580856664856219" calcext:value-type="float">
            <text:p>0.580856664856219</text:p>
          </table:table-cell>
          <table:table-cell office:value-type="float" office:value="0.580344313664976" calcext:value-type="float">
            <text:p>0.580344313664976</text:p>
          </table:table-cell>
          <table:table-cell office:value-type="float" office:value="0.581866825320019" calcext:value-type="float">
            <text:p>0.581866825320019</text:p>
          </table:table-cell>
          <table:table-cell office:value-type="float" office:value="0.579091475148514" calcext:value-type="float">
            <text:p>0.579091475148514</text:p>
          </table:table-cell>
          <table:table-cell office:value-type="float" office:value="0.579074704942665" calcext:value-type="float">
            <text:p>0.579074704942665</text:p>
          </table:table-cell>
          <table:table-cell office:value-type="float" office:value="0.580472929147843" calcext:value-type="float">
            <text:p>0.580472929147843</text:p>
          </table:table-cell>
          <table:table-cell office:value-type="float" office:value="0.56299681654437" calcext:value-type="float">
            <text:p>0.56299681654437</text:p>
          </table:table-cell>
          <table:table-cell office:value-type="float" office:value="0.553283463577724" calcext:value-type="float">
            <text:p>0.553283463577724</text:p>
          </table:table-cell>
          <table:table-cell office:value-type="float" office:value="0.588077153000508" calcext:value-type="float">
            <text:p>0.588077153000508</text:p>
          </table:table-cell>
          <table:table-cell office:value-type="float" office:value="0.602019230948719" calcext:value-type="float">
            <text:p>0.602019230948719</text:p>
          </table:table-cell>
          <table:table-cell office:value-type="float" office:value="0.553341625925049" calcext:value-type="float">
            <text:p>0.553341625925049</text:p>
          </table:table-cell>
          <table:table-cell office:value-type="float" office:value="0.545922355001691" calcext:value-type="float">
            <text:p>0.545922355001691</text:p>
          </table:table-cell>
          <table:table-cell office:value-type="float" office:value="0.545420933399465" calcext:value-type="float">
            <text:p>0.545420933399465</text:p>
          </table:table-cell>
          <table:table-cell office:value-type="float" office:value="0.54384404734244" calcext:value-type="float">
            <text:p>0.54384404734244</text:p>
          </table:table-cell>
          <table:table-cell office:value-type="float" office:value="0.554487272960628" calcext:value-type="float">
            <text:p>0.554487272960628</text:p>
          </table:table-cell>
          <table:table-cell office:value-type="float" office:value="0.549030706768437" calcext:value-type="float">
            <text:p>0.549030706768437</text:p>
          </table:table-cell>
          <table:table-cell office:value-type="float" office:value="0.519295407847917" calcext:value-type="float">
            <text:p>0.519295407847917</text:p>
          </table:table-cell>
          <table:table-cell office:value-type="float" office:value="0.487266578470674" calcext:value-type="float">
            <text:p>0.487266578470674</text:p>
          </table:table-cell>
          <table:table-cell office:value-type="float" office:value="0.477444861776662" calcext:value-type="float">
            <text:p>0.477444861776662</text:p>
          </table:table-cell>
          <table:table-cell office:value-type="float" office:value="0.491058317296011" calcext:value-type="float">
            <text:p>0.491058317296011</text:p>
          </table:table-cell>
          <table:table-cell office:value-type="float" office:value="0.49935796643741" calcext:value-type="float">
            <text:p>0.49935796643741</text:p>
          </table:table-cell>
          <table:table-cell office:value-type="float" office:value="0.510467929494585" calcext:value-type="float">
            <text:p>0.510467929494585</text:p>
          </table:table-cell>
          <table:table-cell office:value-type="float" office:value="0.516588009903308" calcext:value-type="float">
            <text:p>0.516588009903308</text:p>
          </table:table-cell>
          <table:table-cell office:value-type="float" office:value="0.527518736235748" calcext:value-type="float">
            <text:p>0.527518736235748</text:p>
          </table:table-cell>
          <table:table-cell office:value-type="float" office:value="0.536070284488452" calcext:value-type="float">
            <text:p>0.536070284488452</text:p>
          </table:table-cell>
          <table:table-cell office:value-type="float" office:value="0.545843306001595" calcext:value-type="float">
            <text:p>0.545843306001595</text:p>
          </table:table-cell>
          <table:table-cell office:value-type="float" office:value="0.541768084045556" calcext:value-type="float">
            <text:p>0.541768084045556</text:p>
          </table:table-cell>
          <table:table-cell office:value-type="float" office:value="0.548338564061502" calcext:value-type="float">
            <text:p>0.548338564061502</text:p>
          </table:table-cell>
          <table:table-cell office:value-type="float" office:value="0.511881702234843" calcext:value-type="float">
            <text:p>0.511881702234843</text:p>
          </table:table-cell>
          <table:table-cell office:value-type="float" office:value="0.507090035502906" calcext:value-type="float">
            <text:p>0.507090035502906</text:p>
          </table:table-cell>
          <table:table-cell office:value-type="float" office:value="0.516171899090978" calcext:value-type="float">
            <text:p>0.516171899090978</text:p>
          </table:table-cell>
          <table:table-cell office:value-type="float" office:value="0.482389420339863" calcext:value-type="float">
            <text:p>0.482389420339863</text:p>
          </table:table-cell>
          <table:table-cell office:value-type="float" office:value="0.513634315647687" calcext:value-type="float">
            <text:p>0.513634315647687</text:p>
          </table:table-cell>
          <table:table-cell office:value-type="float" office:value="0.561561170647251" calcext:value-type="float">
            <text:p>0.561561170647251</text:p>
          </table:table-cell>
          <table:table-cell office:value-type="float" office:value="0.563019767154978" calcext:value-type="float">
            <text:p>0.563019767154978</text:p>
          </table:table-cell>
          <table:table-cell office:value-type="float" office:value="0.572769316715224" calcext:value-type="float">
            <text:p>0.572769316715224</text:p>
          </table:table-cell>
          <table:table-cell office:value-type="float" office:value="0.577883915311076" calcext:value-type="float">
            <text:p>0.577883915311076</text:p>
          </table:table-cell>
          <table:table-cell office:value-type="float" office:value="0.573369870701439" calcext:value-type="float">
            <text:p>0.573369870701439</text:p>
          </table:table-cell>
          <table:table-cell office:value-type="float" office:value="0.512632726909196" calcext:value-type="float">
            <text:p>0.512632726909196</text:p>
          </table:table-cell>
          <table:table-cell office:value-type="float" office:value="0.505082768739388" calcext:value-type="float">
            <text:p>0.505082768739388</text:p>
          </table:table-cell>
          <table:table-cell office:value-type="float" office:value="0.530043056947849" calcext:value-type="float">
            <text:p>0.530043056947849</text:p>
          </table:table-cell>
          <table:table-cell office:value-type="float" office:value="0.529766181084984" calcext:value-type="float">
            <text:p>0.529766181084984</text:p>
          </table:table-cell>
          <table:table-cell office:value-type="float" office:value="0.530533089466967" calcext:value-type="float">
            <text:p>0.530533089466967</text:p>
          </table:table-cell>
          <table:table-cell office:value-type="float" office:value="0.521989641292001" calcext:value-type="float">
            <text:p>0.521989641292001</text:p>
          </table:table-cell>
          <table:table-cell office:value-type="float" office:value="0.506831165291681" calcext:value-type="float">
            <text:p>0.506831165291681</text:p>
          </table:table-cell>
          <table:table-cell office:value-type="float" office:value="0.498568368854189" calcext:value-type="float">
            <text:p>0.498568368854189</text:p>
          </table:table-cell>
          <table:table-cell office:value-type="float" office:value="0.474951655998316" calcext:value-type="float">
            <text:p>0.474951655998316</text:p>
          </table:table-cell>
          <table:table-cell office:value-type="float" office:value="0.461971652573217" calcext:value-type="float">
            <text:p>0.461971652573217</text:p>
          </table:table-cell>
          <table:table-cell office:value-type="float" office:value="0.464544488056433" calcext:value-type="float">
            <text:p>0.464544488056433</text:p>
          </table:table-cell>
          <table:table-cell office:value-type="float" office:value="0.464244286373737" calcext:value-type="float">
            <text:p>0.464244286373737</text:p>
          </table:table-cell>
          <table:table-cell office:value-type="float" office:value="0.47816186008612" calcext:value-type="float">
            <text:p>0.47816186008612</text:p>
          </table:table-cell>
          <table:table-cell office:value-type="float" office:value="0.489830988996734" calcext:value-type="float">
            <text:p>0.489830988996734</text:p>
          </table:table-cell>
          <table:table-cell office:value-type="float" office:value="0.512293799196664" calcext:value-type="float">
            <text:p>0.512293799196664</text:p>
          </table:table-cell>
          <table:table-cell office:value-type="float" office:value="0.530393585806306" calcext:value-type="float">
            <text:p>0.530393585806306</text:p>
          </table:table-cell>
          <table:table-cell office:value-type="float" office:value="0.540297547880493" calcext:value-type="float">
            <text:p>0.540297547880493</text:p>
          </table:table-cell>
          <table:table-cell office:value-type="float" office:value="0.543805796377123" calcext:value-type="float">
            <text:p>0.543805796377123</text:p>
          </table:table-cell>
          <table:table-cell office:value-type="float" office:value="0.553164295319863" calcext:value-type="float">
            <text:p>0.553164295319863</text:p>
          </table:table-cell>
          <table:table-cell office:value-type="float" office:value="0.536028713526467" calcext:value-type="float">
            <text:p>0.536028713526467</text:p>
          </table:table-cell>
          <table:table-cell office:value-type="float" office:value="0.531559800134822" calcext:value-type="float">
            <text:p>0.531559800134822</text:p>
          </table:table-cell>
          <table:table-cell office:value-type="float" office:value="0.520866498545265" calcext:value-type="float">
            <text:p>0.520866498545265</text:p>
          </table:table-cell>
          <table:table-cell office:value-type="float" office:value="0.568364356705087" calcext:value-type="float">
            <text:p>0.568364356705087</text:p>
          </table:table-cell>
          <table:table-cell office:value-type="float" office:value="0.579405278193616" calcext:value-type="float">
            <text:p>0.579405278193616</text:p>
          </table:table-cell>
          <table:table-cell office:value-type="float" office:value="0.595079583804778" calcext:value-type="float">
            <text:p>0.595079583804778</text:p>
          </table:table-cell>
          <table:table-cell office:value-type="float" office:value="0.604049488650761" calcext:value-type="float">
            <text:p>0.604049488650761</text:p>
          </table:table-cell>
          <table:table-cell office:value-type="float" office:value="0.606805437350408" calcext:value-type="float">
            <text:p>0.606805437350408</text:p>
          </table:table-cell>
          <table:table-cell office:value-type="float" office:value="0.571329838194864" calcext:value-type="float">
            <text:p>0.571329838194864</text:p>
          </table:table-cell>
          <table:table-cell office:value-type="float" office:value="0.570063448534465" calcext:value-type="float">
            <text:p>0.570063448534465</text:p>
          </table:table-cell>
          <table:table-cell office:value-type="float" office:value="0.566916882157005" calcext:value-type="float">
            <text:p>0.566916882157005</text:p>
          </table:table-cell>
          <table:table-cell office:value-type="float" office:value="0.535629270552557" calcext:value-type="float">
            <text:p>0.535629270552557</text:p>
          </table:table-cell>
          <table:table-cell office:value-type="float" office:value="0.571893356824158" calcext:value-type="float">
            <text:p>0.571893356824158</text:p>
          </table:table-cell>
          <table:table-cell office:value-type="float" office:value="0.568968699816845" calcext:value-type="float">
            <text:p>0.568968699816845</text:p>
          </table:table-cell>
          <table:table-cell office:value-type="float" office:value="0.578252324384992" calcext:value-type="float">
            <text:p>0.578252324384992</text:p>
          </table:table-cell>
          <table:table-cell office:value-type="float" office:value="0.558935104258804" calcext:value-type="float">
            <text:p>0.558935104258804</text:p>
          </table:table-cell>
          <table:table-cell office:value-type="float" office:value="0.532720837657966" calcext:value-type="float">
            <text:p>0.532720837657966</text:p>
          </table:table-cell>
          <table:table-cell office:value-type="float" office:value="0.512465078163011" calcext:value-type="float">
            <text:p>0.512465078163011</text:p>
          </table:table-cell>
          <table:table-cell office:value-type="float" office:value="0.503466449314169" calcext:value-type="float">
            <text:p>0.503466449314169</text:p>
          </table:table-cell>
          <table:table-cell office:value-type="float" office:value="0.508893341622985" calcext:value-type="float">
            <text:p>0.508893341622985</text:p>
          </table:table-cell>
          <table:table-cell office:value-type="float" office:value="0.504846463684926" calcext:value-type="float">
            <text:p>0.504846463684926</text:p>
          </table:table-cell>
          <table:table-cell office:value-type="float" office:value="0.51651330249832" calcext:value-type="float">
            <text:p>0.51651330249832</text:p>
          </table:table-cell>
          <table:table-cell office:value-type="float" office:value="0.521816232648696" calcext:value-type="float">
            <text:p>0.521816232648696</text:p>
          </table:table-cell>
          <table:table-cell office:value-type="float" office:value="0.540086727778657" calcext:value-type="float">
            <text:p>0.540086727778657</text:p>
          </table:table-cell>
          <table:table-cell office:value-type="float" office:value="0.542410755908137" calcext:value-type="float">
            <text:p>0.542410755908137</text:p>
          </table:table-cell>
          <table:table-cell office:value-type="float" office:value="0.55081874840829" calcext:value-type="float">
            <text:p>0.55081874840829</text:p>
          </table:table-cell>
          <table:table-cell office:value-type="float" office:value="0.570137706263384" calcext:value-type="float">
            <text:p>0.570137706263384</text:p>
          </table:table-cell>
          <table:table-cell office:value-type="float" office:value="0.572320692867959" calcext:value-type="float">
            <text:p>0.572320692867959</text:p>
          </table:table-cell>
          <table:table-cell office:value-type="float" office:value="0.578630252000334" calcext:value-type="float">
            <text:p>0.578630252000334</text:p>
          </table:table-cell>
          <table:table-cell office:value-type="float" office:value="0.582923126829512" calcext:value-type="float">
            <text:p>0.582923126829512</text:p>
          </table:table-cell>
          <table:table-cell office:value-type="float" office:value="0.590014136987845" calcext:value-type="float">
            <text:p>0.590014136987845</text:p>
          </table:table-cell>
          <table:table-cell office:value-type="float" office:value="0.587488134272663" calcext:value-type="float">
            <text:p>0.587488134272663</text:p>
          </table:table-cell>
          <table:table-cell office:value-type="float" office:value="0.558154272157659" calcext:value-type="float">
            <text:p>0.558154272157659</text:p>
          </table:table-cell>
          <table:table-cell office:value-type="float" office:value="0.547544584510316" calcext:value-type="float">
            <text:p>0.547544584510316</text:p>
          </table:table-cell>
          <table:table-cell office:value-type="float" office:value="0.560681399804195" calcext:value-type="float">
            <text:p>0.560681399804195</text:p>
          </table:table-cell>
          <table:table-cell office:value-type="float" office:value="0.591998771122196" calcext:value-type="float">
            <text:p>0.591998771122196</text:p>
          </table:table-cell>
          <table:table-cell office:value-type="float" office:value="0.640501287709372" calcext:value-type="float">
            <text:p>0.640501287709372</text:p>
          </table:table-cell>
          <table:table-cell office:value-type="float" office:value="0.60947122778868" calcext:value-type="float">
            <text:p>0.60947122778868</text:p>
          </table:table-cell>
          <table:table-cell office:value-type="float" office:value="0.613615266774118" calcext:value-type="float">
            <text:p>0.613615266774118</text:p>
          </table:table-cell>
          <table:table-cell office:value-type="float" office:value="0.604269479755425" calcext:value-type="float">
            <text:p>0.604269479755425</text:p>
          </table:table-cell>
          <table:table-cell office:value-type="float" office:value="0.597881595482669" calcext:value-type="float">
            <text:p>0.597881595482669</text:p>
          </table:table-cell>
          <table:table-cell office:value-type="float" office:value="0.548484105478153" calcext:value-type="float">
            <text:p>0.548484105478153</text:p>
          </table:table-cell>
          <table:table-cell office:value-type="float" office:value="0.527322482553354" calcext:value-type="float">
            <text:p>0.527322482553354</text:p>
          </table:table-cell>
          <table:table-cell office:value-type="float" office:value="0.517478925164191" calcext:value-type="float">
            <text:p>0.517478925164191</text:p>
          </table:table-cell>
          <table:table-cell office:value-type="float" office:value="0.517190136379891" calcext:value-type="float">
            <text:p>0.517190136379891</text:p>
          </table:table-cell>
          <table:table-cell office:value-type="float" office:value="0.527606089483637" calcext:value-type="float">
            <text:p>0.527606089483637</text:p>
          </table:table-cell>
          <table:table-cell office:value-type="float" office:value="0.535277986393862" calcext:value-type="float">
            <text:p>0.535277986393862</text:p>
          </table:table-cell>
          <table:table-cell office:value-type="float" office:value="0.55414751103132" calcext:value-type="float">
            <text:p>0.55414751103132</text:p>
          </table:table-cell>
          <table:table-cell office:value-type="float" office:value="0.563336240797156" calcext:value-type="float">
            <text:p>0.563336240797156</text:p>
          </table:table-cell>
          <table:table-cell office:value-type="float" office:value="0.576300255621043" calcext:value-type="float">
            <text:p>0.576300255621043</text:p>
          </table:table-cell>
          <table:table-cell office:value-type="float" office:value="0.575598034700387" calcext:value-type="float">
            <text:p>0.575598034700387</text:p>
          </table:table-cell>
          <table:table-cell office:value-type="float" office:value="0.591042584022166" calcext:value-type="float">
            <text:p>0.591042584022166</text:p>
          </table:table-cell>
          <table:table-cell office:value-type="float" office:value="0.597238240684513" calcext:value-type="float">
            <text:p>0.597238240684513</text:p>
          </table:table-cell>
          <table:table-cell office:value-type="float" office:value="0.599103660074541" calcext:value-type="float">
            <text:p>0.599103660074541</text:p>
          </table:table-cell>
          <table:table-cell office:value-type="float" office:value="0.605623255818491" calcext:value-type="float">
            <text:p>0.605623255818491</text:p>
          </table:table-cell>
          <table:table-cell office:value-type="float" office:value="0.612783412973088" calcext:value-type="float">
            <text:p>0.612783412973088</text:p>
          </table:table-cell>
          <table:table-cell office:value-type="float" office:value="0.58983846368974" calcext:value-type="float">
            <text:p>0.58983846368974</text:p>
          </table:table-cell>
          <table:table-cell office:value-type="float" office:value="0.562980311159123" calcext:value-type="float">
            <text:p>0.562980311159123</text:p>
          </table:table-cell>
          <table:table-cell office:value-type="float" office:value="0.555844248030525" calcext:value-type="float">
            <text:p>0.555844248030525</text:p>
          </table:table-cell>
          <table:table-cell office:value-type="float" office:value="0.646271551544801" calcext:value-type="float">
            <text:p>0.646271551544801</text:p>
          </table:table-cell>
          <table:table-cell office:value-type="float" office:value="0.601408716762323" calcext:value-type="float">
            <text:p>0.601408716762323</text:p>
          </table:table-cell>
          <table:table-cell office:value-type="float" office:value="0.590811029632502" calcext:value-type="float">
            <text:p>0.590811029632502</text:p>
          </table:table-cell>
          <table:table-cell office:value-type="float" office:value="0.596859230214446" calcext:value-type="float">
            <text:p>0.596859230214446</text:p>
          </table:table-cell>
          <table:table-cell office:value-type="float" office:value="0.59691267194085" calcext:value-type="float">
            <text:p>0.59691267194085</text:p>
          </table:table-cell>
          <table:table-cell office:value-type="float" office:value="0.603145536246446" calcext:value-type="float">
            <text:p>0.603145536246446</text:p>
          </table:table-cell>
          <table:table-cell office:value-type="float" office:value="0.533554142728275" calcext:value-type="float">
            <text:p>0.533554142728275</text:p>
          </table:table-cell>
          <table:table-cell office:value-type="float" office:value="0.51980446829729" calcext:value-type="float">
            <text:p>0.51980446829729</text:p>
          </table:table-cell>
          <table:table-cell office:value-type="float" office:value="0.518875400138046" calcext:value-type="float">
            <text:p>0.518875400138046</text:p>
          </table:table-cell>
          <table:table-cell office:value-type="float" office:value="0.521177409649033" calcext:value-type="float">
            <text:p>0.521177409649033</text:p>
          </table:table-cell>
          <table:table-cell office:value-type="float" office:value="0.533116775409423" calcext:value-type="float">
            <text:p>0.533116775409423</text:p>
          </table:table-cell>
          <table:table-cell office:value-type="float" office:value="0.539324714230283" calcext:value-type="float">
            <text:p>0.539324714230283</text:p>
          </table:table-cell>
          <table:table-cell office:value-type="float" office:value="0.562549654207883" calcext:value-type="float">
            <text:p>0.562549654207883</text:p>
          </table:table-cell>
          <table:table-cell office:value-type="float" office:value="0.577595620715675" calcext:value-type="float">
            <text:p>0.577595620715675</text:p>
          </table:table-cell>
          <table:table-cell office:value-type="float" office:value="0.576496070326078" calcext:value-type="float">
            <text:p>0.576496070326078</text:p>
          </table:table-cell>
          <table:table-cell office:value-type="float" office:value="0.587833393236204" calcext:value-type="float">
            <text:p>0.587833393236204</text:p>
          </table:table-cell>
          <table:table-cell office:value-type="float" office:value="0.596347306063481" calcext:value-type="float">
            <text:p>0.596347306063481</text:p>
          </table:table-cell>
          <table:table-cell office:value-type="float" office:value="0.588379425832262" calcext:value-type="float">
            <text:p>0.588379425832262</text:p>
          </table:table-cell>
          <table:table-cell office:value-type="float" office:value="0.598110124743985" calcext:value-type="float">
            <text:p>0.598110124743985</text:p>
          </table:table-cell>
          <table:table-cell office:value-type="float" office:value="0.603251943433237" calcext:value-type="float">
            <text:p>0.603251943433237</text:p>
          </table:table-cell>
          <table:table-cell office:value-type="float" office:value="0.585244958472274" calcext:value-type="float">
            <text:p>0.585244958472274</text:p>
          </table:table-cell>
          <table:table-cell office:value-type="float" office:value="0.595749664324166" calcext:value-type="float">
            <text:p>0.595749664324166</text:p>
          </table:table-cell>
          <table:table-cell office:value-type="float" office:value="0.58279668059503" calcext:value-type="float">
            <text:p>0.58279668059503</text:p>
          </table:table-cell>
          <table:table-cell office:value-type="float" office:value="0.558799883676001" calcext:value-type="float">
            <text:p>0.558799883676001</text:p>
          </table:table-cell>
          <table:table-cell office:value-type="float" office:value="0.623974807430348" calcext:value-type="float">
            <text:p>0.623974807430348</text:p>
          </table:table-cell>
          <table:table-cell office:value-type="float" office:value="0.641541061890478" calcext:value-type="float">
            <text:p>0.641541061890478</text:p>
          </table:table-cell>
          <table:table-cell office:value-type="float" office:value="0.64675311546613" calcext:value-type="float">
            <text:p>0.64675311546613</text:p>
          </table:table-cell>
          <table:table-cell office:value-type="float" office:value="0.595256754933377" calcext:value-type="float">
            <text:p>0.595256754933377</text:p>
          </table:table-cell>
          <table:table-cell office:value-type="float" office:value="0.592157509941383" calcext:value-type="float">
            <text:p>0.592157509941383</text:p>
          </table:table-cell>
          <table:table-cell office:value-type="float" office:value="0.59334730493977" calcext:value-type="float">
            <text:p>0.59334730493977</text:p>
          </table:table-cell>
          <table:table-cell office:value-type="float" office:value="0.59351425623957" calcext:value-type="float">
            <text:p>0.59351425623957</text:p>
          </table:table-cell>
          <table:table-cell office:value-type="float" office:value="0.610071349085981" calcext:value-type="float">
            <text:p>0.610071349085981</text:p>
          </table:table-cell>
          <table:table-cell office:value-type="float" office:value="0.522045326452263" calcext:value-type="float">
            <text:p>0.522045326452263</text:p>
          </table:table-cell>
          <table:table-cell office:value-type="float" office:value="0.520736263971328" calcext:value-type="float">
            <text:p>0.520736263971328</text:p>
          </table:table-cell>
          <table:table-cell office:value-type="float" office:value="0.520964257521572" calcext:value-type="float">
            <text:p>0.520964257521572</text:p>
          </table:table-cell>
          <table:table-cell office:value-type="float" office:value="0.530738113827007" calcext:value-type="float">
            <text:p>0.530738113827007</text:p>
          </table:table-cell>
          <table:table-cell office:value-type="float" office:value="0.546388708984057" calcext:value-type="float">
            <text:p>0.546388708984057</text:p>
          </table:table-cell>
          <table:table-cell office:value-type="float" office:value="0.569247181975305" calcext:value-type="float">
            <text:p>0.569247181975305</text:p>
          </table:table-cell>
          <table:table-cell office:value-type="float" office:value="0.57331771782633" calcext:value-type="float">
            <text:p>0.57331771782633</text:p>
          </table:table-cell>
          <table:table-cell office:value-type="float" office:value="0.586171813599853" calcext:value-type="float">
            <text:p>0.586171813599853</text:p>
          </table:table-cell>
          <table:table-cell office:value-type="float" office:value="0.587886577794551" calcext:value-type="float">
            <text:p>0.587886577794551</text:p>
          </table:table-cell>
          <table:table-cell office:value-type="float" office:value="0.59265824916322" calcext:value-type="float">
            <text:p>0.59265824916322</text:p>
          </table:table-cell>
          <table:table-cell office:value-type="float" office:value="0.598614063825862" calcext:value-type="float">
            <text:p>0.598614063825862</text:p>
          </table:table-cell>
          <table:table-cell office:value-type="float" office:value="0.599660513724374" calcext:value-type="float">
            <text:p>0.599660513724374</text:p>
          </table:table-cell>
          <table:table-cell office:value-type="float" office:value="0.602483736513523" calcext:value-type="float">
            <text:p>0.602483736513523</text:p>
          </table:table-cell>
          <table:table-cell office:value-type="float" office:value="0.605133996620166" calcext:value-type="float">
            <text:p>0.605133996620166</text:p>
          </table:table-cell>
          <table:table-cell office:value-type="float" office:value="0.572318559598585" calcext:value-type="float">
            <text:p>0.572318559598585</text:p>
          </table:table-cell>
          <table:table-cell office:value-type="float" office:value="0.580419628158818" calcext:value-type="float">
            <text:p>0.580419628158818</text:p>
          </table:table-cell>
          <table:table-cell office:value-type="float" office:value="0.560511122725658" calcext:value-type="float">
            <text:p>0.560511122725658</text:p>
          </table:table-cell>
          <table:table-cell office:value-type="float" office:value="0.562882850825291" calcext:value-type="float">
            <text:p>0.562882850825291</text:p>
          </table:table-cell>
          <table:table-cell office:value-type="float" office:value="0.58814608413991" calcext:value-type="float">
            <text:p>0.58814608413991</text:p>
          </table:table-cell>
          <table:table-cell office:value-type="float" office:value="0.621890354492625" calcext:value-type="float">
            <text:p>0.621890354492625</text:p>
          </table:table-cell>
          <table:table-cell office:value-type="float" office:value="0.643606172475535" calcext:value-type="float">
            <text:p>0.643606172475535</text:p>
          </table:table-cell>
          <table:table-cell office:value-type="float" office:value="0.647455380525641" calcext:value-type="float">
            <text:p>0.647455380525641</text:p>
          </table:table-cell>
          <table:table-cell office:value-type="float" office:value="0.651771868940923" calcext:value-type="float">
            <text:p>0.651771868940923</text:p>
          </table:table-cell>
          <table:table-cell office:value-type="float" office:value="0.646660738076044" calcext:value-type="float">
            <text:p>0.646660738076044</text:p>
          </table:table-cell>
          <table:table-cell office:value-type="float" office:value="0.639602585652195" calcext:value-type="float">
            <text:p>0.639602585652195</text:p>
          </table:table-cell>
          <table:table-cell office:value-type="float" office:value="0.582199712175875" calcext:value-type="float">
            <text:p>0.582199712175875</text:p>
          </table:table-cell>
          <table:table-cell office:value-type="float" office:value="0.590413302030508" calcext:value-type="float">
            <text:p>0.59041330203050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3277530358304" calcext:value-type="float">
            <text:p>-0.183277530358304</text:p>
          </table:table-cell>
          <table:table-cell office:value-type="float" office:value="-0.183426337262638" calcext:value-type="float">
            <text:p>-0.183426337262638</text:p>
          </table:table-cell>
          <table:table-cell office:value-type="float" office:value="-0.183286766824382" calcext:value-type="float">
            <text:p>-0.183286766824382</text:p>
          </table:table-cell>
          <table:table-cell office:value-type="float" office:value="-0.183457869996827" calcext:value-type="float">
            <text:p>-0.183457869996827</text:p>
          </table:table-cell>
          <table:table-cell office:value-type="float" office:value="-0.183163516972936" calcext:value-type="float">
            <text:p>-0.183163516972936</text:p>
          </table:table-cell>
          <table:table-cell office:value-type="float" office:value="-0.183478510553674" calcext:value-type="float">
            <text:p>-0.183478510553674</text:p>
          </table:table-cell>
          <table:table-cell office:value-type="float" office:value="-0.183379329321413" calcext:value-type="float">
            <text:p>-0.183379329321413</text:p>
          </table:table-cell>
          <table:table-cell office:value-type="float" office:value="-0.183394274443911" calcext:value-type="float">
            <text:p>-0.183394274443911</text:p>
          </table:table-cell>
          <table:table-cell office:value-type="float" office:value="-0.183248765307421" calcext:value-type="float">
            <text:p>-0.183248765307421</text:p>
          </table:table-cell>
          <table:table-cell office:value-type="float" office:value="-0.183404229071019" calcext:value-type="float">
            <text:p>-0.183404229071019</text:p>
          </table:table-cell>
          <table:table-cell office:value-type="float" office:value="-0.183520962277377" calcext:value-type="float">
            <text:p>-0.183520962277377</text:p>
          </table:table-cell>
          <table:table-cell office:value-type="float" office:value="-0.183320660390346" calcext:value-type="float">
            <text:p>-0.183320660390346</text:p>
          </table:table-cell>
          <table:table-cell office:value-type="float" office:value="-0.183415044443378" calcext:value-type="float">
            <text:p>-0.183415044443378</text:p>
          </table:table-cell>
          <table:table-cell office:value-type="float" office:value="-0.183481621513607" calcext:value-type="float">
            <text:p>-0.183481621513607</text:p>
          </table:table-cell>
          <table:table-cell office:value-type="float" office:value="-0.183316278970986" calcext:value-type="float">
            <text:p>-0.183316278970986</text:p>
          </table:table-cell>
          <table:table-cell office:value-type="float" office:value="-0.183407632828024" calcext:value-type="float">
            <text:p>-0.183407632828024</text:p>
          </table:table-cell>
          <table:table-cell office:value-type="float" office:value="-0.183558546300508" calcext:value-type="float">
            <text:p>-0.183558546300508</text:p>
          </table:table-cell>
          <table:table-cell office:value-type="float" office:value="-0.183430868856883" calcext:value-type="float">
            <text:p>-0.183430868856883</text:p>
          </table:table-cell>
          <table:table-cell office:value-type="float" office:value="-0.183415969052255" calcext:value-type="float">
            <text:p>-0.183415969052255</text:p>
          </table:table-cell>
          <table:table-cell office:value-type="float" office:value="-0.183468349387831" calcext:value-type="float">
            <text:p>-0.183468349387831</text:p>
          </table:table-cell>
          <table:table-cell office:value-type="float" office:value="-0.183198924943624" calcext:value-type="float">
            <text:p>-0.183198924943624</text:p>
          </table:table-cell>
          <table:table-cell office:value-type="float" office:value="-0.183344953234273" calcext:value-type="float">
            <text:p>-0.183344953234273</text:p>
          </table:table-cell>
          <table:table-cell office:value-type="float" office:value="-0.183513374600545" calcext:value-type="float">
            <text:p>-0.183513374600545</text:p>
          </table:table-cell>
          <table:table-cell office:value-type="float" office:value="-0.183470102848159" calcext:value-type="float">
            <text:p>-0.183470102848159</text:p>
          </table:table-cell>
          <table:table-cell office:value-type="float" office:value="-0.18328988823676" calcext:value-type="float">
            <text:p>-0.18328988823676</text:p>
          </table:table-cell>
          <table:table-cell office:value-type="float" office:value="-0.183539116458239" calcext:value-type="float">
            <text:p>-0.183539116458239</text:p>
          </table:table-cell>
          <table:table-cell office:value-type="float" office:value="-0.183470718742652" calcext:value-type="float">
            <text:p>-0.183470718742652</text:p>
          </table:table-cell>
          <table:table-cell office:value-type="float" office:value="-0.183452957583719" calcext:value-type="float">
            <text:p>-0.183452957583719</text:p>
          </table:table-cell>
          <table:table-cell office:value-type="float" office:value="-0.183571680743795" calcext:value-type="float">
            <text:p>-0.183571680743795</text:p>
          </table:table-cell>
          <table:table-cell office:value-type="float" office:value="-0.183270696164397" calcext:value-type="float">
            <text:p>-0.183270696164397</text:p>
          </table:table-cell>
          <table:table-cell office:value-type="float" office:value="-0.183395344269144" calcext:value-type="float">
            <text:p>-0.183395344269144</text:p>
          </table:table-cell>
          <table:table-cell office:value-type="float" office:value="-0.18337816022655" calcext:value-type="float">
            <text:p>-0.18337816022655</text:p>
          </table:table-cell>
          <table:table-cell office:value-type="float" office:value="-0.183409824810592" calcext:value-type="float">
            <text:p>-0.183409824810592</text:p>
          </table:table-cell>
          <table:table-cell office:value-type="float" office:value="-0.18342592546744" calcext:value-type="float">
            <text:p>-0.18342592546744</text:p>
          </table:table-cell>
          <table:table-cell office:value-type="float" office:value="-0.183598913529069" calcext:value-type="float">
            <text:p>-0.183598913529069</text:p>
          </table:table-cell>
          <table:table-cell office:value-type="float" office:value="-0.183346298568681" calcext:value-type="float">
            <text:p>-0.183346298568681</text:p>
          </table:table-cell>
          <table:table-cell office:value-type="float" office:value="-0.183524853478015" calcext:value-type="float">
            <text:p>-0.183524853478015</text:p>
          </table:table-cell>
          <table:table-cell office:value-type="float" office:value="-0.18349639003561" calcext:value-type="float">
            <text:p>-0.18349639003561</text:p>
          </table:table-cell>
          <table:table-cell office:value-type="float" office:value="-0.183387348048111" calcext:value-type="float">
            <text:p>-0.183387348048111</text:p>
          </table:table-cell>
          <table:table-cell office:value-type="float" office:value="-0.183348174554604" calcext:value-type="float">
            <text:p>-0.183348174554604</text:p>
          </table:table-cell>
          <table:table-cell office:value-type="float" office:value="-0.183464567651429" calcext:value-type="float">
            <text:p>-0.183464567651429</text:p>
          </table:table-cell>
          <table:table-cell office:value-type="float" office:value="-0.183461733475168" calcext:value-type="float">
            <text:p>-0.183461733475168</text:p>
          </table:table-cell>
          <table:table-cell office:value-type="float" office:value="-0.183360225377266" calcext:value-type="float">
            <text:p>-0.183360225377266</text:p>
          </table:table-cell>
          <table:table-cell office:value-type="float" office:value="-0.183402752821657" calcext:value-type="float">
            <text:p>-0.183402752821657</text:p>
          </table:table-cell>
          <table:table-cell office:value-type="float" office:value="-0.183451745030576" calcext:value-type="float">
            <text:p>-0.183451745030576</text:p>
          </table:table-cell>
          <table:table-cell office:value-type="float" office:value="-0.183482333939219" calcext:value-type="float">
            <text:p>-0.183482333939219</text:p>
          </table:table-cell>
          <table:table-cell office:value-type="float" office:value="-0.18349178221059" calcext:value-type="float">
            <text:p>-0.18349178221059</text:p>
          </table:table-cell>
          <table:table-cell office:value-type="float" office:value="-0.183387414064643" calcext:value-type="float">
            <text:p>-0.183387414064643</text:p>
          </table:table-cell>
          <table:table-cell office:value-type="float" office:value="-0.183410733823014" calcext:value-type="float">
            <text:p>-0.183410733823014</text:p>
          </table:table-cell>
          <table:table-cell office:value-type="float" office:value="-0.183503532835559" calcext:value-type="float">
            <text:p>-0.183503532835559</text:p>
          </table:table-cell>
          <table:table-cell office:value-type="float" office:value="-0.183324485357188" calcext:value-type="float">
            <text:p>-0.183324485357188</text:p>
          </table:table-cell>
          <table:table-cell office:value-type="float" office:value="-0.183477508766116" calcext:value-type="float">
            <text:p>-0.183477508766116</text:p>
          </table:table-cell>
          <table:table-cell office:value-type="float" office:value="-0.183383845116285" calcext:value-type="float">
            <text:p>-0.183383845116285</text:p>
          </table:table-cell>
          <table:table-cell office:value-type="float" office:value="-0.183297471804536" calcext:value-type="float">
            <text:p>-0.183297471804536</text:p>
          </table:table-cell>
          <table:table-cell office:value-type="float" office:value="-0.183232020936309" calcext:value-type="float">
            <text:p>-0.183232020936309</text:p>
          </table:table-cell>
          <table:table-cell office:value-type="float" office:value="-0.183505736512812" calcext:value-type="float">
            <text:p>-0.183505736512812</text:p>
          </table:table-cell>
          <table:table-cell office:value-type="float" office:value="-0.183252387156723" calcext:value-type="float">
            <text:p>-0.183252387156723</text:p>
          </table:table-cell>
          <table:table-cell office:value-type="float" office:value="-0.183374533133249" calcext:value-type="float">
            <text:p>-0.183374533133249</text:p>
          </table:table-cell>
          <table:table-cell office:value-type="float" office:value="-0.183564536039693" calcext:value-type="float">
            <text:p>-0.183564536039693</text:p>
          </table:table-cell>
          <table:table-cell office:value-type="float" office:value="-0.18330362151543" calcext:value-type="float">
            <text:p>-0.18330362151543</text:p>
          </table:table-cell>
          <table:table-cell office:value-type="float" office:value="-0.183241421471429" calcext:value-type="float">
            <text:p>-0.183241421471429</text:p>
          </table:table-cell>
          <table:table-cell office:value-type="float" office:value="-0.183399452956803" calcext:value-type="float">
            <text:p>-0.183399452956803</text:p>
          </table:table-cell>
          <table:table-cell office:value-type="float" office:value="-0.183418542073719" calcext:value-type="float">
            <text:p>-0.183418542073719</text:p>
          </table:table-cell>
          <table:table-cell office:value-type="float" office:value="-0.183405456219333" calcext:value-type="float">
            <text:p>-0.183405456219333</text:p>
          </table:table-cell>
          <table:table-cell office:value-type="float" office:value="-0.183591983485024" calcext:value-type="float">
            <text:p>-0.183591983485024</text:p>
          </table:table-cell>
          <table:table-cell office:value-type="float" office:value="-0.183431320944219" calcext:value-type="float">
            <text:p>-0.183431320944219</text:p>
          </table:table-cell>
          <table:table-cell office:value-type="float" office:value="-0.183453583191583" calcext:value-type="float">
            <text:p>-0.183453583191583</text:p>
          </table:table-cell>
          <table:table-cell office:value-type="float" office:value="-0.183476117410778" calcext:value-type="float">
            <text:p>-0.183476117410778</text:p>
          </table:table-cell>
          <table:table-cell office:value-type="float" office:value="-0.183626018822368" calcext:value-type="float">
            <text:p>-0.183626018822368</text:p>
          </table:table-cell>
          <table:table-cell office:value-type="float" office:value="-0.183268996423444" calcext:value-type="float">
            <text:p>-0.183268996423444</text:p>
          </table:table-cell>
          <table:table-cell office:value-type="float" office:value="-0.183805071427262" calcext:value-type="float">
            <text:p>-0.183805071427262</text:p>
          </table:table-cell>
          <table:table-cell office:value-type="float" office:value="-0.184135066106902" calcext:value-type="float">
            <text:p>-0.184135066106902</text:p>
          </table:table-cell>
          <table:table-cell office:value-type="float" office:value="-0.183966714222498" calcext:value-type="float">
            <text:p>-0.183966714222498</text:p>
          </table:table-cell>
          <table:table-cell office:value-type="float" office:value="-0.184203118799572" calcext:value-type="float">
            <text:p>-0.184203118799572</text:p>
          </table:table-cell>
          <table:table-cell office:value-type="float" office:value="-0.183791257910958" calcext:value-type="float">
            <text:p>-0.183791257910958</text:p>
          </table:table-cell>
          <table:table-cell office:value-type="float" office:value="-0.184103566277725" calcext:value-type="float">
            <text:p>-0.184103566277725</text:p>
          </table:table-cell>
          <table:table-cell office:value-type="float" office:value="-0.184059977895779" calcext:value-type="float">
            <text:p>-0.184059977895779</text:p>
          </table:table-cell>
          <table:table-cell office:value-type="float" office:value="-0.184081695867761" calcext:value-type="float">
            <text:p>-0.184081695867761</text:p>
          </table:table-cell>
          <table:table-cell office:value-type="float" office:value="-0.184019185250993" calcext:value-type="float">
            <text:p>-0.184019185250993</text:p>
          </table:table-cell>
          <table:table-cell office:value-type="float" office:value="-0.183809162766128" calcext:value-type="float">
            <text:p>-0.183809162766128</text:p>
          </table:table-cell>
          <table:table-cell office:value-type="float" office:value="-0.181750644607631" calcext:value-type="float">
            <text:p>-0.181750644607631</text:p>
          </table:table-cell>
          <table:table-cell office:value-type="float" office:value="-0.179427479137932" calcext:value-type="float">
            <text:p>-0.179427479137932</text:p>
          </table:table-cell>
          <table:table-cell office:value-type="float" office:value="-0.177127116354813" calcext:value-type="float">
            <text:p>-0.177127116354813</text:p>
          </table:table-cell>
          <table:table-cell office:value-type="float" office:value="-0.174169513827369" calcext:value-type="float">
            <text:p>-0.174169513827369</text:p>
          </table:table-cell>
          <table:table-cell office:value-type="float" office:value="-0.162630665538495" calcext:value-type="float">
            <text:p>-0.162630665538495</text:p>
          </table:table-cell>
          <table:table-cell office:value-type="float" office:value="-0.158237160680862" calcext:value-type="float">
            <text:p>-0.158237160680862</text:p>
          </table:table-cell>
          <table:table-cell office:value-type="float" office:value="-0.254670414033295" calcext:value-type="float">
            <text:p>-0.254670414033295</text:p>
          </table:table-cell>
          <table:table-cell office:value-type="float" office:value="-0.262703774601214" calcext:value-type="float">
            <text:p>-0.262703774601214</text:p>
          </table:table-cell>
          <table:table-cell office:value-type="float" office:value="-0.273415398908244" calcext:value-type="float">
            <text:p>-0.273415398908244</text:p>
          </table:table-cell>
          <table:table-cell office:value-type="float" office:value="-0.268089756614095" calcext:value-type="float">
            <text:p>-0.268089756614095</text:p>
          </table:table-cell>
          <table:table-cell office:value-type="float" office:value="-0.265967428725838" calcext:value-type="float">
            <text:p>-0.265967428725838</text:p>
          </table:table-cell>
          <table:table-cell office:value-type="float" office:value="-0.265906284441578" calcext:value-type="float">
            <text:p>-0.265906284441578</text:p>
          </table:table-cell>
          <table:table-cell office:value-type="float" office:value="-0.270011938802926" calcext:value-type="float">
            <text:p>-0.270011938802926</text:p>
          </table:table-cell>
          <table:table-cell office:value-type="float" office:value="-0.272524428088315" calcext:value-type="float">
            <text:p>-0.272524428088315</text:p>
          </table:table-cell>
          <table:table-cell office:value-type="float" office:value="-0.186571271391642" calcext:value-type="float">
            <text:p>-0.186571271391642</text:p>
          </table:table-cell>
          <table:table-cell office:value-type="float" office:value="-0.172378549416121" calcext:value-type="float">
            <text:p>-0.172378549416121</text:p>
          </table:table-cell>
          <table:table-cell office:value-type="float" office:value="-0.165928174595954" calcext:value-type="float">
            <text:p>-0.165928174595954</text:p>
          </table:table-cell>
          <table:table-cell office:value-type="float" office:value="-0.169158345535704" calcext:value-type="float">
            <text:p>-0.169158345535704</text:p>
          </table:table-cell>
          <table:table-cell office:value-type="float" office:value="-0.181065762580902" calcext:value-type="float">
            <text:p>-0.181065762580902</text:p>
          </table:table-cell>
          <table:table-cell office:value-type="float" office:value="-0.183898916096866" calcext:value-type="float">
            <text:p>-0.183898916096866</text:p>
          </table:table-cell>
          <table:table-cell office:value-type="float" office:value="-0.184503147584125" calcext:value-type="float">
            <text:p>-0.184503147584125</text:p>
          </table:table-cell>
          <table:table-cell office:value-type="float" office:value="-0.185002235671769" calcext:value-type="float">
            <text:p>-0.185002235671769</text:p>
          </table:table-cell>
          <table:table-cell office:value-type="float" office:value="-0.180216928426567" calcext:value-type="float">
            <text:p>-0.180216928426567</text:p>
          </table:table-cell>
          <table:table-cell office:value-type="float" office:value="-0.174753815932911" calcext:value-type="float">
            <text:p>-0.174753815932911</text:p>
          </table:table-cell>
          <table:table-cell office:value-type="float" office:value="-0.169171489225714" calcext:value-type="float">
            <text:p>-0.169171489225714</text:p>
          </table:table-cell>
          <table:table-cell office:value-type="float" office:value="-0.165822897452607" calcext:value-type="float">
            <text:p>-0.165822897452607</text:p>
          </table:table-cell>
          <table:table-cell office:value-type="float" office:value="-0.152501031050514" calcext:value-type="float">
            <text:p>-0.152501031050514</text:p>
          </table:table-cell>
          <table:table-cell office:value-type="float" office:value="-0.151367300540637" calcext:value-type="float">
            <text:p>-0.151367300540637</text:p>
          </table:table-cell>
          <table:table-cell office:value-type="float" office:value="-0.158255221264804" calcext:value-type="float">
            <text:p>-0.158255221264804</text:p>
          </table:table-cell>
          <table:table-cell office:value-type="float" office:value="-0.175104760335561" calcext:value-type="float">
            <text:p>-0.175104760335561</text:p>
          </table:table-cell>
          <table:table-cell office:value-type="float" office:value="-0.192914339556669" calcext:value-type="float">
            <text:p>-0.192914339556669</text:p>
          </table:table-cell>
          <table:table-cell office:value-type="float" office:value="-0.246304673497735" calcext:value-type="float">
            <text:p>-0.246304673497735</text:p>
          </table:table-cell>
          <table:table-cell office:value-type="float" office:value="-0.24840512943393" calcext:value-type="float">
            <text:p>-0.24840512943393</text:p>
          </table:table-cell>
          <table:table-cell office:value-type="float" office:value="-0.251529298415794" calcext:value-type="float">
            <text:p>-0.251529298415794</text:p>
          </table:table-cell>
          <table:table-cell office:value-type="float" office:value="-0.205575443053204" calcext:value-type="float">
            <text:p>-0.205575443053204</text:p>
          </table:table-cell>
          <table:table-cell office:value-type="float" office:value="-0.201852022352829" calcext:value-type="float">
            <text:p>-0.201852022352829</text:p>
          </table:table-cell>
          <table:table-cell office:value-type="float" office:value="-0.250229376326438" calcext:value-type="float">
            <text:p>-0.250229376326438</text:p>
          </table:table-cell>
          <table:table-cell office:value-type="float" office:value="-0.249542586324237" calcext:value-type="float">
            <text:p>-0.249542586324237</text:p>
          </table:table-cell>
          <table:table-cell office:value-type="float" office:value="-0.17768371873347" calcext:value-type="float">
            <text:p>-0.17768371873347</text:p>
          </table:table-cell>
          <table:table-cell office:value-type="float" office:value="-0.176698344511552" calcext:value-type="float">
            <text:p>-0.176698344511552</text:p>
          </table:table-cell>
          <table:table-cell office:value-type="float" office:value="-0.17706643954349" calcext:value-type="float">
            <text:p>-0.17706643954349</text:p>
          </table:table-cell>
          <table:table-cell office:value-type="float" office:value="-0.177520560640315" calcext:value-type="float">
            <text:p>-0.177520560640315</text:p>
          </table:table-cell>
          <table:table-cell office:value-type="float" office:value="-0.177722269978721" calcext:value-type="float">
            <text:p>-0.177722269978721</text:p>
          </table:table-cell>
          <table:table-cell office:value-type="float" office:value="-0.179842414493355" calcext:value-type="float">
            <text:p>-0.179842414493355</text:p>
          </table:table-cell>
          <table:table-cell office:value-type="float" office:value="-0.178044691821179" calcext:value-type="float">
            <text:p>-0.178044691821179</text:p>
          </table:table-cell>
          <table:table-cell office:value-type="float" office:value="-0.177564503923818" calcext:value-type="float">
            <text:p>-0.177564503923818</text:p>
          </table:table-cell>
          <table:table-cell office:value-type="float" office:value="-0.177008538953064" calcext:value-type="float">
            <text:p>-0.177008538953064</text:p>
          </table:table-cell>
          <table:table-cell office:value-type="float" office:value="-0.174451030089984" calcext:value-type="float">
            <text:p>-0.174451030089984</text:p>
          </table:table-cell>
          <table:table-cell office:value-type="float" office:value="-0.178801250817442" calcext:value-type="float">
            <text:p>-0.178801250817442</text:p>
          </table:table-cell>
          <table:table-cell office:value-type="float" office:value="-0.181375792892087" calcext:value-type="float">
            <text:p>-0.181375792892087</text:p>
          </table:table-cell>
          <table:table-cell office:value-type="float" office:value="-0.184384579666236" calcext:value-type="float">
            <text:p>-0.184384579666236</text:p>
          </table:table-cell>
          <table:table-cell office:value-type="float" office:value="-0.18409183272194" calcext:value-type="float">
            <text:p>-0.18409183272194</text:p>
          </table:table-cell>
          <table:table-cell office:value-type="float" office:value="-0.179924899799382" calcext:value-type="float">
            <text:p>-0.179924899799382</text:p>
          </table:table-cell>
          <table:table-cell office:value-type="float" office:value="-0.176967086986481" calcext:value-type="float">
            <text:p>-0.176967086986481</text:p>
          </table:table-cell>
          <table:table-cell office:value-type="float" office:value="-0.170414571409402" calcext:value-type="float">
            <text:p>-0.170414571409402</text:p>
          </table:table-cell>
          <table:table-cell office:value-type="float" office:value="-0.159093792804251" calcext:value-type="float">
            <text:p>-0.159093792804251</text:p>
          </table:table-cell>
          <table:table-cell office:value-type="float" office:value="-0.156508279833302" calcext:value-type="float">
            <text:p>-0.156508279833302</text:p>
          </table:table-cell>
          <table:table-cell office:value-type="float" office:value="-0.203654519306236" calcext:value-type="float">
            <text:p>-0.203654519306236</text:p>
          </table:table-cell>
          <table:table-cell office:value-type="float" office:value="-0.247421456560707" calcext:value-type="float">
            <text:p>-0.247421456560707</text:p>
          </table:table-cell>
          <table:table-cell office:value-type="float" office:value="-0.25131075693989" calcext:value-type="float">
            <text:p>-0.25131075693989</text:p>
          </table:table-cell>
          <table:table-cell office:value-type="float" office:value="-0.256904266311419" calcext:value-type="float">
            <text:p>-0.256904266311419</text:p>
          </table:table-cell>
          <table:table-cell office:value-type="float" office:value="-0.261952789364255" calcext:value-type="float">
            <text:p>-0.261952789364255</text:p>
          </table:table-cell>
          <table:table-cell office:value-type="float" office:value="-0.265423147689451" calcext:value-type="float">
            <text:p>-0.265423147689451</text:p>
          </table:table-cell>
          <table:table-cell office:value-type="float" office:value="-0.213062716996143" calcext:value-type="float">
            <text:p>-0.213062716996143</text:p>
          </table:table-cell>
          <table:table-cell office:value-type="float" office:value="-0.214132371849271" calcext:value-type="float">
            <text:p>-0.214132371849271</text:p>
          </table:table-cell>
          <table:table-cell office:value-type="float" office:value="-0.215573803073005" calcext:value-type="float">
            <text:p>-0.215573803073005</text:p>
          </table:table-cell>
          <table:table-cell office:value-type="float" office:value="-0.262133625437767" calcext:value-type="float">
            <text:p>-0.262133625437767</text:p>
          </table:table-cell>
          <table:table-cell office:value-type="float" office:value="-0.194536419898279" calcext:value-type="float">
            <text:p>-0.194536419898279</text:p>
          </table:table-cell>
          <table:table-cell office:value-type="float" office:value="-0.191848191402991" calcext:value-type="float">
            <text:p>-0.191848191402991</text:p>
          </table:table-cell>
          <table:table-cell office:value-type="float" office:value="-0.193946530615238" calcext:value-type="float">
            <text:p>-0.193946530615238</text:p>
          </table:table-cell>
          <table:table-cell office:value-type="float" office:value="-0.187743360905109" calcext:value-type="float">
            <text:p>-0.187743360905109</text:p>
          </table:table-cell>
          <table:table-cell office:value-type="float" office:value="-0.1847514647656" calcext:value-type="float">
            <text:p>-0.1847514647656</text:p>
          </table:table-cell>
          <table:table-cell office:value-type="float" office:value="-0.184023004699781" calcext:value-type="float">
            <text:p>-0.184023004699781</text:p>
          </table:table-cell>
          <table:table-cell office:value-type="float" office:value="-0.184532468621703" calcext:value-type="float">
            <text:p>-0.184532468621703</text:p>
          </table:table-cell>
          <table:table-cell office:value-type="float" office:value="-0.185275194091095" calcext:value-type="float">
            <text:p>-0.185275194091095</text:p>
          </table:table-cell>
          <table:table-cell office:value-type="float" office:value="-0.179153421904772" calcext:value-type="float">
            <text:p>-0.179153421904772</text:p>
          </table:table-cell>
          <table:table-cell office:value-type="float" office:value="-0.182318908523693" calcext:value-type="float">
            <text:p>-0.182318908523693</text:p>
          </table:table-cell>
          <table:table-cell office:value-type="float" office:value="-0.183902054860615" calcext:value-type="float">
            <text:p>-0.183902054860615</text:p>
          </table:table-cell>
          <table:table-cell office:value-type="float" office:value="-0.190408715255394" calcext:value-type="float">
            <text:p>-0.190408715255394</text:p>
          </table:table-cell>
          <table:table-cell office:value-type="float" office:value="-0.192789513644354" calcext:value-type="float">
            <text:p>-0.192789513644354</text:p>
          </table:table-cell>
          <table:table-cell office:value-type="float" office:value="-0.195553834500872" calcext:value-type="float">
            <text:p>-0.195553834500872</text:p>
          </table:table-cell>
          <table:table-cell office:value-type="float" office:value="-0.196748077089301" calcext:value-type="float">
            <text:p>-0.196748077089301</text:p>
          </table:table-cell>
          <table:table-cell office:value-type="float" office:value="-0.193747554648294" calcext:value-type="float">
            <text:p>-0.193747554648294</text:p>
          </table:table-cell>
          <table:table-cell office:value-type="float" office:value="-0.191391966958875" calcext:value-type="float">
            <text:p>-0.191391966958875</text:p>
          </table:table-cell>
          <table:table-cell office:value-type="float" office:value="-0.189589327855331" calcext:value-type="float">
            <text:p>-0.189589327855331</text:p>
          </table:table-cell>
          <table:table-cell office:value-type="float" office:value="-0.187580350460966" calcext:value-type="float">
            <text:p>-0.187580350460966</text:p>
          </table:table-cell>
          <table:table-cell office:value-type="float" office:value="-0.181954656091014" calcext:value-type="float">
            <text:p>-0.181954656091014</text:p>
          </table:table-cell>
          <table:table-cell office:value-type="float" office:value="-0.164118653339766" calcext:value-type="float">
            <text:p>-0.164118653339766</text:p>
          </table:table-cell>
          <table:table-cell office:value-type="float" office:value="-0.15770462341908" calcext:value-type="float">
            <text:p>-0.15770462341908</text:p>
          </table:table-cell>
          <table:table-cell office:value-type="float" office:value="-0.16063785138485" calcext:value-type="float">
            <text:p>-0.16063785138485</text:p>
          </table:table-cell>
          <table:table-cell office:value-type="float" office:value="-0.257794786479227" calcext:value-type="float">
            <text:p>-0.257794786479227</text:p>
          </table:table-cell>
          <table:table-cell office:value-type="float" office:value="-0.271258463460106" calcext:value-type="float">
            <text:p>-0.271258463460106</text:p>
          </table:table-cell>
          <table:table-cell office:value-type="float" office:value="-0.20889582656624" calcext:value-type="float">
            <text:p>-0.20889582656624</text:p>
          </table:table-cell>
          <table:table-cell office:value-type="float" office:value="-0.209206159717324" calcext:value-type="float">
            <text:p>-0.209206159717324</text:p>
          </table:table-cell>
          <table:table-cell office:value-type="float" office:value="-0.211580294552875" calcext:value-type="float">
            <text:p>-0.211580294552875</text:p>
          </table:table-cell>
          <table:table-cell office:value-type="float" office:value="-0.179495714952319" calcext:value-type="float">
            <text:p>-0.179495714952319</text:p>
          </table:table-cell>
          <table:table-cell office:value-type="float" office:value="-0.168110850666528" calcext:value-type="float">
            <text:p>-0.168110850666528</text:p>
          </table:table-cell>
          <table:table-cell office:value-type="float" office:value="-0.172288522751423" calcext:value-type="float">
            <text:p>-0.172288522751423</text:p>
          </table:table-cell>
          <table:table-cell office:value-type="float" office:value="-0.169329077499629" calcext:value-type="float">
            <text:p>-0.169329077499629</text:p>
          </table:table-cell>
          <table:table-cell office:value-type="float" office:value="-0.168471621001593" calcext:value-type="float">
            <text:p>-0.168471621001593</text:p>
          </table:table-cell>
          <table:table-cell office:value-type="float" office:value="-0.171794601202646" calcext:value-type="float">
            <text:p>-0.171794601202646</text:p>
          </table:table-cell>
          <table:table-cell office:value-type="float" office:value="-0.175353538893246" calcext:value-type="float">
            <text:p>-0.175353538893246</text:p>
          </table:table-cell>
          <table:table-cell office:value-type="float" office:value="-0.183684639227607" calcext:value-type="float">
            <text:p>-0.183684639227607</text:p>
          </table:table-cell>
          <table:table-cell office:value-type="float" office:value="-0.188567770294389" calcext:value-type="float">
            <text:p>-0.188567770294389</text:p>
          </table:table-cell>
          <table:table-cell office:value-type="float" office:value="-0.194280576842523" calcext:value-type="float">
            <text:p>-0.194280576842523</text:p>
          </table:table-cell>
          <table:table-cell office:value-type="float" office:value="-0.195445954552282" calcext:value-type="float">
            <text:p>-0.195445954552282</text:p>
          </table:table-cell>
          <table:table-cell office:value-type="float" office:value="-0.197666084139594" calcext:value-type="float">
            <text:p>-0.197666084139594</text:p>
          </table:table-cell>
          <table:table-cell office:value-type="float" office:value="-0.195403002401686" calcext:value-type="float">
            <text:p>-0.195403002401686</text:p>
          </table:table-cell>
          <table:table-cell office:value-type="float" office:value="-0.192151783502209" calcext:value-type="float">
            <text:p>-0.192151783502209</text:p>
          </table:table-cell>
          <table:table-cell office:value-type="float" office:value="-0.18838354076862" calcext:value-type="float">
            <text:p>-0.18838354076862</text:p>
          </table:table-cell>
          <table:table-cell office:value-type="float" office:value="-0.186481123984975" calcext:value-type="float">
            <text:p>-0.186481123984975</text:p>
          </table:table-cell>
          <table:table-cell office:value-type="float" office:value="-0.176393594382783" calcext:value-type="float">
            <text:p>-0.176393594382783</text:p>
          </table:table-cell>
          <table:table-cell office:value-type="float" office:value="-0.162543288285417" calcext:value-type="float">
            <text:p>-0.162543288285417</text:p>
          </table:table-cell>
          <table:table-cell office:value-type="float" office:value="-0.161981813093227" calcext:value-type="float">
            <text:p>-0.161981813093227</text:p>
          </table:table-cell>
          <table:table-cell office:value-type="float" office:value="-0.257905206653856" calcext:value-type="float">
            <text:p>-0.257905206653856</text:p>
          </table:table-cell>
          <table:table-cell office:value-type="float" office:value="-0.269119645545287" calcext:value-type="float">
            <text:p>-0.269119645545287</text:p>
          </table:table-cell>
          <table:table-cell office:value-type="float" office:value="-0.26412926053236" calcext:value-type="float">
            <text:p>-0.26412926053236</text:p>
          </table:table-cell>
          <table:table-cell office:value-type="float" office:value="-0.264209585614091" calcext:value-type="float">
            <text:p>-0.264209585614091</text:p>
          </table:table-cell>
          <table:table-cell office:value-type="float" office:value="-0.263910327907716" calcext:value-type="float">
            <text:p>-0.263910327907716</text:p>
          </table:table-cell>
          <table:table-cell office:value-type="float" office:value="-0.268093766488442" calcext:value-type="float">
            <text:p>-0.268093766488442</text:p>
          </table:table-cell>
          <table:table-cell office:value-type="float" office:value="-0.163027266424829" calcext:value-type="float">
            <text:p>-0.163027266424829</text:p>
          </table:table-cell>
          <table:table-cell office:value-type="float" office:value="-0.163093107537191" calcext:value-type="float">
            <text:p>-0.163093107537191</text:p>
          </table:table-cell>
          <table:table-cell office:value-type="float" office:value="-0.162628531642051" calcext:value-type="float">
            <text:p>-0.162628531642051</text:p>
          </table:table-cell>
          <table:table-cell office:value-type="float" office:value="-0.162884730224639" calcext:value-type="float">
            <text:p>-0.162884730224639</text:p>
          </table:table-cell>
          <table:table-cell office:value-type="float" office:value="-0.165821021450195" calcext:value-type="float">
            <text:p>-0.165821021450195</text:p>
          </table:table-cell>
          <table:table-cell office:value-type="float" office:value="-0.16924725723501" calcext:value-type="float">
            <text:p>-0.16924725723501</text:p>
          </table:table-cell>
          <table:table-cell office:value-type="float" office:value="-0.177214860165127" calcext:value-type="float">
            <text:p>-0.177214860165127</text:p>
          </table:table-cell>
          <table:table-cell office:value-type="float" office:value="-0.187205478907794" calcext:value-type="float">
            <text:p>-0.187205478907794</text:p>
          </table:table-cell>
          <table:table-cell office:value-type="float" office:value="-0.188318098727443" calcext:value-type="float">
            <text:p>-0.188318098727443</text:p>
          </table:table-cell>
          <table:table-cell office:value-type="float" office:value="-0.187992509823479" calcext:value-type="float">
            <text:p>-0.187992509823479</text:p>
          </table:table-cell>
          <table:table-cell office:value-type="float" office:value="-0.188130879674097" calcext:value-type="float">
            <text:p>-0.188130879674097</text:p>
          </table:table-cell>
          <table:table-cell office:value-type="float" office:value="-0.185627740078766" calcext:value-type="float">
            <text:p>-0.185627740078766</text:p>
          </table:table-cell>
          <table:table-cell office:value-type="float" office:value="-0.186214751229551" calcext:value-type="float">
            <text:p>-0.186214751229551</text:p>
          </table:table-cell>
          <table:table-cell office:value-type="float" office:value="-0.183865170467234" calcext:value-type="float">
            <text:p>-0.183865170467234</text:p>
          </table:table-cell>
          <table:table-cell office:value-type="float" office:value="-0.177192380459075" calcext:value-type="float">
            <text:p>-0.177192380459075</text:p>
          </table:table-cell>
          <table:table-cell office:value-type="float" office:value="-0.174697524917868" calcext:value-type="float">
            <text:p>-0.174697524917868</text:p>
          </table:table-cell>
          <table:table-cell office:value-type="float" office:value="-0.167361851613635" calcext:value-type="float">
            <text:p>-0.167361851613635</text:p>
          </table:table-cell>
          <table:table-cell office:value-type="float" office:value="-0.157974605011215" calcext:value-type="float">
            <text:p>-0.157974605011215</text:p>
          </table:table-cell>
          <table:table-cell office:value-type="float" office:value="-0.256124312870823" calcext:value-type="float">
            <text:p>-0.256124312870823</text:p>
          </table:table-cell>
          <table:table-cell office:value-type="float" office:value="-0.263286508986751" calcext:value-type="float">
            <text:p>-0.263286508986751</text:p>
          </table:table-cell>
          <table:table-cell office:value-type="float" office:value="-0.266359544269902" calcext:value-type="float">
            <text:p>-0.266359544269902</text:p>
          </table:table-cell>
          <table:table-cell office:value-type="float" office:value="-0.265618737410316" calcext:value-type="float">
            <text:p>-0.265618737410316</text:p>
          </table:table-cell>
          <table:table-cell office:value-type="float" office:value="-0.261529816538725" calcext:value-type="float">
            <text:p>-0.261529816538725</text:p>
          </table:table-cell>
          <table:table-cell office:value-type="float" office:value="-0.258302309251277" calcext:value-type="float">
            <text:p>-0.258302309251277</text:p>
          </table:table-cell>
          <table:table-cell office:value-type="float" office:value="-0.255600623918297" calcext:value-type="float">
            <text:p>-0.255600623918297</text:p>
          </table:table-cell>
          <table:table-cell office:value-type="float" office:value="-0.261848637682141" calcext:value-type="float">
            <text:p>-0.261848637682141</text:p>
          </table:table-cell>
          <table:table-cell office:value-type="float" office:value="-0.170936784272694" calcext:value-type="float">
            <text:p>-0.170936784272694</text:p>
          </table:table-cell>
          <table:table-cell office:value-type="float" office:value="-0.169987603734273" calcext:value-type="float">
            <text:p>-0.169987603734273</text:p>
          </table:table-cell>
          <table:table-cell office:value-type="float" office:value="-0.167062085473497" calcext:value-type="float">
            <text:p>-0.167062085473497</text:p>
          </table:table-cell>
          <table:table-cell office:value-type="float" office:value="-0.169985150678315" calcext:value-type="float">
            <text:p>-0.169985150678315</text:p>
          </table:table-cell>
          <table:table-cell office:value-type="float" office:value="-0.175652263280915" calcext:value-type="float">
            <text:p>-0.175652263280915</text:p>
          </table:table-cell>
          <table:table-cell office:value-type="float" office:value="-0.181541143264441" calcext:value-type="float">
            <text:p>-0.181541143264441</text:p>
          </table:table-cell>
          <table:table-cell office:value-type="float" office:value="-0.184902230925745" calcext:value-type="float">
            <text:p>-0.184902230925745</text:p>
          </table:table-cell>
          <table:table-cell office:value-type="float" office:value="-0.18989537677331" calcext:value-type="float">
            <text:p>-0.18989537677331</text:p>
          </table:table-cell>
          <table:table-cell office:value-type="float" office:value="-0.18969188630426" calcext:value-type="float">
            <text:p>-0.18969188630426</text:p>
          </table:table-cell>
          <table:table-cell office:value-type="float" office:value="-0.190434140857696" calcext:value-type="float">
            <text:p>-0.190434140857696</text:p>
          </table:table-cell>
          <table:table-cell office:value-type="float" office:value="-0.189710894421728" calcext:value-type="float">
            <text:p>-0.189710894421728</text:p>
          </table:table-cell>
          <table:table-cell office:value-type="float" office:value="-0.187973171997063" calcext:value-type="float">
            <text:p>-0.187973171997063</text:p>
          </table:table-cell>
          <table:table-cell office:value-type="float" office:value="-0.185472622168409" calcext:value-type="float">
            <text:p>-0.185472622168409</text:p>
          </table:table-cell>
          <table:table-cell office:value-type="float" office:value="-0.181924445113141" calcext:value-type="float">
            <text:p>-0.181924445113141</text:p>
          </table:table-cell>
          <table:table-cell office:value-type="float" office:value="-0.172219249900882" calcext:value-type="float">
            <text:p>-0.172219249900882</text:p>
          </table:table-cell>
          <table:table-cell office:value-type="float" office:value="-0.167562410630038" calcext:value-type="float">
            <text:p>-0.167562410630038</text:p>
          </table:table-cell>
          <table:table-cell office:value-type="float" office:value="-0.17042168634799" calcext:value-type="float">
            <text:p>-0.17042168634799</text:p>
          </table:table-cell>
          <table:table-cell office:value-type="float" office:value="-0.181963503919924" calcext:value-type="float">
            <text:p>-0.181963503919924</text:p>
          </table:table-cell>
          <table:table-cell office:value-type="float" office:value="-0.196267875660987" calcext:value-type="float">
            <text:p>-0.196267875660987</text:p>
          </table:table-cell>
          <table:table-cell office:value-type="float" office:value="-0.236699005845057" calcext:value-type="float">
            <text:p>-0.236699005845057</text:p>
          </table:table-cell>
          <table:table-cell office:value-type="float" office:value="-0.248950225536333" calcext:value-type="float">
            <text:p>-0.248950225536333</text:p>
          </table:table-cell>
          <table:table-cell office:value-type="float" office:value="-0.249184274148425" calcext:value-type="float">
            <text:p>-0.249184274148425</text:p>
          </table:table-cell>
          <table:table-cell office:value-type="float" office:value="-0.250279908011287" calcext:value-type="float">
            <text:p>-0.250279908011287</text:p>
          </table:table-cell>
          <table:table-cell office:value-type="float" office:value="-0.248762150076284" calcext:value-type="float">
            <text:p>-0.248762150076284</text:p>
          </table:table-cell>
          <table:table-cell office:value-type="float" office:value="-0.25108996563848" calcext:value-type="float">
            <text:p>-0.25108996563848</text:p>
          </table:table-cell>
          <table:table-cell office:value-type="float" office:value="-0.272290776837225" calcext:value-type="float">
            <text:p>-0.272290776837225</text:p>
          </table:table-cell>
          <table:table-cell office:value-type="float" office:value="-0.276060505377548" calcext:value-type="float">
            <text:p>-0.276060505377548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745382346547" calcext:value-type="float">
            <text:p>0.300745382346547</text:p>
          </table:table-cell>
          <table:table-cell office:value-type="float" office:value="0.300767837025911" calcext:value-type="float">
            <text:p>0.300767837025911</text:p>
          </table:table-cell>
          <table:table-cell office:value-type="float" office:value="0.300759757322156" calcext:value-type="float">
            <text:p>0.300759757322156</text:p>
          </table:table-cell>
          <table:table-cell office:value-type="float" office:value="0.300772249027092" calcext:value-type="float">
            <text:p>0.300772249027092</text:p>
          </table:table-cell>
          <table:table-cell office:value-type="float" office:value="0.300739907422943" calcext:value-type="float">
            <text:p>0.300739907422943</text:p>
          </table:table-cell>
          <table:table-cell office:value-type="float" office:value="0.300772885671768" calcext:value-type="float">
            <text:p>0.300772885671768</text:p>
          </table:table-cell>
          <table:table-cell office:value-type="float" office:value="0.30074942691305" calcext:value-type="float">
            <text:p>0.30074942691305</text:p>
          </table:table-cell>
          <table:table-cell office:value-type="float" office:value="0.300763449365582" calcext:value-type="float">
            <text:p>0.300763449365582</text:p>
          </table:table-cell>
          <table:table-cell office:value-type="float" office:value="0.300745317777777" calcext:value-type="float">
            <text:p>0.300745317777777</text:p>
          </table:table-cell>
          <table:table-cell office:value-type="float" office:value="0.300773163516703" calcext:value-type="float">
            <text:p>0.300773163516703</text:p>
          </table:table-cell>
          <table:table-cell office:value-type="float" office:value="0.300766105830696" calcext:value-type="float">
            <text:p>0.300766105830696</text:p>
          </table:table-cell>
          <table:table-cell office:value-type="float" office:value="0.300756424536735" calcext:value-type="float">
            <text:p>0.300756424536735</text:p>
          </table:table-cell>
          <table:table-cell office:value-type="float" office:value="0.300761825904508" calcext:value-type="float">
            <text:p>0.300761825904508</text:p>
          </table:table-cell>
          <table:table-cell office:value-type="float" office:value="0.300765715140645" calcext:value-type="float">
            <text:p>0.300765715140645</text:p>
          </table:table-cell>
          <table:table-cell office:value-type="float" office:value="0.300759576068636" calcext:value-type="float">
            <text:p>0.300759576068636</text:p>
          </table:table-cell>
          <table:table-cell office:value-type="float" office:value="0.300761985407469" calcext:value-type="float">
            <text:p>0.300761985407469</text:p>
          </table:table-cell>
          <table:table-cell office:value-type="float" office:value="0.30078576710118" calcext:value-type="float">
            <text:p>0.30078576710118</text:p>
          </table:table-cell>
          <table:table-cell office:value-type="float" office:value="0.300764461679847" calcext:value-type="float">
            <text:p>0.300764461679847</text:p>
          </table:table-cell>
          <table:table-cell office:value-type="float" office:value="0.30076491938721" calcext:value-type="float">
            <text:p>0.30076491938721</text:p>
          </table:table-cell>
          <table:table-cell office:value-type="float" office:value="0.300779371411771" calcext:value-type="float">
            <text:p>0.300779371411771</text:p>
          </table:table-cell>
          <table:table-cell office:value-type="float" office:value="0.300736832874203" calcext:value-type="float">
            <text:p>0.300736832874203</text:p>
          </table:table-cell>
          <table:table-cell office:value-type="float" office:value="0.300741992427209" calcext:value-type="float">
            <text:p>0.300741992427209</text:p>
          </table:table-cell>
          <table:table-cell office:value-type="float" office:value="0.300775471060603" calcext:value-type="float">
            <text:p>0.300775471060603</text:p>
          </table:table-cell>
          <table:table-cell office:value-type="float" office:value="0.300765088964981" calcext:value-type="float">
            <text:p>0.300765088964981</text:p>
          </table:table-cell>
          <table:table-cell office:value-type="float" office:value="0.300750850851481" calcext:value-type="float">
            <text:p>0.300750850851481</text:p>
          </table:table-cell>
          <table:table-cell office:value-type="float" office:value="0.300783426992157" calcext:value-type="float">
            <text:p>0.300783426992157</text:p>
          </table:table-cell>
          <table:table-cell office:value-type="float" office:value="0.300781362880163" calcext:value-type="float">
            <text:p>0.300781362880163</text:p>
          </table:table-cell>
          <table:table-cell office:value-type="float" office:value="0.300774819784842" calcext:value-type="float">
            <text:p>0.300774819784842</text:p>
          </table:table-cell>
          <table:table-cell office:value-type="float" office:value="0.300785264609463" calcext:value-type="float">
            <text:p>0.300785264609463</text:p>
          </table:table-cell>
          <table:table-cell office:value-type="float" office:value="0.300756356820262" calcext:value-type="float">
            <text:p>0.300756356820262</text:p>
          </table:table-cell>
          <table:table-cell office:value-type="float" office:value="0.300757768886506" calcext:value-type="float">
            <text:p>0.300757768886506</text:p>
          </table:table-cell>
          <table:table-cell office:value-type="float" office:value="0.300768221514329" calcext:value-type="float">
            <text:p>0.300768221514329</text:p>
          </table:table-cell>
          <table:table-cell office:value-type="float" office:value="0.300776137878241" calcext:value-type="float">
            <text:p>0.300776137878241</text:p>
          </table:table-cell>
          <table:table-cell office:value-type="float" office:value="0.300767365572857" calcext:value-type="float">
            <text:p>0.300767365572857</text:p>
          </table:table-cell>
          <table:table-cell office:value-type="float" office:value="0.300792173877067" calcext:value-type="float">
            <text:p>0.300792173877067</text:p>
          </table:table-cell>
          <table:table-cell office:value-type="float" office:value="0.300742901321868" calcext:value-type="float">
            <text:p>0.300742901321868</text:p>
          </table:table-cell>
          <table:table-cell office:value-type="float" office:value="0.300762031997274" calcext:value-type="float">
            <text:p>0.300762031997274</text:p>
          </table:table-cell>
          <table:table-cell office:value-type="float" office:value="0.30078284313023" calcext:value-type="float">
            <text:p>0.30078284313023</text:p>
          </table:table-cell>
          <table:table-cell office:value-type="float" office:value="0.300772145031845" calcext:value-type="float">
            <text:p>0.300772145031845</text:p>
          </table:table-cell>
          <table:table-cell office:value-type="float" office:value="0.300765419228513" calcext:value-type="float">
            <text:p>0.300765419228513</text:p>
          </table:table-cell>
          <table:table-cell office:value-type="float" office:value="0.300780647228273" calcext:value-type="float">
            <text:p>0.300780647228273</text:p>
          </table:table-cell>
          <table:table-cell office:value-type="float" office:value="0.300823770420597" calcext:value-type="float">
            <text:p>0.300823770420597</text:p>
          </table:table-cell>
          <table:table-cell office:value-type="float" office:value="0.300746134603923" calcext:value-type="float">
            <text:p>0.300746134603923</text:p>
          </table:table-cell>
          <table:table-cell office:value-type="float" office:value="0.300764577973621" calcext:value-type="float">
            <text:p>0.300764577973621</text:p>
          </table:table-cell>
          <table:table-cell office:value-type="float" office:value="0.300777081930299" calcext:value-type="float">
            <text:p>0.300777081930299</text:p>
          </table:table-cell>
          <table:table-cell office:value-type="float" office:value="0.300774410200958" calcext:value-type="float">
            <text:p>0.300774410200958</text:p>
          </table:table-cell>
          <table:table-cell office:value-type="float" office:value="0.300750628123541" calcext:value-type="float">
            <text:p>0.300750628123541</text:p>
          </table:table-cell>
          <table:table-cell office:value-type="float" office:value="0.300774815225631" calcext:value-type="float">
            <text:p>0.300774815225631</text:p>
          </table:table-cell>
          <table:table-cell office:value-type="float" office:value="0.300768100377892" calcext:value-type="float">
            <text:p>0.300768100377892</text:p>
          </table:table-cell>
          <table:table-cell office:value-type="float" office:value="0.3007722741842" calcext:value-type="float">
            <text:p>0.3007722741842</text:p>
          </table:table-cell>
          <table:table-cell office:value-type="float" office:value="0.300746509404285" calcext:value-type="float">
            <text:p>0.300746509404285</text:p>
          </table:table-cell>
          <table:table-cell office:value-type="float" office:value="0.300774340528039" calcext:value-type="float">
            <text:p>0.300774340528039</text:p>
          </table:table-cell>
          <table:table-cell office:value-type="float" office:value="0.30075428802626" calcext:value-type="float">
            <text:p>0.30075428802626</text:p>
          </table:table-cell>
          <table:table-cell office:value-type="float" office:value="0.30075409762233" calcext:value-type="float">
            <text:p>0.30075409762233</text:p>
          </table:table-cell>
          <table:table-cell office:value-type="float" office:value="0.300744050643729" calcext:value-type="float">
            <text:p>0.300744050643729</text:p>
          </table:table-cell>
          <table:table-cell office:value-type="float" office:value="0.300781054209664" calcext:value-type="float">
            <text:p>0.300781054209664</text:p>
          </table:table-cell>
          <table:table-cell office:value-type="float" office:value="0.300758869011934" calcext:value-type="float">
            <text:p>0.300758869011934</text:p>
          </table:table-cell>
          <table:table-cell office:value-type="float" office:value="0.300762591003269" calcext:value-type="float">
            <text:p>0.300762591003269</text:p>
          </table:table-cell>
          <table:table-cell office:value-type="float" office:value="0.300757871628119" calcext:value-type="float">
            <text:p>0.300757871628119</text:p>
          </table:table-cell>
          <table:table-cell office:value-type="float" office:value="0.300744547819991" calcext:value-type="float">
            <text:p>0.300744547819991</text:p>
          </table:table-cell>
          <table:table-cell office:value-type="float" office:value="0.300800724823555" calcext:value-type="float">
            <text:p>0.300800724823555</text:p>
          </table:table-cell>
          <table:table-cell office:value-type="float" office:value="0.300754458677219" calcext:value-type="float">
            <text:p>0.300754458677219</text:p>
          </table:table-cell>
          <table:table-cell office:value-type="float" office:value="0.30077058314374" calcext:value-type="float">
            <text:p>0.30077058314374</text:p>
          </table:table-cell>
          <table:table-cell office:value-type="float" office:value="0.300781425075455" calcext:value-type="float">
            <text:p>0.300781425075455</text:p>
          </table:table-cell>
          <table:table-cell office:value-type="float" office:value="0.300797861927481" calcext:value-type="float">
            <text:p>0.300797861927481</text:p>
          </table:table-cell>
          <table:table-cell office:value-type="float" office:value="0.300821628695051" calcext:value-type="float">
            <text:p>0.300821628695051</text:p>
          </table:table-cell>
          <table:table-cell office:value-type="float" office:value="0.300759489083667" calcext:value-type="float">
            <text:p>0.300759489083667</text:p>
          </table:table-cell>
          <table:table-cell office:value-type="float" office:value="0.300799103162208" calcext:value-type="float">
            <text:p>0.300799103162208</text:p>
          </table:table-cell>
          <table:table-cell office:value-type="float" office:value="0.300776969127823" calcext:value-type="float">
            <text:p>0.300776969127823</text:p>
          </table:table-cell>
          <table:table-cell office:value-type="float" office:value="0.300341231235699" calcext:value-type="float">
            <text:p>0.300341231235699</text:p>
          </table:table-cell>
          <table:table-cell office:value-type="float" office:value="0.299649590901975" calcext:value-type="float">
            <text:p>0.299649590901975</text:p>
          </table:table-cell>
          <table:table-cell office:value-type="float" office:value="0.299680954400039" calcext:value-type="float">
            <text:p>0.299680954400039</text:p>
          </table:table-cell>
          <table:table-cell office:value-type="float" office:value="0.299633993535927" calcext:value-type="float">
            <text:p>0.299633993535927</text:p>
          </table:table-cell>
          <table:table-cell office:value-type="float" office:value="0.299674530790924" calcext:value-type="float">
            <text:p>0.299674530790924</text:p>
          </table:table-cell>
          <table:table-cell office:value-type="float" office:value="0.299553410022253" calcext:value-type="float">
            <text:p>0.299553410022253</text:p>
          </table:table-cell>
          <table:table-cell office:value-type="float" office:value="0.299584056716869" calcext:value-type="float">
            <text:p>0.299584056716869</text:p>
          </table:table-cell>
          <table:table-cell office:value-type="float" office:value="0.299661160189439" calcext:value-type="float">
            <text:p>0.299661160189439</text:p>
          </table:table-cell>
          <table:table-cell office:value-type="float" office:value="0.29959467591069" calcext:value-type="float">
            <text:p>0.29959467591069</text:p>
          </table:table-cell>
          <table:table-cell office:value-type="float" office:value="0.299578846009795" calcext:value-type="float">
            <text:p>0.299578846009795</text:p>
          </table:table-cell>
          <table:table-cell office:value-type="float" office:value="0.30021233451895" calcext:value-type="float">
            <text:p>0.30021233451895</text:p>
          </table:table-cell>
          <table:table-cell office:value-type="float" office:value="0.302867791805322" calcext:value-type="float">
            <text:p>0.302867791805322</text:p>
          </table:table-cell>
          <table:table-cell office:value-type="float" office:value="0.305579086147215" calcext:value-type="float">
            <text:p>0.305579086147215</text:p>
          </table:table-cell>
          <table:table-cell office:value-type="float" office:value="0.309274512892639" calcext:value-type="float">
            <text:p>0.309274512892639</text:p>
          </table:table-cell>
          <table:table-cell office:value-type="float" office:value="0.313549135258599" calcext:value-type="float">
            <text:p>0.313549135258599</text:p>
          </table:table-cell>
          <table:table-cell office:value-type="float" office:value="0.319514779122458" calcext:value-type="float">
            <text:p>0.319514779122458</text:p>
          </table:table-cell>
          <table:table-cell office:value-type="float" office:value="0.323344971464808" calcext:value-type="float">
            <text:p>0.323344971464808</text:p>
          </table:table-cell>
          <table:table-cell office:value-type="float" office:value="0.334875630364944" calcext:value-type="float">
            <text:p>0.334875630364944</text:p>
          </table:table-cell>
          <table:table-cell office:value-type="float" office:value="0.333917684562027" calcext:value-type="float">
            <text:p>0.333917684562027</text:p>
          </table:table-cell>
          <table:table-cell office:value-type="float" office:value="0.30882550955032" calcext:value-type="float">
            <text:p>0.30882550955032</text:p>
          </table:table-cell>
          <table:table-cell office:value-type="float" office:value="0.307786593568607" calcext:value-type="float">
            <text:p>0.307786593568607</text:p>
          </table:table-cell>
          <table:table-cell office:value-type="float" office:value="0.307829548840159" calcext:value-type="float">
            <text:p>0.307829548840159</text:p>
          </table:table-cell>
          <table:table-cell office:value-type="float" office:value="0.307943351995703" calcext:value-type="float">
            <text:p>0.307943351995703</text:p>
          </table:table-cell>
          <table:table-cell office:value-type="float" office:value="0.311096747565332" calcext:value-type="float">
            <text:p>0.311096747565332</text:p>
          </table:table-cell>
          <table:table-cell office:value-type="float" office:value="0.31467659340157" calcext:value-type="float">
            <text:p>0.31467659340157</text:p>
          </table:table-cell>
          <table:table-cell office:value-type="float" office:value="0.316022429235737" calcext:value-type="float">
            <text:p>0.316022429235737</text:p>
          </table:table-cell>
          <table:table-cell office:value-type="float" office:value="0.308192631509174" calcext:value-type="float">
            <text:p>0.308192631509174</text:p>
          </table:table-cell>
          <table:table-cell office:value-type="float" office:value="0.302910792034386" calcext:value-type="float">
            <text:p>0.302910792034386</text:p>
          </table:table-cell>
          <table:table-cell office:value-type="float" office:value="0.29942871379208" calcext:value-type="float">
            <text:p>0.29942871379208</text:p>
          </table:table-cell>
          <table:table-cell office:value-type="float" office:value="0.301017559532166" calcext:value-type="float">
            <text:p>0.301017559532166</text:p>
          </table:table-cell>
          <table:table-cell office:value-type="float" office:value="0.299847499713305" calcext:value-type="float">
            <text:p>0.299847499713305</text:p>
          </table:table-cell>
          <table:table-cell office:value-type="float" office:value="0.299478275600829" calcext:value-type="float">
            <text:p>0.299478275600829</text:p>
          </table:table-cell>
          <table:table-cell office:value-type="float" office:value="0.299373547042424" calcext:value-type="float">
            <text:p>0.299373547042424</text:p>
          </table:table-cell>
          <table:table-cell office:value-type="float" office:value="0.298977836370655" calcext:value-type="float">
            <text:p>0.298977836370655</text:p>
          </table:table-cell>
          <table:table-cell office:value-type="float" office:value="0.302140564315375" calcext:value-type="float">
            <text:p>0.302140564315375</text:p>
          </table:table-cell>
          <table:table-cell office:value-type="float" office:value="0.304808083733095" calcext:value-type="float">
            <text:p>0.304808083733095</text:p>
          </table:table-cell>
          <table:table-cell office:value-type="float" office:value="0.308736362186778" calcext:value-type="float">
            <text:p>0.308736362186778</text:p>
          </table:table-cell>
          <table:table-cell office:value-type="float" office:value="0.315644390661372" calcext:value-type="float">
            <text:p>0.315644390661372</text:p>
          </table:table-cell>
          <table:table-cell office:value-type="float" office:value="0.317142678574913" calcext:value-type="float">
            <text:p>0.317142678574913</text:p>
          </table:table-cell>
          <table:table-cell office:value-type="float" office:value="0.322047780935267" calcext:value-type="float">
            <text:p>0.322047780935267</text:p>
          </table:table-cell>
          <table:table-cell office:value-type="float" office:value="0.314747600377695" calcext:value-type="float">
            <text:p>0.314747600377695</text:p>
          </table:table-cell>
          <table:table-cell office:value-type="float" office:value="0.323797821573379" calcext:value-type="float">
            <text:p>0.323797821573379</text:p>
          </table:table-cell>
          <table:table-cell office:value-type="float" office:value="0.326595480190257" calcext:value-type="float">
            <text:p>0.326595480190257</text:p>
          </table:table-cell>
          <table:table-cell office:value-type="float" office:value="0.323914943715629" calcext:value-type="float">
            <text:p>0.323914943715629</text:p>
          </table:table-cell>
          <table:table-cell office:value-type="float" office:value="0.321942595772224" calcext:value-type="float">
            <text:p>0.321942595772224</text:p>
          </table:table-cell>
          <table:table-cell office:value-type="float" office:value="0.300719135244689" calcext:value-type="float">
            <text:p>0.300719135244689</text:p>
          </table:table-cell>
          <table:table-cell office:value-type="float" office:value="0.300386237435878" calcext:value-type="float">
            <text:p>0.300386237435878</text:p>
          </table:table-cell>
          <table:table-cell office:value-type="float" office:value="0.297687621793008" calcext:value-type="float">
            <text:p>0.297687621793008</text:p>
          </table:table-cell>
          <table:table-cell office:value-type="float" office:value="0.296896697734841" calcext:value-type="float">
            <text:p>0.296896697734841</text:p>
          </table:table-cell>
          <table:table-cell office:value-type="float" office:value="0.333105753048207" calcext:value-type="float">
            <text:p>0.333105753048207</text:p>
          </table:table-cell>
          <table:table-cell office:value-type="float" office:value="0.332221742708074" calcext:value-type="float">
            <text:p>0.332221742708074</text:p>
          </table:table-cell>
          <table:table-cell office:value-type="float" office:value="0.330562994420833" calcext:value-type="float">
            <text:p>0.330562994420833</text:p>
          </table:table-cell>
          <table:table-cell office:value-type="float" office:value="0.326309406889183" calcext:value-type="float">
            <text:p>0.326309406889183</text:p>
          </table:table-cell>
          <table:table-cell office:value-type="float" office:value="0.323095968846651" calcext:value-type="float">
            <text:p>0.323095968846651</text:p>
          </table:table-cell>
          <table:table-cell office:value-type="float" office:value="0.319752191127237" calcext:value-type="float">
            <text:p>0.319752191127237</text:p>
          </table:table-cell>
          <table:table-cell office:value-type="float" office:value="0.316532654316466" calcext:value-type="float">
            <text:p>0.316532654316466</text:p>
          </table:table-cell>
          <table:table-cell office:value-type="float" office:value="0.31289927578453" calcext:value-type="float">
            <text:p>0.31289927578453</text:p>
          </table:table-cell>
          <table:table-cell office:value-type="float" office:value="0.308848757500766" calcext:value-type="float">
            <text:p>0.308848757500766</text:p>
          </table:table-cell>
          <table:table-cell office:value-type="float" office:value="0.303447952047764" calcext:value-type="float">
            <text:p>0.303447952047764</text:p>
          </table:table-cell>
          <table:table-cell office:value-type="float" office:value="0.302785884884601" calcext:value-type="float">
            <text:p>0.302785884884601</text:p>
          </table:table-cell>
          <table:table-cell office:value-type="float" office:value="0.302356526222564" calcext:value-type="float">
            <text:p>0.302356526222564</text:p>
          </table:table-cell>
          <table:table-cell office:value-type="float" office:value="0.300409665619151" calcext:value-type="float">
            <text:p>0.300409665619151</text:p>
          </table:table-cell>
          <table:table-cell office:value-type="float" office:value="0.299689028675544" calcext:value-type="float">
            <text:p>0.299689028675544</text:p>
          </table:table-cell>
          <table:table-cell office:value-type="float" office:value="0.300584610992593" calcext:value-type="float">
            <text:p>0.300584610992593</text:p>
          </table:table-cell>
          <table:table-cell office:value-type="float" office:value="0.302079699223532" calcext:value-type="float">
            <text:p>0.302079699223532</text:p>
          </table:table-cell>
          <table:table-cell office:value-type="float" office:value="0.307464874839342" calcext:value-type="float">
            <text:p>0.307464874839342</text:p>
          </table:table-cell>
          <table:table-cell office:value-type="float" office:value="0.313325910108378" calcext:value-type="float">
            <text:p>0.313325910108378</text:p>
          </table:table-cell>
          <table:table-cell office:value-type="float" office:value="0.317441856631014" calcext:value-type="float">
            <text:p>0.317441856631014</text:p>
          </table:table-cell>
          <table:table-cell office:value-type="float" office:value="0.321836422935052" calcext:value-type="float">
            <text:p>0.321836422935052</text:p>
          </table:table-cell>
          <table:table-cell office:value-type="float" office:value="0.332448899950171" calcext:value-type="float">
            <text:p>0.332448899950171</text:p>
          </table:table-cell>
          <table:table-cell office:value-type="float" office:value="0.330287170118022" calcext:value-type="float">
            <text:p>0.330287170118022</text:p>
          </table:table-cell>
          <table:table-cell office:value-type="float" office:value="0.32590112622853" calcext:value-type="float">
            <text:p>0.32590112622853</text:p>
          </table:table-cell>
          <table:table-cell office:value-type="float" office:value="0.326260513453001" calcext:value-type="float">
            <text:p>0.326260513453001</text:p>
          </table:table-cell>
          <table:table-cell office:value-type="float" office:value="0.327513630049315" calcext:value-type="float">
            <text:p>0.327513630049315</text:p>
          </table:table-cell>
          <table:table-cell office:value-type="float" office:value="0.301479926560298" calcext:value-type="float">
            <text:p>0.301479926560298</text:p>
          </table:table-cell>
          <table:table-cell office:value-type="float" office:value="0.301541889046273" calcext:value-type="float">
            <text:p>0.301541889046273</text:p>
          </table:table-cell>
          <table:table-cell office:value-type="float" office:value="0.301443692708784" calcext:value-type="float">
            <text:p>0.301443692708784</text:p>
          </table:table-cell>
          <table:table-cell office:value-type="float" office:value="0.291197538393327" calcext:value-type="float">
            <text:p>0.291197538393327</text:p>
          </table:table-cell>
          <table:table-cell office:value-type="float" office:value="0.328891099271949" calcext:value-type="float">
            <text:p>0.328891099271949</text:p>
          </table:table-cell>
          <table:table-cell office:value-type="float" office:value="0.327167682868034" calcext:value-type="float">
            <text:p>0.327167682868034</text:p>
          </table:table-cell>
          <table:table-cell office:value-type="float" office:value="0.324988078526048" calcext:value-type="float">
            <text:p>0.324988078526048</text:p>
          </table:table-cell>
          <table:table-cell office:value-type="float" office:value="0.31901002685537" calcext:value-type="float">
            <text:p>0.31901002685537</text:p>
          </table:table-cell>
          <table:table-cell office:value-type="float" office:value="0.306911235241962" calcext:value-type="float">
            <text:p>0.306911235241962</text:p>
          </table:table-cell>
          <table:table-cell office:value-type="float" office:value="0.303156321408196" calcext:value-type="float">
            <text:p>0.303156321408196</text:p>
          </table:table-cell>
          <table:table-cell office:value-type="float" office:value="0.301068956996105" calcext:value-type="float">
            <text:p>0.301068956996105</text:p>
          </table:table-cell>
          <table:table-cell office:value-type="float" office:value="0.29830100410402" calcext:value-type="float">
            <text:p>0.29830100410402</text:p>
          </table:table-cell>
          <table:table-cell office:value-type="float" office:value="0.294356584588093" calcext:value-type="float">
            <text:p>0.294356584588093</text:p>
          </table:table-cell>
          <table:table-cell office:value-type="float" office:value="0.299591885388388" calcext:value-type="float">
            <text:p>0.299591885388388</text:p>
          </table:table-cell>
          <table:table-cell office:value-type="float" office:value="0.302456702192998" calcext:value-type="float">
            <text:p>0.302456702192998</text:p>
          </table:table-cell>
          <table:table-cell office:value-type="float" office:value="0.302907048376999" calcext:value-type="float">
            <text:p>0.302907048376999</text:p>
          </table:table-cell>
          <table:table-cell office:value-type="float" office:value="0.302754913409826" calcext:value-type="float">
            <text:p>0.302754913409826</text:p>
          </table:table-cell>
          <table:table-cell office:value-type="float" office:value="0.302963096361359" calcext:value-type="float">
            <text:p>0.302963096361359</text:p>
          </table:table-cell>
          <table:table-cell office:value-type="float" office:value="0.302051703309204" calcext:value-type="float">
            <text:p>0.302051703309204</text:p>
          </table:table-cell>
          <table:table-cell office:value-type="float" office:value="0.301155172695452" calcext:value-type="float">
            <text:p>0.301155172695452</text:p>
          </table:table-cell>
          <table:table-cell office:value-type="float" office:value="0.303779168936383" calcext:value-type="float">
            <text:p>0.303779168936383</text:p>
          </table:table-cell>
          <table:table-cell office:value-type="float" office:value="0.306891827549771" calcext:value-type="float">
            <text:p>0.306891827549771</text:p>
          </table:table-cell>
          <table:table-cell office:value-type="float" office:value="0.310714930709165" calcext:value-type="float">
            <text:p>0.310714930709165</text:p>
          </table:table-cell>
          <table:table-cell office:value-type="float" office:value="0.314404071625871" calcext:value-type="float">
            <text:p>0.314404071625871</text:p>
          </table:table-cell>
          <table:table-cell office:value-type="float" office:value="0.318256396560805" calcext:value-type="float">
            <text:p>0.318256396560805</text:p>
          </table:table-cell>
          <table:table-cell office:value-type="float" office:value="0.318620833780465" calcext:value-type="float">
            <text:p>0.318620833780465</text:p>
          </table:table-cell>
          <table:table-cell office:value-type="float" office:value="0.324659724981688" calcext:value-type="float">
            <text:p>0.324659724981688</text:p>
          </table:table-cell>
          <table:table-cell office:value-type="float" office:value="0.330919820336892" calcext:value-type="float">
            <text:p>0.330919820336892</text:p>
          </table:table-cell>
          <table:table-cell office:value-type="float" office:value="0.328699437517431" calcext:value-type="float">
            <text:p>0.328699437517431</text:p>
          </table:table-cell>
          <table:table-cell office:value-type="float" office:value="0.300530372881068" calcext:value-type="float">
            <text:p>0.300530372881068</text:p>
          </table:table-cell>
          <table:table-cell office:value-type="float" office:value="0.299477037917172" calcext:value-type="float">
            <text:p>0.299477037917172</text:p>
          </table:table-cell>
          <table:table-cell office:value-type="float" office:value="0.299756784400471" calcext:value-type="float">
            <text:p>0.299756784400471</text:p>
          </table:table-cell>
          <table:table-cell office:value-type="float" office:value="0.320132628651265" calcext:value-type="float">
            <text:p>0.320132628651265</text:p>
          </table:table-cell>
          <table:table-cell office:value-type="float" office:value="0.307415127130113" calcext:value-type="float">
            <text:p>0.307415127130113</text:p>
          </table:table-cell>
          <table:table-cell office:value-type="float" office:value="0.303382090434336" calcext:value-type="float">
            <text:p>0.303382090434336</text:p>
          </table:table-cell>
          <table:table-cell office:value-type="float" office:value="0.299564504427974" calcext:value-type="float">
            <text:p>0.299564504427974</text:p>
          </table:table-cell>
          <table:table-cell office:value-type="float" office:value="0.297161119673334" calcext:value-type="float">
            <text:p>0.297161119673334</text:p>
          </table:table-cell>
          <table:table-cell office:value-type="float" office:value="0.2985222469941" calcext:value-type="float">
            <text:p>0.2985222469941</text:p>
          </table:table-cell>
          <table:table-cell office:value-type="float" office:value="0.299642199500727" calcext:value-type="float">
            <text:p>0.299642199500727</text:p>
          </table:table-cell>
          <table:table-cell office:value-type="float" office:value="0.303094884165044" calcext:value-type="float">
            <text:p>0.303094884165044</text:p>
          </table:table-cell>
          <table:table-cell office:value-type="float" office:value="0.302821353691169" calcext:value-type="float">
            <text:p>0.302821353691169</text:p>
          </table:table-cell>
          <table:table-cell office:value-type="float" office:value="0.302233776351989" calcext:value-type="float">
            <text:p>0.302233776351989</text:p>
          </table:table-cell>
          <table:table-cell office:value-type="float" office:value="0.301456479453306" calcext:value-type="float">
            <text:p>0.301456479453306</text:p>
          </table:table-cell>
          <table:table-cell office:value-type="float" office:value="0.300968907846536" calcext:value-type="float">
            <text:p>0.300968907846536</text:p>
          </table:table-cell>
          <table:table-cell office:value-type="float" office:value="0.300817632884683" calcext:value-type="float">
            <text:p>0.300817632884683</text:p>
          </table:table-cell>
          <table:table-cell office:value-type="float" office:value="0.305075195321447" calcext:value-type="float">
            <text:p>0.305075195321447</text:p>
          </table:table-cell>
          <table:table-cell office:value-type="float" office:value="0.312642432137015" calcext:value-type="float">
            <text:p>0.312642432137015</text:p>
          </table:table-cell>
          <table:table-cell office:value-type="float" office:value="0.317583385344333" calcext:value-type="float">
            <text:p>0.317583385344333</text:p>
          </table:table-cell>
          <table:table-cell office:value-type="float" office:value="0.318151755428482" calcext:value-type="float">
            <text:p>0.318151755428482</text:p>
          </table:table-cell>
          <table:table-cell office:value-type="float" office:value="0.321539747768472" calcext:value-type="float">
            <text:p>0.321539747768472</text:p>
          </table:table-cell>
          <table:table-cell office:value-type="float" office:value="0.323424996853754" calcext:value-type="float">
            <text:p>0.323424996853754</text:p>
          </table:table-cell>
          <table:table-cell office:value-type="float" office:value="0.334477419755391" calcext:value-type="float">
            <text:p>0.334477419755391</text:p>
          </table:table-cell>
          <table:table-cell office:value-type="float" office:value="0.305074563316421" calcext:value-type="float">
            <text:p>0.305074563316421</text:p>
          </table:table-cell>
          <table:table-cell office:value-type="float" office:value="0.303474526994581" calcext:value-type="float">
            <text:p>0.303474526994581</text:p>
          </table:table-cell>
          <table:table-cell office:value-type="float" office:value="0.303126492839282" calcext:value-type="float">
            <text:p>0.303126492839282</text:p>
          </table:table-cell>
          <table:table-cell office:value-type="float" office:value="0.302385398178581" calcext:value-type="float">
            <text:p>0.302385398178581</text:p>
          </table:table-cell>
          <table:table-cell office:value-type="float" office:value="0.302669001357293" calcext:value-type="float">
            <text:p>0.302669001357293</text:p>
          </table:table-cell>
          <table:table-cell office:value-type="float" office:value="0.296341308761455" calcext:value-type="float">
            <text:p>0.296341308761455</text:p>
          </table:table-cell>
          <table:table-cell office:value-type="float" office:value="0.294387564805573" calcext:value-type="float">
            <text:p>0.294387564805573</text:p>
          </table:table-cell>
          <table:table-cell office:value-type="float" office:value="0.292033805389078" calcext:value-type="float">
            <text:p>0.292033805389078</text:p>
          </table:table-cell>
          <table:table-cell office:value-type="float" office:value="0.291151926399893" calcext:value-type="float">
            <text:p>0.291151926399893</text:p>
          </table:table-cell>
          <table:table-cell office:value-type="float" office:value="0.293052912158442" calcext:value-type="float">
            <text:p>0.293052912158442</text:p>
          </table:table-cell>
          <table:table-cell office:value-type="float" office:value="0.295967415121962" calcext:value-type="float">
            <text:p>0.295967415121962</text:p>
          </table:table-cell>
          <table:table-cell office:value-type="float" office:value="0.301056072743475" calcext:value-type="float">
            <text:p>0.301056072743475</text:p>
          </table:table-cell>
          <table:table-cell office:value-type="float" office:value="0.301354918198953" calcext:value-type="float">
            <text:p>0.301354918198953</text:p>
          </table:table-cell>
          <table:table-cell office:value-type="float" office:value="0.300746587801419" calcext:value-type="float">
            <text:p>0.300746587801419</text:p>
          </table:table-cell>
          <table:table-cell office:value-type="float" office:value="0.299572586343717" calcext:value-type="float">
            <text:p>0.299572586343717</text:p>
          </table:table-cell>
          <table:table-cell office:value-type="float" office:value="0.299255008295665" calcext:value-type="float">
            <text:p>0.299255008295665</text:p>
          </table:table-cell>
          <table:table-cell office:value-type="float" office:value="0.299461495526421" calcext:value-type="float">
            <text:p>0.299461495526421</text:p>
          </table:table-cell>
          <table:table-cell office:value-type="float" office:value="0.301076499947086" calcext:value-type="float">
            <text:p>0.301076499947086</text:p>
          </table:table-cell>
          <table:table-cell office:value-type="float" office:value="0.307107434101079" calcext:value-type="float">
            <text:p>0.307107434101079</text:p>
          </table:table-cell>
          <table:table-cell office:value-type="float" office:value="0.310449734876755" calcext:value-type="float">
            <text:p>0.310449734876755</text:p>
          </table:table-cell>
          <table:table-cell office:value-type="float" office:value="0.315402483541151" calcext:value-type="float">
            <text:p>0.315402483541151</text:p>
          </table:table-cell>
          <table:table-cell office:value-type="float" office:value="0.317772160666768" calcext:value-type="float">
            <text:p>0.317772160666768</text:p>
          </table:table-cell>
          <table:table-cell office:value-type="float" office:value="0.324345355967691" calcext:value-type="float">
            <text:p>0.324345355967691</text:p>
          </table:table-cell>
          <table:table-cell office:value-type="float" office:value="0.329571555275985" calcext:value-type="float">
            <text:p>0.329571555275985</text:p>
          </table:table-cell>
          <table:table-cell office:value-type="float" office:value="0.326258375141083" calcext:value-type="float">
            <text:p>0.326258375141083</text:p>
          </table:table-cell>
          <table:table-cell office:value-type="float" office:value="0.327658059235787" calcext:value-type="float">
            <text:p>0.327658059235787</text:p>
          </table:table-cell>
          <table:table-cell office:value-type="float" office:value="0.303037829611446" calcext:value-type="float">
            <text:p>0.303037829611446</text:p>
          </table:table-cell>
          <table:table-cell office:value-type="float" office:value="0.303033629728282" calcext:value-type="float">
            <text:p>0.303033629728282</text:p>
          </table:table-cell>
          <table:table-cell office:value-type="float" office:value="0.302120451283209" calcext:value-type="float">
            <text:p>0.302120451283209</text:p>
          </table:table-cell>
          <table:table-cell office:value-type="float" office:value="0.301579894075309" calcext:value-type="float">
            <text:p>0.301579894075309</text:p>
          </table:table-cell>
          <table:table-cell office:value-type="float" office:value="0.301757072405311" calcext:value-type="float">
            <text:p>0.301757072405311</text:p>
          </table:table-cell>
          <table:table-cell office:value-type="float" office:value="0.291657290755134" calcext:value-type="float">
            <text:p>0.291657290755134</text:p>
          </table:table-cell>
          <table:table-cell office:value-type="float" office:value="0.290047527939427" calcext:value-type="float">
            <text:p>0.290047527939427</text:p>
          </table:table-cell>
          <table:table-cell office:value-type="float" office:value="0.287598360542865" calcext:value-type="float">
            <text:p>0.287598360542865</text:p>
          </table:table-cell>
          <table:table-cell office:value-type="float" office:value="0.29071463899371" calcext:value-type="float">
            <text:p>0.29071463899371</text:p>
          </table:table-cell>
          <table:table-cell office:value-type="float" office:value="0.299086259444629" calcext:value-type="float">
            <text:p>0.299086259444629</text:p>
          </table:table-cell>
          <table:table-cell office:value-type="float" office:value="0.300718741538926" calcext:value-type="float">
            <text:p>0.300718741538926</text:p>
          </table:table-cell>
          <table:table-cell office:value-type="float" office:value="0.300720460115833" calcext:value-type="float">
            <text:p>0.300720460115833</text:p>
          </table:table-cell>
          <table:table-cell office:value-type="float" office:value="0.300009559065287" calcext:value-type="float">
            <text:p>0.300009559065287</text:p>
          </table:table-cell>
          <table:table-cell office:value-type="float" office:value="0.299141807428352" calcext:value-type="float">
            <text:p>0.299141807428352</text:p>
          </table:table-cell>
          <table:table-cell office:value-type="float" office:value="0.298678572460168" calcext:value-type="float">
            <text:p>0.298678572460168</text:p>
          </table:table-cell>
          <table:table-cell office:value-type="float" office:value="0.29788001823241" calcext:value-type="float">
            <text:p>0.29788001823241</text:p>
          </table:table-cell>
          <table:table-cell office:value-type="float" office:value="0.297901522276476" calcext:value-type="float">
            <text:p>0.297901522276476</text:p>
          </table:table-cell>
          <table:table-cell office:value-type="float" office:value="0.29956817686892" calcext:value-type="float">
            <text:p>0.29956817686892</text:p>
          </table:table-cell>
          <table:table-cell office:value-type="float" office:value="0.304106761889258" calcext:value-type="float">
            <text:p>0.304106761889258</text:p>
          </table:table-cell>
          <table:table-cell office:value-type="float" office:value="0.305840727790825" calcext:value-type="float">
            <text:p>0.305840727790825</text:p>
          </table:table-cell>
          <table:table-cell office:value-type="float" office:value="0.323455223297206" calcext:value-type="float">
            <text:p>0.323455223297206</text:p>
          </table:table-cell>
          <table:table-cell office:value-type="float" office:value="0.323339905537217" calcext:value-type="float">
            <text:p>0.323339905537217</text:p>
          </table:table-cell>
          <table:table-cell office:value-type="float" office:value="0.320983316620992" calcext:value-type="float">
            <text:p>0.320983316620992</text:p>
          </table:table-cell>
          <table:table-cell office:value-type="float" office:value="0.328367346414171" calcext:value-type="float">
            <text:p>0.328367346414171</text:p>
          </table:table-cell>
          <table:table-cell office:value-type="float" office:value="0.336564671515622" calcext:value-type="float">
            <text:p>0.336564671515622</text:p>
          </table:table-cell>
          <table:table-cell office:value-type="float" office:value="0.336002291895513" calcext:value-type="float">
            <text:p>0.336002291895513</text:p>
          </table:table-cell>
          <table:table-cell office:value-type="float" office:value="0.336243831725742" calcext:value-type="float">
            <text:p>0.336243831725742</text:p>
          </table:table-cell>
          <table:table-cell office:value-type="float" office:value="0.337653486805889" calcext:value-type="float">
            <text:p>0.337653486805889</text:p>
          </table:table-cell>
          <table:table-cell office:value-type="float" office:value="0.337719949396542" calcext:value-type="float">
            <text:p>0.337719949396542</text:p>
          </table:table-cell>
          <table:table-cell office:value-type="float" office:value="0.336641438402779" calcext:value-type="float">
            <text:p>0.336641438402779</text:p>
          </table:table-cell>
          <table:table-cell office:value-type="float" office:value="0.306755577521367" calcext:value-type="float">
            <text:p>0.306755577521367</text:p>
          </table:table-cell>
          <table:table-cell office:value-type="float" office:value="0.307820746767823" calcext:value-type="float">
            <text:p>0.307820746767823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79023632340156" calcext:value-type="float">
            <text:p>-0.379023632340156</text:p>
          </table:table-cell>
          <table:table-cell office:value-type="float" office:value="-0.379696115735867" calcext:value-type="float">
            <text:p>-0.379696115735867</text:p>
          </table:table-cell>
          <table:table-cell office:value-type="float" office:value="-0.379049527870797" calcext:value-type="float">
            <text:p>-0.379049527870797</text:p>
          </table:table-cell>
          <table:table-cell office:value-type="float" office:value="-0.379879275198279" calcext:value-type="float">
            <text:p>-0.379879275198279</text:p>
          </table:table-cell>
          <table:table-cell office:value-type="float" office:value="-0.378503503929812" calcext:value-type="float">
            <text:p>-0.378503503929812</text:p>
          </table:table-cell>
          <table:table-cell office:value-type="float" office:value="-0.379901984904187" calcext:value-type="float">
            <text:p>-0.379901984904187</text:p>
          </table:table-cell>
          <table:table-cell office:value-type="float" office:value="-0.379629048001524" calcext:value-type="float">
            <text:p>-0.379629048001524</text:p>
          </table:table-cell>
          <table:table-cell office:value-type="float" office:value="-0.379570948752006" calcext:value-type="float">
            <text:p>-0.379570948752006</text:p>
          </table:table-cell>
          <table:table-cell office:value-type="float" office:value="-0.378927606706036" calcext:value-type="float">
            <text:p>-0.378927606706036</text:p>
          </table:table-cell>
          <table:table-cell office:value-type="float" office:value="-0.379719585806963" calcext:value-type="float">
            <text:p>-0.379719585806963</text:p>
          </table:table-cell>
          <table:table-cell office:value-type="float" office:value="-0.380411724624541" calcext:value-type="float">
            <text:p>-0.380411724624541</text:p>
          </table:table-cell>
          <table:table-cell office:value-type="float" office:value="-0.379225950863871" calcext:value-type="float">
            <text:p>-0.379225950863871</text:p>
          </table:table-cell>
          <table:table-cell office:value-type="float" office:value="-0.379796967574786" calcext:value-type="float">
            <text:p>-0.379796967574786</text:p>
          </table:table-cell>
          <table:table-cell office:value-type="float" office:value="-0.380175149524576" calcext:value-type="float">
            <text:p>-0.380175149524576</text:p>
          </table:table-cell>
          <table:table-cell office:value-type="float" office:value="-0.379267843815527" calcext:value-type="float">
            <text:p>-0.379267843815527</text:p>
          </table:table-cell>
          <table:table-cell office:value-type="float" office:value="-0.379708049424943" calcext:value-type="float">
            <text:p>-0.379708049424943</text:p>
          </table:table-cell>
          <table:table-cell office:value-type="float" office:value="-0.380178731361637" calcext:value-type="float">
            <text:p>-0.380178731361637</text:p>
          </table:table-cell>
          <table:table-cell office:value-type="float" office:value="-0.379657919599911" calcext:value-type="float">
            <text:p>-0.379657919599911</text:p>
          </table:table-cell>
          <table:table-cell office:value-type="float" office:value="-0.379714286445944" calcext:value-type="float">
            <text:p>-0.379714286445944</text:p>
          </table:table-cell>
          <table:table-cell office:value-type="float" office:value="-0.379881726725289" calcext:value-type="float">
            <text:p>-0.379881726725289</text:p>
          </table:table-cell>
          <table:table-cell office:value-type="float" office:value="-0.378732968848599" calcext:value-type="float">
            <text:p>-0.378732968848599</text:p>
          </table:table-cell>
          <table:table-cell office:value-type="float" office:value="-0.37934442435681" calcext:value-type="float">
            <text:p>-0.37934442435681</text:p>
          </table:table-cell>
          <table:table-cell office:value-type="float" office:value="-0.380141547962046" calcext:value-type="float">
            <text:p>-0.380141547962046</text:p>
          </table:table-cell>
          <table:table-cell office:value-type="float" office:value="-0.379969407103028" calcext:value-type="float">
            <text:p>-0.379969407103028</text:p>
          </table:table-cell>
          <table:table-cell office:value-type="float" office:value="-0.379104285104974" calcext:value-type="float">
            <text:p>-0.379104285104974</text:p>
          </table:table-cell>
          <table:table-cell office:value-type="float" office:value="-0.380281281494662" calcext:value-type="float">
            <text:p>-0.380281281494662</text:p>
          </table:table-cell>
          <table:table-cell office:value-type="float" office:value="-0.380050262347347" calcext:value-type="float">
            <text:p>-0.380050262347347</text:p>
          </table:table-cell>
          <table:table-cell office:value-type="float" office:value="-0.379802614593221" calcext:value-type="float">
            <text:p>-0.379802614593221</text:p>
          </table:table-cell>
          <table:table-cell office:value-type="float" office:value="-0.380430387443007" calcext:value-type="float">
            <text:p>-0.380430387443007</text:p>
          </table:table-cell>
          <table:table-cell office:value-type="float" office:value="-0.379068840742262" calcext:value-type="float">
            <text:p>-0.379068840742262</text:p>
          </table:table-cell>
          <table:table-cell office:value-type="float" office:value="-0.37968338776632" calcext:value-type="float">
            <text:p>-0.37968338776632</text:p>
          </table:table-cell>
          <table:table-cell office:value-type="float" office:value="-0.379573363398622" calcext:value-type="float">
            <text:p>-0.379573363398622</text:p>
          </table:table-cell>
          <table:table-cell office:value-type="float" office:value="-0.379565486892907" calcext:value-type="float">
            <text:p>-0.379565486892907</text:p>
          </table:table-cell>
          <table:table-cell office:value-type="float" office:value="-0.379830698450156" calcext:value-type="float">
            <text:p>-0.379830698450156</text:p>
          </table:table-cell>
          <table:table-cell office:value-type="float" office:value="-0.380558218128328" calcext:value-type="float">
            <text:p>-0.380558218128328</text:p>
          </table:table-cell>
          <table:table-cell office:value-type="float" office:value="-0.379341849456324" calcext:value-type="float">
            <text:p>-0.379341849456324</text:p>
          </table:table-cell>
          <table:table-cell office:value-type="float" office:value="-0.380335466704248" calcext:value-type="float">
            <text:p>-0.380335466704248</text:p>
          </table:table-cell>
          <table:table-cell office:value-type="float" office:value="-0.38002331068185" calcext:value-type="float">
            <text:p>-0.38002331068185</text:p>
          </table:table-cell>
          <table:table-cell office:value-type="float" office:value="-0.379538315293349" calcext:value-type="float">
            <text:p>-0.379538315293349</text:p>
          </table:table-cell>
          <table:table-cell office:value-type="float" office:value="-0.379499214996308" calcext:value-type="float">
            <text:p>-0.379499214996308</text:p>
          </table:table-cell>
          <table:table-cell office:value-type="float" office:value="-0.380038361338924" calcext:value-type="float">
            <text:p>-0.380038361338924</text:p>
          </table:table-cell>
          <table:table-cell office:value-type="float" office:value="-0.379906631168915" calcext:value-type="float">
            <text:p>-0.379906631168915</text:p>
          </table:table-cell>
          <table:table-cell office:value-type="float" office:value="-0.37948998248711" calcext:value-type="float">
            <text:p>-0.37948998248711</text:p>
          </table:table-cell>
          <table:table-cell office:value-type="float" office:value="-0.379658987665734" calcext:value-type="float">
            <text:p>-0.379658987665734</text:p>
          </table:table-cell>
          <table:table-cell office:value-type="float" office:value="-0.379772873924472" calcext:value-type="float">
            <text:p>-0.379772873924472</text:p>
          </table:table-cell>
          <table:table-cell office:value-type="float" office:value="-0.380069160407748" calcext:value-type="float">
            <text:p>-0.380069160407748</text:p>
          </table:table-cell>
          <table:table-cell office:value-type="float" office:value="-0.380059070313894" calcext:value-type="float">
            <text:p>-0.380059070313894</text:p>
          </table:table-cell>
          <table:table-cell office:value-type="float" office:value="-0.379633681194621" calcext:value-type="float">
            <text:p>-0.379633681194621</text:p>
          </table:table-cell>
          <table:table-cell office:value-type="float" office:value="-0.379581414292683" calcext:value-type="float">
            <text:p>-0.379581414292683</text:p>
          </table:table-cell>
          <table:table-cell office:value-type="float" office:value="-0.380099468420738" calcext:value-type="float">
            <text:p>-0.380099468420738</text:p>
          </table:table-cell>
          <table:table-cell office:value-type="float" office:value="-0.379201452151784" calcext:value-type="float">
            <text:p>-0.379201452151784</text:p>
          </table:table-cell>
          <table:table-cell office:value-type="float" office:value="-0.380022670002814" calcext:value-type="float">
            <text:p>-0.380022670002814</text:p>
          </table:table-cell>
          <table:table-cell office:value-type="float" office:value="-0.379634091434478" calcext:value-type="float">
            <text:p>-0.379634091434478</text:p>
          </table:table-cell>
          <table:table-cell office:value-type="float" office:value="-0.379053654566378" calcext:value-type="float">
            <text:p>-0.379053654566378</text:p>
          </table:table-cell>
          <table:table-cell office:value-type="float" office:value="-0.378706227043317" calcext:value-type="float">
            <text:p>-0.378706227043317</text:p>
          </table:table-cell>
          <table:table-cell office:value-type="float" office:value="-0.380242628023594" calcext:value-type="float">
            <text:p>-0.380242628023594</text:p>
          </table:table-cell>
          <table:table-cell office:value-type="float" office:value="-0.37897484848233" calcext:value-type="float">
            <text:p>-0.37897484848233</text:p>
          </table:table-cell>
          <table:table-cell office:value-type="float" office:value="-0.379347182840892" calcext:value-type="float">
            <text:p>-0.379347182840892</text:p>
          </table:table-cell>
          <table:table-cell office:value-type="float" office:value="-0.380152740252946" calcext:value-type="float">
            <text:p>-0.380152740252946</text:p>
          </table:table-cell>
          <table:table-cell office:value-type="float" office:value="-0.379411443876332" calcext:value-type="float">
            <text:p>-0.379411443876332</text:p>
          </table:table-cell>
          <table:table-cell office:value-type="float" office:value="-0.379085975659225" calcext:value-type="float">
            <text:p>-0.379085975659225</text:p>
          </table:table-cell>
          <table:table-cell office:value-type="float" office:value="-0.379172759699199" calcext:value-type="float">
            <text:p>-0.379172759699199</text:p>
          </table:table-cell>
          <table:table-cell office:value-type="float" office:value="-0.379883708486693" calcext:value-type="float">
            <text:p>-0.379883708486693</text:p>
          </table:table-cell>
          <table:table-cell office:value-type="float" office:value="-0.379789138243044" calcext:value-type="float">
            <text:p>-0.379789138243044</text:p>
          </table:table-cell>
          <table:table-cell office:value-type="float" office:value="-0.380445017122392" calcext:value-type="float">
            <text:p>-0.380445017122392</text:p>
          </table:table-cell>
          <table:table-cell office:value-type="float" office:value="-0.379940767769606" calcext:value-type="float">
            <text:p>-0.379940767769606</text:p>
          </table:table-cell>
          <table:table-cell office:value-type="float" office:value="-0.379735105470723" calcext:value-type="float">
            <text:p>-0.379735105470723</text:p>
          </table:table-cell>
          <table:table-cell office:value-type="float" office:value="-0.379865780765587" calcext:value-type="float">
            <text:p>-0.379865780765587</text:p>
          </table:table-cell>
          <table:table-cell office:value-type="float" office:value="-0.380559141745865" calcext:value-type="float">
            <text:p>-0.380559141745865</text:p>
          </table:table-cell>
          <table:table-cell office:value-type="float" office:value="-0.379396444962434" calcext:value-type="float">
            <text:p>-0.379396444962434</text:p>
          </table:table-cell>
          <table:table-cell office:value-type="float" office:value="-0.380114546294097" calcext:value-type="float">
            <text:p>-0.380114546294097</text:p>
          </table:table-cell>
          <table:table-cell office:value-type="float" office:value="-0.380412240795533" calcext:value-type="float">
            <text:p>-0.380412240795533</text:p>
          </table:table-cell>
          <table:table-cell office:value-type="float" office:value="-0.37972551300236" calcext:value-type="float">
            <text:p>-0.37972551300236</text:p>
          </table:table-cell>
          <table:table-cell office:value-type="float" office:value="-0.381611794684844" calcext:value-type="float">
            <text:p>-0.381611794684844</text:p>
          </table:table-cell>
          <table:table-cell office:value-type="float" office:value="-0.378546066689989" calcext:value-type="float">
            <text:p>-0.378546066689989</text:p>
          </table:table-cell>
          <table:table-cell office:value-type="float" office:value="-0.379947472400319" calcext:value-type="float">
            <text:p>-0.379947472400319</text:p>
          </table:table-cell>
          <table:table-cell office:value-type="float" office:value="-0.380418148148224" calcext:value-type="float">
            <text:p>-0.380418148148224</text:p>
          </table:table-cell>
          <table:table-cell office:value-type="float" office:value="-0.380488600956434" calcext:value-type="float">
            <text:p>-0.380488600956434</text:p>
          </table:table-cell>
          <table:table-cell office:value-type="float" office:value="-0.379811924975638" calcext:value-type="float">
            <text:p>-0.379811924975638</text:p>
          </table:table-cell>
          <table:table-cell office:value-type="float" office:value="-0.37925478834746" calcext:value-type="float">
            <text:p>-0.37925478834746</text:p>
          </table:table-cell>
          <table:table-cell office:value-type="float" office:value="-0.380788312238918" calcext:value-type="float">
            <text:p>-0.380788312238918</text:p>
          </table:table-cell>
          <table:table-cell office:value-type="float" office:value="-0.378090386207736" calcext:value-type="float">
            <text:p>-0.378090386207736</text:p>
          </table:table-cell>
          <table:table-cell office:value-type="float" office:value="-0.378029779110962" calcext:value-type="float">
            <text:p>-0.378029779110962</text:p>
          </table:table-cell>
          <table:table-cell office:value-type="float" office:value="-0.379455972981193" calcext:value-type="float">
            <text:p>-0.379455972981193</text:p>
          </table:table-cell>
          <table:table-cell office:value-type="float" office:value="-0.361916362643674" calcext:value-type="float">
            <text:p>-0.361916362643674</text:p>
          </table:table-cell>
          <table:table-cell office:value-type="float" office:value="-0.352204203904638" calcext:value-type="float">
            <text:p>-0.352204203904638</text:p>
          </table:table-cell>
          <table:table-cell office:value-type="float" office:value="-0.387072524136457" calcext:value-type="float">
            <text:p>-0.387072524136457</text:p>
          </table:table-cell>
          <table:table-cell office:value-type="float" office:value="-0.400975599210543" calcext:value-type="float">
            <text:p>-0.400975599210543</text:p>
          </table:table-cell>
          <table:table-cell office:value-type="float" office:value="-0.352329030230276" calcext:value-type="float">
            <text:p>-0.352329030230276</text:p>
          </table:table-cell>
          <table:table-cell office:value-type="float" office:value="-0.344935245521614" calcext:value-type="float">
            <text:p>-0.344935245521614</text:p>
          </table:table-cell>
          <table:table-cell office:value-type="float" office:value="-0.344430922026886" calcext:value-type="float">
            <text:p>-0.344430922026886</text:p>
          </table:table-cell>
          <table:table-cell office:value-type="float" office:value="-0.342788781980257" calcext:value-type="float">
            <text:p>-0.342788781980257</text:p>
          </table:table-cell>
          <table:table-cell office:value-type="float" office:value="-0.3534385448361" calcext:value-type="float">
            <text:p>-0.3534385448361</text:p>
          </table:table-cell>
          <table:table-cell office:value-type="float" office:value="-0.347999616741082" calcext:value-type="float">
            <text:p>-0.347999616741082</text:p>
          </table:table-cell>
          <table:table-cell office:value-type="float" office:value="-0.318245014947516" calcext:value-type="float">
            <text:p>-0.318245014947516</text:p>
          </table:table-cell>
          <table:table-cell office:value-type="float" office:value="-0.28626183707351" calcext:value-type="float">
            <text:p>-0.28626183707351</text:p>
          </table:table-cell>
          <table:table-cell office:value-type="float" office:value="-0.27643493809668" calcext:value-type="float">
            <text:p>-0.27643493809668</text:p>
          </table:table-cell>
          <table:table-cell office:value-type="float" office:value="-0.29009112503853" calcext:value-type="float">
            <text:p>-0.29009112503853</text:p>
          </table:table-cell>
          <table:table-cell office:value-type="float" office:value="-0.298348803865193" calcext:value-type="float">
            <text:p>-0.298348803865193</text:p>
          </table:table-cell>
          <table:table-cell office:value-type="float" office:value="-0.309534881580013" calcext:value-type="float">
            <text:p>-0.309534881580013</text:p>
          </table:table-cell>
          <table:table-cell office:value-type="float" office:value="-0.315605550393547" calcext:value-type="float">
            <text:p>-0.315605550393547</text:p>
          </table:table-cell>
          <table:table-cell office:value-type="float" office:value="-0.326525878369269" calcext:value-type="float">
            <text:p>-0.326525878369269</text:p>
          </table:table-cell>
          <table:table-cell office:value-type="float" office:value="-0.335061417950557" calcext:value-type="float">
            <text:p>-0.335061417950557</text:p>
          </table:table-cell>
          <table:table-cell office:value-type="float" office:value="-0.344834574920203" calcext:value-type="float">
            <text:p>-0.344834574920203</text:p>
          </table:table-cell>
          <table:table-cell office:value-type="float" office:value="-0.34073914332486" calcext:value-type="float">
            <text:p>-0.34073914332486</text:p>
          </table:table-cell>
          <table:table-cell office:value-type="float" office:value="-0.347301221606851" calcext:value-type="float">
            <text:p>-0.347301221606851</text:p>
          </table:table-cell>
          <table:table-cell office:value-type="float" office:value="-0.31091964101787" calcext:value-type="float">
            <text:p>-0.31091964101787</text:p>
          </table:table-cell>
          <table:table-cell office:value-type="float" office:value="-0.306161320116674" calcext:value-type="float">
            <text:p>-0.306161320116674</text:p>
          </table:table-cell>
          <table:table-cell office:value-type="float" office:value="-0.315167947926166" calcext:value-type="float">
            <text:p>-0.315167947926166</text:p>
          </table:table-cell>
          <table:table-cell office:value-type="float" office:value="-0.281437974060196" calcext:value-type="float">
            <text:p>-0.281437974060196</text:p>
          </table:table-cell>
          <table:table-cell office:value-type="float" office:value="-0.312623923177101" calcext:value-type="float">
            <text:p>-0.312623923177101</text:p>
          </table:table-cell>
          <table:table-cell office:value-type="float" office:value="-0.360598014774648" calcext:value-type="float">
            <text:p>-0.360598014774648</text:p>
          </table:table-cell>
          <table:table-cell office:value-type="float" office:value="-0.362034159067681" calcext:value-type="float">
            <text:p>-0.362034159067681</text:p>
          </table:table-cell>
          <table:table-cell office:value-type="float" office:value="-0.371755169311672" calcext:value-type="float">
            <text:p>-0.371755169311672</text:p>
          </table:table-cell>
          <table:table-cell office:value-type="float" office:value="-0.376944495615247" calcext:value-type="float">
            <text:p>-0.376944495615247</text:p>
          </table:table-cell>
          <table:table-cell office:value-type="float" office:value="-0.372386175751891" calcext:value-type="float">
            <text:p>-0.372386175751891</text:p>
          </table:table-cell>
          <table:table-cell office:value-type="float" office:value="-0.311695578870885" calcext:value-type="float">
            <text:p>-0.311695578870885</text:p>
          </table:table-cell>
          <table:table-cell office:value-type="float" office:value="-0.30407099650201" calcext:value-type="float">
            <text:p>-0.30407099650201</text:p>
          </table:table-cell>
          <table:table-cell office:value-type="float" office:value="-0.329049912703491" calcext:value-type="float">
            <text:p>-0.329049912703491</text:p>
          </table:table-cell>
          <table:table-cell office:value-type="float" office:value="-0.328751560557175" calcext:value-type="float">
            <text:p>-0.328751560557175</text:p>
          </table:table-cell>
          <table:table-cell office:value-type="float" office:value="-0.329499134797635" calcext:value-type="float">
            <text:p>-0.329499134797635</text:p>
          </table:table-cell>
          <table:table-cell office:value-type="float" office:value="-0.32099690099024" calcext:value-type="float">
            <text:p>-0.32099690099024</text:p>
          </table:table-cell>
          <table:table-cell office:value-type="float" office:value="-0.305813422596675" calcext:value-type="float">
            <text:p>-0.305813422596675</text:p>
          </table:table-cell>
          <table:table-cell office:value-type="float" office:value="-0.297530472636667" calcext:value-type="float">
            <text:p>-0.297530472636667</text:p>
          </table:table-cell>
          <table:table-cell office:value-type="float" office:value="-0.273866314090295" calcext:value-type="float">
            <text:p>-0.273866314090295</text:p>
          </table:table-cell>
          <table:table-cell office:value-type="float" office:value="-0.260944818343437" calcext:value-type="float">
            <text:p>-0.260944818343437</text:p>
          </table:table-cell>
          <table:table-cell office:value-type="float" office:value="-0.263511167949138" calcext:value-type="float">
            <text:p>-0.263511167949138</text:p>
          </table:table-cell>
          <table:table-cell office:value-type="float" office:value="-0.263282325003833" calcext:value-type="float">
            <text:p>-0.263282325003833</text:p>
          </table:table-cell>
          <table:table-cell office:value-type="float" office:value="-0.277184951801428" calcext:value-type="float">
            <text:p>-0.277184951801428</text:p>
          </table:table-cell>
          <table:table-cell office:value-type="float" office:value="-0.288850227601598" calcext:value-type="float">
            <text:p>-0.288850227601598</text:p>
          </table:table-cell>
          <table:table-cell office:value-type="float" office:value="-0.311266330615991" calcext:value-type="float">
            <text:p>-0.311266330615991</text:p>
          </table:table-cell>
          <table:table-cell office:value-type="float" office:value="-0.329372131383742" calcext:value-type="float">
            <text:p>-0.329372131383742</text:p>
          </table:table-cell>
          <table:table-cell office:value-type="float" office:value="-0.339279017596363" calcext:value-type="float">
            <text:p>-0.339279017596363</text:p>
          </table:table-cell>
          <table:table-cell office:value-type="float" office:value="-0.342774803963503" calcext:value-type="float">
            <text:p>-0.342774803963503</text:p>
          </table:table-cell>
          <table:table-cell office:value-type="float" office:value="-0.352150615514086" calcext:value-type="float">
            <text:p>-0.352150615514086</text:p>
          </table:table-cell>
          <table:table-cell office:value-type="float" office:value="-0.335008827595557" calcext:value-type="float">
            <text:p>-0.335008827595557</text:p>
          </table:table-cell>
          <table:table-cell office:value-type="float" office:value="-0.330541841850411" calcext:value-type="float">
            <text:p>-0.330541841850411</text:p>
          </table:table-cell>
          <table:table-cell office:value-type="float" office:value="-0.319899429297033" calcext:value-type="float">
            <text:p>-0.319899429297033</text:p>
          </table:table-cell>
          <table:table-cell office:value-type="float" office:value="-0.367375574780745" calcext:value-type="float">
            <text:p>-0.367375574780745</text:p>
          </table:table-cell>
          <table:table-cell office:value-type="float" office:value="-0.378408667685626" calcext:value-type="float">
            <text:p>-0.378408667685626</text:p>
          </table:table-cell>
          <table:table-cell office:value-type="float" office:value="-0.394103211825761" calcext:value-type="float">
            <text:p>-0.394103211825761</text:p>
          </table:table-cell>
          <table:table-cell office:value-type="float" office:value="-0.403108218085194" calcext:value-type="float">
            <text:p>-0.403108218085194</text:p>
          </table:table-cell>
          <table:table-cell office:value-type="float" office:value="-0.405867377362335" calcext:value-type="float">
            <text:p>-0.405867377362335</text:p>
          </table:table-cell>
          <table:table-cell office:value-type="float" office:value="-0.370330547830957" calcext:value-type="float">
            <text:p>-0.370330547830957</text:p>
          </table:table-cell>
          <table:table-cell office:value-type="float" office:value="-0.369093713084463" calcext:value-type="float">
            <text:p>-0.369093713084463</text:p>
          </table:table-cell>
          <table:table-cell office:value-type="float" office:value="-0.36593081574941" calcext:value-type="float">
            <text:p>-0.36593081574941</text:p>
          </table:table-cell>
          <table:table-cell office:value-type="float" office:value="-0.334617683532384" calcext:value-type="float">
            <text:p>-0.334617683532384</text:p>
          </table:table-cell>
          <table:table-cell office:value-type="float" office:value="-0.37094312664229" calcext:value-type="float">
            <text:p>-0.37094312664229</text:p>
          </table:table-cell>
          <table:table-cell office:value-type="float" office:value="-0.368020801949187" calcext:value-type="float">
            <text:p>-0.368020801949187</text:p>
          </table:table-cell>
          <table:table-cell office:value-type="float" office:value="-0.377271299226784" calcext:value-type="float">
            <text:p>-0.377271299226784</text:p>
          </table:table-cell>
          <table:table-cell office:value-type="float" office:value="-0.357967755658052" calcext:value-type="float">
            <text:p>-0.357967755658052</text:p>
          </table:table-cell>
          <table:table-cell office:value-type="float" office:value="-0.331703210707991" calcext:value-type="float">
            <text:p>-0.331703210707991</text:p>
          </table:table-cell>
          <table:table-cell office:value-type="float" office:value="-0.31146638800485" calcext:value-type="float">
            <text:p>-0.31146638800485</text:p>
          </table:table-cell>
          <table:table-cell office:value-type="float" office:value="-0.302403580389663" calcext:value-type="float">
            <text:p>-0.302403580389663</text:p>
          </table:table-cell>
          <table:table-cell office:value-type="float" office:value="-0.307896367989677" calcext:value-type="float">
            <text:p>-0.307896367989677</text:p>
          </table:table-cell>
          <table:table-cell office:value-type="float" office:value="-0.303897557822742" calcext:value-type="float">
            <text:p>-0.303897557822742</text:p>
          </table:table-cell>
          <table:table-cell office:value-type="float" office:value="-0.31554417493305" calcext:value-type="float">
            <text:p>-0.31554417493305</text:p>
          </table:table-cell>
          <table:table-cell office:value-type="float" office:value="-0.320833908824893" calcext:value-type="float">
            <text:p>-0.320833908824893</text:p>
          </table:table-cell>
          <table:table-cell office:value-type="float" office:value="-0.339105697494175" calcext:value-type="float">
            <text:p>-0.339105697494175</text:p>
          </table:table-cell>
          <table:table-cell office:value-type="float" office:value="-0.341496400166513" calcext:value-type="float">
            <text:p>-0.341496400166513</text:p>
          </table:table-cell>
          <table:table-cell office:value-type="float" office:value="-0.349801601036524" calcext:value-type="float">
            <text:p>-0.349801601036524</text:p>
          </table:table-cell>
          <table:table-cell office:value-type="float" office:value="-0.369184411726415" calcext:value-type="float">
            <text:p>-0.369184411726415</text:p>
          </table:table-cell>
          <table:table-cell office:value-type="float" office:value="-0.371356341461603" calcext:value-type="float">
            <text:p>-0.371356341461603</text:p>
          </table:table-cell>
          <table:table-cell office:value-type="float" office:value="-0.377660875585544" calcext:value-type="float">
            <text:p>-0.377660875585544</text:p>
          </table:table-cell>
          <table:table-cell office:value-type="float" office:value="-0.38192028537092" calcext:value-type="float">
            <text:p>-0.38192028537092</text:p>
          </table:table-cell>
          <table:table-cell office:value-type="float" office:value="-0.389024885955986" calcext:value-type="float">
            <text:p>-0.389024885955986</text:p>
          </table:table-cell>
          <table:table-cell office:value-type="float" office:value="-0.386490968010724" calcext:value-type="float">
            <text:p>-0.386490968010724</text:p>
          </table:table-cell>
          <table:table-cell office:value-type="float" office:value="-0.357123600806866" calcext:value-type="float">
            <text:p>-0.357123600806866</text:p>
          </table:table-cell>
          <table:table-cell office:value-type="float" office:value="-0.346574796144751" calcext:value-type="float">
            <text:p>-0.346574796144751</text:p>
          </table:table-cell>
          <table:table-cell office:value-type="float" office:value="-0.359613211354589" calcext:value-type="float">
            <text:p>-0.359613211354589</text:p>
          </table:table-cell>
          <table:table-cell office:value-type="float" office:value="-0.391041063063376" calcext:value-type="float">
            <text:p>-0.391041063063376</text:p>
          </table:table-cell>
          <table:table-cell office:value-type="float" office:value="-0.43949239283762" calcext:value-type="float">
            <text:p>-0.43949239283762</text:p>
          </table:table-cell>
          <table:table-cell office:value-type="float" office:value="-0.408465191339679" calcext:value-type="float">
            <text:p>-0.408465191339679</text:p>
          </table:table-cell>
          <table:table-cell office:value-type="float" office:value="-0.412632265771119" calcext:value-type="float">
            <text:p>-0.412632265771119</text:p>
          </table:table-cell>
          <table:table-cell office:value-type="float" office:value="-0.40331761576793" calcext:value-type="float">
            <text:p>-0.40331761576793</text:p>
          </table:table-cell>
          <table:table-cell office:value-type="float" office:value="-0.396921719051199" calcext:value-type="float">
            <text:p>-0.396921719051199</text:p>
          </table:table-cell>
          <table:table-cell office:value-type="float" office:value="-0.347482081819772" calcext:value-type="float">
            <text:p>-0.347482081819772</text:p>
          </table:table-cell>
          <table:table-cell office:value-type="float" office:value="-0.326302661898549" calcext:value-type="float">
            <text:p>-0.326302661898549</text:p>
          </table:table-cell>
          <table:table-cell office:value-type="float" office:value="-0.31644361031681" calcext:value-type="float">
            <text:p>-0.31644361031681</text:p>
          </table:table-cell>
          <table:table-cell office:value-type="float" office:value="-0.316226974918844" calcext:value-type="float">
            <text:p>-0.316226974918844</text:p>
          </table:table-cell>
          <table:table-cell office:value-type="float" office:value="-0.326618257241147" calcext:value-type="float">
            <text:p>-0.326618257241147</text:p>
          </table:table-cell>
          <table:table-cell office:value-type="float" office:value="-0.334307453686864" calcext:value-type="float">
            <text:p>-0.334307453686864</text:p>
          </table:table-cell>
          <table:table-cell office:value-type="float" office:value="-0.353190066683511" calcext:value-type="float">
            <text:p>-0.353190066683511</text:p>
          </table:table-cell>
          <table:table-cell office:value-type="float" office:value="-0.362376618150294" calcext:value-type="float">
            <text:p>-0.362376618150294</text:p>
          </table:table-cell>
          <table:table-cell office:value-type="float" office:value="-0.375334488322458" calcext:value-type="float">
            <text:p>-0.375334488322458</text:p>
          </table:table-cell>
          <table:table-cell office:value-type="float" office:value="-0.3745978092747" calcext:value-type="float">
            <text:p>-0.3745978092747</text:p>
          </table:table-cell>
          <table:table-cell office:value-type="float" office:value="-0.390073255207419" calcext:value-type="float">
            <text:p>-0.390073255207419</text:p>
          </table:table-cell>
          <table:table-cell office:value-type="float" office:value="-0.396230488246841" calcext:value-type="float">
            <text:p>-0.396230488246841</text:p>
          </table:table-cell>
          <table:table-cell office:value-type="float" office:value="-0.398079780805256" calcext:value-type="float">
            <text:p>-0.398079780805256</text:p>
          </table:table-cell>
          <table:table-cell office:value-type="float" office:value="-0.404624988017225" calcext:value-type="float">
            <text:p>-0.404624988017225</text:p>
          </table:table-cell>
          <table:table-cell office:value-type="float" office:value="-0.411786222220776" calcext:value-type="float">
            <text:p>-0.411786222220776</text:p>
          </table:table-cell>
          <table:table-cell office:value-type="float" office:value="-0.38886568194548" calcext:value-type="float">
            <text:p>-0.38886568194548</text:p>
          </table:table-cell>
          <table:table-cell office:value-type="float" office:value="-0.361975252710304" calcext:value-type="float">
            <text:p>-0.361975252710304</text:p>
          </table:table-cell>
          <table:table-cell office:value-type="float" office:value="-0.354834670014174" calcext:value-type="float">
            <text:p>-0.354834670014174</text:p>
          </table:table-cell>
          <table:table-cell office:value-type="float" office:value="-0.445325286133885" calcext:value-type="float">
            <text:p>-0.445325286133885</text:p>
          </table:table-cell>
          <table:table-cell office:value-type="float" office:value="-0.400421167489938" calcext:value-type="float">
            <text:p>-0.400421167489938</text:p>
          </table:table-cell>
          <table:table-cell office:value-type="float" office:value="-0.389807043654877" calcext:value-type="float">
            <text:p>-0.389807043654877</text:p>
          </table:table-cell>
          <table:table-cell office:value-type="float" office:value="-0.395908698042485" calcext:value-type="float">
            <text:p>-0.395908698042485</text:p>
          </table:table-cell>
          <table:table-cell office:value-type="float" office:value="-0.395906054994681" calcext:value-type="float">
            <text:p>-0.395906054994681</text:p>
          </table:table-cell>
          <table:table-cell office:value-type="float" office:value="-0.402142747094722" calcext:value-type="float">
            <text:p>-0.402142747094722</text:p>
          </table:table-cell>
          <table:table-cell office:value-type="float" office:value="-0.33259780087059" calcext:value-type="float">
            <text:p>-0.33259780087059</text:p>
          </table:table-cell>
          <table:table-cell office:value-type="float" office:value="-0.318800085427024" calcext:value-type="float">
            <text:p>-0.318800085427024</text:p>
          </table:table-cell>
          <table:table-cell office:value-type="float" office:value="-0.317910886552729" calcext:value-type="float">
            <text:p>-0.317910886552729</text:p>
          </table:table-cell>
          <table:table-cell office:value-type="float" office:value="-0.320194634741946" calcext:value-type="float">
            <text:p>-0.320194634741946</text:p>
          </table:table-cell>
          <table:table-cell office:value-type="float" office:value="-0.332154346913293" calcext:value-type="float">
            <text:p>-0.332154346913293</text:p>
          </table:table-cell>
          <table:table-cell office:value-type="float" office:value="-0.338327116348987" calcext:value-type="float">
            <text:p>-0.338327116348987</text:p>
          </table:table-cell>
          <table:table-cell office:value-type="float" office:value="-0.3616325833839" calcext:value-type="float">
            <text:p>-0.3616325833839</text:p>
          </table:table-cell>
          <table:table-cell office:value-type="float" office:value="-0.376638787730353" calcext:value-type="float">
            <text:p>-0.376638787730353</text:p>
          </table:table-cell>
          <table:table-cell office:value-type="float" office:value="-0.3755520721773" calcext:value-type="float">
            <text:p>-0.3755520721773</text:p>
          </table:table-cell>
          <table:table-cell office:value-type="float" office:value="-0.386886838050838" calcext:value-type="float">
            <text:p>-0.386886838050838</text:p>
          </table:table-cell>
          <table:table-cell office:value-type="float" office:value="-0.395391756883687" calcext:value-type="float">
            <text:p>-0.395391756883687</text:p>
          </table:table-cell>
          <table:table-cell office:value-type="float" office:value="-0.387463726086706" calcext:value-type="float">
            <text:p>-0.387463726086706</text:p>
          </table:table-cell>
          <table:table-cell office:value-type="float" office:value="-0.397155756417537" calcext:value-type="float">
            <text:p>-0.397155756417537</text:p>
          </table:table-cell>
          <table:table-cell office:value-type="float" office:value="-0.402299142884618" calcext:value-type="float">
            <text:p>-0.402299142884618</text:p>
          </table:table-cell>
          <table:table-cell office:value-type="float" office:value="-0.384279395488228" calcext:value-type="float">
            <text:p>-0.384279395488228</text:p>
          </table:table-cell>
          <table:table-cell office:value-type="float" office:value="-0.394763651620838" calcext:value-type="float">
            <text:p>-0.394763651620838</text:p>
          </table:table-cell>
          <table:table-cell office:value-type="float" office:value="-0.381792489194702" calcext:value-type="float">
            <text:p>-0.381792489194702</text:p>
          </table:table-cell>
          <table:table-cell office:value-type="float" office:value="-0.357828968870569" calcext:value-type="float">
            <text:p>-0.357828968870569</text:p>
          </table:table-cell>
          <table:table-cell office:value-type="float" office:value="-0.423026098026311" calcext:value-type="float">
            <text:p>-0.423026098026311</text:p>
          </table:table-cell>
          <table:table-cell office:value-type="float" office:value="-0.44057094604817" calcext:value-type="float">
            <text:p>-0.44057094604817</text:p>
          </table:table-cell>
          <table:table-cell office:value-type="float" office:value="-0.445833660620036" calcext:value-type="float">
            <text:p>-0.445833660620036</text:p>
          </table:table-cell>
          <table:table-cell office:value-type="float" office:value="-0.394334616620756" calcext:value-type="float">
            <text:p>-0.394334616620756</text:p>
          </table:table-cell>
          <table:table-cell office:value-type="float" office:value="-0.39120860432739" calcext:value-type="float">
            <text:p>-0.39120860432739</text:p>
          </table:table-cell>
          <table:table-cell office:value-type="float" office:value="-0.392447226805163" calcext:value-type="float">
            <text:p>-0.392447226805163</text:p>
          </table:table-cell>
          <table:table-cell office:value-type="float" office:value="-0.392616598281893" calcext:value-type="float">
            <text:p>-0.392616598281893</text:p>
          </table:table-cell>
          <table:table-cell office:value-type="float" office:value="-0.409129238822783" calcext:value-type="float">
            <text:p>-0.409129238822783</text:p>
          </table:table-cell>
          <table:table-cell office:value-type="float" office:value="-0.321075958818778" calcext:value-type="float">
            <text:p>-0.321075958818778</text:p>
          </table:table-cell>
          <table:table-cell office:value-type="float" office:value="-0.319811775492291" calcext:value-type="float">
            <text:p>-0.319811775492291</text:p>
          </table:table-cell>
          <table:table-cell office:value-type="float" office:value="-0.319994434969544" calcext:value-type="float">
            <text:p>-0.319994434969544</text:p>
          </table:table-cell>
          <table:table-cell office:value-type="float" office:value="-0.329885326814422" calcext:value-type="float">
            <text:p>-0.329885326814422</text:p>
          </table:table-cell>
          <table:table-cell office:value-type="float" office:value="-0.345474226501826" calcext:value-type="float">
            <text:p>-0.345474226501826</text:p>
          </table:table-cell>
          <table:table-cell office:value-type="float" office:value="-0.368323586029042" calcext:value-type="float">
            <text:p>-0.368323586029042</text:p>
          </table:table-cell>
          <table:table-cell office:value-type="float" office:value="-0.372414682786939" calcext:value-type="float">
            <text:p>-0.372414682786939</text:p>
          </table:table-cell>
          <table:table-cell office:value-type="float" office:value="-0.385214345700221" calcext:value-type="float">
            <text:p>-0.385214345700221</text:p>
          </table:table-cell>
          <table:table-cell office:value-type="float" office:value="-0.387032722059201" calcext:value-type="float">
            <text:p>-0.387032722059201</text:p>
          </table:table-cell>
          <table:table-cell office:value-type="float" office:value="-0.391705146506567" calcext:value-type="float">
            <text:p>-0.391705146506567</text:p>
          </table:table-cell>
          <table:table-cell office:value-type="float" office:value="-0.397759688844522" calcext:value-type="float">
            <text:p>-0.397759688844522</text:p>
          </table:table-cell>
          <table:table-cell office:value-type="float" office:value="-0.398731816422046" calcext:value-type="float">
            <text:p>-0.398731816422046</text:p>
          </table:table-cell>
          <table:table-cell office:value-type="float" office:value="-0.401599993685402" calcext:value-type="float">
            <text:p>-0.401599993685402</text:p>
          </table:table-cell>
          <table:table-cell office:value-type="float" office:value="-0.404261560926365" calcext:value-type="float">
            <text:p>-0.404261560926365</text:p>
          </table:table-cell>
          <table:table-cell office:value-type="float" office:value="-0.371382919549498" calcext:value-type="float">
            <text:p>-0.371382919549498</text:p>
          </table:table-cell>
          <table:table-cell office:value-type="float" office:value="-0.379529518685118" calcext:value-type="float">
            <text:p>-0.379529518685118</text:p>
          </table:table-cell>
          <table:table-cell office:value-type="float" office:value="-0.359610233750805" calcext:value-type="float">
            <text:p>-0.359610233750805</text:p>
          </table:table-cell>
          <table:table-cell office:value-type="float" office:value="-0.361931259825709" calcext:value-type="float">
            <text:p>-0.361931259825709</text:p>
          </table:table-cell>
          <table:table-cell office:value-type="float" office:value="-0.387190821708447" calcext:value-type="float">
            <text:p>-0.387190821708447</text:p>
          </table:table-cell>
          <table:table-cell office:value-type="float" office:value="-0.421045912018483" calcext:value-type="float">
            <text:p>-0.421045912018483</text:p>
          </table:table-cell>
          <table:table-cell office:value-type="float" office:value="-0.442741001305537" calcext:value-type="float">
            <text:p>-0.442741001305537</text:p>
          </table:table-cell>
          <table:table-cell office:value-type="float" office:value="-0.446556117242399" calcext:value-type="float">
            <text:p>-0.446556117242399</text:p>
          </table:table-cell>
          <table:table-cell office:value-type="float" office:value="-0.450904451522954" calcext:value-type="float">
            <text:p>-0.450904451522954</text:p>
          </table:table-cell>
          <table:table-cell office:value-type="float" office:value="-0.445759230317574" calcext:value-type="float">
            <text:p>-0.445759230317574</text:p>
          </table:table-cell>
          <table:table-cell office:value-type="float" office:value="-0.438725755169258" calcext:value-type="float">
            <text:p>-0.438725755169258</text:p>
          </table:table-cell>
          <table:table-cell office:value-type="float" office:value="-0.381268288439254" calcext:value-type="float">
            <text:p>-0.381268288439254</text:p>
          </table:table-cell>
          <table:table-cell office:value-type="float" office:value="-0.389491376124211" calcext:value-type="float">
            <text:p>-0.389491376124211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12744258410902" calcext:value-type="float">
            <text:p>1.12744258410902E-05</text:p>
          </table:table-cell>
          <table:table-cell office:value-type="float" office:value="0.0000224546793639591" calcext:value-type="float">
            <text:p>2.24546793639591E-05</text:p>
          </table:table-cell>
          <table:table-cell office:value-type="float" office:value="-0.0000080797037549929" calcext:value-type="float">
            <text:p>-8.0797037549929E-06</text:p>
          </table:table-cell>
          <table:table-cell office:value-type="float" office:value="0.0000124917049356688" calcext:value-type="float">
            <text:p>1.24917049356688E-05</text:p>
          </table:table-cell>
          <table:table-cell office:value-type="float" office:value="-0.0000323416041489999" calcext:value-type="float">
            <text:p>-3.23416041489999E-05</text:p>
          </table:table-cell>
          <table:table-cell office:value-type="float" office:value="0.0000329782488249775" calcext:value-type="float">
            <text:p>3.29782488249775E-05</text:p>
          </table:table-cell>
          <table:table-cell office:value-type="float" office:value="-0.0000234587587180091" calcext:value-type="float">
            <text:p>-2.34587587180091E-05</text:p>
          </table:table-cell>
          <table:table-cell office:value-type="float" office:value="0.0000140224525322918" calcext:value-type="float">
            <text:p>1.40224525322918E-05</text:p>
          </table:table-cell>
          <table:table-cell office:value-type="float" office:value="-0.0000181315878051702" calcext:value-type="float">
            <text:p>-1.81315878051702E-05</text:p>
          </table:table-cell>
          <table:table-cell office:value-type="float" office:value="0.0000278457389263909" calcext:value-type="float">
            <text:p>2.78457389263909E-05</text:p>
          </table:table-cell>
          <table:table-cell office:value-type="float" office:value="-0.00000705768600778312" calcext:value-type="float">
            <text:p>-7.05768600778312E-06</text:p>
          </table:table-cell>
          <table:table-cell office:value-type="float" office:value="-0.00000968129396022865" calcext:value-type="float">
            <text:p>-9.68129396022865E-06</text:p>
          </table:table-cell>
          <table:table-cell office:value-type="float" office:value="0.00000540136777277267" calcext:value-type="float">
            <text:p>5.40136777277267E-06</text:p>
          </table:table-cell>
          <table:table-cell office:value-type="float" office:value="0.000003889236136978" calcext:value-type="float">
            <text:p>3.889236136978E-06</text:p>
          </table:table-cell>
          <table:table-cell office:value-type="float" office:value="-0.00000613907200913699" calcext:value-type="float">
            <text:p>-6.13907200913699E-06</text:p>
          </table:table-cell>
          <table:table-cell office:value-type="float" office:value="0.00000240933883327576" calcext:value-type="float">
            <text:p>2.40933883327576E-06</text:p>
          </table:table-cell>
          <table:table-cell office:value-type="float" office:value="0.0000237816937104784" calcext:value-type="float">
            <text:p>2.37816937104784E-05</text:p>
          </table:table-cell>
          <table:table-cell office:value-type="float" office:value="-0.0000213054213323849" calcext:value-type="float">
            <text:p>-2.13054213323849E-05</text:p>
          </table:table-cell>
          <table:table-cell office:value-type="float" office:value="0.000000457707363121784" calcext:value-type="float">
            <text:p>4.57707363121784E-07</text:p>
          </table:table-cell>
          <table:table-cell office:value-type="float" office:value="0.0000144520245602409" calcext:value-type="float">
            <text:p>1.44520245602409E-05</text:p>
          </table:table-cell>
          <table:table-cell office:value-type="float" office:value="-0.0000425385375678045" calcext:value-type="float">
            <text:p>-4.25385375678045E-05</text:p>
          </table:table-cell>
          <table:table-cell office:value-type="float" office:value="0.00000515955300572912" calcext:value-type="float">
            <text:p>5.15955300572912E-06</text:p>
          </table:table-cell>
          <table:table-cell office:value-type="float" office:value="0.0000334786333940351" calcext:value-type="float">
            <text:p>3.34786333940351E-05</text:p>
          </table:table-cell>
          <table:table-cell office:value-type="float" office:value="-0.0000103820956212086" calcext:value-type="float">
            <text:p>-1.03820956212086E-05</text:p>
          </table:table-cell>
          <table:table-cell office:value-type="float" office:value="-0.0000142381135005976" calcext:value-type="float">
            <text:p>-1.42381135005976E-05</text:p>
          </table:table-cell>
          <table:table-cell office:value-type="float" office:value="0.0000325761406759217" calcext:value-type="float">
            <text:p>3.25761406759217E-05</text:p>
          </table:table-cell>
          <table:table-cell office:value-type="float" office:value="-0.0000020641119941045" calcext:value-type="float">
            <text:p>-2.0641119941045E-06</text:p>
          </table:table-cell>
          <table:table-cell office:value-type="float" office:value="-0.00000654309532027719" calcext:value-type="float">
            <text:p>-6.54309532027719E-06</text:p>
          </table:table-cell>
          <table:table-cell office:value-type="float" office:value="0.0000104448246210365" calcext:value-type="float">
            <text:p>1.04448246210365E-05</text:p>
          </table:table-cell>
          <table:table-cell office:value-type="float" office:value="-0.0000289077892014489" calcext:value-type="float">
            <text:p>-2.89077892014489E-05</text:p>
          </table:table-cell>
          <table:table-cell office:value-type="float" office:value="0.00000141206624448831" calcext:value-type="float">
            <text:p>1.41206624448831E-06</text:p>
          </table:table-cell>
          <table:table-cell office:value-type="float" office:value="0.0000104526278221773" calcext:value-type="float">
            <text:p>1.04526278221773E-05</text:p>
          </table:table-cell>
          <table:table-cell office:value-type="float" office:value="0.00000791636391200834" calcext:value-type="float">
            <text:p>7.91636391200834E-06</text:p>
          </table:table-cell>
          <table:table-cell office:value-type="float" office:value="-0.00000877230538320895" calcext:value-type="float">
            <text:p>-8.77230538320895E-06</text:p>
          </table:table-cell>
          <table:table-cell office:value-type="float" office:value="0.0000248083042092562" calcext:value-type="float">
            <text:p>2.48083042092562E-05</text:p>
          </table:table-cell>
          <table:table-cell office:value-type="float" office:value="-0.0000492725551989315" calcext:value-type="float">
            <text:p>-4.92725551989315E-05</text:p>
          </table:table-cell>
          <table:table-cell office:value-type="float" office:value="0.0000191306754062648" calcext:value-type="float">
            <text:p>1.91306754062648E-05</text:p>
          </table:table-cell>
          <table:table-cell office:value-type="float" office:value="0.0000208111329554894" calcext:value-type="float">
            <text:p>2.08111329554894E-05</text:p>
          </table:table-cell>
          <table:table-cell office:value-type="float" office:value="-0.000010698098384887" calcext:value-type="float">
            <text:p>-1.0698098384887E-05</text:p>
          </table:table-cell>
          <table:table-cell office:value-type="float" office:value="-0.00000672580333194173" calcext:value-type="float">
            <text:p>-6.72580333194173E-06</text:p>
          </table:table-cell>
          <table:table-cell office:value-type="float" office:value="0.0000152279997600591" calcext:value-type="float">
            <text:p>1.52279997600591E-05</text:p>
          </table:table-cell>
          <table:table-cell office:value-type="float" office:value="0.0000431231923246345" calcext:value-type="float">
            <text:p>4.31231923246345E-05</text:p>
          </table:table-cell>
          <table:table-cell office:value-type="float" office:value="-0.0000776358166742486" calcext:value-type="float">
            <text:p>-7.76358166742486E-05</text:p>
          </table:table-cell>
          <table:table-cell office:value-type="float" office:value="0.000018443369697585" calcext:value-type="float">
            <text:p>1.8443369697585E-05</text:p>
          </table:table-cell>
          <table:table-cell office:value-type="float" office:value="0.0000125039566779006" calcext:value-type="float">
            <text:p>1.25039566779006E-05</text:p>
          </table:table-cell>
          <table:table-cell office:value-type="float" office:value="-0.00000267172934087512" calcext:value-type="float">
            <text:p>-2.67172934087512E-06</text:p>
          </table:table-cell>
          <table:table-cell office:value-type="float" office:value="-0.0000237820774165454" calcext:value-type="float">
            <text:p>-2.37820774165454E-05</text:p>
          </table:table-cell>
          <table:table-cell office:value-type="float" office:value="0.0000241871020895124" calcext:value-type="float">
            <text:p>2.41871020895124E-05</text:p>
          </table:table-cell>
          <table:table-cell office:value-type="float" office:value="-0.00000671484773828723" calcext:value-type="float">
            <text:p>-6.71484773828723E-06</text:p>
          </table:table-cell>
          <table:table-cell office:value-type="float" office:value="0.00000417380630746145" calcext:value-type="float">
            <text:p>4.17380630746145E-06</text:p>
          </table:table-cell>
          <table:table-cell office:value-type="float" office:value="-0.0000257647799150607" calcext:value-type="float">
            <text:p>-2.57647799150607E-05</text:p>
          </table:table-cell>
          <table:table-cell office:value-type="float" office:value="0.0000278311237543183" calcext:value-type="float">
            <text:p>2.78311237543183E-05</text:p>
          </table:table-cell>
          <table:table-cell office:value-type="float" office:value="-0.0000200525017793329" calcext:value-type="float">
            <text:p>-2.00525017793329E-05</text:p>
          </table:table-cell>
          <table:table-cell office:value-type="float" office:value="-0.00000019040392934544" calcext:value-type="float">
            <text:p>-1.9040392934544E-07</text:p>
          </table:table-cell>
          <table:table-cell office:value-type="float" office:value="-0.0000100469786019075" calcext:value-type="float">
            <text:p>-1.00469786019075E-05</text:p>
          </table:table-cell>
          <table:table-cell office:value-type="float" office:value="0.0000370035659352785" calcext:value-type="float">
            <text:p>3.70035659352785E-05</text:p>
          </table:table-cell>
          <table:table-cell office:value-type="float" office:value="-0.0000221851977298959" calcext:value-type="float">
            <text:p>-2.21851977298959E-05</text:p>
          </table:table-cell>
          <table:table-cell office:value-type="float" office:value="0.00000372199133513718" calcext:value-type="float">
            <text:p>3.72199133513718E-06</text:p>
          </table:table-cell>
          <table:table-cell office:value-type="float" office:value="-0.00000471937515061915" calcext:value-type="float">
            <text:p>-4.71937515061915E-06</text:p>
          </table:table-cell>
          <table:table-cell office:value-type="float" office:value="-0.0000133238081270748" calcext:value-type="float">
            <text:p>-1.33238081270748E-05</text:p>
          </table:table-cell>
          <table:table-cell office:value-type="float" office:value="0.00005617700356364" calcext:value-type="float">
            <text:p>5.617700356364E-05</text:p>
          </table:table-cell>
          <table:table-cell office:value-type="float" office:value="-0.0000462661463360159" calcext:value-type="float">
            <text:p>-4.62661463360159E-05</text:p>
          </table:table-cell>
          <table:table-cell office:value-type="float" office:value="0.0000161244665212168" calcext:value-type="float">
            <text:p>1.61244665212168E-05</text:p>
          </table:table-cell>
          <table:table-cell office:value-type="float" office:value="0.000010841931714356" calcext:value-type="float">
            <text:p>1.0841931714356E-05</text:p>
          </table:table-cell>
          <table:table-cell office:value-type="float" office:value="0.000016436852026791" calcext:value-type="float">
            <text:p>1.6436852026791E-05</text:p>
          </table:table-cell>
          <table:table-cell office:value-type="float" office:value="0.0000237667675692665" calcext:value-type="float">
            <text:p>2.37667675692665E-05</text:p>
          </table:table-cell>
          <table:table-cell office:value-type="float" office:value="-0.0000621396113831829" calcext:value-type="float">
            <text:p>-6.21396113831829E-05</text:p>
          </table:table-cell>
          <table:table-cell office:value-type="float" office:value="0.0000396140785410282" calcext:value-type="float">
            <text:p>3.96140785410282E-05</text:p>
          </table:table-cell>
          <table:table-cell office:value-type="float" office:value="-0.0000221340343850573" calcext:value-type="float">
            <text:p>-2.21340343850573E-05</text:p>
          </table:table-cell>
          <table:table-cell office:value-type="float" office:value="-0.000435737892124477" calcext:value-type="float">
            <text:p>-0.000435737892124</text:p>
          </table:table-cell>
          <table:table-cell office:value-type="float" office:value="-0.000691640333724097" calcext:value-type="float">
            <text:p>-0.000691640333724</text:p>
          </table:table-cell>
          <table:table-cell office:value-type="float" office:value="0.0000313634980639299" calcext:value-type="float">
            <text:p>3.13634980639299E-05</text:p>
          </table:table-cell>
          <table:table-cell office:value-type="float" office:value="-0.0000469608641118779" calcext:value-type="float">
            <text:p>-4.69608641118779E-05</text:p>
          </table:table-cell>
          <table:table-cell office:value-type="float" office:value="0.0000405372549969751" calcext:value-type="float">
            <text:p>4.05372549969751E-05</text:p>
          </table:table-cell>
          <table:table-cell office:value-type="float" office:value="-0.000121120768670935" calcext:value-type="float">
            <text:p>-0.000121120768671</text:p>
          </table:table-cell>
          <table:table-cell office:value-type="float" office:value="0.0000306466946162209" calcext:value-type="float">
            <text:p>3.06466946162209E-05</text:p>
          </table:table-cell>
          <table:table-cell office:value-type="float" office:value="0.000077103472570228" calcext:value-type="float">
            <text:p>7.7103472570228E-05</text:p>
          </table:table-cell>
          <table:table-cell office:value-type="float" office:value="-0.0000664842787497233" calcext:value-type="float">
            <text:p>-6.64842787497233E-05</text:p>
          </table:table-cell>
          <table:table-cell office:value-type="float" office:value="-0.0000158299008946039" calcext:value-type="float">
            <text:p>-1.58299008946039E-05</text:p>
          </table:table-cell>
          <table:table-cell office:value-type="float" office:value="0.000633488509154512" calcext:value-type="float">
            <text:p>0.000633488509155</text:p>
          </table:table-cell>
          <table:table-cell office:value-type="float" office:value="0.00265545728637262" calcext:value-type="float">
            <text:p>0.002655457286373</text:p>
          </table:table-cell>
          <table:table-cell office:value-type="float" office:value="0.00271129434189254" calcext:value-type="float">
            <text:p>0.002711294341893</text:p>
          </table:table-cell>
          <table:table-cell office:value-type="float" office:value="0.00369542674542461" calcext:value-type="float">
            <text:p>0.003695426745425</text:p>
          </table:table-cell>
          <table:table-cell office:value-type="float" office:value="0.00427462236595938" calcext:value-type="float">
            <text:p>0.004274622365959</text:p>
          </table:table-cell>
          <table:table-cell office:value-type="float" office:value="0.00596564386385945" calcext:value-type="float">
            <text:p>0.005965643863859</text:p>
          </table:table-cell>
          <table:table-cell office:value-type="float" office:value="0.00383019234235016" calcext:value-type="float">
            <text:p>0.00383019234235</text:p>
          </table:table-cell>
          <table:table-cell office:value-type="float" office:value="0.0115306589001354" calcext:value-type="float">
            <text:p>0.011530658900136</text:p>
          </table:table-cell>
          <table:table-cell office:value-type="float" office:value="-0.000957945802917137" calcext:value-type="float">
            <text:p>-0.000957945802917</text:p>
          </table:table-cell>
          <table:table-cell office:value-type="float" office:value="-0.025092175011707" calcext:value-type="float">
            <text:p>-0.025092175011707</text:p>
          </table:table-cell>
          <table:table-cell office:value-type="float" office:value="-0.00103891598171268" calcext:value-type="float">
            <text:p>-0.001038915981713</text:p>
          </table:table-cell>
          <table:table-cell office:value-type="float" office:value="0.0000429552715523474" calcext:value-type="float">
            <text:p>4.29552715523474E-05</text:p>
          </table:table-cell>
          <table:table-cell office:value-type="float" office:value="0.000113803155543268" calcext:value-type="float">
            <text:p>0.000113803155543</text:p>
          </table:table-cell>
          <table:table-cell office:value-type="float" office:value="0.00315339556962896" calcext:value-type="float">
            <text:p>0.003153395569629</text:p>
          </table:table-cell>
          <table:table-cell office:value-type="float" office:value="0.00357984583623816" calcext:value-type="float">
            <text:p>0.003579845836238</text:p>
          </table:table-cell>
          <table:table-cell office:value-type="float" office:value="0.00134583583416759" calcext:value-type="float">
            <text:p>0.001345835834168</text:p>
          </table:table-cell>
          <table:table-cell office:value-type="float" office:value="-0.00782979772656312" calcext:value-type="float">
            <text:p>-0.007829797726563</text:p>
          </table:table-cell>
          <table:table-cell office:value-type="float" office:value="-0.00528183947478772" calcext:value-type="float">
            <text:p>-0.005281839474788</text:p>
          </table:table-cell>
          <table:table-cell office:value-type="float" office:value="-0.00348207824230629" calcext:value-type="float">
            <text:p>-0.003482078242306</text:p>
          </table:table-cell>
          <table:table-cell office:value-type="float" office:value="0.00158884574008578" calcext:value-type="float">
            <text:p>0.001588845740086</text:p>
          </table:table-cell>
          <table:table-cell office:value-type="float" office:value="-0.00117005981886142" calcext:value-type="float">
            <text:p>-0.001170059818861</text:p>
          </table:table-cell>
          <table:table-cell office:value-type="float" office:value="-0.000369224112475308" calcext:value-type="float">
            <text:p>-0.000369224112475</text:p>
          </table:table-cell>
          <table:table-cell office:value-type="float" office:value="-0.000104728558405542" calcext:value-type="float">
            <text:p>-0.000104728558406</text:p>
          </table:table-cell>
          <table:table-cell office:value-type="float" office:value="-0.000395710671768468" calcext:value-type="float">
            <text:p>-0.000395710671768</text:p>
          </table:table-cell>
          <table:table-cell office:value-type="float" office:value="0.00316272794472028" calcext:value-type="float">
            <text:p>0.00316272794472</text:p>
          </table:table-cell>
          <table:table-cell office:value-type="float" office:value="0.00266751941771937" calcext:value-type="float">
            <text:p>0.002667519417719</text:p>
          </table:table-cell>
          <table:table-cell office:value-type="float" office:value="0.00392827845368338" calcext:value-type="float">
            <text:p>0.003928278453683</text:p>
          </table:table-cell>
          <table:table-cell office:value-type="float" office:value="0.00690802847459332" calcext:value-type="float">
            <text:p>0.006908028474593</text:p>
          </table:table-cell>
          <table:table-cell office:value-type="float" office:value="0.00149828791354173" calcext:value-type="float">
            <text:p>0.001498287913542</text:p>
          </table:table-cell>
          <table:table-cell office:value-type="float" office:value="0.00490510236035347" calcext:value-type="float">
            <text:p>0.004905102360353</text:p>
          </table:table-cell>
          <table:table-cell office:value-type="float" office:value="-0.00730018055757192" calcext:value-type="float">
            <text:p>-0.007300180557572</text:p>
          </table:table-cell>
          <table:table-cell office:value-type="float" office:value="0.00905022119568439" calcext:value-type="float">
            <text:p>0.009050221195684</text:p>
          </table:table-cell>
          <table:table-cell office:value-type="float" office:value="0.0027976586168782" calcext:value-type="float">
            <text:p>0.002797658616878</text:p>
          </table:table-cell>
          <table:table-cell office:value-type="float" office:value="-0.00268053647462807" calcext:value-type="float">
            <text:p>-0.002680536474628</text:p>
          </table:table-cell>
          <table:table-cell office:value-type="float" office:value="-0.00197234794340562" calcext:value-type="float">
            <text:p>-0.001972347943406</text:p>
          </table:table-cell>
          <table:table-cell office:value-type="float" office:value="-0.0212234605275349" calcext:value-type="float">
            <text:p>-0.021223460527535</text:p>
          </table:table-cell>
          <table:table-cell office:value-type="float" office:value="-0.000332897808811072" calcext:value-type="float">
            <text:p>-0.000332897808811</text:p>
          </table:table-cell>
          <table:table-cell office:value-type="float" office:value="-0.0026986156428695" calcext:value-type="float">
            <text:p>-0.00269861564287</text:p>
          </table:table-cell>
          <table:table-cell office:value-type="float" office:value="-0.000790924058167553" calcext:value-type="float">
            <text:p>-0.000790924058168</text:p>
          </table:table-cell>
          <table:table-cell office:value-type="float" office:value="0.0362090553133663" calcext:value-type="float">
            <text:p>0.036209055313366</text:p>
          </table:table-cell>
          <table:table-cell office:value-type="float" office:value="-0.000884010340132968" calcext:value-type="float">
            <text:p>-0.000884010340133</text:p>
          </table:table-cell>
          <table:table-cell office:value-type="float" office:value="-0.00165874828724077" calcext:value-type="float">
            <text:p>-0.001658748287241</text:p>
          </table:table-cell>
          <table:table-cell office:value-type="float" office:value="-0.00425358753164995" calcext:value-type="float">
            <text:p>-0.00425358753165</text:p>
          </table:table-cell>
          <table:table-cell office:value-type="float" office:value="-0.00321343804253238" calcext:value-type="float">
            <text:p>-0.003213438042532</text:p>
          </table:table-cell>
          <table:table-cell office:value-type="float" office:value="-0.00334377771941424" calcext:value-type="float">
            <text:p>-0.003343777719414</text:p>
          </table:table-cell>
          <table:table-cell office:value-type="float" office:value="-0.00321953681077053" calcext:value-type="float">
            <text:p>-0.003219536810771</text:p>
          </table:table-cell>
          <table:table-cell office:value-type="float" office:value="-0.00363337853193663" calcext:value-type="float">
            <text:p>-0.003633378531937</text:p>
          </table:table-cell>
          <table:table-cell office:value-type="float" office:value="-0.00405051828376374" calcext:value-type="float">
            <text:p>-0.004050518283764</text:p>
          </table:table-cell>
          <table:table-cell office:value-type="float" office:value="-0.00540080545300176" calcext:value-type="float">
            <text:p>-0.005400805453002</text:p>
          </table:table-cell>
          <table:table-cell office:value-type="float" office:value="-0.000662067163162805" calcext:value-type="float">
            <text:p>-0.000662067163163</text:p>
          </table:table-cell>
          <table:table-cell office:value-type="float" office:value="-0.000429358662037471" calcext:value-type="float">
            <text:p>-0.000429358662037</text:p>
          </table:table-cell>
          <table:table-cell office:value-type="float" office:value="-0.00194686060341259" calcext:value-type="float">
            <text:p>-0.001946860603413</text:p>
          </table:table-cell>
          <table:table-cell office:value-type="float" office:value="-0.000720636943607578" calcext:value-type="float">
            <text:p>-0.000720636943608</text:p>
          </table:table-cell>
          <table:table-cell office:value-type="float" office:value="0.000895582317049559" calcext:value-type="float">
            <text:p>0.00089558231705</text:p>
          </table:table-cell>
          <table:table-cell office:value-type="float" office:value="0.00149508823093891" calcext:value-type="float">
            <text:p>0.001495088230939</text:p>
          </table:table-cell>
          <table:table-cell office:value-type="float" office:value="0.00538517561581003" calcext:value-type="float">
            <text:p>0.00538517561581</text:p>
          </table:table-cell>
          <table:table-cell office:value-type="float" office:value="0.00586103526903631" calcext:value-type="float">
            <text:p>0.005861035269036</text:p>
          </table:table-cell>
          <table:table-cell office:value-type="float" office:value="0.00411594652263536" calcext:value-type="float">
            <text:p>0.004115946522635</text:p>
          </table:table-cell>
          <table:table-cell office:value-type="float" office:value="0.00439456630403845" calcext:value-type="float">
            <text:p>0.004394566304038</text:p>
          </table:table-cell>
          <table:table-cell office:value-type="float" office:value="0.010612477015119" calcext:value-type="float">
            <text:p>0.010612477015119</text:p>
          </table:table-cell>
          <table:table-cell office:value-type="float" office:value="-0.00216172983214935" calcext:value-type="float">
            <text:p>-0.002161729832149</text:p>
          </table:table-cell>
          <table:table-cell office:value-type="float" office:value="-0.00438604388949182" calcext:value-type="float">
            <text:p>-0.004386043889492</text:p>
          </table:table-cell>
          <table:table-cell office:value-type="float" office:value="0.000359387224471319" calcext:value-type="float">
            <text:p>0.000359387224471</text:p>
          </table:table-cell>
          <table:table-cell office:value-type="float" office:value="0.001253116596314" calcext:value-type="float">
            <text:p>0.001253116596314</text:p>
          </table:table-cell>
          <table:table-cell office:value-type="float" office:value="-0.0260337034890178" calcext:value-type="float">
            <text:p>-0.026033703489018</text:p>
          </table:table-cell>
          <table:table-cell office:value-type="float" office:value="0.0000619624859756196" calcext:value-type="float">
            <text:p>6.19624859756196E-05</text:p>
          </table:table-cell>
          <table:table-cell office:value-type="float" office:value="-0.0000981963374889205" calcext:value-type="float">
            <text:p>-9.81963374889205E-05</text:p>
          </table:table-cell>
          <table:table-cell office:value-type="float" office:value="-0.0102461543154576" calcext:value-type="float">
            <text:p>-0.010246154315458</text:p>
          </table:table-cell>
          <table:table-cell office:value-type="float" office:value="0.0376935608786228" calcext:value-type="float">
            <text:p>0.037693560878623</text:p>
          </table:table-cell>
          <table:table-cell office:value-type="float" office:value="-0.00172341640391549" calcext:value-type="float">
            <text:p>-0.001723416403915</text:p>
          </table:table-cell>
          <table:table-cell office:value-type="float" office:value="-0.00217960434198566" calcext:value-type="float">
            <text:p>-0.002179604341986</text:p>
          </table:table-cell>
          <table:table-cell office:value-type="float" office:value="-0.00597805167067861" calcext:value-type="float">
            <text:p>-0.005978051670679</text:p>
          </table:table-cell>
          <table:table-cell office:value-type="float" office:value="-0.0120987916134074" calcext:value-type="float">
            <text:p>-0.012098791613407</text:p>
          </table:table-cell>
          <table:table-cell office:value-type="float" office:value="-0.00375491383376625" calcext:value-type="float">
            <text:p>-0.003754913833766</text:p>
          </table:table-cell>
          <table:table-cell office:value-type="float" office:value="-0.00208736441209145" calcext:value-type="float">
            <text:p>-0.002087364412091</text:p>
          </table:table-cell>
          <table:table-cell office:value-type="float" office:value="-0.00276795289208415" calcext:value-type="float">
            <text:p>-0.002767952892084</text:p>
          </table:table-cell>
          <table:table-cell office:value-type="float" office:value="-0.00394441951592717" calcext:value-type="float">
            <text:p>-0.003944419515927</text:p>
          </table:table-cell>
          <table:table-cell office:value-type="float" office:value="0.005235300800295" calcext:value-type="float">
            <text:p>0.005235300800295</text:p>
          </table:table-cell>
          <table:table-cell office:value-type="float" office:value="0.0028648168046097" calcext:value-type="float">
            <text:p>0.00286481680461</text:p>
          </table:table-cell>
          <table:table-cell office:value-type="float" office:value="0.000450346184001193" calcext:value-type="float">
            <text:p>0.000450346184001</text:p>
          </table:table-cell>
          <table:table-cell office:value-type="float" office:value="-0.000152134967172701" calcext:value-type="float">
            <text:p>-0.000152134967173</text:p>
          </table:table-cell>
          <table:table-cell office:value-type="float" office:value="0.000208182951532299" calcext:value-type="float">
            <text:p>0.000208182951532</text:p>
          </table:table-cell>
          <table:table-cell office:value-type="float" office:value="-0.000911393052154985" calcext:value-type="float">
            <text:p>-0.000911393052155</text:p>
          </table:table-cell>
          <table:table-cell office:value-type="float" office:value="-0.000896530613752278" calcext:value-type="float">
            <text:p>-0.000896530613752</text:p>
          </table:table-cell>
          <table:table-cell office:value-type="float" office:value="0.00262399624093157" calcext:value-type="float">
            <text:p>0.002623996240932</text:p>
          </table:table-cell>
          <table:table-cell office:value-type="float" office:value="0.00311265861338816" calcext:value-type="float">
            <text:p>0.003112658613388</text:p>
          </table:table-cell>
          <table:table-cell office:value-type="float" office:value="0.00382310315939349" calcext:value-type="float">
            <text:p>0.003823103159394</text:p>
          </table:table-cell>
          <table:table-cell office:value-type="float" office:value="0.00368914091670613" calcext:value-type="float">
            <text:p>0.003689140916706</text:p>
          </table:table-cell>
          <table:table-cell office:value-type="float" office:value="0.00385232493493415" calcext:value-type="float">
            <text:p>0.003852324934934</text:p>
          </table:table-cell>
          <table:table-cell office:value-type="float" office:value="0.000364437219659619" calcext:value-type="float">
            <text:p>0.00036443721966</text:p>
          </table:table-cell>
          <table:table-cell office:value-type="float" office:value="0.00603889120122358" calcext:value-type="float">
            <text:p>0.006038891201224</text:p>
          </table:table-cell>
          <table:table-cell office:value-type="float" office:value="0.00626009535520411" calcext:value-type="float">
            <text:p>0.006260095355204</text:p>
          </table:table-cell>
          <table:table-cell office:value-type="float" office:value="-0.00222038281946085" calcext:value-type="float">
            <text:p>-0.002220382819461</text:p>
          </table:table-cell>
          <table:table-cell office:value-type="float" office:value="-0.0281690646363632" calcext:value-type="float">
            <text:p>-0.028169064636363</text:p>
          </table:table-cell>
          <table:table-cell office:value-type="float" office:value="-0.00105333496389615" calcext:value-type="float">
            <text:p>-0.001053334963896</text:p>
          </table:table-cell>
          <table:table-cell office:value-type="float" office:value="0.000279746483299037" calcext:value-type="float">
            <text:p>0.000279746483299</text:p>
          </table:table-cell>
          <table:table-cell office:value-type="float" office:value="0.020375844250794" calcext:value-type="float">
            <text:p>0.020375844250794</text:p>
          </table:table-cell>
          <table:table-cell office:value-type="float" office:value="-0.0127175015211522" calcext:value-type="float">
            <text:p>-0.012717501521152</text:p>
          </table:table-cell>
          <table:table-cell office:value-type="float" office:value="-0.0040330366957772" calcext:value-type="float">
            <text:p>-0.004033036695777</text:p>
          </table:table-cell>
          <table:table-cell office:value-type="float" office:value="-0.0038175860063619" calcext:value-type="float">
            <text:p>-0.003817586006362</text:p>
          </table:table-cell>
          <table:table-cell office:value-type="float" office:value="-0.00240338475463953" calcext:value-type="float">
            <text:p>-0.00240338475464</text:p>
          </table:table-cell>
          <table:table-cell office:value-type="float" office:value="0.00136112732076538" calcext:value-type="float">
            <text:p>0.001361127320765</text:p>
          </table:table-cell>
          <table:table-cell office:value-type="float" office:value="0.001119952506627" calcext:value-type="float">
            <text:p>0.001119952506627</text:p>
          </table:table-cell>
          <table:table-cell office:value-type="float" office:value="0.00345268466431686" calcext:value-type="float">
            <text:p>0.003452684664317</text:p>
          </table:table-cell>
          <table:table-cell office:value-type="float" office:value="-0.000273530473874739" calcext:value-type="float">
            <text:p>-0.000273530473875</text:p>
          </table:table-cell>
          <table:table-cell office:value-type="float" office:value="-0.000587577339179746" calcext:value-type="float">
            <text:p>-0.00058757733918</text:p>
          </table:table-cell>
          <table:table-cell office:value-type="float" office:value="-0.000777296898683333" calcext:value-type="float">
            <text:p>-0.000777296898683</text:p>
          </table:table-cell>
          <table:table-cell office:value-type="float" office:value="-0.000487571606769932" calcext:value-type="float">
            <text:p>-0.00048757160677</text:p>
          </table:table-cell>
          <table:table-cell office:value-type="float" office:value="-0.000151274961853243" calcext:value-type="float">
            <text:p>-0.000151274961853</text:p>
          </table:table-cell>
          <table:table-cell office:value-type="float" office:value="0.00425756243676401" calcext:value-type="float">
            <text:p>0.004257562436764</text:p>
          </table:table-cell>
          <table:table-cell office:value-type="float" office:value="0.00756723681556876" calcext:value-type="float">
            <text:p>0.007567236815569</text:p>
          </table:table-cell>
          <table:table-cell office:value-type="float" office:value="0.00494095320731758" calcext:value-type="float">
            <text:p>0.004940953207318</text:p>
          </table:table-cell>
          <table:table-cell office:value-type="float" office:value="0.000568370084149117" calcext:value-type="float">
            <text:p>0.000568370084149</text:p>
          </table:table-cell>
          <table:table-cell office:value-type="float" office:value="0.00338799233999043" calcext:value-type="float">
            <text:p>0.00338799233999</text:p>
          </table:table-cell>
          <table:table-cell office:value-type="float" office:value="0.00188524908528148" calcext:value-type="float">
            <text:p>0.001885249085281</text:p>
          </table:table-cell>
          <table:table-cell office:value-type="float" office:value="0.0110524229016368" calcext:value-type="float">
            <text:p>0.011052422901637</text:p>
          </table:table-cell>
          <table:table-cell office:value-type="float" office:value="-0.0294028564389701" calcext:value-type="float">
            <text:p>-0.02940285643897</text:p>
          </table:table-cell>
          <table:table-cell office:value-type="float" office:value="-0.00160003632183953" calcext:value-type="float">
            <text:p>-0.00160003632184</text:p>
          </table:table-cell>
          <table:table-cell office:value-type="float" office:value="-0.000348034155299548" calcext:value-type="float">
            <text:p>-0.0003480341553</text:p>
          </table:table-cell>
          <table:table-cell office:value-type="float" office:value="-0.000741094660700548" calcext:value-type="float">
            <text:p>-0.000741094660701</text:p>
          </table:table-cell>
          <table:table-cell office:value-type="float" office:value="0.000283603178711678" calcext:value-type="float">
            <text:p>0.000283603178712</text:p>
          </table:table-cell>
          <table:table-cell office:value-type="float" office:value="-0.00632769259583738" calcext:value-type="float">
            <text:p>-0.006327692595837</text:p>
          </table:table-cell>
          <table:table-cell office:value-type="float" office:value="-0.00195374395588227" calcext:value-type="float">
            <text:p>-0.001953743955882</text:p>
          </table:table-cell>
          <table:table-cell office:value-type="float" office:value="-0.00235375941649513" calcext:value-type="float">
            <text:p>-0.002353759416495</text:p>
          </table:table-cell>
          <table:table-cell office:value-type="float" office:value="-0.000881878989184959" calcext:value-type="float">
            <text:p>-0.000881878989185</text:p>
          </table:table-cell>
          <table:table-cell office:value-type="float" office:value="0.00190098575854863" calcext:value-type="float">
            <text:p>0.001900985758549</text:p>
          </table:table-cell>
          <table:table-cell office:value-type="float" office:value="0.00291450296352075" calcext:value-type="float">
            <text:p>0.002914502963521</text:p>
          </table:table-cell>
          <table:table-cell office:value-type="float" office:value="0.00508865762151273" calcext:value-type="float">
            <text:p>0.005088657621513</text:p>
          </table:table-cell>
          <table:table-cell office:value-type="float" office:value="0.000298845455478036" calcext:value-type="float">
            <text:p>0.000298845455478</text:p>
          </table:table-cell>
          <table:table-cell office:value-type="float" office:value="-0.000608330397533829" calcext:value-type="float">
            <text:p>-0.000608330397534</text:p>
          </table:table-cell>
          <table:table-cell office:value-type="float" office:value="-0.00117400145770191" calcext:value-type="float">
            <text:p>-0.001174001457702</text:p>
          </table:table-cell>
          <table:table-cell office:value-type="float" office:value="-0.000317578048051936" calcext:value-type="float">
            <text:p>-0.000317578048052</text:p>
          </table:table-cell>
          <table:table-cell office:value-type="float" office:value="0.000206487230755392" calcext:value-type="float">
            <text:p>0.000206487230755</text:p>
          </table:table-cell>
          <table:table-cell office:value-type="float" office:value="0.00161500442066481" calcext:value-type="float">
            <text:p>0.001615004420665</text:p>
          </table:table-cell>
          <table:table-cell office:value-type="float" office:value="0.00603093415399325" calcext:value-type="float">
            <text:p>0.006030934153993</text:p>
          </table:table-cell>
          <table:table-cell office:value-type="float" office:value="0.00334230077567571" calcext:value-type="float">
            <text:p>0.003342300775676</text:p>
          </table:table-cell>
          <table:table-cell office:value-type="float" office:value="0.00495274866439643" calcext:value-type="float">
            <text:p>0.004952748664396</text:p>
          </table:table-cell>
          <table:table-cell office:value-type="float" office:value="0.00236967712561653" calcext:value-type="float">
            <text:p>0.002369677125617</text:p>
          </table:table-cell>
          <table:table-cell office:value-type="float" office:value="0.0065731953009231" calcext:value-type="float">
            <text:p>0.006573195300923</text:p>
          </table:table-cell>
          <table:table-cell office:value-type="float" office:value="0.00522619930829438" calcext:value-type="float">
            <text:p>0.005226199308294</text:p>
          </table:table-cell>
          <table:table-cell office:value-type="float" office:value="-0.0033131801349025" calcext:value-type="float">
            <text:p>-0.003313180134903</text:p>
          </table:table-cell>
          <table:table-cell office:value-type="float" office:value="0.00139968409470459" calcext:value-type="float">
            <text:p>0.001399684094705</text:p>
          </table:table-cell>
          <table:table-cell office:value-type="float" office:value="-0.0246202296243407" calcext:value-type="float">
            <text:p>-0.024620229624341</text:p>
          </table:table-cell>
          <table:table-cell office:value-type="float" office:value="-0.00000419988316457953" calcext:value-type="float">
            <text:p>-4.19988316457953E-06</text:p>
          </table:table-cell>
          <table:table-cell office:value-type="float" office:value="-0.00091317844507327" calcext:value-type="float">
            <text:p>-0.000913178445073</text:p>
          </table:table-cell>
          <table:table-cell office:value-type="float" office:value="-0.000540557207899084" calcext:value-type="float">
            <text:p>-0.000540557207899</text:p>
          </table:table-cell>
          <table:table-cell office:value-type="float" office:value="0.000177178330001748" calcext:value-type="float">
            <text:p>0.000177178330002</text:p>
          </table:table-cell>
          <table:table-cell office:value-type="float" office:value="-0.0100997816501773" calcext:value-type="float">
            <text:p>-0.010099781650177</text:p>
          </table:table-cell>
          <table:table-cell office:value-type="float" office:value="-0.00160976281570696" calcext:value-type="float">
            <text:p>-0.001609762815707</text:p>
          </table:table-cell>
          <table:table-cell office:value-type="float" office:value="-0.00244916739656154" calcext:value-type="float">
            <text:p>-0.002449167396562</text:p>
          </table:table-cell>
          <table:table-cell office:value-type="float" office:value="0.00311627845084456" calcext:value-type="float">
            <text:p>0.003116278450845</text:p>
          </table:table-cell>
          <table:table-cell office:value-type="float" office:value="0.00837162045091933" calcext:value-type="float">
            <text:p>0.008371620450919</text:p>
          </table:table-cell>
          <table:table-cell office:value-type="float" office:value="0.00163248209429628" calcext:value-type="float">
            <text:p>0.001632482094296</text:p>
          </table:table-cell>
          <table:table-cell office:value-type="float" office:value="0.00000171857690789423" calcext:value-type="float">
            <text:p>1.71857690789423E-06</text:p>
          </table:table-cell>
          <table:table-cell office:value-type="float" office:value="-0.00071090105054622" calcext:value-type="float">
            <text:p>-0.000710901050546</text:p>
          </table:table-cell>
          <table:table-cell office:value-type="float" office:value="-0.000867751636935365" calcext:value-type="float">
            <text:p>-0.000867751636935</text:p>
          </table:table-cell>
          <table:table-cell office:value-type="float" office:value="-0.000463234968184068" calcext:value-type="float">
            <text:p>-0.000463234968184</text:p>
          </table:table-cell>
          <table:table-cell office:value-type="float" office:value="-0.000798554227757875" calcext:value-type="float">
            <text:p>-0.000798554227758</text:p>
          </table:table-cell>
          <table:table-cell office:value-type="float" office:value="0.0000215040440660896" calcext:value-type="float">
            <text:p>2.15040440660896E-05</text:p>
          </table:table-cell>
          <table:table-cell office:value-type="float" office:value="0.00166665459244447" calcext:value-type="float">
            <text:p>0.001666654592444</text:p>
          </table:table-cell>
          <table:table-cell office:value-type="float" office:value="0.00453858502033788" calcext:value-type="float">
            <text:p>0.004538585020338</text:p>
          </table:table-cell>
          <table:table-cell office:value-type="float" office:value="0.00173396590156616" calcext:value-type="float">
            <text:p>0.001733965901566</text:p>
          </table:table-cell>
          <table:table-cell office:value-type="float" office:value="0.0176144955063811" calcext:value-type="float">
            <text:p>0.017614495506381</text:p>
          </table:table-cell>
          <table:table-cell office:value-type="float" office:value="-0.000115317759988964" calcext:value-type="float">
            <text:p>-0.000115317759989</text:p>
          </table:table-cell>
          <table:table-cell office:value-type="float" office:value="-0.00235658891622481" calcext:value-type="float">
            <text:p>-0.002356588916225</text:p>
          </table:table-cell>
          <table:table-cell office:value-type="float" office:value="0.00738402979317898" calcext:value-type="float">
            <text:p>0.007384029793179</text:p>
          </table:table-cell>
          <table:table-cell office:value-type="float" office:value="0.0081973251014511" calcext:value-type="float">
            <text:p>0.008197325101451</text:p>
          </table:table-cell>
          <table:table-cell office:value-type="float" office:value="-0.00056237962010941" calcext:value-type="float">
            <text:p>-0.000562379620109</text:p>
          </table:table-cell>
          <table:table-cell office:value-type="float" office:value="0.00024153983022912" calcext:value-type="float">
            <text:p>0.000241539830229</text:p>
          </table:table-cell>
          <table:table-cell office:value-type="float" office:value="0.0014096550801474" calcext:value-type="float">
            <text:p>0.001409655080147</text:p>
          </table:table-cell>
          <table:table-cell office:value-type="float" office:value="0.0000664625906524607" calcext:value-type="float">
            <text:p>6.64625906524607E-05</text:p>
          </table:table-cell>
          <table:table-cell office:value-type="float" office:value="-0.00107851099376294" calcext:value-type="float">
            <text:p>-0.001078510993763</text:p>
          </table:table-cell>
          <table:table-cell office:value-type="float" office:value="-0.0298858608814113" calcext:value-type="float">
            <text:p>-0.029885860881411</text:p>
          </table:table-cell>
          <table:table-cell office:value-type="float" office:value="0.001065169246456" calcext:value-type="float">
            <text:p>0.001065169246456</text:p>
          </table:table-cell>
          <table:table-cell table:number-columns-repeated="59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67826657399074" calcext:value-type="float">
            <text:p>0.767826657399074</text:p>
          </table:table-cell>
          <table:table-cell table:formula="of:=[.B9]*9.8" office:value-type="float" office:value="7.52470124251093" calcext:value-type="float">
            <text:p>7.5247012425109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48272293009822" calcext:value-type="float">
            <text:p>3.48272293009822E-05</text:p>
          </table:table-cell>
          <table:table-cell table:formula="of:=0.5*[.D12]*(([.D5]-[.C5])/([.D1]-[.C1]))^2" office:value-type="float" office:value="0.0000306392599056038" calcext:value-type="float">
            <text:p>3.06392599056038E-05</text:p>
          </table:table-cell>
          <table:table-cell table:formula="of:=0.5*[.E12]*(([.E5]-[.D5])/([.E1]-[.D1]))^2" office:value-type="float" office:value="0.0000115120780988277" calcext:value-type="float">
            <text:p>1.15120780988277E-05</text:p>
          </table:table-cell>
          <table:table-cell table:formula="of:=0.5*[.F12]*(([.F5]-[.E5])/([.F1]-[.E1]))^2" office:value-type="float" office:value="0.000136278827892026" calcext:value-type="float">
            <text:p>0.000136278827892</text:p>
          </table:table-cell>
          <table:table-cell table:formula="of:=0.5*[.G12]*(([.G5]-[.F5])/([.G1]-[.F1]))^2" office:value-type="float" office:value="0.000156063377447147" calcext:value-type="float">
            <text:p>0.000156063377447</text:p>
          </table:table-cell>
          <table:table-cell table:formula="of:=0.5*[.H12]*(([.H5]-[.G5])/([.H1]-[.G1]))^2" office:value-type="float" office:value="0.0000154723611618536" calcext:value-type="float">
            <text:p>1.54723611618536E-05</text:p>
          </table:table-cell>
          <table:table-cell table:formula="of:=0.5*[.I12]*(([.I5]-[.H5])/([.I1]-[.H1]))^2" office:value-type="float" office:value="0.000000351314886568032" calcext:value-type="float">
            <text:p>3.51314886568032E-07</text:p>
          </table:table-cell>
          <table:table-cell table:formula="of:=0.5*[.J12]*(([.J5]-[.I5])/([.J1]-[.I1]))^2" office:value-type="float" office:value="0.00000832564962681514" calcext:value-type="float">
            <text:p>8.32564962681514E-06</text:p>
          </table:table-cell>
          <table:table-cell table:formula="of:=0.5*[.K12]*(([.K5]-[.J5])/([.K1]-[.J1]))^2" office:value-type="float" office:value="0.000038015083542553" calcext:value-type="float">
            <text:p>3.8015083542553E-05</text:p>
          </table:table-cell>
          <table:table-cell table:formula="of:=0.5*[.L12]*(([.L5]-[.K5])/([.L1]-[.K1]))^2" office:value-type="float" office:value="0.0000214331707562807" calcext:value-type="float">
            <text:p>2.14331707562807E-05</text:p>
          </table:table-cell>
          <table:table-cell table:formula="of:=0.5*[.M12]*(([.M5]-[.L5])/([.M1]-[.L1]))^2" office:value-type="float" office:value="0.000015776504627304" calcext:value-type="float">
            <text:p>1.5776504627304E-05</text:p>
          </table:table-cell>
          <table:table-cell table:formula="of:=0.5*[.N12]*(([.N5]-[.M5])/([.N1]-[.M1]))^2" office:value-type="float" office:value="0.0000140118293819633" calcext:value-type="float">
            <text:p>1.40118293819633E-05</text:p>
          </table:table-cell>
          <table:table-cell table:formula="of:=0.5*[.O12]*(([.O5]-[.N5])/([.O1]-[.N1]))^2" office:value-type="float" office:value="0.0000069718326571333" calcext:value-type="float">
            <text:p>6.9718326571333E-06</text:p>
          </table:table-cell>
          <table:table-cell table:formula="of:=0.5*[.P12]*(([.P5]-[.O5])/([.P1]-[.O1]))^2" office:value-type="float" office:value="0.0000429998379077154" calcext:value-type="float">
            <text:p>4.29998379077154E-05</text:p>
          </table:table-cell>
          <table:table-cell table:formula="of:=0.5*[.Q12]*(([.Q5]-[.P5])/([.Q1]-[.P1]))^2" office:value-type="float" office:value="0.00000328166680705079" calcext:value-type="float">
            <text:p>3.28166680705079E-06</text:p>
          </table:table-cell>
          <table:table-cell table:formula="of:=0.5*[.R12]*(([.R5]-[.Q5])/([.R1]-[.Q1]))^2" office:value-type="float" office:value="0.0000358228246860005" calcext:value-type="float">
            <text:p>3.58228246860005E-05</text:p>
          </table:table-cell>
          <table:table-cell table:formula="of:=0.5*[.S12]*(([.S5]-[.R5])/([.S1]-[.R1]))^2" office:value-type="float" office:value="0.00002564083478716" calcext:value-type="float">
            <text:p>2.564083478716E-05</text:p>
          </table:table-cell>
          <table:table-cell table:formula="of:=0.5*[.T12]*(([.T5]-[.S5])/([.T1]-[.S1]))^2" office:value-type="float" office:value="0.000000349187543114709" calcext:value-type="float">
            <text:p>3.49187543114709E-07</text:p>
          </table:table-cell>
          <table:table-cell table:formula="of:=0.5*[.U12]*(([.U5]-[.T5])/([.U1]-[.T1]))^2" office:value-type="float" office:value="0.0000043155917682248" calcext:value-type="float">
            <text:p>4.3155917682248E-06</text:p>
          </table:table-cell>
          <table:table-cell table:formula="of:=0.5*[.V12]*(([.V5]-[.U5])/([.V1]-[.U1]))^2" office:value-type="float" office:value="0.0000285439912044154" calcext:value-type="float">
            <text:p>2.85439912044154E-05</text:p>
          </table:table-cell>
          <table:table-cell table:formula="of:=0.5*[.W12]*(([.W5]-[.V5])/([.W1]-[.V1]))^2" office:value-type="float" office:value="0.0000335411389908363" calcext:value-type="float">
            <text:p>3.35411389908363E-05</text:p>
          </table:table-cell>
          <table:table-cell table:formula="of:=0.5*[.X12]*(([.X5]-[.W5])/([.X1]-[.W1]))^2" office:value-type="float" office:value="0.0000111541937534233" calcext:value-type="float">
            <text:p>1.11541937534233E-05</text:p>
          </table:table-cell>
          <table:table-cell table:formula="of:=0.5*[.Y12]*(([.Y5]-[.X5])/([.Y1]-[.X1]))^2" office:value-type="float" office:value="0.00000294518628728888" calcext:value-type="float">
            <text:p>2.94518628728888E-06</text:p>
          </table:table-cell>
          <table:table-cell table:formula="of:=0.5*[.Z12]*(([.Z5]-[.Y5])/([.Z1]-[.Y1]))^2" office:value-type="float" office:value="0.0000510838713611797" calcext:value-type="float">
            <text:p>5.10838713611797E-05</text:p>
          </table:table-cell>
          <table:table-cell table:formula="of:=0.5*[.AA12]*(([.AA5]-[.Z5])/([.AA1]-[.Z1]))^2" office:value-type="float" office:value="0.0000244238101139746" calcext:value-type="float">
            <text:p>2.44238101139746E-05</text:p>
          </table:table-cell>
          <table:table-cell table:formula="of:=0.5*[.AB12]*(([.AB5]-[.AA5])/([.AB1]-[.AA1]))^2" office:value-type="float" office:value="0.00000735761960168284" calcext:value-type="float">
            <text:p>7.35761960168284E-06</text:p>
          </table:table-cell>
          <table:table-cell table:formula="of:=0.5*[.AC12]*(([.AC5]-[.AB5])/([.AC1]-[.AB1]))^2" office:value-type="float" office:value="0.000000496131426650767" calcext:value-type="float">
            <text:p>4.96131426650767E-07</text:p>
          </table:table-cell>
          <table:table-cell table:formula="of:=0.5*[.AD12]*(([.AD5]-[.AC5])/([.AD1]-[.AC1]))^2" office:value-type="float" office:value="0.0000221679244220515" calcext:value-type="float">
            <text:p>2.21679244220515E-05</text:p>
          </table:table-cell>
          <table:table-cell table:formula="of:=0.5*[.AE12]*(([.AE5]-[.AD5])/([.AE1]-[.AD1]))^2" office:value-type="float" office:value="0.000142474263154185" calcext:value-type="float">
            <text:p>0.000142474263154</text:p>
          </table:table-cell>
          <table:table-cell table:formula="of:=0.5*[.AF12]*(([.AF5]-[.AE5])/([.AF1]-[.AE1]))^2" office:value-type="float" office:value="0.0000244357400029485" calcext:value-type="float">
            <text:p>2.44357400029485E-05</text:p>
          </table:table-cell>
          <table:table-cell table:formula="of:=0.5*[.AG12]*(([.AG5]-[.AF5])/([.AG1]-[.AF1]))^2" office:value-type="float" office:value="0.000000464406841966574" calcext:value-type="float">
            <text:p>4.64406841966574E-07</text:p>
          </table:table-cell>
          <table:table-cell table:formula="of:=0.5*[.AH12]*(([.AH5]-[.AG5])/([.AH1]-[.AG1]))^2" office:value-type="float" office:value="0.00000039422278336639" calcext:value-type="float">
            <text:p>3.9422278336639E-07</text:p>
          </table:table-cell>
          <table:table-cell table:formula="of:=0.5*[.AI12]*(([.AI5]-[.AH5])/([.AI1]-[.AH1]))^2" office:value-type="float" office:value="0.000000407700575618344" calcext:value-type="float">
            <text:p>4.07700575618344E-07</text:p>
          </table:table-cell>
          <table:table-cell table:formula="of:=0.5*[.AJ12]*(([.AJ5]-[.AI5])/([.AJ1]-[.AI1]))^2" office:value-type="float" office:value="0.0000117658499577217" calcext:value-type="float">
            <text:p>1.17658499577217E-05</text:p>
          </table:table-cell>
          <table:table-cell table:formula="of:=0.5*[.AK12]*(([.AK5]-[.AJ5])/([.AK1]-[.AJ1]))^2" office:value-type="float" office:value="0.0000250906711749187" calcext:value-type="float">
            <text:p>2.50906711749187E-05</text:p>
          </table:table-cell>
          <table:table-cell table:formula="of:=0.5*[.AL12]*(([.AL5]-[.AK5])/([.AL1]-[.AK1]))^2" office:value-type="float" office:value="0.0000501415468443406" calcext:value-type="float">
            <text:p>5.01415468443406E-05</text:p>
          </table:table-cell>
          <table:table-cell table:formula="of:=0.5*[.AM12]*(([.AM5]-[.AL5])/([.AM1]-[.AL1]))^2" office:value-type="float" office:value="0.000000318541402037477" calcext:value-type="float">
            <text:p>3.18541402037477E-07</text:p>
          </table:table-cell>
          <table:table-cell table:formula="of:=0.5*[.AN12]*(([.AN5]-[.AM5])/([.AN1]-[.AM1]))^2" office:value-type="float" office:value="0.0000187000020453096" calcext:value-type="float">
            <text:p>1.87000020453096E-05</text:p>
          </table:table-cell>
          <table:table-cell table:formula="of:=0.5*[.AO12]*(([.AO5]-[.AN5])/([.AO1]-[.AN1]))^2" office:value-type="float" office:value="0.00000241345243583685" calcext:value-type="float">
            <text:p>2.41345243583685E-06</text:p>
          </table:table-cell>
          <table:table-cell table:formula="of:=0.5*[.AP12]*(([.AP5]-[.AO5])/([.AP1]-[.AO1]))^2" office:value-type="float" office:value="0.0000213063267714994" calcext:value-type="float">
            <text:p>2.13063267714994E-05</text:p>
          </table:table-cell>
          <table:table-cell table:formula="of:=0.5*[.AQ12]*(([.AQ5]-[.AP5])/([.AQ1]-[.AP1]))^2" office:value-type="float" office:value="0.00000000315825983778298" calcext:value-type="float">
            <text:p>3.15825983778298E-09</text:p>
          </table:table-cell>
          <table:table-cell table:formula="of:=0.5*[.AR12]*(([.AR5]-[.AQ5])/([.AR1]-[.AQ1]))^2" office:value-type="float" office:value="0.0000162050101788143" calcext:value-type="float">
            <text:p>1.62050101788143E-05</text:p>
          </table:table-cell>
          <table:table-cell table:formula="of:=0.5*[.AS12]*(([.AS5]-[.AR5])/([.AS1]-[.AR1]))^2" office:value-type="float" office:value="0.00000284441334332628" calcext:value-type="float">
            <text:p>2.84441334332628E-06</text:p>
          </table:table-cell>
          <table:table-cell table:formula="of:=0.5*[.AT12]*(([.AT5]-[.AS5])/([.AT1]-[.AS1]))^2" office:value-type="float" office:value="0.000000943730926292208" calcext:value-type="float">
            <text:p>9.43730926292208E-07</text:p>
          </table:table-cell>
          <table:table-cell table:formula="of:=0.5*[.AU12]*(([.AU5]-[.AT5])/([.AU1]-[.AT1]))^2" office:value-type="float" office:value="0.00000147157398423936" calcext:value-type="float">
            <text:p>1.47157398423936E-06</text:p>
          </table:table-cell>
          <table:table-cell table:formula="of:=0.5*[.AV12]*(([.AV5]-[.AU5])/([.AV1]-[.AU1]))^2" office:value-type="float" office:value="0.000000140397331551857" calcext:value-type="float">
            <text:p>1.40397331551857E-07</text:p>
          </table:table-cell>
          <table:table-cell table:formula="of:=0.5*[.AW12]*(([.AW5]-[.AV5])/([.AW1]-[.AV1]))^2" office:value-type="float" office:value="0.0000171310453746221" calcext:value-type="float">
            <text:p>1.71310453746221E-05</text:p>
          </table:table-cell>
          <table:table-cell table:formula="of:=0.5*[.AX12]*(([.AX5]-[.AW5])/([.AX1]-[.AW1]))^2" office:value-type="float" office:value="0.000000855268011185096" calcext:value-type="float">
            <text:p>8.55268011185096E-07</text:p>
          </table:table-cell>
          <table:table-cell table:formula="of:=0.5*[.AY12]*(([.AY5]-[.AX5])/([.AY1]-[.AX1]))^2" office:value-type="float" office:value="0.00000338631549328287" calcext:value-type="float">
            <text:p>3.38631549328287E-06</text:p>
          </table:table-cell>
          <table:table-cell table:formula="of:=0.5*[.AZ12]*(([.AZ5]-[.AY5])/([.AZ1]-[.AY1]))^2" office:value-type="float" office:value="0.0000504243398437653" calcext:value-type="float">
            <text:p>5.04243398437653E-05</text:p>
          </table:table-cell>
          <table:table-cell table:formula="of:=0.5*[.BA12]*(([.BA5]-[.AZ5])/([.BA1]-[.AZ1]))^2" office:value-type="float" office:value="0.0000368315120485063" calcext:value-type="float">
            <text:p>3.68315120485063E-05</text:p>
          </table:table-cell>
          <table:table-cell table:formula="of:=0.5*[.BB12]*(([.BB5]-[.BA5])/([.BB1]-[.BA1]))^2" office:value-type="float" office:value="0.0000137989473442918" calcext:value-type="float">
            <text:p>1.37989473442918E-05</text:p>
          </table:table-cell>
          <table:table-cell table:formula="of:=0.5*[.BC12]*(([.BC5]-[.BB5])/([.BC1]-[.BB1]))^2" office:value-type="float" office:value="0.000011734287868148" calcext:value-type="float">
            <text:p>1.1734287868148E-05</text:p>
          </table:table-cell>
          <table:table-cell table:formula="of:=0.5*[.BD12]*(([.BD5]-[.BC5])/([.BD1]-[.BC1]))^2" office:value-type="float" office:value="0.00000168451404294097" calcext:value-type="float">
            <text:p>1.68451404294097E-06</text:p>
          </table:table-cell>
          <table:table-cell table:formula="of:=0.5*[.BE12]*(([.BE5]-[.BD5])/([.BE1]-[.BD1]))^2" office:value-type="float" office:value="0.000117842739152689" calcext:value-type="float">
            <text:p>0.000117842739153</text:p>
          </table:table-cell>
          <table:table-cell table:formula="of:=0.5*[.BF12]*(([.BF5]-[.BE5])/([.BF1]-[.BE1]))^2" office:value-type="float" office:value="0.000100958621688854" calcext:value-type="float">
            <text:p>0.000100958621689</text:p>
          </table:table-cell>
          <table:table-cell table:formula="of:=0.5*[.BG12]*(([.BG5]-[.BF5])/([.BG1]-[.BF1]))^2" office:value-type="float" office:value="0.0000234675819758079" calcext:value-type="float">
            <text:p>2.34675819758079E-05</text:p>
          </table:table-cell>
          <table:table-cell table:formula="of:=0.5*[.BH12]*(([.BH5]-[.BG5])/([.BH1]-[.BG1]))^2" office:value-type="float" office:value="0.00000630936891018743" calcext:value-type="float">
            <text:p>6.30936891018743E-06</text:p>
          </table:table-cell>
          <table:table-cell table:formula="of:=0.5*[.BI12]*(([.BI5]-[.BH5])/([.BI1]-[.BH1]))^2" office:value-type="float" office:value="0.0000267695039086655" calcext:value-type="float">
            <text:p>2.67695039086655E-05</text:p>
          </table:table-cell>
          <table:table-cell table:formula="of:=0.5*[.BJ12]*(([.BJ5]-[.BI5])/([.BJ1]-[.BI1]))^2" office:value-type="float" office:value="0.00000608543174314169" calcext:value-type="float">
            <text:p>6.08543174314169E-06</text:p>
          </table:table-cell>
          <table:table-cell table:formula="of:=0.5*[.BK12]*(([.BK5]-[.BJ5])/([.BK1]-[.BJ1]))^2" office:value-type="float" office:value="0.000039282331477002" calcext:value-type="float">
            <text:p>3.9282331477002E-05</text:p>
          </table:table-cell>
          <table:table-cell table:formula="of:=0.5*[.BL12]*(([.BL5]-[.BK5])/([.BL1]-[.BK1]))^2" office:value-type="float" office:value="0.000000573159478703475" calcext:value-type="float">
            <text:p>5.73159478703475E-07</text:p>
          </table:table-cell>
          <table:table-cell table:formula="of:=0.5*[.BM12]*(([.BM5]-[.BL5])/([.BM1]-[.BL1]))^2" office:value-type="float" office:value="0.0000000673370656355256" calcext:value-type="float">
            <text:p>6.73370656355256E-08</text:p>
          </table:table-cell>
          <table:table-cell table:formula="of:=0.5*[.BN12]*(([.BN5]-[.BM5])/([.BN1]-[.BM1]))^2" office:value-type="float" office:value="0.0000547261201509297" calcext:value-type="float">
            <text:p>5.47261201509297E-05</text:p>
          </table:table-cell>
          <table:table-cell table:formula="of:=0.5*[.BO12]*(([.BO5]-[.BN5])/([.BO1]-[.BN1]))^2" office:value-type="float" office:value="0.0000406012377453376" calcext:value-type="float">
            <text:p>4.06012377453376E-05</text:p>
          </table:table-cell>
          <table:table-cell table:formula="of:=0.5*[.BP12]*(([.BP5]-[.BO5])/([.BP1]-[.BO1]))^2" office:value-type="float" office:value="0.000000779557258782459" calcext:value-type="float">
            <text:p>7.79557258782459E-07</text:p>
          </table:table-cell>
          <table:table-cell table:formula="of:=0.5*[.BQ12]*(([.BQ5]-[.BP5])/([.BQ1]-[.BP1]))^2" office:value-type="float" office:value="0.000000798720885226789" calcext:value-type="float">
            <text:p>7.98720885226789E-07</text:p>
          </table:table-cell>
          <table:table-cell table:formula="of:=0.5*[.BR12]*(([.BR5]-[.BQ5])/([.BR1]-[.BQ1]))^2" office:value-type="float" office:value="0.0000353444686245009" calcext:value-type="float">
            <text:p>3.53444686245009E-05</text:p>
          </table:table-cell>
          <table:table-cell table:formula="of:=0.5*[.BS12]*(([.BS5]-[.BR5])/([.BS1]-[.BR1]))^2" office:value-type="float" office:value="0.000200493796365199" calcext:value-type="float">
            <text:p>0.000200493796365</text:p>
          </table:table-cell>
          <table:table-cell table:formula="of:=0.5*[.BT12]*(([.BT5]-[.BS5])/([.BT1]-[.BS1]))^2" office:value-type="float" office:value="0.000452023617334769" calcext:value-type="float">
            <text:p>0.000452023617335</text:p>
          </table:table-cell>
          <table:table-cell table:formula="of:=0.5*[.BU12]*(([.BU5]-[.BT5])/([.BU1]-[.BT1]))^2" office:value-type="float" office:value="0.000171286796770187" calcext:value-type="float">
            <text:p>0.00017128679677</text:p>
          </table:table-cell>
          <table:table-cell table:formula="of:=0.5*[.BV12]*(([.BV5]-[.BU5])/([.BV1]-[.BU1]))^2" office:value-type="float" office:value="0.0000445812441247862" calcext:value-type="float">
            <text:p>4.45812441247862E-05</text:p>
          </table:table-cell>
          <table:table-cell table:formula="of:=0.5*[.BW12]*(([.BW5]-[.BV5])/([.BW1]-[.BV1]))^2" office:value-type="float" office:value="0.0000879041454218387" calcext:value-type="float">
            <text:p>8.79041454218387E-05</text:p>
          </table:table-cell>
          <table:table-cell table:formula="of:=0.5*[.BX12]*(([.BX5]-[.BW5])/([.BX1]-[.BW1]))^2" office:value-type="float" office:value="0.0000667029307704064" calcext:value-type="float">
            <text:p>6.67029307704064E-05</text:p>
          </table:table-cell>
          <table:table-cell table:formula="of:=0.5*[.BY12]*(([.BY5]-[.BX5])/([.BY1]-[.BX1]))^2" office:value-type="float" office:value="0.000153416136459574" calcext:value-type="float">
            <text:p>0.00015341613646</text:p>
          </table:table-cell>
          <table:table-cell table:formula="of:=0.5*[.BZ12]*(([.BZ5]-[.BY5])/([.BZ1]-[.BY1]))^2" office:value-type="float" office:value="0.00000298844521560193" calcext:value-type="float">
            <text:p>2.98844521560193E-06</text:p>
          </table:table-cell>
          <table:table-cell table:formula="of:=0.5*[.CA12]*(([.CA5]-[.BZ5])/([.CA1]-[.BZ1]))^2" office:value-type="float" office:value="0.000000185473705603999" calcext:value-type="float">
            <text:p>1.85473705603999E-07</text:p>
          </table:table-cell>
          <table:table-cell table:formula="of:=0.5*[.CB12]*(([.CB5]-[.CA5])/([.CB1]-[.CA1]))^2" office:value-type="float" office:value="0.0000061462662719469" calcext:value-type="float">
            <text:p>6.1462662719469E-06</text:p>
          </table:table-cell>
          <table:table-cell table:formula="of:=0.5*[.CC12]*(([.CC5]-[.CB5])/([.CC1]-[.CB1]))^2" office:value-type="float" office:value="0.0000693801745593468" calcext:value-type="float">
            <text:p>6.93801745593468E-05</text:p>
          </table:table-cell>
          <table:table-cell table:formula="of:=0.5*[.CD12]*(([.CD5]-[.CC5])/([.CD1]-[.CC1]))^2" office:value-type="float" office:value="0.00166630008517721" calcext:value-type="float">
            <text:p>0.001666300085177</text:p>
          </table:table-cell>
          <table:table-cell table:formula="of:=0.5*[.CE12]*(([.CE5]-[.CD5])/([.CE1]-[.CD1]))^2" office:value-type="float" office:value="0.00848939044551061" calcext:value-type="float">
            <text:p>0.008489390445511</text:p>
          </table:table-cell>
          <table:table-cell table:formula="of:=0.5*[.CF12]*(([.CF5]-[.CE5])/([.CF1]-[.CE1]))^2" office:value-type="float" office:value="0.00832331763485679" calcext:value-type="float">
            <text:p>0.008323317634857</text:p>
          </table:table-cell>
          <table:table-cell table:formula="of:=0.5*[.CG12]*(([.CG5]-[.CF5])/([.CG1]-[.CF1]))^2" office:value-type="float" office:value="0.0137590873917955" calcext:value-type="float">
            <text:p>0.013759087391796</text:p>
          </table:table-cell>
          <table:table-cell table:formula="of:=0.5*[.CH12]*(([.CH5]-[.CG5])/([.CH1]-[.CG1]))^2" office:value-type="float" office:value="0.0523566490416536" calcext:value-type="float">
            <text:p>0.052356649041654</text:p>
          </table:table-cell>
          <table:table-cell table:formula="of:=0.5*[.CI12]*(([.CI5]-[.CH5])/([.CI1]-[.CH1]))^2" office:value-type="float" office:value="0.00759047821124519" calcext:value-type="float">
            <text:p>0.007590478211245</text:p>
          </table:table-cell>
          <table:table-cell table:formula="of:=0.5*[.CJ12]*(([.CJ5]-[.CI5])/([.CJ1]-[.CI1]))^2" office:value-type="float" office:value="0.14627303413471" calcext:value-type="float">
            <text:p>0.14627303413471</text:p>
          </table:table-cell>
          <table:table-cell table:formula="of:=0.5*[.CK12]*(([.CK5]-[.CJ5])/([.CK1]-[.CJ1]))^2" office:value-type="float" office:value="0.101508995957457" calcext:value-type="float">
            <text:p>0.101508995957457</text:p>
          </table:table-cell>
          <table:table-cell table:formula="of:=0.5*[.CL12]*(([.CL5]-[.CK5])/([.CL1]-[.CK1]))^2" office:value-type="float" office:value="0.000624433145589435" calcext:value-type="float">
            <text:p>0.000624433145589</text:p>
          </table:table-cell>
          <table:table-cell table:formula="of:=0.5*[.CM12]*(([.CM5]-[.CL5])/([.CM1]-[.CL1]))^2" office:value-type="float" office:value="0.044608410346092" calcext:value-type="float">
            <text:p>0.044608410346092</text:p>
          </table:table-cell>
          <table:table-cell table:formula="of:=0.5*[.CN12]*(([.CN5]-[.CM5])/([.CN1]-[.CM1]))^2" office:value-type="float" office:value="0.00708431270696733" calcext:value-type="float">
            <text:p>0.007084312706967</text:p>
          </table:table-cell>
          <table:table-cell table:formula="of:=0.5*[.CO12]*(([.CO5]-[.CN5])/([.CO1]-[.CN1]))^2" office:value-type="float" office:value="0.00000588001297210677" calcext:value-type="float">
            <text:p>5.88001297210677E-06</text:p>
          </table:table-cell>
          <table:table-cell table:formula="of:=0.5*[.CP12]*(([.CP5]-[.CO5])/([.CP1]-[.CO1]))^2" office:value-type="float" office:value="0.00662792430686989" calcext:value-type="float">
            <text:p>0.00662792430687</text:p>
          </table:table-cell>
          <table:table-cell table:formula="of:=0.5*[.CQ12]*(([.CQ5]-[.CP5])/([.CQ1]-[.CP1]))^2" office:value-type="float" office:value="0.00248211104208776" calcext:value-type="float">
            <text:p>0.002482111042088</text:p>
          </table:table-cell>
          <table:table-cell table:formula="of:=0.5*[.CR12]*(([.CR5]-[.CQ5])/([.CR1]-[.CQ1]))^2" office:value-type="float" office:value="0.0358640797007746" calcext:value-type="float">
            <text:p>0.035864079700775</text:p>
          </table:table-cell>
          <table:table-cell table:formula="of:=0.5*[.CS12]*(([.CS5]-[.CR5])/([.CS1]-[.CR1]))^2" office:value-type="float" office:value="0.0352027124862259" calcext:value-type="float">
            <text:p>0.035202712486226</text:p>
          </table:table-cell>
          <table:table-cell table:formula="of:=0.5*[.CT12]*(([.CT5]-[.CS5])/([.CT1]-[.CS1]))^2" office:value-type="float" office:value="0.0163605610838334" calcext:value-type="float">
            <text:p>0.016360561083833</text:p>
          </table:table-cell>
          <table:table-cell table:formula="of:=0.5*[.CU12]*(([.CU5]-[.CT5])/([.CU1]-[.CT1]))^2" office:value-type="float" office:value="0.00410281945583871" calcext:value-type="float">
            <text:p>0.004102819455839</text:p>
          </table:table-cell>
          <table:table-cell table:formula="of:=0.5*[.CV12]*(([.CV5]-[.CU5])/([.CV1]-[.CU1]))^2" office:value-type="float" office:value="0.0247788950695186" calcext:value-type="float">
            <text:p>0.024778895069519</text:p>
          </table:table-cell>
          <table:table-cell table:formula="of:=0.5*[.CW12]*(([.CW5]-[.CV5])/([.CW1]-[.CV1]))^2" office:value-type="float" office:value="0.003156229000899" calcext:value-type="float">
            <text:p>0.003156229000899</text:p>
          </table:table-cell>
          <table:table-cell table:formula="of:=0.5*[.CX12]*(([.CX5]-[.CW5])/([.CX1]-[.CW1]))^2" office:value-type="float" office:value="0.000574237941531082" calcext:value-type="float">
            <text:p>0.000574237941531</text:p>
          </table:table-cell>
          <table:table-cell table:formula="of:=0.5*[.CY12]*(([.CY5]-[.CX5])/([.CY1]-[.CX1]))^2" office:value-type="float" office:value="0.000391783186842329" calcext:value-type="float">
            <text:p>0.000391783186842</text:p>
          </table:table-cell>
          <table:table-cell table:formula="of:=0.5*[.CZ12]*(([.CZ5]-[.CY5])/([.CZ1]-[.CY1]))^2" office:value-type="float" office:value="0.00900432266954836" calcext:value-type="float">
            <text:p>0.009004322669548</text:p>
          </table:table-cell>
          <table:table-cell table:formula="of:=0.5*[.DA12]*(([.DA5]-[.CZ5])/([.DA1]-[.CZ1]))^2" office:value-type="float" office:value="0.0117357724906237" calcext:value-type="float">
            <text:p>0.011735772490624</text:p>
          </table:table-cell>
          <table:table-cell table:formula="of:=0.5*[.DB12]*(([.DB5]-[.DA5])/([.DB1]-[.DA1]))^2" office:value-type="float" office:value="0.0490141963772026" calcext:value-type="float">
            <text:p>0.049014196377203</text:p>
          </table:table-cell>
          <table:table-cell table:formula="of:=0.5*[.DC12]*(([.DC5]-[.DB5])/([.DC1]-[.DB1]))^2" office:value-type="float" office:value="0.0176356294369505" calcext:value-type="float">
            <text:p>0.017635629436951</text:p>
          </table:table-cell>
          <table:table-cell table:formula="of:=0.5*[.DD12]*(([.DD5]-[.DC5])/([.DD1]-[.DC1]))^2" office:value-type="float" office:value="0.0697814217733039" calcext:value-type="float">
            <text:p>0.069781421773304</text:p>
          </table:table-cell>
          <table:table-cell table:formula="of:=0.5*[.DE12]*(([.DE5]-[.DD5])/([.DE1]-[.DD1]))^2" office:value-type="float" office:value="0.00202155807023404" calcext:value-type="float">
            <text:p>0.002021558070234</text:p>
          </table:table-cell>
          <table:table-cell table:formula="of:=0.5*[.DF12]*(([.DF5]-[.DE5])/([.DF1]-[.DE1]))^2" office:value-type="float" office:value="0.0186544668641727" calcext:value-type="float">
            <text:p>0.018654466864173</text:p>
          </table:table-cell>
          <table:table-cell table:formula="of:=0.5*[.DG12]*(([.DG5]-[.DF5])/([.DG1]-[.DF1]))^2" office:value-type="float" office:value="0.0496132896286831" calcext:value-type="float">
            <text:p>0.049613289628683</text:p>
          </table:table-cell>
          <table:table-cell table:formula="of:=0.5*[.DH12]*(([.DH5]-[.DG5])/([.DH1]-[.DG1]))^2" office:value-type="float" office:value="0.124714509547527" calcext:value-type="float">
            <text:p>0.124714509547527</text:p>
          </table:table-cell>
          <table:table-cell table:formula="of:=0.5*[.DI12]*(([.DI5]-[.DH5])/([.DI1]-[.DH1]))^2" office:value-type="float" office:value="0.179330046222236" calcext:value-type="float">
            <text:p>0.179330046222236</text:p>
          </table:table-cell>
          <table:table-cell table:formula="of:=0.5*[.DJ12]*(([.DJ5]-[.DI5])/([.DJ1]-[.DI1]))^2" office:value-type="float" office:value="0.00693894912655836" calcext:value-type="float">
            <text:p>0.006938949126558</text:p>
          </table:table-cell>
          <table:table-cell table:formula="of:=0.5*[.DK12]*(([.DK5]-[.DJ5])/([.DK1]-[.DJ1]))^2" office:value-type="float" office:value="0.015350961601683" calcext:value-type="float">
            <text:p>0.015350961601683</text:p>
          </table:table-cell>
          <table:table-cell table:formula="of:=0.5*[.DL12]*(([.DL5]-[.DK5])/([.DL1]-[.DK1]))^2" office:value-type="float" office:value="0.0129741534440661" calcext:value-type="float">
            <text:p>0.012974153444066</text:p>
          </table:table-cell>
          <table:table-cell table:formula="of:=0.5*[.DM12]*(([.DM5]-[.DL5])/([.DM1]-[.DL1]))^2" office:value-type="float" office:value="0.0218059797291528" calcext:value-type="float">
            <text:p>0.021805979729153</text:p>
          </table:table-cell>
          <table:table-cell table:formula="of:=0.5*[.DN12]*(([.DN5]-[.DM5])/([.DN1]-[.DM1]))^2" office:value-type="float" office:value="0.0575173326937191" calcext:value-type="float">
            <text:p>0.057517332693719</text:p>
          </table:table-cell>
          <table:table-cell table:formula="of:=0.5*[.DO12]*(([.DO5]-[.DN5])/([.DO1]-[.DN1]))^2" office:value-type="float" office:value="0.000741900260337349" calcext:value-type="float">
            <text:p>0.000741900260337</text:p>
          </table:table-cell>
          <table:table-cell table:formula="of:=0.5*[.DP12]*(([.DP5]-[.DO5])/([.DP1]-[.DO1]))^2" office:value-type="float" office:value="0.100270530752317" calcext:value-type="float">
            <text:p>0.100270530752317</text:p>
          </table:table-cell>
          <table:table-cell table:formula="of:=0.5*[.DQ12]*(([.DQ5]-[.DP5])/([.DQ1]-[.DP1]))^2" office:value-type="float" office:value="0.000381806309402066" calcext:value-type="float">
            <text:p>0.000381806309402</text:p>
          </table:table-cell>
          <table:table-cell table:formula="of:=0.5*[.DR12]*(([.DR5]-[.DQ5])/([.DR1]-[.DQ1]))^2" office:value-type="float" office:value="0.00021311671172248" calcext:value-type="float">
            <text:p>0.000213116711722</text:p>
          </table:table-cell>
          <table:table-cell table:formula="of:=0.5*[.DS12]*(([.DS5]-[.DR5])/([.DS1]-[.DR1]))^2" office:value-type="float" office:value="0.0000810931300735221" calcext:value-type="float">
            <text:p>8.10931300735221E-05</text:p>
          </table:table-cell>
          <table:table-cell table:formula="of:=0.5*[.DT12]*(([.DT5]-[.DS5])/([.DT1]-[.DS1]))^2" office:value-type="float" office:value="0.0000639955247528828" calcext:value-type="float">
            <text:p>6.39955247528828E-05</text:p>
          </table:table-cell>
          <table:table-cell table:formula="of:=0.5*[.DU12]*(([.DU5]-[.DT5])/([.DU1]-[.DT1]))^2" office:value-type="float" office:value="0.00707024937984473" calcext:value-type="float">
            <text:p>0.007070249379845</text:p>
          </table:table-cell>
          <table:table-cell table:formula="of:=0.5*[.DV12]*(([.DV5]-[.DU5])/([.DV1]-[.DU1]))^2" office:value-type="float" office:value="0.00508312241852749" calcext:value-type="float">
            <text:p>0.005083122418527</text:p>
          </table:table-cell>
          <table:table-cell table:formula="of:=0.5*[.DW12]*(([.DW5]-[.DV5])/([.DW1]-[.DV1]))^2" office:value-type="float" office:value="0.0000906660096509013" calcext:value-type="float">
            <text:p>9.06660096509013E-05</text:p>
          </table:table-cell>
          <table:table-cell table:formula="of:=0.5*[.DX12]*(([.DX5]-[.DW5])/([.DX1]-[.DW1]))^2" office:value-type="float" office:value="0.00048616090999953" calcext:value-type="float">
            <text:p>0.00048616091</text:p>
          </table:table-cell>
          <table:table-cell table:formula="of:=0.5*[.DY12]*(([.DY5]-[.DX5])/([.DY1]-[.DX1]))^2" office:value-type="float" office:value="0.00257193199670159" calcext:value-type="float">
            <text:p>0.002571931996702</text:p>
          </table:table-cell>
          <table:table-cell table:formula="of:=0.5*[.DZ12]*(([.DZ5]-[.DY5])/([.DZ1]-[.DY1]))^2" office:value-type="float" office:value="0.00744122898471274" calcext:value-type="float">
            <text:p>0.007441228984713</text:p>
          </table:table-cell>
          <table:table-cell table:formula="of:=0.5*[.EA12]*(([.EA5]-[.DZ5])/([.EA1]-[.DZ1]))^2" office:value-type="float" office:value="0.0104252184822272" calcext:value-type="float">
            <text:p>0.010425218482227</text:p>
          </table:table-cell>
          <table:table-cell table:formula="of:=0.5*[.EB12]*(([.EB5]-[.EA5])/([.EB1]-[.EA1]))^2" office:value-type="float" office:value="0.00355965582682373" calcext:value-type="float">
            <text:p>0.003559655826824</text:p>
          </table:table-cell>
          <table:table-cell table:formula="of:=0.5*[.EC12]*(([.EC5]-[.EB5])/([.EC1]-[.EB1]))^2" office:value-type="float" office:value="0.0000336986910418979" calcext:value-type="float">
            <text:p>3.36986910418979E-05</text:p>
          </table:table-cell>
          <table:table-cell table:formula="of:=0.5*[.ED12]*(([.ED5]-[.EC5])/([.ED1]-[.EC1]))^2" office:value-type="float" office:value="0.00682744492352182" calcext:value-type="float">
            <text:p>0.006827444923522</text:p>
          </table:table-cell>
          <table:table-cell table:formula="of:=0.5*[.EE12]*(([.EE5]-[.ED5])/([.EE1]-[.ED1]))^2" office:value-type="float" office:value="0.0137602571403533" calcext:value-type="float">
            <text:p>0.013760257140353</text:p>
          </table:table-cell>
          <table:table-cell table:formula="of:=0.5*[.EF12]*(([.EF5]-[.EE5])/([.EF1]-[.EE1]))^2" office:value-type="float" office:value="0.0168827976347113" calcext:value-type="float">
            <text:p>0.016882797634711</text:p>
          </table:table-cell>
          <table:table-cell table:formula="of:=0.5*[.EG12]*(([.EG5]-[.EF5])/([.EG1]-[.EF1]))^2" office:value-type="float" office:value="0.0503938780791501" calcext:value-type="float">
            <text:p>0.05039387807915</text:p>
          </table:table-cell>
          <table:table-cell table:formula="of:=0.5*[.EH12]*(([.EH5]-[.EG5])/([.EH1]-[.EG1]))^2" office:value-type="float" office:value="0.00262858322786458" calcext:value-type="float">
            <text:p>0.002628583227865</text:p>
          </table:table-cell>
          <table:table-cell table:formula="of:=0.5*[.EI12]*(([.EI5]-[.EH5])/([.EI1]-[.EH1]))^2" office:value-type="float" office:value="0.0971135649376055" calcext:value-type="float">
            <text:p>0.097113564937606</text:p>
          </table:table-cell>
          <table:table-cell table:formula="of:=0.5*[.EJ12]*(([.EJ5]-[.EI5])/([.EJ1]-[.EI1]))^2" office:value-type="float" office:value="0.12051365004551" calcext:value-type="float">
            <text:p>0.12051365004551</text:p>
          </table:table-cell>
          <table:table-cell table:formula="of:=0.5*[.EK12]*(([.EK5]-[.EJ5])/([.EK1]-[.EJ1]))^2" office:value-type="float" office:value="0.0237918465312035" calcext:value-type="float">
            <text:p>0.023791846531204</text:p>
          </table:table-cell>
          <table:table-cell table:formula="of:=0.5*[.EL12]*(([.EL5]-[.EK5])/([.EL1]-[.EK1]))^2" office:value-type="float" office:value="0.0123024277294041" calcext:value-type="float">
            <text:p>0.012302427729404</text:p>
          </table:table-cell>
          <table:table-cell table:formula="of:=0.5*[.EM12]*(([.EM5]-[.EL5])/([.EM1]-[.EL1]))^2" office:value-type="float" office:value="0.0400879515883171" calcext:value-type="float">
            <text:p>0.040087951588317</text:p>
          </table:table-cell>
          <table:table-cell table:formula="of:=0.5*[.EN12]*(([.EN5]-[.EM5])/([.EN1]-[.EM1]))^2" office:value-type="float" office:value="0.0189423482425994" calcext:value-type="float">
            <text:p>0.018942348242599</text:p>
          </table:table-cell>
          <table:table-cell table:formula="of:=0.5*[.EO12]*(([.EO5]-[.EN5])/([.EO1]-[.EN1]))^2" office:value-type="float" office:value="0.0220006507526854" calcext:value-type="float">
            <text:p>0.022000650752685</text:p>
          </table:table-cell>
          <table:table-cell table:formula="of:=0.5*[.EP12]*(([.EP5]-[.EO5])/([.EP1]-[.EO1]))^2" office:value-type="float" office:value="0.00179958560167044" calcext:value-type="float">
            <text:p>0.00179958560167</text:p>
          </table:table-cell>
          <table:table-cell table:formula="of:=0.5*[.EQ12]*(([.EQ5]-[.EP5])/([.EQ1]-[.EP1]))^2" office:value-type="float" office:value="0.00326793213184762" calcext:value-type="float">
            <text:p>0.003267932131848</text:p>
          </table:table-cell>
          <table:table-cell table:formula="of:=0.5*[.ER12]*(([.ER5]-[.EQ5])/([.ER1]-[.EQ1]))^2" office:value-type="float" office:value="0.0947127421779627" calcext:value-type="float">
            <text:p>0.094712742177963</text:p>
          </table:table-cell>
          <table:table-cell table:formula="of:=0.5*[.ES12]*(([.ES5]-[.ER5])/([.ES1]-[.ER1]))^2" office:value-type="float" office:value="0.0593697000119767" calcext:value-type="float">
            <text:p>0.059369700011977</text:p>
          </table:table-cell>
          <table:table-cell table:formula="of:=0.5*[.ET12]*(([.ET5]-[.ES5])/([.ET1]-[.ES1]))^2" office:value-type="float" office:value="0.0113608986690278" calcext:value-type="float">
            <text:p>0.011360898669028</text:p>
          </table:table-cell>
          <table:table-cell table:formula="of:=0.5*[.EU12]*(([.EU5]-[.ET5])/([.EU1]-[.ET1]))^2" office:value-type="float" office:value="0.00692200197089957" calcext:value-type="float">
            <text:p>0.0069220019709</text:p>
          </table:table-cell>
          <table:table-cell table:formula="of:=0.5*[.EV12]*(([.EV5]-[.EU5])/([.EV1]-[.EU1]))^2" office:value-type="float" office:value="0.0604924876922255" calcext:value-type="float">
            <text:p>0.060492487692226</text:p>
          </table:table-cell>
          <table:table-cell table:formula="of:=0.5*[.EW12]*(([.EW5]-[.EV5])/([.EW1]-[.EV1]))^2" office:value-type="float" office:value="0.00351811683136411" calcext:value-type="float">
            <text:p>0.003518116831364</text:p>
          </table:table-cell>
          <table:table-cell table:formula="of:=0.5*[.EX12]*(([.EX5]-[.EW5])/([.EX1]-[.EW1]))^2" office:value-type="float" office:value="0.000834229640085985" calcext:value-type="float">
            <text:p>0.000834229640086</text:p>
          </table:table-cell>
          <table:table-cell table:formula="of:=0.5*[.EY12]*(([.EY5]-[.EX5])/([.EY1]-[.EX1]))^2" office:value-type="float" office:value="0.00040803252322978" calcext:value-type="float">
            <text:p>0.00040803252323</text:p>
          </table:table-cell>
          <table:table-cell table:formula="of:=0.5*[.EZ12]*(([.EZ5]-[.EY5])/([.EZ1]-[.EY1]))^2" office:value-type="float" office:value="0.000867210536249233" calcext:value-type="float">
            <text:p>0.000867210536249</text:p>
          </table:table-cell>
          <table:table-cell table:formula="of:=0.5*[.FA12]*(([.FA5]-[.EZ5])/([.FA1]-[.EZ1]))^2" office:value-type="float" office:value="0.0147286264720651" calcext:value-type="float">
            <text:p>0.014728626472065</text:p>
          </table:table-cell>
          <table:table-cell table:formula="of:=0.5*[.FB12]*(([.FB5]-[.FA5])/([.FB1]-[.FA1]))^2" office:value-type="float" office:value="0.00393806316540928" calcext:value-type="float">
            <text:p>0.003938063165409</text:p>
          </table:table-cell>
          <table:table-cell table:formula="of:=0.5*[.FC12]*(([.FC5]-[.FB5])/([.FC1]-[.FB1]))^2" office:value-type="float" office:value="0.00394012529677682" calcext:value-type="float">
            <text:p>0.003940125296777</text:p>
          </table:table-cell>
          <table:table-cell table:formula="of:=0.5*[.FD12]*(([.FD5]-[.FC5])/([.FD1]-[.FC1]))^2" office:value-type="float" office:value="0.0665536346536323" calcext:value-type="float">
            <text:p>0.066553634653632</text:p>
          </table:table-cell>
          <table:table-cell table:formula="of:=0.5*[.FE12]*(([.FE5]-[.FD5])/([.FE1]-[.FD1]))^2" office:value-type="float" office:value="0.00891047258469452" calcext:value-type="float">
            <text:p>0.008910472584695</text:p>
          </table:table-cell>
          <table:table-cell table:formula="of:=0.5*[.FF12]*(([.FF5]-[.FE5])/([.FF1]-[.FE1]))^2" office:value-type="float" office:value="0.012012472301851" calcext:value-type="float">
            <text:p>0.012012472301851</text:p>
          </table:table-cell>
          <table:table-cell table:formula="of:=0.5*[.FG12]*(([.FG5]-[.FF5])/([.FG1]-[.FF1]))^2" office:value-type="float" office:value="0.000560502447134097" calcext:value-type="float">
            <text:p>0.000560502447134</text:p>
          </table:table-cell>
          <table:table-cell table:formula="of:=0.5*[.FH12]*(([.FH5]-[.FG5])/([.FH1]-[.FG1]))^2" office:value-type="float" office:value="0.00353838253241162" calcext:value-type="float">
            <text:p>0.003538382532412</text:p>
          </table:table-cell>
          <table:table-cell table:formula="of:=0.5*[.FI12]*(([.FI5]-[.FH5])/([.FI1]-[.FH1]))^2" office:value-type="float" office:value="0.00218087764190861" calcext:value-type="float">
            <text:p>0.002180877641909</text:p>
          </table:table-cell>
          <table:table-cell table:formula="of:=0.5*[.FJ12]*(([.FJ5]-[.FI5])/([.FJ1]-[.FI1]))^2" office:value-type="float" office:value="0.00510862598404888" calcext:value-type="float">
            <text:p>0.005108625984049</text:p>
          </table:table-cell>
          <table:table-cell table:formula="of:=0.5*[.FK12]*(([.FK5]-[.FJ5])/([.FK1]-[.FJ1]))^2" office:value-type="float" office:value="0.00634498245539464" calcext:value-type="float">
            <text:p>0.006344982455395</text:p>
          </table:table-cell>
          <table:table-cell table:formula="of:=0.5*[.FL12]*(([.FL5]-[.FK5])/([.FL1]-[.FK1]))^2" office:value-type="float" office:value="0.0497552372246867" calcext:value-type="float">
            <text:p>0.049755237224687</text:p>
          </table:table-cell>
          <table:table-cell table:formula="of:=0.5*[.FM12]*(([.FM5]-[.FL5])/([.FM1]-[.FL1]))^2" office:value-type="float" office:value="0.125032122187555" calcext:value-type="float">
            <text:p>0.125032122187555</text:p>
          </table:table-cell>
          <table:table-cell table:formula="of:=0.5*[.FN12]*(([.FN5]-[.FM5])/([.FN1]-[.FM1]))^2" office:value-type="float" office:value="0.0646758713808855" calcext:value-type="float">
            <text:p>0.064675871380886</text:p>
          </table:table-cell>
          <table:table-cell table:formula="of:=0.5*[.FO12]*(([.FO5]-[.FN5])/([.FO1]-[.FN1]))^2" office:value-type="float" office:value="0.0135260802439091" calcext:value-type="float">
            <text:p>0.013526080243909</text:p>
          </table:table-cell>
          <table:table-cell table:formula="of:=0.5*[.FP12]*(([.FP5]-[.FO5])/([.FP1]-[.FO1]))^2" office:value-type="float" office:value="0.148396477802579" calcext:value-type="float">
            <text:p>0.148396477802579</text:p>
          </table:table-cell>
          <table:table-cell table:formula="of:=0.5*[.FQ12]*(([.FQ5]-[.FP5])/([.FQ1]-[.FP1]))^2" office:value-type="float" office:value="0.0712418662434869" calcext:value-type="float">
            <text:p>0.071241866243487</text:p>
          </table:table-cell>
          <table:table-cell table:formula="of:=0.5*[.FR12]*(([.FR5]-[.FQ5])/([.FR1]-[.FQ1]))^2" office:value-type="float" office:value="0.0238879306639534" calcext:value-type="float">
            <text:p>0.023887930663953</text:p>
          </table:table-cell>
          <table:table-cell table:formula="of:=0.5*[.FS12]*(([.FS5]-[.FR5])/([.FS1]-[.FR1]))^2" office:value-type="float" office:value="0.0000378677160840492" calcext:value-type="float">
            <text:p>3.78677160840492E-05</text:p>
          </table:table-cell>
          <table:table-cell table:formula="of:=0.5*[.FT12]*(([.FT5]-[.FS5])/([.FT1]-[.FS1]))^2" office:value-type="float" office:value="0.0088652243448467" calcext:value-type="float">
            <text:p>0.008865224344847</text:p>
          </table:table-cell>
          <table:table-cell table:formula="of:=0.5*[.FU12]*(([.FU5]-[.FT5])/([.FU1]-[.FT1]))^2" office:value-type="float" office:value="0.00404769956348985" calcext:value-type="float">
            <text:p>0.00404769956349</text:p>
          </table:table-cell>
          <table:table-cell table:formula="of:=0.5*[.FV12]*(([.FV5]-[.FU5])/([.FV1]-[.FU1]))^2" office:value-type="float" office:value="0.0509656770844422" calcext:value-type="float">
            <text:p>0.050965677084442</text:p>
          </table:table-cell>
          <table:table-cell table:formula="of:=0.5*[.FW12]*(([.FW5]-[.FV5])/([.FW1]-[.FV1]))^2" office:value-type="float" office:value="0.0068626821224332" calcext:value-type="float">
            <text:p>0.006862682122433</text:p>
          </table:table-cell>
          <table:table-cell table:formula="of:=0.5*[.FX12]*(([.FX5]-[.FW5])/([.FX1]-[.FW1]))^2" office:value-type="float" office:value="0.00344388714275165" calcext:value-type="float">
            <text:p>0.003443887142752</text:p>
          </table:table-cell>
          <table:table-cell table:formula="of:=0.5*[.FY12]*(([.FY5]-[.FX5])/([.FY1]-[.FX1]))^2" office:value-type="float" office:value="0.00115640342600794" calcext:value-type="float">
            <text:p>0.001156403426008</text:p>
          </table:table-cell>
          <table:table-cell table:formula="of:=0.5*[.FZ12]*(([.FZ5]-[.FY5])/([.FZ1]-[.FY1]))^2" office:value-type="float" office:value="0.0173676350742571" calcext:value-type="float">
            <text:p>0.017367635074257</text:p>
          </table:table-cell>
          <table:table-cell table:formula="of:=0.5*[.GA12]*(([.GA5]-[.FZ5])/([.GA1]-[.FZ1]))^2" office:value-type="float" office:value="0.0199216794073833" calcext:value-type="float">
            <text:p>0.019921679407383</text:p>
          </table:table-cell>
          <table:table-cell table:formula="of:=0.5*[.GB12]*(([.GB5]-[.GA5])/([.GB1]-[.GA1]))^2" office:value-type="float" office:value="0.027291852814549" calcext:value-type="float">
            <text:p>0.027291852814549</text:p>
          </table:table-cell>
          <table:table-cell table:formula="of:=0.5*[.GC12]*(([.GC5]-[.GB5])/([.GC1]-[.GB1]))^2" office:value-type="float" office:value="0.0375043756774039" calcext:value-type="float">
            <text:p>0.037504375677404</text:p>
          </table:table-cell>
          <table:table-cell table:formula="of:=0.5*[.GD12]*(([.GD5]-[.GC5])/([.GD1]-[.GC1]))^2" office:value-type="float" office:value="0.0513315305265453" calcext:value-type="float">
            <text:p>0.051331530526545</text:p>
          </table:table-cell>
          <table:table-cell table:formula="of:=0.5*[.GE12]*(([.GE5]-[.GD5])/([.GE1]-[.GD1]))^2" office:value-type="float" office:value="0.00213611583959427" calcext:value-type="float">
            <text:p>0.002136115839594</text:p>
          </table:table-cell>
          <table:table-cell table:formula="of:=0.5*[.GF12]*(([.GF5]-[.GE5])/([.GF1]-[.GE1]))^2" office:value-type="float" office:value="0.0019381390862134" calcext:value-type="float">
            <text:p>0.001938139086213</text:p>
          </table:table-cell>
          <table:table-cell table:formula="of:=0.5*[.GG12]*(([.GG5]-[.GF5])/([.GG1]-[.GF1]))^2" office:value-type="float" office:value="0.00201385765824883" calcext:value-type="float">
            <text:p>0.002013857658249</text:p>
          </table:table-cell>
          <table:table-cell table:formula="of:=0.5*[.GH12]*(([.GH5]-[.GG5])/([.GH1]-[.GG1]))^2" office:value-type="float" office:value="0.00415640260397555" calcext:value-type="float">
            <text:p>0.004156402603976</text:p>
          </table:table-cell>
          <table:table-cell table:formula="of:=0.5*[.GI12]*(([.GI5]-[.GH5])/([.GI1]-[.GH1]))^2" office:value-type="float" office:value="0.00558349371285715" calcext:value-type="float">
            <text:p>0.005583493712857</text:p>
          </table:table-cell>
          <table:table-cell table:formula="of:=0.5*[.GJ12]*(([.GJ5]-[.GI5])/([.GJ1]-[.GI1]))^2" office:value-type="float" office:value="0.00569249586448562" calcext:value-type="float">
            <text:p>0.005692495864486</text:p>
          </table:table-cell>
          <table:table-cell table:formula="of:=0.5*[.GK12]*(([.GK5]-[.GJ5])/([.GK1]-[.GJ1]))^2" office:value-type="float" office:value="0.160051972433827" calcext:value-type="float">
            <text:p>0.160051972433827</text:p>
          </table:table-cell>
          <table:table-cell table:formula="of:=0.5*[.GL12]*(([.GL5]-[.GK5])/([.GL1]-[.GK1]))^2" office:value-type="float" office:value="0.075431047391391" calcext:value-type="float">
            <text:p>0.075431047391391</text:p>
          </table:table-cell>
          <table:table-cell table:formula="of:=0.5*[.GM12]*(([.GM5]-[.GL5])/([.GM1]-[.GL1]))^2" office:value-type="float" office:value="0.000495852527396585" calcext:value-type="float">
            <text:p>0.000495852527397</text:p>
          </table:table-cell>
          <table:table-cell table:formula="of:=0.5*[.GN12]*(([.GN5]-[.GM5])/([.GN1]-[.GM1]))^2" office:value-type="float" office:value="0.144722724807864" calcext:value-type="float">
            <text:p>0.144722724807864</text:p>
          </table:table-cell>
          <table:table-cell table:formula="of:=0.5*[.GO12]*(([.GO5]-[.GN5])/([.GO1]-[.GN1]))^2" office:value-type="float" office:value="0.000879148643041317" calcext:value-type="float">
            <text:p>0.000879148643041</text:p>
          </table:table-cell>
          <table:table-cell table:formula="of:=0.5*[.GP12]*(([.GP5]-[.GO5])/([.GP1]-[.GO1]))^2" office:value-type="float" office:value="0.0391705340328212" calcext:value-type="float">
            <text:p>0.039170534032821</text:p>
          </table:table-cell>
          <table:table-cell table:formula="of:=0.5*[.GQ12]*(([.GQ5]-[.GP5])/([.GQ1]-[.GP1]))^2" office:value-type="float" office:value="0.0000101483103124656" calcext:value-type="float">
            <text:p>1.01483103124656E-05</text:p>
          </table:table-cell>
          <table:table-cell table:formula="of:=0.5*[.GR12]*(([.GR5]-[.GQ5])/([.GR1]-[.GQ1]))^2" office:value-type="float" office:value="0.000140858179880938" calcext:value-type="float">
            <text:p>0.000140858179881</text:p>
          </table:table-cell>
          <table:table-cell table:formula="of:=0.5*[.GS12]*(([.GS5]-[.GR5])/([.GS1]-[.GR1]))^2" office:value-type="float" office:value="0.00305856518560334" calcext:value-type="float">
            <text:p>0.003058565185603</text:p>
          </table:table-cell>
          <table:table-cell table:formula="of:=0.5*[.GT12]*(([.GT5]-[.GS5])/([.GT1]-[.GS1]))^2" office:value-type="float" office:value="0.0358724009888578" calcext:value-type="float">
            <text:p>0.035872400988858</text:p>
          </table:table-cell>
          <table:table-cell table:formula="of:=0.5*[.GU12]*(([.GU5]-[.GT5])/([.GU1]-[.GT1]))^2" office:value-type="float" office:value="0.00000170455175844086" calcext:value-type="float">
            <text:p>1.70455175844086E-06</text:p>
          </table:table-cell>
          <table:table-cell table:formula="of:=0.5*[.GV12]*(([.GV5]-[.GU5])/([.GV1]-[.GU1]))^2" office:value-type="float" office:value="0.000339462897810412" calcext:value-type="float">
            <text:p>0.00033946289781</text:p>
          </table:table-cell>
          <table:table-cell table:formula="of:=0.5*[.GW12]*(([.GW5]-[.GV5])/([.GW1]-[.GV1]))^2" office:value-type="float" office:value="0.000103236296175233" calcext:value-type="float">
            <text:p>0.000103236296175</text:p>
          </table:table-cell>
          <table:table-cell table:formula="of:=0.5*[.GX12]*(([.GX5]-[.GW5])/([.GX1]-[.GW1]))^2" office:value-type="float" office:value="0.0135605474959558" calcext:value-type="float">
            <text:p>0.013560547495956</text:p>
          </table:table-cell>
          <table:table-cell table:formula="of:=0.5*[.GY12]*(([.GY5]-[.GX5])/([.GY1]-[.GX1]))^2" office:value-type="float" office:value="0.0184634758592493" calcext:value-type="float">
            <text:p>0.018463475859249</text:p>
          </table:table-cell>
          <table:table-cell table:formula="of:=0.5*[.GZ12]*(([.GZ5]-[.GY5])/([.GZ1]-[.GY1]))^2" office:value-type="float" office:value="0.0249617105831995" calcext:value-type="float">
            <text:p>0.0249617105832</text:p>
          </table:table-cell>
          <table:table-cell table:formula="of:=0.5*[.HA12]*(([.HA5]-[.GZ5])/([.HA1]-[.GZ1]))^2" office:value-type="float" office:value="0.0392461935896898" calcext:value-type="float">
            <text:p>0.03924619358969</text:p>
          </table:table-cell>
          <table:table-cell table:formula="of:=0.5*[.HB12]*(([.HB5]-[.HA5])/([.HB1]-[.HA1]))^2" office:value-type="float" office:value="0.00194694610072792" calcext:value-type="float">
            <text:p>0.001946946100728</text:p>
          </table:table-cell>
          <table:table-cell table:formula="of:=0.5*[.HC12]*(([.HC5]-[.HB5])/([.HC1]-[.HB1]))^2" office:value-type="float" office:value="0.0000416811358045368" calcext:value-type="float">
            <text:p>4.16811358045368E-05</text:p>
          </table:table-cell>
          <table:table-cell table:formula="of:=0.5*[.HD12]*(([.HD5]-[.HC5])/([.HD1]-[.HC1]))^2" office:value-type="float" office:value="0.0000301126861069644" calcext:value-type="float">
            <text:p>3.01126861069644E-05</text:p>
          </table:table-cell>
          <table:table-cell table:formula="of:=0.5*[.HE12]*(([.HE5]-[.HD5])/([.HE1]-[.HD1]))^2" office:value-type="float" office:value="0.00985454763326009" calcext:value-type="float">
            <text:p>0.00985454763326</text:p>
          </table:table-cell>
          <table:table-cell table:formula="of:=0.5*[.HF12]*(([.HF5]-[.HE5])/([.HF1]-[.HE1]))^2" office:value-type="float" office:value="0.000541942296040476" calcext:value-type="float">
            <text:p>0.00054194229604</text:p>
          </table:table-cell>
          <table:table-cell table:formula="of:=0.5*[.HG12]*(([.HG5]-[.HF5])/([.HG1]-[.HF1]))^2" office:value-type="float" office:value="0.00217063757643897" calcext:value-type="float">
            <text:p>0.002170637576439</text:p>
          </table:table-cell>
          <table:table-cell table:formula="of:=0.5*[.HH12]*(([.HH5]-[.HG5])/([.HH1]-[.HG1]))^2" office:value-type="float" office:value="0.0700285703913629" calcext:value-type="float">
            <text:p>0.070028570391363</text:p>
          </table:table-cell>
          <table:table-cell table:formula="of:=0.5*[.HI12]*(([.HI5]-[.HH5])/([.HI1]-[.HH1]))^2" office:value-type="float" office:value="0.00978942899504487" calcext:value-type="float">
            <text:p>0.009789428995045</text:p>
          </table:table-cell>
          <table:table-cell table:formula="of:=0.5*[.HJ12]*(([.HJ5]-[.HI5])/([.HJ1]-[.HI1]))^2" office:value-type="float" office:value="0.084633111557148" calcext:value-type="float">
            <text:p>0.084633111557148</text:p>
          </table:table-cell>
          <table:table-cell table:formula="of:=0.5*[.HK12]*(([.HK5]-[.HJ5])/([.HK1]-[.HJ1]))^2" office:value-type="float" office:value="0.0153992095170657" calcext:value-type="float">
            <text:p>0.015399209517066</text:p>
          </table:table-cell>
          <table:table-cell table:formula="of:=0.5*[.HL12]*(([.HL5]-[.HK5])/([.HL1]-[.HK1]))^2" office:value-type="float" office:value="0.1252154954901" calcext:value-type="float">
            <text:p>0.1252154954901</text:p>
          </table:table-cell>
          <table:table-cell table:formula="of:=0.5*[.HM12]*(([.HM5]-[.HL5])/([.HM1]-[.HL1]))^2" office:value-type="float" office:value="0.0201695344939861" calcext:value-type="float">
            <text:p>0.020169534493986</text:p>
          </table:table-cell>
          <table:table-cell table:formula="of:=0.5*[.HN12]*(([.HN5]-[.HM5])/([.HN1]-[.HM1]))^2" office:value-type="float" office:value="0.0148525713119928" calcext:value-type="float">
            <text:p>0.014852571311993</text:p>
          </table:table-cell>
          <table:table-cell table:formula="of:=0.5*[.HO12]*(([.HO5]-[.HN5])/([.HO1]-[.HN1]))^2" office:value-type="float" office:value="0.0000106545801712504" calcext:value-type="float">
            <text:p>1.06545801712504E-05</text:p>
          </table:table-cell>
          <table:table-cell table:formula="of:=0.5*[.HP12]*(([.HP5]-[.HO5])/([.HP1]-[.HO1]))^2" office:value-type="float" office:value="0.0262918947550969" calcext:value-type="float">
            <text:p>0.026291894755097</text:p>
          </table:table-cell>
          <table:table-cell table:formula="of:=0.5*[.HQ12]*(([.HQ5]-[.HP5])/([.HQ1]-[.HP1]))^2" office:value-type="float" office:value="0.016380944383905" calcext:value-type="float">
            <text:p>0.016380944383905</text:p>
          </table:table-cell>
          <table:table-cell table:formula="of:=0.5*[.HR12]*(([.HR5]-[.HQ5])/([.HR1]-[.HQ1]))^2" office:value-type="float" office:value="0.0114780416179299" calcext:value-type="float">
            <text:p>0.01147804161793</text:p>
          </table:table-cell>
          <table:table-cell table:formula="of:=0.5*[.HS12]*(([.HS5]-[.HR5])/([.HS1]-[.HR1]))^2" office:value-type="float" office:value="0.00383676625157481" calcext:value-type="float">
            <text:p>0.003836766251575</text:p>
          </table:table-cell>
          <table:table-cell table:formula="of:=0.5*[.HT12]*(([.HT5]-[.HS5])/([.HT1]-[.HS1]))^2" office:value-type="float" office:value="0.0225649375138932" calcext:value-type="float">
            <text:p>0.022564937513893</text:p>
          </table:table-cell>
          <table:table-cell table:formula="of:=0.5*[.HU12]*(([.HU5]-[.HT5])/([.HU1]-[.HT1]))^2" office:value-type="float" office:value="0.00141692080932039" calcext:value-type="float">
            <text:p>0.00141692080932</text:p>
          </table:table-cell>
          <table:table-cell table:formula="of:=0.5*[.HV12]*(([.HV5]-[.HU5])/([.HV1]-[.HU1]))^2" office:value-type="float" office:value="0.00336504177101174" calcext:value-type="float">
            <text:p>0.003365041771012</text:p>
          </table:table-cell>
          <table:table-cell table:formula="of:=0.5*[.HW12]*(([.HW5]-[.HV5])/([.HW1]-[.HV1]))^2" office:value-type="float" office:value="0.0134376998090827" calcext:value-type="float">
            <text:p>0.013437699809083</text:p>
          </table:table-cell>
          <table:table-cell table:formula="of:=0.5*[.HX12]*(([.HX5]-[.HW5])/([.HX1]-[.HW1]))^2" office:value-type="float" office:value="0.0126272423820883" calcext:value-type="float">
            <text:p>0.012627242382088</text:p>
          </table:table-cell>
          <table:table-cell table:formula="of:=0.5*[.HY12]*(([.HY5]-[.HX5])/([.HY1]-[.HX1]))^2" office:value-type="float" office:value="0.054539774154797" calcext:value-type="float">
            <text:p>0.054539774154797</text:p>
          </table:table-cell>
          <table:table-cell table:formula="of:=0.5*[.HZ12]*(([.HZ5]-[.HY5])/([.HZ1]-[.HY1]))^2" office:value-type="float" office:value="0.0177667342984127" calcext:value-type="float">
            <text:p>0.017766734298413</text:p>
          </table:table-cell>
          <table:table-cell table:formula="of:=0.5*[.IA12]*(([.IA5]-[.HZ5])/([.IA1]-[.HZ1]))^2" office:value-type="float" office:value="0.00980249073887034" calcext:value-type="float">
            <text:p>0.00980249073887</text:p>
          </table:table-cell>
          <table:table-cell table:formula="of:=0.5*[.IB12]*(([.IB5]-[.IA5])/([.IB1]-[.IA1]))^2" office:value-type="float" office:value="0.0000651223203005661" calcext:value-type="float">
            <text:p>6.51223203005661E-05</text:p>
          </table:table-cell>
          <table:table-cell table:formula="of:=0.5*[.IC12]*(([.IC5]-[.IB5])/([.IC1]-[.IB1]))^2" office:value-type="float" office:value="0.000866470276895696" calcext:value-type="float">
            <text:p>0.000866470276896</text:p>
          </table:table-cell>
          <table:table-cell table:formula="of:=0.5*[.ID12]*(([.ID5]-[.IC5])/([.ID1]-[.IC1]))^2" office:value-type="float" office:value="0.000205665071785561" calcext:value-type="float">
            <text:p>0.000205665071786</text:p>
          </table:table-cell>
          <table:table-cell table:formula="of:=0.5*[.IE12]*(([.IE5]-[.ID5])/([.IE1]-[.ID1]))^2" office:value-type="float" office:value="0.00474907184286564" calcext:value-type="float">
            <text:p>0.004749071842866</text:p>
          </table:table-cell>
          <table:table-cell table:formula="of:=0.5*[.IF12]*(([.IF5]-[.IE5])/([.IF1]-[.IE1]))^2" office:value-type="float" office:value="0.00983360471264528" calcext:value-type="float">
            <text:p>0.009833604712645</text:p>
          </table:table-cell>
          <table:table-cell table:formula="of:=0.5*[.IG12]*(([.IG5]-[.IF5])/([.IG1]-[.IF1]))^2" office:value-type="float" office:value="0.00494992368600456" calcext:value-type="float">
            <text:p>0.004949923686005</text:p>
          </table:table-cell>
          <table:table-cell table:formula="of:=0.5*[.IH12]*(([.IH5]-[.IG5])/([.IH1]-[.IG1]))^2" office:value-type="float" office:value="0.148134589729519" calcext:value-type="float">
            <text:p>0.148134589729519</text:p>
          </table:table-cell>
          <table:table-cell table:formula="of:=0.5*[.II12]*(([.II5]-[.IH5])/([.II1]-[.IH1]))^2" office:value-type="float" office:value="0.00213170702086546" calcext:value-type="float">
            <text:p>0.002131707020865</text:p>
          </table:table-cell>
          <table:table-cell table:formula="of:=0.5*[.IJ12]*(([.IJ5]-[.II5])/([.IJ1]-[.II1]))^2" office:value-type="float" office:value="0.0128587055047249" calcext:value-type="float">
            <text:p>0.012858705504725</text:p>
          </table:table-cell>
          <table:table-cell table:formula="of:=0.5*[.IK12]*(([.IK5]-[.IJ5])/([.IK1]-[.IJ1]))^2" office:value-type="float" office:value="0.05238097739512" calcext:value-type="float">
            <text:p>0.05238097739512</text:p>
          </table:table-cell>
          <table:table-cell table:formula="of:=0.5*[.IL12]*(([.IL5]-[.IK5])/([.IL1]-[.IK1]))^2" office:value-type="float" office:value="0.0804568013225754" calcext:value-type="float">
            <text:p>0.080456801322576</text:p>
          </table:table-cell>
          <table:table-cell table:formula="of:=0.5*[.IM12]*(([.IM5]-[.IL5])/([.IM1]-[.IL1]))^2" office:value-type="float" office:value="0.160693574078022" calcext:value-type="float">
            <text:p>0.160693574078022</text:p>
          </table:table-cell>
          <table:table-cell table:formula="of:=0.5*[.IN12]*(([.IN5]-[.IM5])/([.IN1]-[.IM1]))^2" office:value-type="float" office:value="0.0590183340625284" calcext:value-type="float">
            <text:p>0.059018334062529</text:p>
          </table:table-cell>
          <table:table-cell table:formula="of:=0.5*[.IO12]*(([.IO5]-[.IN5])/([.IO1]-[.IN1]))^2" office:value-type="float" office:value="0.0000861595707200071" calcext:value-type="float">
            <text:p>8.61595707200071E-05</text:p>
          </table:table-cell>
          <table:table-cell table:formula="of:=0.5*[.IP12]*(([.IP5]-[.IO5])/([.IP1]-[.IO1]))^2" office:value-type="float" office:value="0.000472018677634945" calcext:value-type="float">
            <text:p>0.000472018677635</text:p>
          </table:table-cell>
          <table:table-cell table:formula="of:=0.5*[.IQ12]*(([.IQ5]-[.IP5])/([.IQ1]-[.IP1]))^2" office:value-type="float" office:value="0.003623182433355" calcext:value-type="float">
            <text:p>0.003623182433355</text:p>
          </table:table-cell>
          <table:table-cell table:formula="of:=0.5*[.IR12]*(([.IR5]-[.IQ5])/([.IR1]-[.IQ1]))^2" office:value-type="float" office:value="0.00213073053383852" calcext:value-type="float">
            <text:p>0.002130730533839</text:p>
          </table:table-cell>
          <table:table-cell table:formula="of:=0.5*[.IS12]*(([.IS5]-[.IR5])/([.IS1]-[.IR1]))^2" office:value-type="float" office:value="0.00490944386978308" calcext:value-type="float">
            <text:p>0.004909443869783</text:p>
          </table:table-cell>
          <table:table-cell table:formula="of:=0.5*[.IT12]*(([.IT5]-[.IS5])/([.IT1]-[.IS1]))^2" office:value-type="float" office:value="0.0223511114829536" calcext:value-type="float">
            <text:p>0.022351111482954</text:p>
          </table:table-cell>
          <table:table-cell table:formula="of:=0.5*[.IU12]*(([.IU5]-[.IT5])/([.IU1]-[.IT1]))^2" office:value-type="float" office:value="0.000329633368574958" calcext:value-type="float">
            <text:p>0.000329633368575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793024267195339" calcext:value-type="float">
            <text:p>7.93024267195339E-07</text:p>
          </table:table-cell>
          <table:table-cell table:formula="of:=0.5*[.D12]*(([.D6]-[.C6])/([.D1]-[.C1]))^2" office:value-type="float" office:value="0.000000102679149164133" calcext:value-type="float">
            <text:p>1.02679149164133E-07</text:p>
          </table:table-cell>
          <table:table-cell table:formula="of:=0.5*[.E12]*(([.E6]-[.D6])/([.E1]-[.D1]))^2" office:value-type="float" office:value="0.0000000613593906354226" calcext:value-type="float">
            <text:p>6.13593906354226E-08</text:p>
          </table:table-cell>
          <table:table-cell table:formula="of:=0.5*[.F12]*(([.F6]-[.E6])/([.F1]-[.E1]))^2" office:value-type="float" office:value="0.00000164518408880596" calcext:value-type="float">
            <text:p>1.64518408880596E-06</text:p>
          </table:table-cell>
          <table:table-cell table:formula="of:=0.5*[.G12]*(([.G6]-[.F6])/([.G1]-[.F1]))^2" office:value-type="float" office:value="0.00000171061696840552" calcext:value-type="float">
            <text:p>1.71061696840552E-06</text:p>
          </table:table-cell>
          <table:table-cell table:formula="of:=0.5*[.H12]*(([.H6]-[.G6])/([.H1]-[.G1]))^2" office:value-type="float" office:value="0.000000865580873754254" calcext:value-type="float">
            <text:p>8.65580873754254E-07</text:p>
          </table:table-cell>
          <table:table-cell table:formula="of:=0.5*[.I12]*(([.I6]-[.H6])/([.I1]-[.H1]))^2" office:value-type="float" office:value="0.000000309275524289136" calcext:value-type="float">
            <text:p>3.09275524289136E-07</text:p>
          </table:table-cell>
          <table:table-cell table:formula="of:=0.5*[.J12]*(([.J6]-[.I6])/([.J1]-[.I1]))^2" office:value-type="float" office:value="0.000000129273431855756" calcext:value-type="float">
            <text:p>1.29273431855756E-07</text:p>
          </table:table-cell>
          <table:table-cell table:formula="of:=0.5*[.K12]*(([.K6]-[.J6])/([.K1]-[.J1]))^2" office:value-type="float" office:value="0.00000121959346530796" calcext:value-type="float">
            <text:p>1.21959346530796E-06</text:p>
          </table:table-cell>
          <table:table-cell table:formula="of:=0.5*[.L12]*(([.L6]-[.K6])/([.L1]-[.K1]))^2" office:value-type="float" office:value="0.0000000783469800011722" calcext:value-type="float">
            <text:p>7.83469800011722E-08</text:p>
          </table:table-cell>
          <table:table-cell table:formula="of:=0.5*[.M12]*(([.M6]-[.L6])/([.M1]-[.L1]))^2" office:value-type="float" office:value="0.0000000368559425150383" calcext:value-type="float">
            <text:p>3.68559425150383E-08</text:p>
          </table:table-cell>
          <table:table-cell table:formula="of:=0.5*[.N12]*(([.N6]-[.M6])/([.N1]-[.M1]))^2" office:value-type="float" office:value="0.000000045888630043107" calcext:value-type="float">
            <text:p>4.5888630043107E-08</text:p>
          </table:table-cell>
          <table:table-cell table:formula="of:=0.5*[.O12]*(([.O6]-[.N6])/([.O1]-[.N1]))^2" office:value-type="float" office:value="0.0000000237917407815301" calcext:value-type="float">
            <text:p>2.37917407815301E-08</text:p>
          </table:table-cell>
          <table:table-cell table:formula="of:=0.5*[.P12]*(([.P6]-[.O6])/([.P1]-[.O1]))^2" office:value-type="float" office:value="0.0000000592792976968984" calcext:value-type="float">
            <text:p>5.92792976968984E-08</text:p>
          </table:table-cell>
          <table:table-cell table:formula="of:=0.5*[.Q12]*(([.Q6]-[.P6])/([.Q1]-[.P1]))^2" office:value-type="float" office:value="0.00000000228263498228979" calcext:value-type="float">
            <text:p>2.28263498228979E-09</text:p>
          </table:table-cell>
          <table:table-cell table:formula="of:=0.5*[.R12]*(([.R6]-[.Q6])/([.R1]-[.Q1]))^2" office:value-type="float" office:value="0.00000088958892209279" calcext:value-type="float">
            <text:p>8.8958892209279E-07</text:p>
          </table:table-cell>
          <table:table-cell table:formula="of:=0.5*[.S12]*(([.S6]-[.R6])/([.S1]-[.R1]))^2" office:value-type="float" office:value="0.000000713976730106269" calcext:value-type="float">
            <text:p>7.13976730106269E-07</text:p>
          </table:table-cell>
          <table:table-cell table:formula="of:=0.5*[.T12]*(([.T6]-[.S6])/([.T1]-[.S1]))^2" office:value-type="float" office:value="0.000000000329513636962422" calcext:value-type="float">
            <text:p>3.29513636962422E-10</text:p>
          </table:table-cell>
          <table:table-cell table:formula="of:=0.5*[.U12]*(([.U6]-[.T6])/([.U1]-[.T1]))^2" office:value-type="float" office:value="0.000000328519524150083" calcext:value-type="float">
            <text:p>3.28519524150083E-07</text:p>
          </table:table-cell>
          <table:table-cell table:formula="of:=0.5*[.V12]*(([.V6]-[.U6])/([.V1]-[.U1]))^2" office:value-type="float" office:value="0.0000007115506472654" calcext:value-type="float">
            <text:p>7.115506472654E-07</text:p>
          </table:table-cell>
          <table:table-cell table:formula="of:=0.5*[.W12]*(([.W6]-[.V6])/([.W1]-[.V1]))^2" office:value-type="float" office:value="0.0000000418724102248301" calcext:value-type="float">
            <text:p>4.18724102248301E-08</text:p>
          </table:table-cell>
          <table:table-cell table:formula="of:=0.5*[.X12]*(([.X6]-[.W6])/([.X1]-[.W1]))^2" office:value-type="float" office:value="0.000000440736740231588" calcext:value-type="float">
            <text:p>4.40736740231588E-07</text:p>
          </table:table-cell>
          <table:table-cell table:formula="of:=0.5*[.Y12]*(([.Y6]-[.X6])/([.Y1]-[.X1]))^2" office:value-type="float" office:value="0.000000169540653253681" calcext:value-type="float">
            <text:p>1.69540653253681E-07</text:p>
          </table:table-cell>
          <table:table-cell table:formula="of:=0.5*[.Z12]*(([.Z6]-[.Y6])/([.Z1]-[.Y1]))^2" office:value-type="float" office:value="0.000000318866360243188" calcext:value-type="float">
            <text:p>3.18866360243188E-07</text:p>
          </table:table-cell>
          <table:table-cell table:formula="of:=0.5*[.AA12]*(([.AA6]-[.Z6])/([.AA1]-[.Z1]))^2" office:value-type="float" office:value="0.000000417271037553346" calcext:value-type="float">
            <text:p>4.17271037553346E-07</text:p>
          </table:table-cell>
          <table:table-cell table:formula="of:=0.5*[.AB12]*(([.AB6]-[.AA6])/([.AB1]-[.AA1]))^2" office:value-type="float" office:value="0.00000000670070736071878" calcext:value-type="float">
            <text:p>6.70070736071878E-09</text:p>
          </table:table-cell>
          <table:table-cell table:formula="of:=0.5*[.AC12]*(([.AC6]-[.AB6])/([.AC1]-[.AB1]))^2" office:value-type="float" office:value="0.0000000673318629698261" calcext:value-type="float">
            <text:p>6.73318629698261E-08</text:p>
          </table:table-cell>
          <table:table-cell table:formula="of:=0.5*[.AD12]*(([.AD6]-[.AC6])/([.AD1]-[.AC1]))^2" office:value-type="float" office:value="0.000000171575961303845" calcext:value-type="float">
            <text:p>1.71575961303845E-07</text:p>
          </table:table-cell>
          <table:table-cell table:formula="of:=0.5*[.AE12]*(([.AE6]-[.AD6])/([.AE1]-[.AD1]))^2" office:value-type="float" office:value="0.00000131424909516523" calcext:value-type="float">
            <text:p>1.31424909516523E-06</text:p>
          </table:table-cell>
          <table:table-cell table:formula="of:=0.5*[.AF12]*(([.AF6]-[.AE6])/([.AF1]-[.AE1]))^2" office:value-type="float" office:value="0.0000000031359149762158" calcext:value-type="float">
            <text:p>3.1359149762158E-09</text:p>
          </table:table-cell>
          <table:table-cell table:formula="of:=0.5*[.AG12]*(([.AG6]-[.AF6])/([.AG1]-[.AF1]))^2" office:value-type="float" office:value="0.000000171829965399393" calcext:value-type="float">
            <text:p>1.71829965399393E-07</text:p>
          </table:table-cell>
          <table:table-cell table:formula="of:=0.5*[.AH12]*(([.AH6]-[.AG6])/([.AH1]-[.AG1]))^2" office:value-type="float" office:value="0.0000000246402804115321" calcext:value-type="float">
            <text:p>2.46402804115321E-08</text:p>
          </table:table-cell>
          <table:table-cell table:formula="of:=0.5*[.AI12]*(([.AI6]-[.AH6])/([.AI1]-[.AH1]))^2" office:value-type="float" office:value="0.0000001210268195243" calcext:value-type="float">
            <text:p>1.210268195243E-07</text:p>
          </table:table-cell>
          <table:table-cell table:formula="of:=0.5*[.AJ12]*(([.AJ6]-[.AI6])/([.AJ1]-[.AI1]))^2" office:value-type="float" office:value="0.000000241983190576038" calcext:value-type="float">
            <text:p>2.41983190576038E-07</text:p>
          </table:table-cell>
          <table:table-cell table:formula="of:=0.5*[.AK12]*(([.AK6]-[.AJ6])/([.AK1]-[.AJ1]))^2" office:value-type="float" office:value="0.000000954562380257796" calcext:value-type="float">
            <text:p>9.54562380257796E-07</text:p>
          </table:table-cell>
          <table:table-cell table:formula="of:=0.5*[.AL12]*(([.AL6]-[.AK6])/([.AL1]-[.AK1]))^2" office:value-type="float" office:value="0.000000575591991265431" calcext:value-type="float">
            <text:p>5.75591991265431E-07</text:p>
          </table:table-cell>
          <table:table-cell table:formula="of:=0.5*[.AM12]*(([.AM6]-[.AL6])/([.AM1]-[.AL1]))^2" office:value-type="float" office:value="0.000000170287389859682" calcext:value-type="float">
            <text:p>1.70287389859682E-07</text:p>
          </table:table-cell>
          <table:table-cell table:formula="of:=0.5*[.AN12]*(([.AN6]-[.AM6])/([.AN1]-[.AM1]))^2" office:value-type="float" office:value="0.000000179997847510385" calcext:value-type="float">
            <text:p>1.79997847510385E-07</text:p>
          </table:table-cell>
          <table:table-cell table:formula="of:=0.5*[.AO12]*(([.AO6]-[.AN6])/([.AO1]-[.AN1]))^2" office:value-type="float" office:value="0.0000000711446856207211" calcext:value-type="float">
            <text:p>7.11446856207211E-08</text:p>
          </table:table-cell>
          <table:table-cell table:formula="of:=0.5*[.AP12]*(([.AP6]-[.AO6])/([.AP1]-[.AO1]))^2" office:value-type="float" office:value="0.000000364703439503184" calcext:value-type="float">
            <text:p>3.64703439503184E-07</text:p>
          </table:table-cell>
          <table:table-cell table:formula="of:=0.5*[.AQ12]*(([.AQ6]-[.AP6])/([.AQ1]-[.AP1]))^2" office:value-type="float" office:value="0.000000731165939118843" calcext:value-type="float">
            <text:p>7.31165939118843E-07</text:p>
          </table:table-cell>
          <table:table-cell table:formula="of:=0.5*[.AR12]*(([.AR6]-[.AQ6])/([.AR1]-[.AQ1]))^2" office:value-type="float" office:value="0.00000947921077407141" calcext:value-type="float">
            <text:p>9.47921077407141E-06</text:p>
          </table:table-cell>
          <table:table-cell table:formula="of:=0.5*[.AS12]*(([.AS6]-[.AR6])/([.AS1]-[.AR1]))^2" office:value-type="float" office:value="0.000000534976469190116" calcext:value-type="float">
            <text:p>5.34976469190116E-07</text:p>
          </table:table-cell>
          <table:table-cell table:formula="of:=0.5*[.AT12]*(([.AT6]-[.AS6])/([.AT1]-[.AS1]))^2" office:value-type="float" office:value="0.000000061473659304446" calcext:value-type="float">
            <text:p>6.1473659304446E-08</text:p>
          </table:table-cell>
          <table:table-cell table:formula="of:=0.5*[.AU12]*(([.AU6]-[.AT6])/([.AU1]-[.AT1]))^2" office:value-type="float" office:value="0.000000011226362366373" calcext:value-type="float">
            <text:p>1.1226362366373E-08</text:p>
          </table:table-cell>
          <table:table-cell table:formula="of:=0.5*[.AV12]*(([.AV6]-[.AU6])/([.AV1]-[.AU1]))^2" office:value-type="float" office:value="0.000000889515896141865" calcext:value-type="float">
            <text:p>8.89515896141865E-07</text:p>
          </table:table-cell>
          <table:table-cell table:formula="of:=0.5*[.AW12]*(([.AW6]-[.AV6])/([.AW1]-[.AV1]))^2" office:value-type="float" office:value="0.000000920058842910428" calcext:value-type="float">
            <text:p>9.20058842910428E-07</text:p>
          </table:table-cell>
          <table:table-cell table:formula="of:=0.5*[.AX12]*(([.AX6]-[.AW6])/([.AX1]-[.AW1]))^2" office:value-type="float" office:value="0.000000070913100656609" calcext:value-type="float">
            <text:p>7.0913100656609E-08</text:p>
          </table:table-cell>
          <table:table-cell table:formula="of:=0.5*[.AY12]*(([.AY6]-[.AX6])/([.AY1]-[.AX1]))^2" office:value-type="float" office:value="0.00000000685023214964198" calcext:value-type="float">
            <text:p>6.85023214964198E-09</text:p>
          </table:table-cell>
          <table:table-cell table:formula="of:=0.5*[.AZ12]*(([.AZ6]-[.AY6])/([.AZ1]-[.AY1]))^2" office:value-type="float" office:value="0.00000104413505639033" calcext:value-type="float">
            <text:p>1.04413505639033E-06</text:p>
          </table:table-cell>
          <table:table-cell table:formula="of:=0.5*[.BA12]*(([.BA6]-[.AZ6])/([.BA1]-[.AZ1]))^2" office:value-type="float" office:value="0.00000121833098120777" calcext:value-type="float">
            <text:p>1.21833098120777E-06</text:p>
          </table:table-cell>
          <table:table-cell table:formula="of:=0.5*[.BB12]*(([.BB6]-[.BA6])/([.BB1]-[.BA1]))^2" office:value-type="float" office:value="0.000000632471456144113" calcext:value-type="float">
            <text:p>6.32471456144113E-07</text:p>
          </table:table-cell>
          <table:table-cell table:formula="of:=0.5*[.BC12]*(([.BC6]-[.BB6])/([.BC1]-[.BB1]))^2" office:value-type="float" office:value="0.0000000000570229140972099" calcext:value-type="float">
            <text:p>5.70229140972099E-11</text:p>
          </table:table-cell>
          <table:table-cell table:formula="of:=0.5*[.BD12]*(([.BD6]-[.BC6])/([.BD1]-[.BC1]))^2" office:value-type="float" office:value="0.0000000396930769841239" calcext:value-type="float">
            <text:p>3.96930769841239E-08</text:p>
          </table:table-cell>
          <table:table-cell table:formula="of:=0.5*[.BE12]*(([.BE6]-[.BD6])/([.BE1]-[.BD1]))^2" office:value-type="float" office:value="0.00000215372851943023" calcext:value-type="float">
            <text:p>2.15372851943023E-06</text:p>
          </table:table-cell>
          <table:table-cell table:formula="of:=0.5*[.BF12]*(([.BF6]-[.BE6])/([.BF1]-[.BE1]))^2" office:value-type="float" office:value="0.000000774159434491521" calcext:value-type="float">
            <text:p>7.74159434491521E-07</text:p>
          </table:table-cell>
          <table:table-cell table:formula="of:=0.5*[.BG12]*(([.BG6]-[.BF6])/([.BG1]-[.BF1]))^2" office:value-type="float" office:value="0.000000021790175455093" calcext:value-type="float">
            <text:p>2.1790175455093E-08</text:p>
          </table:table-cell>
          <table:table-cell table:formula="of:=0.5*[.BH12]*(([.BH6]-[.BG6])/([.BH1]-[.BG1]))^2" office:value-type="float" office:value="0.00000000389255211429689" calcext:value-type="float">
            <text:p>3.89255211429689E-09</text:p>
          </table:table-cell>
          <table:table-cell table:formula="of:=0.5*[.BI12]*(([.BI6]-[.BH6])/([.BI1]-[.BH1]))^2" office:value-type="float" office:value="0.0000000698072535351594" calcext:value-type="float">
            <text:p>6.98072535351594E-08</text:p>
          </table:table-cell>
          <table:table-cell table:formula="of:=0.5*[.BJ12]*(([.BJ6]-[.BI6])/([.BJ1]-[.BI1]))^2" office:value-type="float" office:value="0.00000496394719380428" calcext:value-type="float">
            <text:p>4.96394719380428E-06</text:p>
          </table:table-cell>
          <table:table-cell table:formula="of:=0.5*[.BK12]*(([.BK6]-[.BJ6])/([.BK1]-[.BJ1]))^2" office:value-type="float" office:value="0.00000336694999193313" calcext:value-type="float">
            <text:p>3.36694999193313E-06</text:p>
          </table:table-cell>
          <table:table-cell table:formula="of:=0.5*[.BL12]*(([.BL6]-[.BK6])/([.BL1]-[.BK1]))^2" office:value-type="float" office:value="0.000000408954049498861" calcext:value-type="float">
            <text:p>4.08954049498861E-07</text:p>
          </table:table-cell>
          <table:table-cell table:formula="of:=0.5*[.BM12]*(([.BM6]-[.BL6])/([.BM1]-[.BL1]))^2" office:value-type="float" office:value="0.0000000462235562950252" calcext:value-type="float">
            <text:p>4.62235562950252E-08</text:p>
          </table:table-cell>
          <table:table-cell table:formula="of:=0.5*[.BN12]*(([.BN6]-[.BM6])/([.BN1]-[.BM1]))^2" office:value-type="float" office:value="0.000000424959265356987" calcext:value-type="float">
            <text:p>4.24959265356987E-07</text:p>
          </table:table-cell>
          <table:table-cell table:formula="of:=0.5*[.BO12]*(([.BO6]-[.BN6])/([.BO1]-[.BN1]))^2" office:value-type="float" office:value="0.000000888485305780394" calcext:value-type="float">
            <text:p>8.88485305780394E-07</text:p>
          </table:table-cell>
          <table:table-cell table:formula="of:=0.5*[.BP12]*(([.BP6]-[.BO6])/([.BP1]-[.BO1]))^2" office:value-type="float" office:value="0.00000607361246163664" calcext:value-type="float">
            <text:p>6.07361246163664E-06</text:p>
          </table:table-cell>
          <table:table-cell table:formula="of:=0.5*[.BQ12]*(([.BQ6]-[.BP6])/([.BQ1]-[.BP1]))^2" office:value-type="float" office:value="0.00000246836357106079" calcext:value-type="float">
            <text:p>2.46836357106079E-06</text:p>
          </table:table-cell>
          <table:table-cell table:formula="of:=0.5*[.BR12]*(([.BR6]-[.BQ6])/([.BR1]-[.BQ1]))^2" office:value-type="float" office:value="0.000000770603846168541" calcext:value-type="float">
            <text:p>7.70603846168541E-07</text:p>
          </table:table-cell>
          <table:table-cell table:formula="of:=0.5*[.BS12]*(([.BS6]-[.BR6])/([.BS1]-[.BR1]))^2" office:value-type="float" office:value="0.00029864872713426" calcext:value-type="float">
            <text:p>0.000298648727134</text:p>
          </table:table-cell>
          <table:table-cell table:formula="of:=0.5*[.BT12]*(([.BT6]-[.BS6])/([.BT1]-[.BS1]))^2" office:value-type="float" office:value="0.000752437852182136" calcext:value-type="float">
            <text:p>0.000752437852182</text:p>
          </table:table-cell>
          <table:table-cell table:formula="of:=0.5*[.BU12]*(([.BU6]-[.BT6])/([.BU1]-[.BT1]))^2" office:value-type="float" office:value="0.00000154724469193919" calcext:value-type="float">
            <text:p>1.54724469193919E-06</text:p>
          </table:table-cell>
          <table:table-cell table:formula="of:=0.5*[.BV12]*(([.BV6]-[.BU6])/([.BV1]-[.BU1]))^2" office:value-type="float" office:value="0.00000346887283635182" calcext:value-type="float">
            <text:p>3.46887283635182E-06</text:p>
          </table:table-cell>
          <table:table-cell table:formula="of:=0.5*[.BW12]*(([.BW6]-[.BV6])/([.BW1]-[.BV1]))^2" office:value-type="float" office:value="0.00000258467694162537" calcext:value-type="float">
            <text:p>2.58467694162537E-06</text:p>
          </table:table-cell>
          <table:table-cell table:formula="of:=0.5*[.BX12]*(([.BX6]-[.BW6])/([.BX1]-[.BW1]))^2" office:value-type="float" office:value="0.00000576874110257773" calcext:value-type="float">
            <text:p>5.76874110257773E-06</text:p>
          </table:table-cell>
          <table:table-cell table:formula="of:=0.5*[.BY12]*(([.BY6]-[.BX6])/([.BY1]-[.BX1]))^2" office:value-type="float" office:value="0.00000147730811933451" calcext:value-type="float">
            <text:p>1.47730811933451E-06</text:p>
          </table:table-cell>
          <table:table-cell table:formula="of:=0.5*[.BZ12]*(([.BZ6]-[.BY6])/([.BZ1]-[.BY1]))^2" office:value-type="float" office:value="0.00000935086268421479" calcext:value-type="float">
            <text:p>9.35086268421479E-06</text:p>
          </table:table-cell>
          <table:table-cell table:formula="of:=0.5*[.CA12]*(([.CA6]-[.BZ6])/([.CA1]-[.BZ1]))^2" office:value-type="float" office:value="0.00000173812791783603" calcext:value-type="float">
            <text:p>1.73812791783603E-06</text:p>
          </table:table-cell>
          <table:table-cell table:formula="of:=0.5*[.CB12]*(([.CB6]-[.CA6])/([.CB1]-[.CA1]))^2" office:value-type="float" office:value="0.000000394148787597226" calcext:value-type="float">
            <text:p>3.94148787597226E-07</text:p>
          </table:table-cell>
          <table:table-cell table:formula="of:=0.5*[.CC12]*(([.CC6]-[.CB6])/([.CC1]-[.CB1]))^2" office:value-type="float" office:value="0.000631220778380737" calcext:value-type="float">
            <text:p>0.000631220778381</text:p>
          </table:table-cell>
          <table:table-cell table:formula="of:=0.5*[.CD12]*(([.CD6]-[.CC6])/([.CD1]-[.CC1]))^2" office:value-type="float" office:value="0.00277282494266064" calcext:value-type="float">
            <text:p>0.002772824942661</text:p>
          </table:table-cell>
          <table:table-cell table:formula="of:=0.5*[.CE12]*(([.CE6]-[.CD6])/([.CE1]-[.CD1]))^2" office:value-type="float" office:value="0.0115629741783387" calcext:value-type="float">
            <text:p>0.011562974178339</text:p>
          </table:table-cell>
          <table:table-cell table:formula="of:=0.5*[.CF12]*(([.CF6]-[.CE6])/([.CF1]-[.CE1]))^2" office:value-type="float" office:value="0.0214799367658415" calcext:value-type="float">
            <text:p>0.021479936765842</text:p>
          </table:table-cell>
          <table:table-cell table:formula="of:=0.5*[.CG12]*(([.CG6]-[.CF6])/([.CG1]-[.CF1]))^2" office:value-type="float" office:value="0.0287412411942679" calcext:value-type="float">
            <text:p>0.028741241194268</text:p>
          </table:table-cell>
          <table:table-cell table:formula="of:=0.5*[.CH12]*(([.CH6]-[.CG6])/([.CH1]-[.CG1]))^2" office:value-type="float" office:value="0.0139946345777011" calcext:value-type="float">
            <text:p>0.013994634577701</text:p>
          </table:table-cell>
          <table:table-cell table:formula="of:=0.5*[.CI12]*(([.CI6]-[.CH6])/([.CI1]-[.CH1]))^2" office:value-type="float" office:value="0.00576883454818515" calcext:value-type="float">
            <text:p>0.005768834548185</text:p>
          </table:table-cell>
          <table:table-cell table:formula="of:=0.5*[.CJ12]*(([.CJ6]-[.CI6])/([.CJ1]-[.CI1]))^2" office:value-type="float" office:value="0.00209131225612283" calcext:value-type="float">
            <text:p>0.002091312256123</text:p>
          </table:table-cell>
          <table:table-cell table:formula="of:=0.5*[.CK12]*(([.CK6]-[.CJ6])/([.CK1]-[.CJ1]))^2" office:value-type="float" office:value="0.00144341724504769" calcext:value-type="float">
            <text:p>0.001443417245048</text:p>
          </table:table-cell>
          <table:table-cell table:formula="of:=0.5*[.CL12]*(([.CL6]-[.CK6])/([.CL1]-[.CK1]))^2" office:value-type="float" office:value="0.00342650917927474" calcext:value-type="float">
            <text:p>0.003426509179275</text:p>
          </table:table-cell>
          <table:table-cell table:formula="of:=0.5*[.CM12]*(([.CM6]-[.CL6])/([.CM1]-[.CL1]))^2" office:value-type="float" office:value="0.00169759315499712" calcext:value-type="float">
            <text:p>0.001697593154997</text:p>
          </table:table-cell>
          <table:table-cell table:formula="of:=0.5*[.CN12]*(([.CN6]-[.CM6])/([.CN1]-[.CM1]))^2" office:value-type="float" office:value="0.00000290205540091325" calcext:value-type="float">
            <text:p>2.90205540091325E-06</text:p>
          </table:table-cell>
          <table:table-cell table:formula="of:=0.5*[.CO12]*(([.CO6]-[.CN6])/([.CO1]-[.CN1]))^2" office:value-type="float" office:value="0.0000203692557791118" calcext:value-type="float">
            <text:p>2.03692557791118E-05</text:p>
          </table:table-cell>
          <table:table-cell table:formula="of:=0.5*[.CP12]*(([.CP6]-[.CO6])/([.CP1]-[.CO1]))^2" office:value-type="float" office:value="0.00390993624707278" calcext:value-type="float">
            <text:p>0.003909936247073</text:p>
          </table:table-cell>
          <table:table-cell table:formula="of:=0.5*[.CQ12]*(([.CQ6]-[.CP6])/([.CQ1]-[.CP1]))^2" office:value-type="float" office:value="0.00503896589260617" calcext:value-type="float">
            <text:p>0.005038965892606</text:p>
          </table:table-cell>
          <table:table-cell table:formula="of:=0.5*[.CR12]*(([.CR6]-[.CQ6])/([.CR1]-[.CQ1]))^2" office:value-type="float" office:value="0.00000879265846316193" calcext:value-type="float">
            <text:p>8.79265846316193E-06</text:p>
          </table:table-cell>
          <table:table-cell table:formula="of:=0.5*[.CS12]*(([.CS6]-[.CR6])/([.CS1]-[.CR1]))^2" office:value-type="float" office:value="0.0107138564543033" calcext:value-type="float">
            <text:p>0.010713856454303</text:p>
          </table:table-cell>
          <table:table-cell table:formula="of:=0.5*[.CT12]*(([.CT6]-[.CS6])/([.CT1]-[.CS1]))^2" office:value-type="float" office:value="0.0109697994228014" calcext:value-type="float">
            <text:p>0.010969799422801</text:p>
          </table:table-cell>
          <table:table-cell table:formula="of:=0.5*[.CU12]*(([.CU6]-[.CT6])/([.CU1]-[.CT1]))^2" office:value-type="float" office:value="0.0047676947922155" calcext:value-type="float">
            <text:p>0.004767694792216</text:p>
          </table:table-cell>
          <table:table-cell table:formula="of:=0.5*[.CV12]*(([.CV6]-[.CU6])/([.CV1]-[.CU1]))^2" office:value-type="float" office:value="0.000441174370999559" calcext:value-type="float">
            <text:p>0.000441174371</text:p>
          </table:table-cell>
          <table:table-cell table:formula="of:=0.5*[.CW12]*(([.CW6]-[.CV6])/([.CW1]-[.CV1]))^2" office:value-type="float" office:value="0.000538324842043194" calcext:value-type="float">
            <text:p>0.000538324842043</text:p>
          </table:table-cell>
          <table:table-cell table:formula="of:=0.5*[.CX12]*(([.CX6]-[.CW6])/([.CX1]-[.CW1]))^2" office:value-type="float" office:value="0.000214419998344095" calcext:value-type="float">
            <text:p>0.000214419998344</text:p>
          </table:table-cell>
          <table:table-cell table:formula="of:=0.5*[.CY12]*(([.CY6]-[.CX6])/([.CY1]-[.CX1]))^2" office:value-type="float" office:value="0.0000172512924377533" calcext:value-type="float">
            <text:p>1.72512924377533E-05</text:p>
          </table:table-cell>
          <table:table-cell table:formula="of:=0.5*[.CZ12]*(([.CZ6]-[.CY6])/([.CZ1]-[.CY1]))^2" office:value-type="float" office:value="0.0000615725188584559" calcext:value-type="float">
            <text:p>6.15725188584559E-05</text:p>
          </table:table-cell>
          <table:table-cell table:formula="of:=0.5*[.DA12]*(([.DA6]-[.CZ6])/([.DA1]-[.CZ1]))^2" office:value-type="float" office:value="0.00393328183723363" calcext:value-type="float">
            <text:p>0.003933281837234</text:p>
          </table:table-cell>
          <table:table-cell table:formula="of:=0.5*[.DB12]*(([.DB6]-[.DA6])/([.DB1]-[.DA1]))^2" office:value-type="float" office:value="0.0111919707177827" calcext:value-type="float">
            <text:p>0.011191970717783</text:p>
          </table:table-cell>
          <table:table-cell table:formula="of:=0.5*[.DC12]*(([.DC6]-[.DB6])/([.DC1]-[.DB1]))^2" office:value-type="float" office:value="0.024270073008473" calcext:value-type="float">
            <text:p>0.024270073008473</text:p>
          </table:table-cell>
          <table:table-cell table:formula="of:=0.5*[.DD12]*(([.DD6]-[.DC6])/([.DD1]-[.DC1]))^2" office:value-type="float" office:value="0.0187636750763799" calcext:value-type="float">
            <text:p>0.01876367507638</text:p>
          </table:table-cell>
          <table:table-cell table:formula="of:=0.5*[.DE12]*(([.DE6]-[.DD6])/([.DE1]-[.DD1]))^2" office:value-type="float" office:value="0.0035306698198041" calcext:value-type="float">
            <text:p>0.003530669819804</text:p>
          </table:table-cell>
          <table:table-cell table:formula="of:=0.5*[.DF12]*(([.DF6]-[.DE6])/([.DF1]-[.DE1]))^2" office:value-type="float" office:value="0.00946025212800529" calcext:value-type="float">
            <text:p>0.009460252128005</text:p>
          </table:table-cell>
          <table:table-cell table:formula="of:=0.5*[.DG12]*(([.DG6]-[.DF6])/([.DG1]-[.DF1]))^2" office:value-type="float" office:value="0.00931299088019302" calcext:value-type="float">
            <text:p>0.009312990880193</text:p>
          </table:table-cell>
          <table:table-cell table:formula="of:=0.5*[.DH12]*(([.DH6]-[.DG6])/([.DH1]-[.DG1]))^2" office:value-type="float" office:value="0.0322053522389185" calcext:value-type="float">
            <text:p>0.032205352238919</text:p>
          </table:table-cell>
          <table:table-cell table:formula="of:=0.5*[.DI12]*(([.DI6]-[.DH6])/([.DI1]-[.DH1]))^2" office:value-type="float" office:value="0.000492399069419288" calcext:value-type="float">
            <text:p>0.000492399069419</text:p>
          </table:table-cell>
          <table:table-cell table:formula="of:=0.5*[.DJ12]*(([.DJ6]-[.DI6])/([.DJ1]-[.DI1]))^2" office:value-type="float" office:value="0.0113008209810701" calcext:value-type="float">
            <text:p>0.01130082098107</text:p>
          </table:table-cell>
          <table:table-cell table:formula="of:=0.5*[.DK12]*(([.DK6]-[.DJ6])/([.DK1]-[.DJ1]))^2" office:value-type="float" office:value="0.00611834012359719" calcext:value-type="float">
            <text:p>0.006118340123597</text:p>
          </table:table-cell>
          <table:table-cell table:formula="of:=0.5*[.DL12]*(([.DL6]-[.DK6])/([.DL1]-[.DK1]))^2" office:value-type="float" office:value="0.00276737185578094" calcext:value-type="float">
            <text:p>0.002767371855781</text:p>
          </table:table-cell>
          <table:table-cell table:formula="of:=0.5*[.DM12]*(([.DM6]-[.DL6])/([.DM1]-[.DL1]))^2" office:value-type="float" office:value="0.00017430637031013" calcext:value-type="float">
            <text:p>0.00017430637031</text:p>
          </table:table-cell>
          <table:table-cell table:formula="of:=0.5*[.DN12]*(([.DN6]-[.DM6])/([.DN1]-[.DM1]))^2" office:value-type="float" office:value="0.000178976735942548" calcext:value-type="float">
            <text:p>0.000178976735943</text:p>
          </table:table-cell>
          <table:table-cell table:formula="of:=0.5*[.DO12]*(([.DO6]-[.DN6])/([.DO1]-[.DN1]))^2" office:value-type="float" office:value="0.000983936716010446" calcext:value-type="float">
            <text:p>0.00098393671601</text:p>
          </table:table-cell>
          <table:table-cell table:formula="of:=0.5*[.DP12]*(([.DP6]-[.DO6])/([.DP1]-[.DO1]))^2" office:value-type="float" office:value="0.0254593296534788" calcext:value-type="float">
            <text:p>0.025459329653479</text:p>
          </table:table-cell>
          <table:table-cell table:formula="of:=0.5*[.DQ12]*(([.DQ6]-[.DP6])/([.DQ1]-[.DP1]))^2" office:value-type="float" office:value="0.000307294931753857" calcext:value-type="float">
            <text:p>0.000307294931754</text:p>
          </table:table-cell>
          <table:table-cell table:formula="of:=0.5*[.DR12]*(([.DR6]-[.DQ6])/([.DR1]-[.DQ1]))^2" office:value-type="float" office:value="0.00432771417127286" calcext:value-type="float">
            <text:p>0.004327714171273</text:p>
          </table:table-cell>
          <table:table-cell table:formula="of:=0.5*[.DS12]*(([.DS6]-[.DR6])/([.DS1]-[.DR1]))^2" office:value-type="float" office:value="0.00711461586029664" calcext:value-type="float">
            <text:p>0.007114615860297</text:p>
          </table:table-cell>
          <table:table-cell table:formula="of:=0.5*[.DT12]*(([.DT6]-[.DS6])/([.DT1]-[.DS1]))^2" office:value-type="float" office:value="0.0162419233393362" calcext:value-type="float">
            <text:p>0.016241923339336</text:p>
          </table:table-cell>
          <table:table-cell table:formula="of:=0.5*[.DU12]*(([.DU6]-[.DT6])/([.DU1]-[.DT1]))^2" office:value-type="float" office:value="0.0175864670393962" calcext:value-type="float">
            <text:p>0.017586467039396</text:p>
          </table:table-cell>
          <table:table-cell table:formula="of:=0.5*[.DV12]*(([.DV6]-[.DU6])/([.DV1]-[.DU1]))^2" office:value-type="float" office:value="0.0163031666477782" calcext:value-type="float">
            <text:p>0.016303166647778</text:p>
          </table:table-cell>
          <table:table-cell table:formula="of:=0.5*[.DW12]*(([.DW6]-[.DV6])/([.DW1]-[.DV1]))^2" office:value-type="float" office:value="0.00519090850374666" calcext:value-type="float">
            <text:p>0.005190908503747</text:p>
          </table:table-cell>
          <table:table-cell table:formula="of:=0.5*[.DX12]*(([.DX6]-[.DW6])/([.DX1]-[.DW1]))^2" office:value-type="float" office:value="0.0258051490353868" calcext:value-type="float">
            <text:p>0.025805149035387</text:p>
          </table:table-cell>
          <table:table-cell table:formula="of:=0.5*[.DY12]*(([.DY6]-[.DX6])/([.DY1]-[.DX1]))^2" office:value-type="float" office:value="0.01146944104759" calcext:value-type="float">
            <text:p>0.01146944104759</text:p>
          </table:table-cell>
          <table:table-cell table:formula="of:=0.5*[.DZ12]*(([.DZ6]-[.DY6])/([.DZ1]-[.DY1]))^2" office:value-type="float" office:value="0.000172355909862095" calcext:value-type="float">
            <text:p>0.000172355909862</text:p>
          </table:table-cell>
          <table:table-cell table:formula="of:=0.5*[.EA12]*(([.EA6]-[.DZ6])/([.EA1]-[.DZ1]))^2" office:value-type="float" office:value="0.00028995168421849" calcext:value-type="float">
            <text:p>0.000289951684218</text:p>
          </table:table-cell>
          <table:table-cell table:formula="of:=0.5*[.EB12]*(([.EB6]-[.EA6])/([.EB1]-[.EA1]))^2" office:value-type="float" office:value="0.00149037274626551" calcext:value-type="float">
            <text:p>0.001490372746266</text:p>
          </table:table-cell>
          <table:table-cell table:formula="of:=0.5*[.EC12]*(([.EC6]-[.EB6])/([.EC1]-[.EB1]))^2" office:value-type="float" office:value="0.000204202632173574" calcext:value-type="float">
            <text:p>0.000204202632174</text:p>
          </table:table-cell>
          <table:table-cell table:formula="of:=0.5*[.ED12]*(([.ED6]-[.EC6])/([.ED1]-[.EC1]))^2" office:value-type="float" office:value="0.000315381494289363" calcext:value-type="float">
            <text:p>0.000315381494289</text:p>
          </table:table-cell>
          <table:table-cell table:formula="of:=0.5*[.EE12]*(([.EE6]-[.ED6])/([.EE1]-[.ED1]))^2" office:value-type="float" office:value="0.00351575678436384" calcext:value-type="float">
            <text:p>0.003515756784364</text:p>
          </table:table-cell>
          <table:table-cell table:formula="of:=0.5*[.EF12]*(([.EF6]-[.EE6])/([.EF1]-[.EE1]))^2" office:value-type="float" office:value="0.0114032338855316" calcext:value-type="float">
            <text:p>0.011403233885532</text:p>
          </table:table-cell>
          <table:table-cell table:formula="of:=0.5*[.EG12]*(([.EG6]-[.EF6])/([.EG1]-[.EF1]))^2" office:value-type="float" office:value="0.0135074651618447" calcext:value-type="float">
            <text:p>0.013507465161845</text:p>
          </table:table-cell>
          <table:table-cell table:formula="of:=0.5*[.EH12]*(([.EH6]-[.EG6])/([.EH1]-[.EG1]))^2" office:value-type="float" office:value="0.00666143412715631" calcext:value-type="float">
            <text:p>0.006661434127156</text:p>
          </table:table-cell>
          <table:table-cell table:formula="of:=0.5*[.EI12]*(([.EI6]-[.EH6])/([.EI1]-[.EH1]))^2" office:value-type="float" office:value="0.000843757845488992" calcext:value-type="float">
            <text:p>0.000843757845489</text:p>
          </table:table-cell>
          <table:table-cell table:formula="of:=0.5*[.EJ12]*(([.EJ6]-[.EI6])/([.EJ1]-[.EI1]))^2" office:value-type="float" office:value="0.0070856133970081" calcext:value-type="float">
            <text:p>0.007085613397008</text:p>
          </table:table-cell>
          <table:table-cell table:formula="of:=0.5*[.EK12]*(([.EK6]-[.EJ6])/([.EK1]-[.EJ1]))^2" office:value-type="float" office:value="0.00735001134955064" calcext:value-type="float">
            <text:p>0.007350011349551</text:p>
          </table:table-cell>
          <table:table-cell table:formula="of:=0.5*[.EL12]*(([.EL6]-[.EK6])/([.EL1]-[.EK1]))^2" office:value-type="float" office:value="0.00756428753087198" calcext:value-type="float">
            <text:p>0.007564287530872</text:p>
          </table:table-cell>
          <table:table-cell table:formula="of:=0.5*[.EM12]*(([.EM6]-[.EL6])/([.EM1]-[.EL1]))^2" office:value-type="float" office:value="0.000203147015939329" calcext:value-type="float">
            <text:p>0.000203147015939</text:p>
          </table:table-cell>
          <table:table-cell table:formula="of:=0.5*[.EN12]*(([.EN6]-[.EM6])/([.EN1]-[.EM1]))^2" office:value-type="float" office:value="0.00246983614203686" calcext:value-type="float">
            <text:p>0.002469836142037</text:p>
          </table:table-cell>
          <table:table-cell table:formula="of:=0.5*[.EO12]*(([.EO6]-[.EN6])/([.EO1]-[.EN1]))^2" office:value-type="float" office:value="0.00543877402570466" calcext:value-type="float">
            <text:p>0.005438774025705</text:p>
          </table:table-cell>
          <table:table-cell table:formula="of:=0.5*[.EP12]*(([.EP6]-[.EO6])/([.EP1]-[.EO1]))^2" office:value-type="float" office:value="0.00000603869152537982" calcext:value-type="float">
            <text:p>6.03869152537982E-06</text:p>
          </table:table-cell>
          <table:table-cell table:formula="of:=0.5*[.EQ12]*(([.EQ6]-[.EP6])/([.EQ1]-[.EP1]))^2" office:value-type="float" office:value="0.0000151661643358056" calcext:value-type="float">
            <text:p>1.51661643358056E-05</text:p>
          </table:table-cell>
          <table:table-cell table:formula="of:=0.5*[.ER12]*(([.ER6]-[.EQ6])/([.ER1]-[.EQ1]))^2" office:value-type="float" office:value="0.00458677636655252" calcext:value-type="float">
            <text:p>0.004586776366553</text:p>
          </table:table-cell>
          <table:table-cell table:formula="of:=0.5*[.ES12]*(([.ES6]-[.ER6])/([.ES1]-[.ER1]))^2" office:value-type="float" office:value="0.0184604253247506" calcext:value-type="float">
            <text:p>0.018460425324751</text:p>
          </table:table-cell>
          <table:table-cell table:formula="of:=0.5*[.ET12]*(([.ET6]-[.ES6])/([.ET1]-[.ES1]))^2" office:value-type="float" office:value="0.00466939668173127" calcext:value-type="float">
            <text:p>0.004669396681731</text:p>
          </table:table-cell>
          <table:table-cell table:formula="of:=0.5*[.EU12]*(([.EU6]-[.ET6])/([.EU1]-[.ET1]))^2" office:value-type="float" office:value="0.00746853902127498" calcext:value-type="float">
            <text:p>0.007468539021275</text:p>
          </table:table-cell>
          <table:table-cell table:formula="of:=0.5*[.EV12]*(([.EV6]-[.EU6])/([.EV1]-[.EU1]))^2" office:value-type="float" office:value="0.0561815151899101" calcext:value-type="float">
            <text:p>0.05618151518991</text:p>
          </table:table-cell>
          <table:table-cell table:formula="of:=0.5*[.EW12]*(([.EW6]-[.EV6])/([.EW1]-[.EV1]))^2" office:value-type="float" office:value="0.0575309074185679" calcext:value-type="float">
            <text:p>0.057530907418568</text:p>
          </table:table-cell>
          <table:table-cell table:formula="of:=0.5*[.EX12]*(([.EX6]-[.EW6])/([.EX1]-[.EW1]))^2" office:value-type="float" office:value="0.0221653232692904" calcext:value-type="float">
            <text:p>0.02216532326929</text:p>
          </table:table-cell>
          <table:table-cell table:formula="of:=0.5*[.EY12]*(([.EY6]-[.EX6])/([.EY1]-[.EX1]))^2" office:value-type="float" office:value="0.00684958818772421" calcext:value-type="float">
            <text:p>0.006849588187724</text:p>
          </table:table-cell>
          <table:table-cell table:formula="of:=0.5*[.EZ12]*(([.EZ6]-[.EY6])/([.EZ1]-[.EY1]))^2" office:value-type="float" office:value="0.012044403628821" calcext:value-type="float">
            <text:p>0.012044403628821</text:p>
          </table:table-cell>
          <table:table-cell table:formula="of:=0.5*[.FA12]*(([.FA6]-[.EZ6])/([.FA1]-[.EZ1]))^2" office:value-type="float" office:value="0.00611468541202669" calcext:value-type="float">
            <text:p>0.006114685412027</text:p>
          </table:table-cell>
          <table:table-cell table:formula="of:=0.5*[.FB12]*(([.FB6]-[.FA6])/([.FB1]-[.FA1]))^2" office:value-type="float" office:value="0.0107717184421198" calcext:value-type="float">
            <text:p>0.01077171844212</text:p>
          </table:table-cell>
          <table:table-cell table:formula="of:=0.5*[.FC12]*(([.FC6]-[.FB6])/([.FC1]-[.FB1]))^2" office:value-type="float" office:value="0.0129021362232375" calcext:value-type="float">
            <text:p>0.012902136223238</text:p>
          </table:table-cell>
          <table:table-cell table:formula="of:=0.5*[.FD12]*(([.FD6]-[.FC6])/([.FD1]-[.FC1]))^2" office:value-type="float" office:value="0.000318822140028512" calcext:value-type="float">
            <text:p>0.000318822140029</text:p>
          </table:table-cell>
          <table:table-cell table:formula="of:=0.5*[.FE12]*(([.FE6]-[.FD6])/([.FE1]-[.FD1]))^2" office:value-type="float" office:value="0.000036384263528485" calcext:value-type="float">
            <text:p>3.6384263528485E-05</text:p>
          </table:table-cell>
          <table:table-cell table:formula="of:=0.5*[.FF12]*(([.FF6]-[.FE6])/([.FF1]-[.FE1]))^2" office:value-type="float" office:value="0.0000681311659676042" calcext:value-type="float">
            <text:p>6.81311659676042E-05</text:p>
          </table:table-cell>
          <table:table-cell table:formula="of:=0.5*[.FG12]*(([.FG6]-[.FF6])/([.FG1]-[.FF1]))^2" office:value-type="float" office:value="0.000326440346857182" calcext:value-type="float">
            <text:p>0.000326440346857</text:p>
          </table:table-cell>
          <table:table-cell table:formula="of:=0.5*[.FH12]*(([.FH6]-[.FG6])/([.FH1]-[.FG1]))^2" office:value-type="float" office:value="0.000315893923486627" calcext:value-type="float">
            <text:p>0.000315893923487</text:p>
          </table:table-cell>
          <table:table-cell table:formula="of:=0.5*[.FI12]*(([.FI6]-[.FH6])/([.FI1]-[.FH1]))^2" office:value-type="float" office:value="0.00270619548611466" calcext:value-type="float">
            <text:p>0.002706195486115</text:p>
          </table:table-cell>
          <table:table-cell table:formula="of:=0.5*[.FJ12]*(([.FJ6]-[.FI6])/([.FJ1]-[.FI1]))^2" office:value-type="float" office:value="0.0152317399014925" calcext:value-type="float">
            <text:p>0.015231739901493</text:p>
          </table:table-cell>
          <table:table-cell table:formula="of:=0.5*[.FK12]*(([.FK6]-[.FJ6])/([.FK1]-[.FJ1]))^2" office:value-type="float" office:value="0.0229780070983967" calcext:value-type="float">
            <text:p>0.022978007098397</text:p>
          </table:table-cell>
          <table:table-cell table:formula="of:=0.5*[.FL12]*(([.FL6]-[.FK6])/([.FL1]-[.FK1]))^2" office:value-type="float" office:value="0.0213962183750594" calcext:value-type="float">
            <text:p>0.021396218375059</text:p>
          </table:table-cell>
          <table:table-cell table:formula="of:=0.5*[.FM12]*(([.FM6]-[.FL6])/([.FM1]-[.FL1]))^2" office:value-type="float" office:value="0.00583273660205205" calcext:value-type="float">
            <text:p>0.005832736602052</text:p>
          </table:table-cell>
          <table:table-cell table:formula="of:=0.5*[.FN12]*(([.FN6]-[.FM6])/([.FN1]-[.FM1]))^2" office:value-type="float" office:value="0.00020879773106043" calcext:value-type="float">
            <text:p>0.00020879773106</text:p>
          </table:table-cell>
          <table:table-cell table:formula="of:=0.5*[.FO12]*(([.FO6]-[.FN6])/([.FO1]-[.FN1]))^2" office:value-type="float" office:value="0.0573316889803075" calcext:value-type="float">
            <text:p>0.057331688980308</text:p>
          </table:table-cell>
          <table:table-cell table:formula="of:=0.5*[.FP12]*(([.FP6]-[.FO6])/([.FP1]-[.FO1]))^2" office:value-type="float" office:value="0.000616081088752306" calcext:value-type="float">
            <text:p>0.000616081088752</text:p>
          </table:table-cell>
          <table:table-cell table:formula="of:=0.5*[.FQ12]*(([.FQ6]-[.FP6])/([.FQ1]-[.FP1]))^2" office:value-type="float" office:value="0.00193759781961853" calcext:value-type="float">
            <text:p>0.001937597819619</text:p>
          </table:table-cell>
          <table:table-cell table:formula="of:=0.5*[.FR12]*(([.FR6]-[.FQ6])/([.FR1]-[.FQ1]))^2" office:value-type="float" office:value="0.0048738756199864" calcext:value-type="float">
            <text:p>0.004873875619986</text:p>
          </table:table-cell>
          <table:table-cell table:formula="of:=0.5*[.FS12]*(([.FS6]-[.FR6])/([.FS1]-[.FR1]))^2" office:value-type="float" office:value="0.000436260376922211" calcext:value-type="float">
            <text:p>0.000436260376922</text:p>
          </table:table-cell>
          <table:table-cell table:formula="of:=0.5*[.FT12]*(([.FT6]-[.FS6])/([.FT1]-[.FS1]))^2" office:value-type="float" office:value="0.000123085881685361" calcext:value-type="float">
            <text:p>0.000123085881685</text:p>
          </table:table-cell>
          <table:table-cell table:formula="of:=0.5*[.FU12]*(([.FU6]-[.FT6])/([.FU1]-[.FT1]))^2" office:value-type="float" office:value="0.00163247593624822" calcext:value-type="float">
            <text:p>0.001632475936248</text:p>
          </table:table-cell>
          <table:table-cell table:formula="of:=0.5*[.FV12]*(([.FV6]-[.FU6])/([.FV1]-[.FU1]))^2" office:value-type="float" office:value="0.0635953964240805" calcext:value-type="float">
            <text:p>0.063595396424081</text:p>
          </table:table-cell>
          <table:table-cell table:formula="of:=0.5*[.FW12]*(([.FW6]-[.FV6])/([.FW1]-[.FV1]))^2" office:value-type="float" office:value="0.00639572134472196" calcext:value-type="float">
            <text:p>0.006395721344722</text:p>
          </table:table-cell>
          <table:table-cell table:formula="of:=0.5*[.FX12]*(([.FX6]-[.FW6])/([.FX1]-[.FW1]))^2" office:value-type="float" office:value="0.00573067726358223" calcext:value-type="float">
            <text:p>0.005730677263582</text:p>
          </table:table-cell>
          <table:table-cell table:formula="of:=0.5*[.FY12]*(([.FY6]-[.FX6])/([.FY1]-[.FX1]))^2" office:value-type="float" office:value="0.00908514330043642" calcext:value-type="float">
            <text:p>0.009085143300436</text:p>
          </table:table-cell>
          <table:table-cell table:formula="of:=0.5*[.FZ12]*(([.FZ6]-[.FY6])/([.FZ1]-[.FY1]))^2" office:value-type="float" office:value="0.00291395392486847" calcext:value-type="float">
            <text:p>0.002913953924868</text:p>
          </table:table-cell>
          <table:table-cell table:formula="of:=0.5*[.GA12]*(([.GA6]-[.FZ6])/([.GA1]-[.FZ1]))^2" office:value-type="float" office:value="0.00197280604538335" calcext:value-type="float">
            <text:p>0.001972806045383</text:p>
          </table:table-cell>
          <table:table-cell table:formula="of:=0.5*[.GB12]*(([.GB6]-[.GA6])/([.GB1]-[.GA1]))^2" office:value-type="float" office:value="0.00468750908355805" calcext:value-type="float">
            <text:p>0.004687509083558</text:p>
          </table:table-cell>
          <table:table-cell table:formula="of:=0.5*[.GC12]*(([.GC6]-[.GB6])/([.GC1]-[.GB1]))^2" office:value-type="float" office:value="0.000117678361705098" calcext:value-type="float">
            <text:p>0.000117678361705</text:p>
          </table:table-cell>
          <table:table-cell table:formula="of:=0.5*[.GD12]*(([.GD6]-[.GC6])/([.GD1]-[.GC1]))^2" office:value-type="float" office:value="0.000543019285897538" calcext:value-type="float">
            <text:p>0.000543019285898</text:p>
          </table:table-cell>
          <table:table-cell table:formula="of:=0.5*[.GE12]*(([.GE6]-[.GD6])/([.GE1]-[.GD1]))^2" office:value-type="float" office:value="0.000950309905478627" calcext:value-type="float">
            <text:p>0.000950309905479</text:p>
          </table:table-cell>
          <table:table-cell table:formula="of:=0.5*[.GF12]*(([.GF6]-[.GE6])/([.GF1]-[.GE1]))^2" office:value-type="float" office:value="0.000093477072918907" calcext:value-type="float">
            <text:p>9.3477072918907E-05</text:p>
          </table:table-cell>
          <table:table-cell table:formula="of:=0.5*[.GG12]*(([.GG6]-[.GF6])/([.GG1]-[.GF1]))^2" office:value-type="float" office:value="0.00000899833991844296" calcext:value-type="float">
            <text:p>8.99833991844296E-06</text:p>
          </table:table-cell>
          <table:table-cell table:formula="of:=0.5*[.GH12]*(([.GH6]-[.GG6])/([.GH1]-[.GG1]))^2" office:value-type="float" office:value="0.00712766431062737" calcext:value-type="float">
            <text:p>0.007127664310627</text:p>
          </table:table-cell>
          <table:table-cell table:formula="of:=0.5*[.GI12]*(([.GI6]-[.GH6])/([.GI1]-[.GH1]))^2" office:value-type="float" office:value="0.0225166066708996" calcext:value-type="float">
            <text:p>0.0225166066709</text:p>
          </table:table-cell>
          <table:table-cell table:formula="of:=0.5*[.GJ12]*(([.GJ6]-[.GI6])/([.GJ1]-[.GI1]))^2" office:value-type="float" office:value="0.0383983769970468" calcext:value-type="float">
            <text:p>0.038398376997047</text:p>
          </table:table-cell>
          <table:table-cell table:formula="of:=0.5*[.GK12]*(([.GK6]-[.GJ6])/([.GK1]-[.GJ1]))^2" office:value-type="float" office:value="0.000508105397398571" calcext:value-type="float">
            <text:p>0.000508105397399</text:p>
          </table:table-cell>
          <table:table-cell table:formula="of:=0.5*[.GL12]*(([.GL6]-[.GK6])/([.GL1]-[.GK1]))^2" office:value-type="float" office:value="0.00451352897127365" calcext:value-type="float">
            <text:p>0.004513528971274</text:p>
          </table:table-cell>
          <table:table-cell table:formula="of:=0.5*[.GM12]*(([.GM6]-[.GL6])/([.GM1]-[.GL1]))^2" office:value-type="float" office:value="0.00559021953798758" calcext:value-type="float">
            <text:p>0.005590219537988</text:p>
          </table:table-cell>
          <table:table-cell table:formula="of:=0.5*[.GN12]*(([.GN6]-[.GM6])/([.GN1]-[.GM1]))^2" office:value-type="float" office:value="0.00192133303232652" calcext:value-type="float">
            <text:p>0.001921333032327</text:p>
          </table:table-cell>
          <table:table-cell table:formula="of:=0.5*[.GO12]*(([.GO6]-[.GN6])/([.GO1]-[.GN1]))^2" office:value-type="float" office:value="0.00604346845380051" calcext:value-type="float">
            <text:p>0.006043468453801</text:p>
          </table:table-cell>
          <table:table-cell table:formula="of:=0.5*[.GP12]*(([.GP6]-[.GO6])/([.GP1]-[.GO1]))^2" office:value-type="float" office:value="0.00402671663939854" calcext:value-type="float">
            <text:p>0.004026716639399</text:p>
          </table:table-cell>
          <table:table-cell table:formula="of:=0.5*[.GQ12]*(([.GQ6]-[.GP6])/([.GQ1]-[.GP1]))^2" office:value-type="float" office:value="0.000190517607800156" calcext:value-type="float">
            <text:p>0.0001905176078</text:p>
          </table:table-cell>
          <table:table-cell table:formula="of:=0.5*[.GR12]*(([.GR6]-[.GQ6])/([.GR1]-[.GQ1]))^2" office:value-type="float" office:value="0.000863850830222685" calcext:value-type="float">
            <text:p>0.000863850830223</text:p>
          </table:table-cell>
          <table:table-cell table:formula="of:=0.5*[.GS12]*(([.GS6]-[.GR6])/([.GS1]-[.GR1]))^2" office:value-type="float" office:value="0.0000140563685240603" calcext:value-type="float">
            <text:p>1.40563685240603E-05</text:p>
          </table:table-cell>
          <table:table-cell table:formula="of:=0.5*[.GT12]*(([.GT6]-[.GS6])/([.GT1]-[.GS1]))^2" office:value-type="float" office:value="0.000130113590060726" calcext:value-type="float">
            <text:p>0.000130113590061</text:p>
          </table:table-cell>
          <table:table-cell table:formula="of:=0.5*[.GU12]*(([.GU6]-[.GT6])/([.GU1]-[.GT1]))^2" office:value-type="float" office:value="0.00150089796585566" calcext:value-type="float">
            <text:p>0.001500897965856</text:p>
          </table:table-cell>
          <table:table-cell table:formula="of:=0.5*[.GV12]*(([.GV6]-[.GU6])/([.GV1]-[.GU1]))^2" office:value-type="float" office:value="0.0087137101671169" calcext:value-type="float">
            <text:p>0.008713710167117</text:p>
          </table:table-cell>
          <table:table-cell table:formula="of:=0.5*[.GW12]*(([.GW6]-[.GV6])/([.GW1]-[.GV1]))^2" office:value-type="float" office:value="0.00122319855901925" calcext:value-type="float">
            <text:p>0.001223198559019</text:p>
          </table:table-cell>
          <table:table-cell table:formula="of:=0.5*[.GX12]*(([.GX6]-[.GW6])/([.GX1]-[.GW1]))^2" office:value-type="float" office:value="0.00568377262700484" calcext:value-type="float">
            <text:p>0.005683772627005</text:p>
          </table:table-cell>
          <table:table-cell table:formula="of:=0.5*[.GY12]*(([.GY6]-[.GX6])/([.GY1]-[.GX1]))^2" office:value-type="float" office:value="0.0133600465709599" calcext:value-type="float">
            <text:p>0.01336004657096</text:p>
          </table:table-cell>
          <table:table-cell table:formula="of:=0.5*[.GZ12]*(([.GZ6]-[.GY6])/([.GZ1]-[.GY1]))^2" office:value-type="float" office:value="0.0101818206059557" calcext:value-type="float">
            <text:p>0.010181820605956</text:p>
          </table:table-cell>
          <table:table-cell table:formula="of:=0.5*[.HA12]*(([.HA6]-[.GZ6])/([.HA1]-[.GZ1]))^2" office:value-type="float" office:value="0.0000351160842045658" calcext:value-type="float">
            <text:p>3.51160842045658E-05</text:p>
          </table:table-cell>
          <table:table-cell table:formula="of:=0.5*[.HB12]*(([.HB6]-[.HA6])/([.HB1]-[.HA1]))^2" office:value-type="float" office:value="0.000582021973331791" calcext:value-type="float">
            <text:p>0.000582021973332</text:p>
          </table:table-cell>
          <table:table-cell table:formula="of:=0.5*[.HC12]*(([.HC6]-[.HB6])/([.HC1]-[.HB1]))^2" office:value-type="float" office:value="0.000541923052669681" calcext:value-type="float">
            <text:p>0.00054192305267</text:p>
          </table:table-cell>
          <table:table-cell table:formula="of:=0.5*[.HD12]*(([.HD6]-[.HC6])/([.HD1]-[.HC1]))^2" office:value-type="float" office:value="0.000158623490784548" calcext:value-type="float">
            <text:p>0.000158623490785</text:p>
          </table:table-cell>
          <table:table-cell table:formula="of:=0.5*[.HE12]*(([.HE6]-[.HD6])/([.HE1]-[.HD1]))^2" office:value-type="float" office:value="0.0000670583638215418" calcext:value-type="float">
            <text:p>6.70583638215418E-05</text:p>
          </table:table-cell>
          <table:table-cell table:formula="of:=0.5*[.HF12]*(([.HF6]-[.HE6])/([.HF1]-[.HE1]))^2" office:value-type="float" office:value="0.00410211447338458" calcext:value-type="float">
            <text:p>0.004102114473385</text:p>
          </table:table-cell>
          <table:table-cell table:formula="of:=0.5*[.HG12]*(([.HG6]-[.HF6])/([.HG1]-[.HF1]))^2" office:value-type="float" office:value="0.0143013071894745" calcext:value-type="float">
            <text:p>0.014301307189475</text:p>
          </table:table-cell>
          <table:table-cell table:formula="of:=0.5*[.HH12]*(([.HH6]-[.HG6])/([.HH1]-[.HG1]))^2" office:value-type="float" office:value="0.0175691764360325" calcext:value-type="float">
            <text:p>0.017569176436033</text:p>
          </table:table-cell>
          <table:table-cell table:formula="of:=0.5*[.HI12]*(([.HI6]-[.HH6])/([.HI1]-[.HH1]))^2" office:value-type="float" office:value="0.0385797253893066" calcext:value-type="float">
            <text:p>0.038579725389307</text:p>
          </table:table-cell>
          <table:table-cell table:formula="of:=0.5*[.HJ12]*(([.HJ6]-[.HI6])/([.HJ1]-[.HI1]))^2" office:value-type="float" office:value="0.0088315858993085" calcext:value-type="float">
            <text:p>0.008831585899309</text:p>
          </table:table-cell>
          <table:table-cell table:formula="of:=0.5*[.HK12]*(([.HK6]-[.HJ6])/([.HK1]-[.HJ1]))^2" office:value-type="float" office:value="0.00755048842815762" calcext:value-type="float">
            <text:p>0.007550488428158</text:p>
          </table:table-cell>
          <table:table-cell table:formula="of:=0.5*[.HL12]*(([.HL6]-[.HK6])/([.HL1]-[.HK1]))^2" office:value-type="float" office:value="0.000355019321866289" calcext:value-type="float">
            <text:p>0.000355019321866</text:p>
          </table:table-cell>
          <table:table-cell table:formula="of:=0.5*[.HM12]*(([.HM6]-[.HL6])/([.HM1]-[.HL1]))^2" office:value-type="float" office:value="0.00431612043985922" calcext:value-type="float">
            <text:p>0.004316120439859</text:p>
          </table:table-cell>
          <table:table-cell table:formula="of:=0.5*[.HN12]*(([.HN6]-[.HM6])/([.HN1]-[.HM1]))^2" office:value-type="float" office:value="0.00308124766848552" calcext:value-type="float">
            <text:p>0.003081247668486</text:p>
          </table:table-cell>
          <table:table-cell table:formula="of:=0.5*[.HO12]*(([.HO6]-[.HN6])/([.HO1]-[.HN1]))^2" office:value-type="float" office:value="0.011768213795215" calcext:value-type="float">
            <text:p>0.011768213795215</text:p>
          </table:table-cell>
          <table:table-cell table:formula="of:=0.5*[.HP12]*(([.HP6]-[.HO6])/([.HP1]-[.HO1]))^2" office:value-type="float" office:value="0.000000027738239319553" calcext:value-type="float">
            <text:p>2.7738239319553E-08</text:p>
          </table:table-cell>
          <table:table-cell table:formula="of:=0.5*[.HQ12]*(([.HQ6]-[.HP6])/([.HQ1]-[.HP1]))^2" office:value-type="float" office:value="0.00131134141139347" calcext:value-type="float">
            <text:p>0.001311341411393</text:p>
          </table:table-cell>
          <table:table-cell table:formula="of:=0.5*[.HR12]*(([.HR6]-[.HQ6])/([.HR1]-[.HQ1]))^2" office:value-type="float" office:value="0.000459495846822366" calcext:value-type="float">
            <text:p>0.000459495846822</text:p>
          </table:table-cell>
          <table:table-cell table:formula="of:=0.5*[.HS12]*(([.HS6]-[.HR6])/([.HS1]-[.HR1]))^2" office:value-type="float" office:value="0.00000308533690530963" calcext:value-type="float">
            <text:p>3.08533690530963E-06</text:p>
          </table:table-cell>
          <table:table-cell table:formula="of:=0.5*[.HT12]*(([.HT6]-[.HS6])/([.HT1]-[.HS1]))^2" office:value-type="float" office:value="0.000278494794024716" calcext:value-type="float">
            <text:p>0.000278494794025</text:p>
          </table:table-cell>
          <table:table-cell table:formula="of:=0.5*[.HU12]*(([.HU6]-[.HT6])/([.HU1]-[.HT1]))^2" office:value-type="float" office:value="0.00407541379346887" calcext:value-type="float">
            <text:p>0.004075413793469</text:p>
          </table:table-cell>
          <table:table-cell table:formula="of:=0.5*[.HV12]*(([.HV6]-[.HU6])/([.HV1]-[.HU1]))^2" office:value-type="float" office:value="0.00235842338219891" calcext:value-type="float">
            <text:p>0.002358423382199</text:p>
          </table:table-cell>
          <table:table-cell table:formula="of:=0.5*[.HW12]*(([.HW6]-[.HV6])/([.HW1]-[.HV1]))^2" office:value-type="float" office:value="0.0152728624861927" calcext:value-type="float">
            <text:p>0.015272862486193</text:p>
          </table:table-cell>
          <table:table-cell table:formula="of:=0.5*[.HX12]*(([.HX6]-[.HW6])/([.HX1]-[.HW1]))^2" office:value-type="float" office:value="0.0275552206830167" calcext:value-type="float">
            <text:p>0.027555220683017</text:p>
          </table:table-cell>
          <table:table-cell table:formula="of:=0.5*[.HY12]*(([.HY6]-[.HX6])/([.HY1]-[.HX1]))^2" office:value-type="float" office:value="0.00419126172465065" calcext:value-type="float">
            <text:p>0.004191261724651</text:p>
          </table:table-cell>
          <table:table-cell table:formula="of:=0.5*[.HZ12]*(([.HZ6]-[.HY6])/([.HZ1]-[.HY1]))^2" office:value-type="float" office:value="0.00000000464500164768013" calcext:value-type="float">
            <text:p>4.64500164768013E-09</text:p>
          </table:table-cell>
          <table:table-cell table:formula="of:=0.5*[.IA12]*(([.IA6]-[.HZ6])/([.IA1]-[.HZ1]))^2" office:value-type="float" office:value="0.00019870383500269" calcext:value-type="float">
            <text:p>0.000198703835003</text:p>
          </table:table-cell>
          <table:table-cell table:formula="of:=0.5*[.IB12]*(([.IB6]-[.IA6])/([.IB1]-[.IA1]))^2" office:value-type="float" office:value="0.00118422057815488" calcext:value-type="float">
            <text:p>0.001184220578155</text:p>
          </table:table-cell>
          <table:table-cell table:formula="of:=0.5*[.IC12]*(([.IC6]-[.IB6])/([.IC1]-[.IB1]))^2" office:value-type="float" office:value="0.000337481988547006" calcext:value-type="float">
            <text:p>0.000337481988547</text:p>
          </table:table-cell>
          <table:table-cell table:formula="of:=0.5*[.ID12]*(([.ID6]-[.IC6])/([.ID1]-[.IC1]))^2" office:value-type="float" office:value="0.000250724494092458" calcext:value-type="float">
            <text:p>0.000250724494092</text:p>
          </table:table-cell>
          <table:table-cell table:formula="of:=0.5*[.IE12]*(([.IE6]-[.ID6])/([.IE1]-[.ID1]))^2" office:value-type="float" office:value="0.000000727257503977491" calcext:value-type="float">
            <text:p>7.27257503977491E-07</text:p>
          </table:table-cell>
          <table:table-cell table:formula="of:=0.5*[.IF12]*(([.IF6]-[.IE6])/([.IF1]-[.IE1]))^2" office:value-type="float" office:value="0.00436850590421188" calcext:value-type="float">
            <text:p>0.004368505904212</text:p>
          </table:table-cell>
          <table:table-cell table:formula="of:=0.5*[.IG12]*(([.IG6]-[.IF6])/([.IG1]-[.IF1]))^2" office:value-type="float" office:value="0.00809895317201145" calcext:value-type="float">
            <text:p>0.008098953172011</text:p>
          </table:table-cell>
          <table:table-cell table:formula="of:=0.5*[.IH12]*(([.IH6]-[.IG6])/([.IH1]-[.IG1]))^2" office:value-type="float" office:value="0.00472856141495726" calcext:value-type="float">
            <text:p>0.004728561414957</text:p>
          </table:table-cell>
          <table:table-cell table:formula="of:=0.5*[.II12]*(([.II6]-[.IH6])/([.II1]-[.IH1]))^2" office:value-type="float" office:value="0.0304989885225102" calcext:value-type="float">
            <text:p>0.03049898852251</text:p>
          </table:table-cell>
          <table:table-cell table:formula="of:=0.5*[.IJ12]*(([.IJ6]-[.II6])/([.IJ1]-[.II1]))^2" office:value-type="float" office:value="0.0000209159489610887" calcext:value-type="float">
            <text:p>2.09159489610887E-05</text:p>
          </table:table-cell>
          <table:table-cell table:formula="of:=0.5*[.IK12]*(([.IK6]-[.IJ6])/([.IK1]-[.IJ1]))^2" office:value-type="float" office:value="0.00218369936591783" calcext:value-type="float">
            <text:p>0.002183699365918</text:p>
          </table:table-cell>
          <table:table-cell table:formula="of:=0.5*[.IL12]*(([.IL6]-[.IK6])/([.IL1]-[.IK1]))^2" office:value-type="float" office:value="0.0214393723594018" calcext:value-type="float">
            <text:p>0.021439372359402</text:p>
          </table:table-cell>
          <table:table-cell table:formula="of:=0.5*[.IM12]*(([.IM6]-[.IL6])/([.IM1]-[.IL1]))^2" office:value-type="float" office:value="0.00660558166199139" calcext:value-type="float">
            <text:p>0.006605581661991</text:p>
          </table:table-cell>
          <table:table-cell table:formula="of:=0.5*[.IN12]*(([.IN6]-[.IM6])/([.IN1]-[.IM1]))^2" office:value-type="float" office:value="0.000124361925842415" calcext:value-type="float">
            <text:p>0.000124361925842</text:p>
          </table:table-cell>
          <table:table-cell table:formula="of:=0.5*[.IO12]*(([.IO6]-[.IN6])/([.IO1]-[.IN1]))^2" office:value-type="float" office:value="0.0000917632738795979" calcext:value-type="float">
            <text:p>9.17632738795979E-05</text:p>
          </table:table-cell>
          <table:table-cell table:formula="of:=0.5*[.IP12]*(([.IP6]-[.IO6])/([.IP1]-[.IO1]))^2" office:value-type="float" office:value="0.000781365105323505" calcext:value-type="float">
            <text:p>0.000781365105324</text:p>
          </table:table-cell>
          <table:table-cell table:formula="of:=0.5*[.IQ12]*(([.IQ6]-[.IP6])/([.IQ1]-[.IP1]))^2" office:value-type="float" office:value="0.00000694767843174657" calcext:value-type="float">
            <text:p>6.94767843174657E-06</text:p>
          </table:table-cell>
          <table:table-cell table:formula="of:=0.5*[.IR12]*(([.IR6]-[.IQ6])/([.IR1]-[.IQ1]))^2" office:value-type="float" office:value="0.000457383557192016" calcext:value-type="float">
            <text:p>0.000457383557192</text:p>
          </table:table-cell>
          <table:table-cell table:formula="of:=0.5*[.IS12]*(([.IS6]-[.IR6])/([.IS1]-[.IR1]))^2" office:value-type="float" office:value="0.00975571002495478" calcext:value-type="float">
            <text:p>0.009755710024955</text:p>
          </table:table-cell>
          <table:table-cell table:formula="of:=0.5*[.IT12]*(([.IT6]-[.IS6])/([.IT1]-[.IS1]))^2" office:value-type="float" office:value="0.00178449858337629" calcext:value-type="float">
            <text:p>0.001784498583376</text:p>
          </table:table-cell>
          <table:table-cell table:formula="of:=0.5*[.IU12]*(([.IU6]-[.IT6])/([.IU1]-[.IT1]))^2" office:value-type="float" office:value="0.000409843815552657" calcext:value-type="float">
            <text:p>0.000409843815553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T13])" office:value-type="float" office:value="4.52745391141292" calcext:value-type="float">
            <text:p>4.52745391141292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T14])" office:value-type="float" office:value="1.30945620282365" calcext:value-type="float">
            <text:p>1.3094562028236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83691011423657" calcext:value-type="float">
            <text:p>5.83691011423657</text:p>
          </table:table-cell>
          <table:table-cell table:formula="of:=[.B17]+[.C9]" office:value-type="float" office:value="13.3616113567475" calcext:value-type="float">
            <text:p>13.3616113567475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07:02.090178224</dc:date>
    <meta:editing-duration>PT35S</meta:editing-duration>
    <meta:editing-cycles>1</meta:editing-cycles>
    <meta:document-statistic meta:table-count="1" meta:cell-count="4572" meta:object-count="0"/>
    <meta:generator>LibreOffice/6.4.7.2$Linux_X86_64 LibreOffice_project/40$Build-2</meta:generator>
  </office:meta>
</office:document-meta>
</file>